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start" style:justify-single-word="false"/>
      <style:text-properties officeooo:paragraph-rsid="002d4c55"/>
    </style:style>
    <style:style style:name="P2" style:family="paragraph" style:parent-style-name="Standard">
      <style:paragraph-properties fo:text-align="start" style:justify-single-word="false"/>
      <style:text-properties officeooo:paragraph-rsid="001bbaa8"/>
    </style:style>
    <style:style style:name="P3" style:family="paragraph" style:parent-style-name="Standard">
      <style:paragraph-properties fo:text-align="start" style:justify-single-word="false"/>
      <style:text-properties officeooo:paragraph-rsid="01132913"/>
    </style:style>
    <style:style style:name="P4" style:family="paragraph" style:parent-style-name="Standard">
      <style:paragraph-properties fo:text-align="start" style:justify-single-word="false"/>
      <style:text-properties officeooo:paragraph-rsid="00688df3"/>
    </style:style>
    <style:style style:name="P5" style:family="paragraph" style:parent-style-name="Standard">
      <style:paragraph-properties fo:text-align="start" style:justify-single-word="false"/>
      <style:text-properties officeooo:paragraph-rsid="00e47bc1"/>
    </style:style>
    <style:style style:name="P6" style:family="paragraph" style:parent-style-name="Standard">
      <style:paragraph-properties fo:text-align="start" style:justify-single-word="false"/>
      <style:text-properties officeooo:paragraph-rsid="00777401"/>
    </style:style>
    <style:style style:name="P7" style:family="paragraph" style:parent-style-name="Standard">
      <style:paragraph-properties fo:text-align="start" style:justify-single-word="false"/>
      <style:text-properties officeooo:paragraph-rsid="013ca87b"/>
    </style:style>
    <style:style style:name="P8" style:family="paragraph" style:parent-style-name="Standard">
      <style:paragraph-properties fo:text-align="start" style:justify-single-word="false"/>
      <style:text-properties officeooo:paragraph-rsid="01570261"/>
    </style:style>
    <style:style style:name="P9" style:family="paragraph" style:parent-style-name="Standard">
      <style:paragraph-properties fo:text-align="start" style:justify-single-word="false"/>
      <style:text-properties officeooo:paragraph-rsid="0027e261"/>
    </style:style>
    <style:style style:name="P10" style:family="paragraph" style:parent-style-name="Standard">
      <style:paragraph-properties fo:text-align="start" style:justify-single-word="false"/>
      <style:text-properties officeooo:paragraph-rsid="016ba2ba"/>
    </style:style>
    <style:style style:name="P11" style:family="paragraph" style:parent-style-name="Standard">
      <style:paragraph-properties fo:text-align="start" style:justify-single-word="false"/>
      <style:text-properties officeooo:paragraph-rsid="0179b5ef"/>
    </style:style>
    <style:style style:name="P12" style:family="paragraph" style:parent-style-name="Standard">
      <style:paragraph-properties fo:text-align="start" style:justify-single-word="false"/>
      <style:text-properties officeooo:paragraph-rsid="004c5d7a"/>
    </style:style>
    <style:style style:name="P13" style:family="paragraph" style:parent-style-name="Standard">
      <style:paragraph-properties fo:text-align="start" style:justify-single-word="false"/>
      <style:text-properties officeooo:paragraph-rsid="01877db9"/>
    </style:style>
    <style:style style:name="P14" style:family="paragraph" style:parent-style-name="Standard">
      <style:paragraph-properties fo:text-align="start" style:justify-single-word="false"/>
      <style:text-properties fo:color="#000000" style:font-name="Liberation Serif" fo:font-size="16pt" officeooo:rsid="00692cbe" officeooo:paragraph-rsid="00692cbe" style:font-size-asian="16pt" style:font-size-complex="16pt"/>
    </style:style>
    <style:style style:name="P15" style:family="paragraph" style:parent-style-name="Standard">
      <style:paragraph-properties fo:text-align="start" style:justify-single-word="false"/>
      <style:text-properties fo:color="#000000" style:font-name="Liberation Serif" fo:font-size="16pt" officeooo:paragraph-rsid="00f9432b" style:font-size-asian="16pt" style:font-size-complex="16pt"/>
    </style:style>
    <style:style style:name="P16"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f1b6f1" officeooo:paragraph-rsid="00f1b6f1" style:font-size-asian="16pt" style:font-size-complex="16pt"/>
    </style:style>
    <style:style style:name="P17" style:family="paragraph" style:parent-style-name="Standard">
      <style:paragraph-properties fo:text-align="start" style:justify-single-word="false"/>
      <style:text-properties fo:color="#000000" style:font-name="Liberation Serif" fo:font-size="16pt" style:text-underline-style="solid" style:text-underline-width="auto" style:text-underline-color="font-color" officeooo:rsid="00ce866e" officeooo:paragraph-rsid="00d05edf" style:font-size-asian="16pt" style:font-size-complex="16pt"/>
    </style:style>
    <style:style style:name="P18" style:family="paragraph" style:parent-style-name="Standard">
      <style:paragraph-properties fo:text-align="start" style:justify-single-word="false"/>
      <style:text-properties fo:color="#000000" style:font-name="Liberation Serif" fo:font-size="16pt" style:text-underline-style="none" officeooo:rsid="00d05edf" officeooo:paragraph-rsid="00d05edf" style:font-size-asian="16pt" style:font-size-complex="16pt"/>
    </style:style>
    <style:style style:name="P19" style:family="paragraph" style:parent-style-name="Standard">
      <style:paragraph-properties fo:text-align="start" style:justify-single-word="false"/>
      <style:text-properties fo:color="#000000" style:font-name="Liberation Serif" fo:font-size="16pt" style:text-underline-style="none" officeooo:rsid="005a4ca2" officeooo:paragraph-rsid="00d05edf" style:font-size-asian="16pt" style:font-size-complex="16pt"/>
    </style:style>
    <style:style style:name="P20" style:family="paragraph" style:parent-style-name="Standard">
      <style:paragraph-properties fo:text-align="start" style:justify-single-word="false"/>
      <style:text-properties fo:color="#000000" style:font-name="Liberation Serif" fo:font-size="16pt" style:text-underline-style="none" officeooo:rsid="005b80ee" officeooo:paragraph-rsid="00d2aece" style:font-size-asian="16pt" style:font-size-complex="16pt"/>
    </style:style>
    <style:style style:name="P21" style:family="paragraph" style:parent-style-name="Standard">
      <style:paragraph-properties fo:text-align="start" style:justify-single-word="false"/>
      <style:text-properties fo:color="#000000" style:font-name="Liberation Serif" fo:font-size="16pt" style:text-underline-style="none" officeooo:rsid="005b80ee" officeooo:paragraph-rsid="00d05edf" style:font-size-asian="16pt" style:font-size-complex="16pt"/>
    </style:style>
    <style:style style:name="P22" style:family="paragraph" style:parent-style-name="Standard">
      <style:paragraph-properties fo:text-align="start" style:justify-single-word="false"/>
      <style:text-properties fo:color="#000000" style:font-name="Liberation Serif" fo:font-size="16pt" style:text-underline-style="none" officeooo:rsid="0020d89b" officeooo:paragraph-rsid="005e0fbf" style:font-size-asian="16pt" style:font-size-complex="16pt"/>
    </style:style>
    <style:style style:name="P23" style:family="paragraph" style:parent-style-name="Standard">
      <style:paragraph-properties fo:text-align="start" style:justify-single-word="false"/>
      <style:text-properties fo:color="#000000" style:font-name="Liberation Serif" fo:font-size="16pt" style:text-underline-style="none" fo:font-weight="normal" officeooo:rsid="00d05edf" officeooo:paragraph-rsid="00d05edf" style:font-size-asian="16pt" style:font-weight-asian="normal" style:font-size-complex="16pt" style:font-weight-complex="normal"/>
    </style:style>
    <style:style style:name="P24" style:family="paragraph" style:parent-style-name="Standard">
      <style:paragraph-properties fo:text-align="start" style:justify-single-word="false"/>
      <style:text-properties fo:color="#000000" style:font-name="Liberation Serif" fo:font-size="16pt" fo:font-style="italic" style:text-underline-style="none" officeooo:rsid="005b80ee" officeooo:paragraph-rsid="00d05edf" style:font-size-asian="16pt" style:font-style-asian="italic" style:font-size-complex="16pt" style:font-style-complex="italic"/>
    </style:style>
    <style:style style:name="P25" style:family="paragraph" style:parent-style-name="Standard">
      <style:paragraph-properties fo:text-align="start" style:justify-single-word="false"/>
      <style:text-properties fo:color="#000000" style:font-name="Liberation Serif" fo:font-size="16pt" fo:font-style="italic" style:text-underline-style="none" fo:font-weight="bold" officeooo:rsid="005b9c7c" officeooo:paragraph-rsid="00d05edf" style:font-size-asian="16pt" style:font-style-asian="italic" style:font-weight-asian="bold" style:font-size-complex="16pt" style:font-style-complex="italic" style:font-weight-complex="bold"/>
    </style:style>
    <style:style style:name="P26"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692cbe" officeooo:paragraph-rsid="00692cbe" style:font-size-asian="16pt" style:font-style-asian="italic" style:font-size-complex="16pt" style:font-style-complex="italic" loext:padding="0in" loext:border="none"/>
    </style:style>
    <style:style style:name="P27" style:family="paragraph" style:parent-style-name="Standard">
      <style:paragraph-properties fo:text-align="start" style:justify-single-word="false"/>
      <style:text-properties fo:color="#000000" style:font-name="Liberation Serif" fo:font-size="16pt" fo:letter-spacing="normal" fo:font-style="italic" style:text-underline-style="none" fo:font-weight="normal" officeooo:rsid="009bd269" officeooo:paragraph-rsid="00f9432b" style:font-size-asian="16pt" style:font-size-complex="16pt"/>
    </style:style>
    <style:style style:name="P28" style:family="paragraph" style:parent-style-name="Standard">
      <style:paragraph-properties fo:text-align="start" style:justify-single-word="false"/>
      <style:text-properties fo:color="#000000" style:font-name="Liberation Serif" fo:font-size="16pt" fo:letter-spacing="normal" fo:font-style="normal" style:text-underline-style="none" fo:font-weight="normal" officeooo:rsid="0133ac77" officeooo:paragraph-rsid="0133ac77" style:font-size-asian="16pt" style:font-style-asian="normal" style:font-size-complex="16pt" style:font-style-complex="normal" loext:padding="0in" loext:border="none"/>
    </style:style>
    <style:style style:name="P29" style:family="paragraph" style:parent-style-name="Standard">
      <style:paragraph-properties fo:text-align="start" style:justify-single-word="false"/>
      <style:text-properties fo:color="#000000" style:font-name="Liberation Serif" fo:font-size="16pt" fo:font-style="normal" officeooo:rsid="007b2969" officeooo:paragraph-rsid="00777401" style:font-size-asian="16pt" style:font-style-asian="normal" style:font-size-complex="16pt" style:font-style-complex="normal"/>
    </style:style>
    <style:style style:name="P30" style:family="paragraph" style:parent-style-name="Standard">
      <style:paragraph-properties fo:text-align="center"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31"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bbaa8" style:font-size-asian="16pt" style:font-size-complex="16pt"/>
    </style:style>
    <style:style style:name="P32"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32fed6" style:font-size-asian="16pt" style:font-size-complex="16pt"/>
    </style:style>
    <style:style style:name="P33"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1d9f9c" style:font-size-asian="16pt" style:font-size-complex="16pt"/>
    </style:style>
    <style:style style:name="P34" style:family="paragraph" style:parent-style-name="Standard">
      <style:paragraph-properties fo:text-align="start" style:justify-single-word="false"/>
      <style:text-properties fo:color="#000000" fo:font-size="16pt" style:text-underline-style="solid" style:text-underline-width="auto" style:text-underline-color="font-color" officeooo:rsid="001bbaa8" officeooo:paragraph-rsid="00f9432b" style:font-size-asian="16pt" style:font-size-complex="16pt"/>
    </style:style>
    <style:style style:name="P35" style:family="paragraph" style:parent-style-name="Standard">
      <style:paragraph-properties fo:text-align="start" style:justify-single-word="false"/>
      <style:text-properties fo:color="#000000" fo:font-size="16pt" style:text-underline-style="solid" style:text-underline-width="auto" style:text-underline-color="font-color" officeooo:rsid="008a31e2" officeooo:paragraph-rsid="00f1b6f1" style:font-size-asian="16pt" style:font-size-complex="16pt"/>
    </style:style>
    <style:style style:name="P36" style:family="paragraph" style:parent-style-name="Standard">
      <style:paragraph-properties fo:text-align="start" style:justify-single-word="false"/>
      <style:text-properties fo:color="#000000" fo:font-size="16pt" style:text-underline-style="solid" style:text-underline-width="auto" style:text-underline-color="font-color" officeooo:rsid="008b9fc1" officeooo:paragraph-rsid="00f9432b" style:font-size-asian="16pt" style:font-size-complex="16pt"/>
    </style:style>
    <style:style style:name="P37" style:family="paragraph" style:parent-style-name="Standard">
      <style:paragraph-properties fo:text-align="start" style:justify-single-word="false"/>
      <style:text-properties fo:color="#000000" fo:font-size="16pt" style:text-underline-style="solid" style:text-underline-width="auto" style:text-underline-color="font-color" officeooo:rsid="009e7b87" officeooo:paragraph-rsid="00f9432b" style:font-size-asian="16pt" style:font-size-complex="16pt"/>
    </style:style>
    <style:style style:name="P38" style:family="paragraph" style:parent-style-name="Standard">
      <style:paragraph-properties fo:text-align="start" style:justify-single-word="false"/>
      <style:text-properties fo:color="#000000" fo:font-size="16pt" style:text-underline-style="solid" style:text-underline-width="auto" style:text-underline-color="font-color" officeooo:rsid="002fa3a8" officeooo:paragraph-rsid="00316de0" style:font-size-asian="16pt" style:font-size-complex="16pt"/>
    </style:style>
    <style:style style:name="P39" style:family="paragraph" style:parent-style-name="Standard">
      <style:paragraph-properties fo:text-align="start" style:justify-single-word="false"/>
      <style:text-properties fo:color="#000000" fo:font-size="16pt" style:text-underline-style="solid" style:text-underline-width="auto" style:text-underline-color="font-color" officeooo:rsid="006109f8" officeooo:paragraph-rsid="006109f8" style:font-size-asian="16pt" style:font-size-complex="16pt"/>
    </style:style>
    <style:style style:name="P40" style:family="paragraph" style:parent-style-name="Standard">
      <style:paragraph-properties fo:text-align="start" style:justify-single-word="false"/>
      <style:text-properties fo:color="#000000" fo:font-size="16pt" style:text-underline-style="solid" style:text-underline-width="auto" style:text-underline-color="font-color" officeooo:rsid="0139ded5" officeooo:paragraph-rsid="0139ded5" style:font-size-asian="16pt" style:font-size-complex="16pt"/>
    </style:style>
    <style:style style:name="P41" style:family="paragraph" style:parent-style-name="Standard">
      <style:paragraph-properties fo:text-align="start" style:justify-single-word="false"/>
      <style:text-properties fo:color="#000000" fo:font-size="16pt" style:text-underline-style="solid" style:text-underline-width="auto" style:text-underline-color="font-color" officeooo:rsid="00f9432b" officeooo:paragraph-rsid="015503d2" style:font-size-asian="14pt" style:font-size-complex="16pt"/>
    </style:style>
    <style:style style:name="P42" style:family="paragraph" style:parent-style-name="Standard">
      <style:paragraph-properties fo:text-align="start" style:justify-single-word="false"/>
      <style:text-properties fo:color="#000000" fo:font-size="16pt" fo:font-style="italic" style:text-underline-style="none" officeooo:rsid="00658fa7" officeooo:paragraph-rsid="00658fa7" style:font-size-asian="16pt" style:font-style-asian="italic" style:font-size-complex="16pt" style:font-style-complex="italic"/>
    </style:style>
    <style:style style:name="P43" style:family="paragraph" style:parent-style-name="Standard">
      <style:paragraph-properties fo:text-align="start" style:justify-single-word="false"/>
      <style:text-properties fo:color="#000000" fo:font-size="16pt" fo:font-style="italic" style:text-underline-style="none" officeooo:rsid="006bea13" officeooo:paragraph-rsid="006bea13" style:font-size-asian="16pt" style:font-style-asian="italic" style:font-size-complex="16pt" style:font-style-complex="italic"/>
    </style:style>
    <style:style style:name="P44" style:family="paragraph" style:parent-style-name="Standard">
      <style:paragraph-properties fo:text-align="start" style:justify-single-word="false"/>
      <style:text-properties fo:color="#000000" fo:font-size="16pt" fo:font-style="italic" style:text-underline-style="none" officeooo:rsid="00673434" officeooo:paragraph-rsid="00e0d5eb" style:font-size-asian="16pt" style:font-style-asian="italic" style:font-size-complex="16pt" style:font-style-complex="italic"/>
    </style:style>
    <style:style style:name="P45" style:family="paragraph" style:parent-style-name="Standard">
      <style:paragraph-properties fo:text-align="start" style:justify-single-word="false"/>
      <style:text-properties fo:color="#000000" fo:font-size="16pt" fo:font-style="italic" style:text-underline-style="none" officeooo:rsid="00316de0" officeooo:paragraph-rsid="00316de0" style:font-size-asian="16pt" style:font-style-asian="italic" style:font-size-complex="16pt" style:font-style-complex="italic"/>
    </style:style>
    <style:style style:name="P46" style:family="paragraph" style:parent-style-name="Standard">
      <style:paragraph-properties fo:text-align="start" style:justify-single-word="false"/>
      <style:text-properties fo:color="#000000" fo:font-size="16pt" fo:font-style="italic" style:text-underline-style="none" officeooo:rsid="0069cd0e" officeooo:paragraph-rsid="0069cd0e" style:font-size-asian="16pt" style:font-style-asian="italic" style:font-size-complex="16pt" style:font-style-complex="italic"/>
    </style:style>
    <style:style style:name="P47" style:family="paragraph" style:parent-style-name="Standard">
      <style:paragraph-properties fo:text-align="start" style:justify-single-word="false"/>
      <style:text-properties fo:color="#000000" fo:font-size="16pt" fo:font-style="italic" style:text-underline-style="none" officeooo:rsid="00252cf0" officeooo:paragraph-rsid="00252cf0" style:font-size-asian="16pt" style:font-style-asian="italic" style:font-size-complex="16pt" style:font-style-complex="italic"/>
    </style:style>
    <style:style style:name="P48" style:family="paragraph" style:parent-style-name="Standard">
      <style:paragraph-properties fo:text-align="start" style:justify-single-word="false"/>
      <style:text-properties fo:color="#000000" fo:font-size="16pt" fo:font-style="italic" style:text-underline-style="none" fo:font-weight="normal" officeooo:rsid="002713e3" officeooo:paragraph-rsid="016af95a" style:font-size-asian="16pt" style:font-style-asian="italic" style:font-weight-asian="normal" style:font-size-complex="16pt" style:font-style-complex="italic" style:font-weight-complex="normal"/>
    </style:style>
    <style:style style:name="P49" style:family="paragraph" style:parent-style-name="Standard">
      <style:paragraph-properties fo:text-align="start" style:justify-single-word="false"/>
      <style:text-properties fo:color="#000000" fo:font-size="16pt" style:text-underline-style="none" officeooo:rsid="005c4a24" officeooo:paragraph-rsid="005df230" style:font-size-asian="16pt" style:font-size-complex="16pt"/>
    </style:style>
    <style:style style:name="P50" style:family="paragraph" style:parent-style-name="Standard">
      <style:paragraph-properties fo:text-align="start" style:justify-single-word="false"/>
      <style:text-properties fo:color="#000000" fo:font-size="16pt" style:text-underline-style="none" officeooo:rsid="001bd80b" officeooo:paragraph-rsid="001bbaa8" style:font-size-asian="16pt" style:font-size-complex="16pt"/>
    </style:style>
    <style:style style:name="P51" style:family="paragraph" style:parent-style-name="Standard">
      <style:paragraph-properties fo:text-align="start" style:justify-single-word="false"/>
      <style:text-properties fo:color="#000000" fo:font-size="16pt" style:text-underline-style="none" officeooo:rsid="001fa812" officeooo:paragraph-rsid="001fa812" style:font-size-asian="16pt" style:font-size-complex="16pt"/>
    </style:style>
    <style:style style:name="P52" style:family="paragraph" style:parent-style-name="Standard">
      <style:paragraph-properties fo:text-align="start" style:justify-single-word="false"/>
      <style:text-properties fo:color="#000000" fo:font-size="16pt" style:text-underline-style="none" officeooo:rsid="0020d89b" officeooo:paragraph-rsid="005df230" style:font-size-asian="16pt" style:font-size-complex="16pt"/>
    </style:style>
    <style:style style:name="P53" style:family="paragraph" style:parent-style-name="Standard">
      <style:paragraph-properties fo:text-align="start" style:justify-single-word="false"/>
      <style:text-properties fo:color="#000000" fo:font-size="16pt" style:text-underline-style="none" officeooo:rsid="0020d89b" officeooo:paragraph-rsid="005e0fbf" style:font-size-asian="16pt" style:font-size-complex="16pt"/>
    </style:style>
    <style:style style:name="P54" style:family="paragraph" style:parent-style-name="Standard">
      <style:paragraph-properties fo:text-align="start" style:justify-single-word="false"/>
      <style:text-properties fo:color="#000000" fo:font-size="16pt" style:text-underline-style="none" officeooo:rsid="0020d89b" officeooo:paragraph-rsid="00617751" style:font-size-asian="16pt" style:font-size-complex="16pt"/>
    </style:style>
    <style:style style:name="P55" style:family="paragraph" style:parent-style-name="Standard">
      <style:paragraph-properties fo:text-align="start" style:justify-single-word="false"/>
      <style:text-properties fo:color="#000000" fo:font-size="16pt" style:text-underline-style="none" officeooo:rsid="005fbfee" officeooo:paragraph-rsid="005fbfee" style:font-size-asian="16pt" style:font-size-complex="16pt"/>
    </style:style>
    <style:style style:name="P56" style:family="paragraph" style:parent-style-name="Standard">
      <style:paragraph-properties fo:text-align="start" style:justify-single-word="false"/>
      <style:text-properties fo:color="#000000" fo:font-size="16pt" style:text-underline-style="none" officeooo:rsid="005fbfee" officeooo:paragraph-rsid="005fcf4b" style:font-size-asian="16pt" style:font-size-complex="16pt"/>
    </style:style>
    <style:style style:name="P57" style:family="paragraph" style:parent-style-name="Standard">
      <style:paragraph-properties fo:text-align="start" style:justify-single-word="false"/>
      <style:text-properties fo:color="#000000" fo:font-size="16pt" style:text-underline-style="none" officeooo:rsid="005fcf4b" officeooo:paragraph-rsid="005fcf4b" style:font-size-asian="16pt" style:font-size-complex="16pt"/>
    </style:style>
    <style:style style:name="P58" style:family="paragraph" style:parent-style-name="Standard">
      <style:paragraph-properties fo:text-align="start" style:justify-single-word="false"/>
      <style:text-properties fo:color="#000000" fo:font-size="16pt" style:text-underline-style="none" officeooo:rsid="005fcf4b" officeooo:paragraph-rsid="005fbfee" style:font-size-asian="16pt" style:font-size-complex="16pt"/>
    </style:style>
    <style:style style:name="P59" style:family="paragraph" style:parent-style-name="Standard">
      <style:paragraph-properties fo:text-align="start" style:justify-single-word="false"/>
      <style:text-properties fo:color="#000000" fo:font-size="16pt" style:text-underline-style="none" officeooo:rsid="005fcf4b" officeooo:paragraph-rsid="01296ae8" style:font-size-asian="16pt" style:font-size-complex="16pt"/>
    </style:style>
    <style:style style:name="P60" style:family="paragraph" style:parent-style-name="Standard">
      <style:paragraph-properties fo:text-align="start" style:justify-single-word="false"/>
      <style:text-properties fo:color="#000000" fo:font-size="16pt" style:text-underline-style="none" officeooo:rsid="00609b4b" officeooo:paragraph-rsid="00609b4b" style:font-size-asian="16pt" style:font-size-complex="16pt"/>
    </style:style>
    <style:style style:name="P61" style:family="paragraph" style:parent-style-name="Standard">
      <style:paragraph-properties fo:text-align="start" style:justify-single-word="false"/>
      <style:text-properties fo:color="#000000" fo:font-size="16pt" style:text-underline-style="none" officeooo:rsid="006109f8" officeooo:paragraph-rsid="006109f8" style:font-size-asian="16pt" style:font-size-complex="16pt"/>
    </style:style>
    <style:style style:name="P62" style:family="paragraph" style:parent-style-name="Standard">
      <style:paragraph-properties fo:text-align="start" style:justify-single-word="false"/>
      <style:text-properties fo:color="#000000" fo:font-size="16pt" style:text-underline-style="none" officeooo:rsid="00658fa7" officeooo:paragraph-rsid="00658fa7" style:font-size-asian="16pt" style:font-size-complex="16pt"/>
    </style:style>
    <style:style style:name="P63" style:family="paragraph" style:parent-style-name="Standard">
      <style:paragraph-properties fo:text-align="start" style:justify-single-word="false"/>
      <style:text-properties fo:color="#000000" fo:font-size="16pt" style:text-underline-style="none" officeooo:rsid="00658fa7" officeooo:paragraph-rsid="00df13e5" style:font-size-asian="16pt" style:font-size-complex="16pt"/>
    </style:style>
    <style:style style:name="P64" style:family="paragraph" style:parent-style-name="Standard">
      <style:paragraph-properties fo:text-align="start" style:justify-single-word="false"/>
      <style:text-properties fo:color="#000000" fo:font-size="16pt" style:text-underline-style="none" officeooo:rsid="00673434" officeooo:paragraph-rsid="00673434" style:font-size-asian="16pt" style:font-size-complex="16pt"/>
    </style:style>
    <style:style style:name="P65" style:family="paragraph" style:parent-style-name="Standard">
      <style:paragraph-properties fo:text-align="start" style:justify-single-word="false"/>
      <style:text-properties fo:color="#000000" fo:font-size="16pt" style:text-underline-style="none" officeooo:rsid="00673434" officeooo:paragraph-rsid="00e0d5eb" style:font-size-asian="16pt" style:font-size-complex="16pt"/>
    </style:style>
    <style:style style:name="P66" style:family="paragraph" style:parent-style-name="Standard">
      <style:paragraph-properties fo:text-align="start" style:justify-single-word="false"/>
      <style:text-properties fo:color="#000000" fo:font-size="16pt" style:text-underline-style="none" officeooo:rsid="00673434" officeooo:paragraph-rsid="012d902c" style:font-size-asian="16pt" style:font-size-complex="16pt"/>
    </style:style>
    <style:style style:name="P67" style:family="paragraph" style:parent-style-name="Standard">
      <style:paragraph-properties fo:text-align="start" style:justify-single-word="false"/>
      <style:text-properties fo:color="#000000" fo:font-size="16pt" style:text-underline-style="none" officeooo:rsid="00688df3" officeooo:paragraph-rsid="00688df3" style:font-size-asian="16pt" style:font-size-complex="16pt"/>
    </style:style>
    <style:style style:name="P68" style:family="paragraph" style:parent-style-name="Standard">
      <style:paragraph-properties fo:text-align="start" style:justify-single-word="false"/>
      <style:text-properties fo:color="#000000" fo:font-size="16pt" style:text-underline-style="none" officeooo:rsid="00688df3" officeooo:paragraph-rsid="01304b24" style:font-size-asian="16pt" style:font-size-complex="16pt"/>
    </style:style>
    <style:style style:name="P69" style:family="paragraph" style:parent-style-name="Standard">
      <style:paragraph-properties fo:text-align="start" style:justify-single-word="false"/>
      <style:text-properties fo:color="#000000" fo:font-size="16pt" style:text-underline-style="none" officeooo:rsid="00692cbe" officeooo:paragraph-rsid="00692cbe" style:font-size-asian="16pt" style:font-size-complex="16pt"/>
    </style:style>
    <style:style style:name="P70" style:family="paragraph" style:parent-style-name="Standard">
      <style:paragraph-properties fo:text-align="start" style:justify-single-word="false"/>
      <style:text-properties fo:color="#000000" fo:font-size="16pt" style:text-underline-style="none" officeooo:rsid="00692cbe" officeooo:paragraph-rsid="01304b24" style:font-size-asian="16pt" style:font-size-complex="16pt"/>
    </style:style>
    <style:style style:name="P71" style:family="paragraph" style:parent-style-name="Standard">
      <style:paragraph-properties fo:text-align="start" style:justify-single-word="false"/>
      <style:text-properties fo:color="#000000" fo:font-size="16pt" style:text-underline-style="none" officeooo:rsid="0068f29c" officeooo:paragraph-rsid="0068f29c" style:font-size-asian="16pt" style:font-size-complex="16pt"/>
    </style:style>
    <style:style style:name="P72" style:family="paragraph" style:parent-style-name="Standard">
      <style:paragraph-properties fo:text-align="start" style:justify-single-word="false"/>
      <style:text-properties fo:color="#000000" fo:font-size="16pt" style:text-underline-style="none" officeooo:rsid="0068f29c" officeooo:paragraph-rsid="00e11a1e" style:font-size-asian="16pt" style:font-size-complex="16pt"/>
    </style:style>
    <style:style style:name="P73" style:family="paragraph" style:parent-style-name="Standard">
      <style:paragraph-properties fo:text-align="start" style:justify-single-word="false"/>
      <style:text-properties fo:color="#000000" fo:font-size="16pt" style:text-underline-style="none" officeooo:rsid="0069cd0e" officeooo:paragraph-rsid="0069cd0e" style:font-size-asian="16pt" style:font-size-complex="16pt"/>
    </style:style>
    <style:style style:name="P74" style:family="paragraph" style:parent-style-name="Standard">
      <style:paragraph-properties fo:text-align="start" style:justify-single-word="false"/>
      <style:text-properties fo:color="#000000" fo:font-size="16pt" style:text-underline-style="none" officeooo:rsid="006a3863" officeooo:paragraph-rsid="006a3863" style:font-size-asian="16pt" style:font-size-complex="16pt"/>
    </style:style>
    <style:style style:name="P75" style:family="paragraph" style:parent-style-name="Standard">
      <style:paragraph-properties fo:text-align="start" style:justify-single-word="false"/>
      <style:text-properties fo:color="#000000" fo:font-size="16pt" style:text-underline-style="none" officeooo:rsid="006a3863" officeooo:paragraph-rsid="00e47bc1" style:font-size-asian="16pt" style:font-size-complex="16pt"/>
    </style:style>
    <style:style style:name="P76" style:family="paragraph" style:parent-style-name="Standard">
      <style:paragraph-properties fo:text-align="start" style:justify-single-word="false"/>
      <style:text-properties fo:color="#000000" fo:font-size="16pt" style:text-underline-style="none" officeooo:rsid="006bea13" officeooo:paragraph-rsid="006bea13" style:font-size-asian="16pt" style:font-size-complex="16pt"/>
    </style:style>
    <style:style style:name="P77" style:family="paragraph" style:parent-style-name="Standard">
      <style:paragraph-properties fo:text-align="start" style:justify-single-word="false"/>
      <style:text-properties fo:color="#000000" fo:font-size="16pt" style:text-underline-style="none" officeooo:rsid="006bea13" officeooo:paragraph-rsid="00e551e7" style:font-size-asian="16pt" style:font-size-complex="16pt"/>
    </style:style>
    <style:style style:name="P78" style:family="paragraph" style:parent-style-name="Standard">
      <style:paragraph-properties fo:text-align="start" style:justify-single-word="false"/>
      <style:text-properties fo:color="#000000" fo:font-size="16pt" style:text-underline-style="none" officeooo:rsid="006ebd0b" officeooo:paragraph-rsid="006ebd0b" style:font-size-asian="16pt" style:font-size-complex="16pt"/>
    </style:style>
    <style:style style:name="P79" style:family="paragraph" style:parent-style-name="Standard">
      <style:paragraph-properties fo:text-align="start" style:justify-single-word="false"/>
      <style:text-properties fo:color="#000000" fo:font-size="16pt" style:text-underline-style="none" officeooo:rsid="0070ce1f" officeooo:paragraph-rsid="0070d30b" style:font-size-asian="16pt" style:font-size-complex="16pt"/>
    </style:style>
    <style:style style:name="P80" style:family="paragraph" style:parent-style-name="Standard">
      <style:paragraph-properties fo:text-align="start" style:justify-single-word="false"/>
      <style:text-properties fo:color="#000000" fo:font-size="16pt" style:text-underline-style="none" officeooo:rsid="0070ce1f" officeooo:paragraph-rsid="0070ce1f" style:font-size-asian="16pt" style:font-size-complex="16pt"/>
    </style:style>
    <style:style style:name="P81" style:family="paragraph" style:parent-style-name="Standard">
      <style:paragraph-properties fo:text-align="start" style:justify-single-word="false"/>
      <style:text-properties fo:color="#000000" fo:font-size="16pt" style:text-underline-style="none" officeooo:rsid="0070d30b" officeooo:paragraph-rsid="007182e8" style:font-size-asian="16pt" style:font-size-complex="16pt"/>
    </style:style>
    <style:style style:name="P82" style:family="paragraph" style:parent-style-name="Standard">
      <style:paragraph-properties fo:text-align="start" style:justify-single-word="false"/>
      <style:text-properties fo:color="#000000" fo:font-size="16pt" style:text-underline-style="none" officeooo:rsid="0070d30b" officeooo:paragraph-rsid="0070d30b" style:font-size-asian="16pt" style:font-size-complex="16pt"/>
    </style:style>
    <style:style style:name="P83" style:family="paragraph" style:parent-style-name="Standard">
      <style:paragraph-properties fo:text-align="start" style:justify-single-word="false"/>
      <style:text-properties fo:color="#000000" fo:font-size="16pt" style:text-underline-style="none" officeooo:rsid="007182e8" officeooo:paragraph-rsid="007182e8" style:font-size-asian="16pt" style:font-size-complex="16pt"/>
    </style:style>
    <style:style style:name="P84" style:family="paragraph" style:parent-style-name="Standard">
      <style:paragraph-properties fo:text-align="start" style:justify-single-word="false"/>
      <style:text-properties fo:color="#000000" fo:font-size="16pt" style:text-underline-style="none" officeooo:rsid="00769f41" officeooo:paragraph-rsid="00769f41" style:font-size-asian="16pt" style:font-size-complex="16pt"/>
    </style:style>
    <style:style style:name="P85" style:family="paragraph" style:parent-style-name="Standard">
      <style:paragraph-properties fo:text-align="start" style:justify-single-word="false"/>
      <style:text-properties fo:color="#000000" fo:font-size="16pt" style:text-underline-style="none" officeooo:rsid="00777401" officeooo:paragraph-rsid="00777401" style:font-size-asian="16pt" style:font-size-complex="16pt"/>
    </style:style>
    <style:style style:name="P86" style:family="paragraph" style:parent-style-name="Standard">
      <style:paragraph-properties fo:text-align="start" style:justify-single-word="false"/>
      <style:text-properties fo:color="#000000" fo:font-size="16pt" style:text-underline-style="none" officeooo:rsid="00777401" officeooo:paragraph-rsid="00e6bc64" style:font-size-asian="16pt" style:font-size-complex="16pt"/>
    </style:style>
    <style:style style:name="P87" style:family="paragraph" style:parent-style-name="Standard">
      <style:paragraph-properties fo:text-align="start" style:justify-single-word="false"/>
      <style:text-properties fo:color="#000000" fo:font-size="16pt" style:text-underline-style="none" officeooo:rsid="00777401" officeooo:paragraph-rsid="00769f41" style:font-size-asian="16pt" style:font-size-complex="16pt"/>
    </style:style>
    <style:style style:name="P88" style:family="paragraph" style:parent-style-name="Standard">
      <style:paragraph-properties fo:text-align="start" style:justify-single-word="false"/>
      <style:text-properties fo:color="#000000" fo:font-size="16pt" style:text-underline-style="none" officeooo:rsid="00777401" officeooo:paragraph-rsid="013b58c2" style:font-size-asian="16pt" style:font-size-complex="16pt"/>
    </style:style>
    <style:style style:name="P89" style:family="paragraph" style:parent-style-name="Standard">
      <style:paragraph-properties fo:text-align="start" style:justify-single-word="false"/>
      <style:text-properties fo:color="#000000" fo:font-size="16pt" style:text-underline-style="none" officeooo:rsid="007854a1" officeooo:paragraph-rsid="007854a1" style:font-size-asian="16pt" style:font-size-complex="16pt"/>
    </style:style>
    <style:style style:name="P90" style:family="paragraph" style:parent-style-name="Standard">
      <style:paragraph-properties fo:text-align="start" style:justify-single-word="false"/>
      <style:text-properties fo:color="#000000" fo:font-size="16pt" style:text-underline-style="none" officeooo:rsid="007854a1" officeooo:paragraph-rsid="013ca87b" style:font-size-asian="16pt" style:font-size-complex="16pt"/>
    </style:style>
    <style:style style:name="P91" style:family="paragraph" style:parent-style-name="Standard">
      <style:paragraph-properties fo:text-align="start" style:justify-single-word="false"/>
      <style:text-properties fo:color="#000000" fo:font-size="16pt" style:text-underline-style="none" officeooo:rsid="0084a072" officeooo:paragraph-rsid="0084a072" style:font-size-asian="16pt" style:font-size-complex="16pt"/>
    </style:style>
    <style:style style:name="P92" style:family="paragraph" style:parent-style-name="Standard">
      <style:paragraph-properties fo:text-align="start" style:justify-single-word="false"/>
      <style:text-properties fo:color="#000000" fo:font-size="16pt" style:text-underline-style="none" officeooo:rsid="0084bc2f" officeooo:paragraph-rsid="0084bc2f" style:font-size-asian="16pt" style:font-size-complex="16pt"/>
    </style:style>
    <style:style style:name="P93" style:family="paragraph" style:parent-style-name="Standard">
      <style:paragraph-properties fo:text-align="start" style:justify-single-word="false"/>
      <style:text-properties fo:color="#000000" fo:font-size="16pt" style:text-underline-style="none" officeooo:rsid="0084bc2f" officeooo:paragraph-rsid="00edaf68" style:font-size-asian="16pt" style:font-size-complex="16pt"/>
    </style:style>
    <style:style style:name="P94" style:family="paragraph" style:parent-style-name="Standard">
      <style:paragraph-properties fo:text-align="start" style:justify-single-word="false"/>
      <style:text-properties fo:color="#000000" fo:font-size="16pt" style:text-underline-style="none" officeooo:rsid="0085f6c2" officeooo:paragraph-rsid="0085f6c2" style:font-size-asian="16pt" style:font-size-complex="16pt"/>
    </style:style>
    <style:style style:name="P95" style:family="paragraph" style:parent-style-name="Standard">
      <style:paragraph-properties fo:text-align="start" style:justify-single-word="false"/>
      <style:text-properties fo:color="#000000" fo:font-size="16pt" style:text-underline-style="none" officeooo:rsid="0085f6c2" officeooo:paragraph-rsid="014bc7a9" style:font-size-asian="16pt" style:font-size-complex="16pt"/>
    </style:style>
    <style:style style:name="P96" style:family="paragraph" style:parent-style-name="Standard">
      <style:paragraph-properties fo:text-align="start" style:justify-single-word="false"/>
      <style:text-properties fo:color="#000000" fo:font-size="16pt" style:text-underline-style="none" officeooo:rsid="0086cf39" officeooo:paragraph-rsid="0086cf39" style:font-size-asian="16pt" style:font-size-complex="16pt"/>
    </style:style>
    <style:style style:name="P97" style:family="paragraph" style:parent-style-name="Standard">
      <style:paragraph-properties fo:text-align="start" style:justify-single-word="false"/>
      <style:text-properties fo:color="#000000" fo:font-size="16pt" style:text-underline-style="none" officeooo:rsid="008892e8" officeooo:paragraph-rsid="008892e8" style:font-size-asian="16pt" style:font-size-complex="16pt"/>
    </style:style>
    <style:style style:name="P98" style:family="paragraph" style:parent-style-name="Standard">
      <style:paragraph-properties fo:text-align="start" style:justify-single-word="false"/>
      <style:text-properties fo:color="#000000" fo:font-size="16pt" style:text-underline-style="none" officeooo:rsid="00892bb6" officeooo:paragraph-rsid="00892bb6" style:font-size-asian="16pt" style:font-size-complex="16pt"/>
    </style:style>
    <style:style style:name="P99" style:family="paragraph" style:parent-style-name="Standard">
      <style:paragraph-properties fo:text-align="start" style:justify-single-word="false"/>
      <style:text-properties fo:color="#000000" fo:font-size="16pt" style:text-underline-style="none" officeooo:rsid="00898a78" officeooo:paragraph-rsid="00898a78" style:font-size-asian="16pt" style:font-size-complex="16pt"/>
    </style:style>
    <style:style style:name="P100" style:family="paragraph" style:parent-style-name="Standard">
      <style:paragraph-properties fo:text-align="start" style:justify-single-word="false"/>
      <style:text-properties fo:color="#000000" fo:font-size="16pt" style:text-underline-style="none" officeooo:rsid="00898a78" officeooo:paragraph-rsid="011a83f6" style:font-size-asian="16pt" style:font-size-complex="16pt"/>
    </style:style>
    <style:style style:name="P101" style:family="paragraph" style:parent-style-name="Standard">
      <style:paragraph-properties fo:text-align="start" style:justify-single-word="false"/>
      <style:text-properties fo:color="#000000" fo:font-size="16pt" style:text-underline-style="none" officeooo:rsid="0089f6b5" officeooo:paragraph-rsid="0089f6b5" style:font-size-asian="16pt" style:font-size-complex="16pt"/>
    </style:style>
    <style:style style:name="P102" style:family="paragraph" style:parent-style-name="Standard">
      <style:paragraph-properties fo:text-align="start" style:justify-single-word="false"/>
      <style:text-properties fo:color="#000000" fo:font-size="16pt" style:text-underline-style="none" officeooo:rsid="008aa79b" officeooo:paragraph-rsid="008aa79b" style:font-size-asian="16pt" style:font-size-complex="16pt"/>
    </style:style>
    <style:style style:name="P103" style:family="paragraph" style:parent-style-name="Standard">
      <style:paragraph-properties fo:text-align="start" style:justify-single-word="false"/>
      <style:text-properties fo:color="#000000" fo:font-size="16pt" style:text-underline-style="none" officeooo:rsid="005df230" officeooo:paragraph-rsid="005df230" style:font-size-asian="16pt" style:font-size-complex="16pt"/>
    </style:style>
    <style:style style:name="P104" style:family="paragraph" style:parent-style-name="Standard">
      <style:paragraph-properties fo:text-align="start" style:justify-single-word="false"/>
      <style:text-properties fo:color="#000000" fo:font-size="16pt" style:text-underline-style="none" officeooo:rsid="001c2e3a" officeooo:paragraph-rsid="001c5cc5" style:font-size-asian="16pt" style:font-size-complex="16pt"/>
    </style:style>
    <style:style style:name="P105" style:family="paragraph" style:parent-style-name="Standard">
      <style:paragraph-properties fo:text-align="start" style:justify-single-word="false"/>
      <style:text-properties fo:color="#000000" fo:font-size="16pt" style:text-underline-style="none" officeooo:rsid="001c2e3a" officeooo:paragraph-rsid="001cbe61" style:font-size-asian="16pt" style:font-size-complex="16pt"/>
    </style:style>
    <style:style style:name="P106" style:family="paragraph" style:parent-style-name="Standard">
      <style:paragraph-properties fo:text-align="start" style:justify-single-word="false"/>
      <style:text-properties fo:color="#000000" fo:font-size="16pt" style:text-underline-style="none" officeooo:rsid="001c2e3a" officeooo:paragraph-rsid="001d9f9c" style:font-size-asian="16pt" style:font-size-complex="16pt"/>
    </style:style>
    <style:style style:name="P107" style:family="paragraph" style:parent-style-name="Standard">
      <style:paragraph-properties fo:text-align="start" style:justify-single-word="false"/>
      <style:text-properties fo:color="#000000" fo:font-size="16pt" style:text-underline-style="none" officeooo:rsid="001f7dfe" officeooo:paragraph-rsid="001f7dfe" style:font-size-asian="16pt" style:font-size-complex="16pt"/>
    </style:style>
    <style:style style:name="P108" style:family="paragraph" style:parent-style-name="Standard">
      <style:paragraph-properties fo:text-align="start" style:justify-single-word="false"/>
      <style:text-properties fo:color="#000000" fo:font-size="16pt" style:text-underline-style="none" officeooo:rsid="00252cf0" officeooo:paragraph-rsid="00252cf0" style:font-size-asian="16pt" style:font-size-complex="16pt"/>
    </style:style>
    <style:style style:name="P109" style:family="paragraph" style:parent-style-name="Standard">
      <style:paragraph-properties fo:text-align="start" style:justify-single-word="false"/>
      <style:text-properties fo:color="#000000" fo:font-size="16pt" style:text-underline-style="none" officeooo:rsid="002396d4" officeooo:paragraph-rsid="002396d4" style:font-size-asian="16pt" style:font-size-complex="16pt"/>
    </style:style>
    <style:style style:name="P110" style:family="paragraph" style:parent-style-name="Standard">
      <style:paragraph-properties fo:text-align="start" style:justify-single-word="false"/>
      <style:text-properties fo:color="#000000" fo:font-size="16pt" style:text-underline-style="none" officeooo:rsid="002396d4" officeooo:paragraph-rsid="01691db2" style:font-size-asian="16pt" style:font-size-complex="16pt"/>
    </style:style>
    <style:style style:name="P111" style:family="paragraph" style:parent-style-name="Standard">
      <style:paragraph-properties fo:text-align="start" style:justify-single-word="false"/>
      <style:text-properties fo:color="#000000" fo:font-size="16pt" style:text-underline-style="none" officeooo:rsid="002396d4" officeooo:paragraph-rsid="0169e0a0" style:font-size-asian="16pt" style:font-size-complex="16pt"/>
    </style:style>
    <style:style style:name="P112" style:family="paragraph" style:parent-style-name="Standard">
      <style:paragraph-properties fo:text-align="start" style:justify-single-word="false"/>
      <style:text-properties fo:color="#000000" fo:font-size="16pt" style:text-underline-style="none" officeooo:rsid="002713e3" officeooo:paragraph-rsid="002713e3" style:font-size-asian="16pt" style:font-size-complex="16pt"/>
    </style:style>
    <style:style style:name="P113" style:family="paragraph" style:parent-style-name="Standard">
      <style:paragraph-properties fo:text-align="start" style:justify-single-word="false"/>
      <style:text-properties fo:color="#000000" fo:font-size="16pt" style:text-underline-style="none" officeooo:rsid="0027e261" officeooo:paragraph-rsid="0027e261" style:font-size-asian="16pt" style:font-size-complex="16pt"/>
    </style:style>
    <style:style style:name="P114" style:family="paragraph" style:parent-style-name="Standard">
      <style:paragraph-properties fo:text-align="start" style:justify-single-word="false"/>
      <style:text-properties fo:color="#000000" fo:font-size="16pt" style:text-underline-style="none" officeooo:rsid="00297218" officeooo:paragraph-rsid="00297218" style:font-size-asian="16pt" style:font-size-complex="16pt"/>
    </style:style>
    <style:style style:name="P115" style:family="paragraph" style:parent-style-name="Standard">
      <style:paragraph-properties fo:text-align="start" style:justify-single-word="false"/>
      <style:text-properties fo:color="#000000" fo:font-size="16pt" style:text-underline-style="none" officeooo:rsid="00297218" officeooo:paragraph-rsid="0027e261" style:font-size-asian="16pt" style:font-size-complex="16pt"/>
    </style:style>
    <style:style style:name="P116" style:family="paragraph" style:parent-style-name="Standard">
      <style:paragraph-properties fo:text-align="start" style:justify-single-word="false"/>
      <style:text-properties fo:color="#000000" fo:font-size="16pt" style:text-underline-style="none" officeooo:rsid="0029f526" officeooo:paragraph-rsid="0029f526" style:font-size-asian="16pt" style:font-size-complex="16pt"/>
    </style:style>
    <style:style style:name="P117" style:family="paragraph" style:parent-style-name="Standard">
      <style:paragraph-properties fo:text-align="start" style:justify-single-word="false"/>
      <style:text-properties fo:color="#000000" fo:font-size="16pt" style:text-underline-style="none" officeooo:rsid="002b94ea" officeooo:paragraph-rsid="002b94ea" style:font-size-asian="16pt" style:font-size-complex="16pt"/>
    </style:style>
    <style:style style:name="P118" style:family="paragraph" style:parent-style-name="Standard">
      <style:paragraph-properties fo:text-align="start" style:justify-single-word="false"/>
      <style:text-properties fo:color="#000000" fo:font-size="16pt" style:text-underline-style="none" officeooo:rsid="002d4c55" officeooo:paragraph-rsid="002d4c55" style:font-size-asian="16pt" style:font-size-complex="16pt"/>
    </style:style>
    <style:style style:name="P119" style:family="paragraph" style:parent-style-name="Standard">
      <style:paragraph-properties fo:text-align="start" style:justify-single-word="false"/>
      <style:text-properties fo:color="#000000" fo:font-size="16pt" style:text-underline-style="none" officeooo:rsid="002fa3a8" officeooo:paragraph-rsid="002fa3a8" style:font-size-asian="16pt" style:font-size-complex="16pt"/>
    </style:style>
    <style:style style:name="P120" style:family="paragraph" style:parent-style-name="Standard">
      <style:paragraph-properties fo:text-align="start" style:justify-single-word="false"/>
      <style:text-properties fo:color="#000000" fo:font-size="16pt" style:text-underline-style="none" officeooo:rsid="0030193f" officeooo:paragraph-rsid="0030193f" style:font-size-asian="16pt" style:font-size-complex="16pt"/>
    </style:style>
    <style:style style:name="P121" style:family="paragraph" style:parent-style-name="Standard">
      <style:paragraph-properties fo:text-align="start" style:justify-single-word="false"/>
      <style:text-properties fo:color="#000000" fo:font-size="16pt" style:text-underline-style="none" officeooo:rsid="00316de0" officeooo:paragraph-rsid="00316de0" style:font-size-asian="16pt" style:font-size-complex="16pt"/>
    </style:style>
    <style:style style:name="P122" style:family="paragraph" style:parent-style-name="Standard">
      <style:paragraph-properties fo:text-align="start" style:justify-single-word="false"/>
      <style:text-properties fo:color="#000000" fo:font-size="16pt" style:text-underline-style="none" officeooo:rsid="00316de0" officeooo:paragraph-rsid="00fcf7c9" style:font-size-asian="16pt" style:font-size-complex="16pt"/>
    </style:style>
    <style:style style:name="P123" style:family="paragraph" style:parent-style-name="Standard">
      <style:paragraph-properties fo:text-align="start" style:justify-single-word="false"/>
      <style:text-properties fo:color="#000000" fo:font-size="16pt" style:text-underline-style="none" officeooo:rsid="0032d672" officeooo:paragraph-rsid="0032d672" style:font-size-asian="16pt" style:font-size-complex="16pt"/>
    </style:style>
    <style:style style:name="P124" style:family="paragraph" style:parent-style-name="Standard">
      <style:paragraph-properties fo:text-align="start" style:justify-single-word="false"/>
      <style:text-properties fo:color="#000000" fo:font-size="16pt" style:text-underline-style="none" officeooo:rsid="0032fed6" officeooo:paragraph-rsid="0032fed6" style:font-size-asian="16pt" style:font-size-complex="16pt"/>
    </style:style>
    <style:style style:name="P125" style:family="paragraph" style:parent-style-name="Standard">
      <style:paragraph-properties fo:text-align="start" style:justify-single-word="false"/>
      <style:text-properties fo:color="#000000" fo:font-size="16pt" style:text-underline-style="none" officeooo:rsid="0032fed6" officeooo:paragraph-rsid="016e0827" style:font-size-asian="16pt" style:font-size-complex="16pt"/>
    </style:style>
    <style:style style:name="P126" style:family="paragraph" style:parent-style-name="Standard">
      <style:paragraph-properties fo:text-align="start" style:justify-single-word="false"/>
      <style:text-properties fo:color="#000000" fo:font-size="16pt" style:text-underline-style="none" officeooo:rsid="005b80ee" officeooo:paragraph-rsid="00d3b635" style:font-size-asian="16pt" style:font-size-complex="16pt"/>
    </style:style>
    <style:style style:name="P127" style:family="paragraph" style:parent-style-name="Standard">
      <style:paragraph-properties fo:text-align="start" style:justify-single-word="false"/>
      <style:text-properties fo:color="#000000" fo:font-size="16pt" style:text-underline-style="none" officeooo:rsid="00d9e711" officeooo:paragraph-rsid="00d9e711" style:font-size-asian="16pt" style:font-size-complex="16pt"/>
    </style:style>
    <style:style style:name="P128" style:family="paragraph" style:parent-style-name="Standard">
      <style:paragraph-properties fo:text-align="start" style:justify-single-word="false"/>
      <style:text-properties fo:color="#000000" fo:font-size="16pt" style:text-underline-style="none" officeooo:rsid="00da9306" officeooo:paragraph-rsid="00da9306" style:font-size-asian="16pt" style:font-size-complex="16pt"/>
    </style:style>
    <style:style style:name="P129" style:family="paragraph" style:parent-style-name="Standard">
      <style:paragraph-properties fo:text-align="start" style:justify-single-word="false"/>
      <style:text-properties fo:color="#000000" fo:font-size="16pt" style:text-underline-style="none" officeooo:rsid="00db92e6" officeooo:paragraph-rsid="00db92e6" style:font-size-asian="16pt" style:font-size-complex="16pt"/>
    </style:style>
    <style:style style:name="P130" style:family="paragraph" style:parent-style-name="Standard">
      <style:paragraph-properties fo:text-align="start" style:justify-single-word="false"/>
      <style:text-properties fo:color="#000000" fo:font-size="16pt" style:text-underline-style="none" officeooo:rsid="00dd33b2" officeooo:paragraph-rsid="00dd33b2" style:font-size-asian="16pt" style:font-size-complex="16pt"/>
    </style:style>
    <style:style style:name="P131" style:family="paragraph" style:parent-style-name="Standard">
      <style:paragraph-properties fo:text-align="start" style:justify-single-word="false"/>
      <style:text-properties fo:color="#000000" fo:font-size="16pt" style:text-underline-style="none" officeooo:rsid="00e0d5eb" officeooo:paragraph-rsid="00e0d5eb" style:font-size-asian="16pt" style:font-size-complex="16pt"/>
    </style:style>
    <style:style style:name="P132" style:family="paragraph" style:parent-style-name="Standard">
      <style:paragraph-properties fo:text-align="start" style:justify-single-word="false"/>
      <style:text-properties fo:color="#000000" fo:font-size="16pt" style:text-underline-style="none" officeooo:rsid="00e36781" officeooo:paragraph-rsid="0069cd0e" style:font-size-asian="16pt" style:font-size-complex="16pt"/>
    </style:style>
    <style:style style:name="P133" style:family="paragraph" style:parent-style-name="Standard">
      <style:paragraph-properties fo:text-align="start" style:justify-single-word="false"/>
      <style:text-properties fo:color="#000000" fo:font-size="16pt" style:text-underline-style="none" officeooo:rsid="00e36781" officeooo:paragraph-rsid="00e36781" style:font-size-asian="16pt" style:font-size-complex="16pt"/>
    </style:style>
    <style:style style:name="P134" style:family="paragraph" style:parent-style-name="Standard">
      <style:paragraph-properties fo:text-align="start" style:justify-single-word="false"/>
      <style:text-properties fo:color="#000000" fo:font-size="16pt" style:text-underline-style="none" officeooo:rsid="00e6bc64" officeooo:paragraph-rsid="00e6bc64" style:font-size-asian="16pt" style:font-size-complex="16pt"/>
    </style:style>
    <style:style style:name="P135" style:family="paragraph" style:parent-style-name="Standard">
      <style:paragraph-properties fo:text-align="start" style:justify-single-word="false"/>
      <style:text-properties fo:color="#000000" fo:font-size="16pt" style:text-underline-style="none" officeooo:rsid="0062108a" officeooo:paragraph-rsid="00dd33b2" style:font-size-asian="16pt" style:font-size-complex="16pt"/>
    </style:style>
    <style:style style:name="P136" style:family="paragraph" style:parent-style-name="Standard">
      <style:paragraph-properties fo:text-align="start" style:justify-single-word="false"/>
      <style:text-properties fo:color="#000000" fo:font-size="16pt" style:text-underline-style="none" officeooo:rsid="00ec5e21" officeooo:paragraph-rsid="00ec5e21" style:font-size-asian="16pt" style:font-size-complex="16pt"/>
    </style:style>
    <style:style style:name="P137" style:family="paragraph" style:parent-style-name="Standard">
      <style:paragraph-properties fo:text-align="start" style:justify-single-word="false"/>
      <style:text-properties fo:color="#000000" fo:font-size="16pt" style:text-underline-style="none" officeooo:rsid="00f18a7d" officeooo:paragraph-rsid="00f18a7d" style:font-size-asian="16pt" style:font-size-complex="16pt"/>
    </style:style>
    <style:style style:name="P138" style:family="paragraph" style:parent-style-name="Standard">
      <style:paragraph-properties fo:text-align="start" style:justify-single-word="false"/>
      <style:text-properties fo:color="#000000" fo:font-size="16pt" style:text-underline-style="none" officeooo:rsid="00f1b6f1" officeooo:paragraph-rsid="00f1b6f1" style:font-size-asian="16pt" style:font-size-complex="16pt"/>
    </style:style>
    <style:style style:name="P139" style:family="paragraph" style:parent-style-name="Standard">
      <style:paragraph-properties fo:text-align="start" style:justify-single-word="false"/>
      <style:text-properties fo:color="#000000" fo:font-size="16pt" style:text-underline-style="none" officeooo:rsid="00f1e787" officeooo:paragraph-rsid="00f1e787" style:font-size-asian="16pt" style:font-size-complex="16pt"/>
    </style:style>
    <style:style style:name="P140" style:family="paragraph" style:parent-style-name="Standard">
      <style:paragraph-properties fo:text-align="start" style:justify-single-word="false"/>
      <style:text-properties fo:color="#000000" fo:font-size="16pt" style:text-underline-style="none" officeooo:rsid="008b9fc1" officeooo:paragraph-rsid="00f9432b" style:font-size-asian="16pt" style:font-size-complex="16pt"/>
    </style:style>
    <style:style style:name="P141" style:family="paragraph" style:parent-style-name="Standard">
      <style:paragraph-properties fo:text-align="start" style:justify-single-word="false"/>
      <style:text-properties fo:color="#000000" fo:font-size="16pt" style:text-underline-style="none" officeooo:rsid="008d2e8f" officeooo:paragraph-rsid="00f9432b" style:font-size-asian="16pt" style:font-size-complex="16pt"/>
    </style:style>
    <style:style style:name="P142" style:family="paragraph" style:parent-style-name="Standard">
      <style:paragraph-properties fo:text-align="start" style:justify-single-word="false"/>
      <style:text-properties fo:color="#000000" fo:font-size="16pt" style:text-underline-style="none" officeooo:rsid="008e9475" officeooo:paragraph-rsid="00f9432b" style:font-size-asian="16pt" style:font-size-complex="16pt"/>
    </style:style>
    <style:style style:name="P143" style:family="paragraph" style:parent-style-name="Standard">
      <style:paragraph-properties fo:text-align="start" style:justify-single-word="false"/>
      <style:text-properties fo:color="#000000" fo:font-size="16pt" style:text-underline-style="none" officeooo:rsid="009e7b87" officeooo:paragraph-rsid="00f9432b" style:font-size-asian="16pt" style:font-size-complex="16pt"/>
    </style:style>
    <style:style style:name="P144" style:family="paragraph" style:parent-style-name="Standard">
      <style:paragraph-properties fo:text-align="start" style:justify-single-word="false"/>
      <style:text-properties fo:color="#000000" fo:font-size="16pt" style:text-underline-style="none" officeooo:rsid="009e7b87" officeooo:paragraph-rsid="015d349a" style:font-size-asian="16pt" style:font-size-complex="16pt"/>
    </style:style>
    <style:style style:name="P145" style:family="paragraph" style:parent-style-name="Standard">
      <style:paragraph-properties fo:text-align="start" style:justify-single-word="false"/>
      <style:text-properties fo:color="#000000" fo:font-size="16pt" style:text-underline-style="none" officeooo:rsid="009eb587" officeooo:paragraph-rsid="00f9432b" style:font-size-asian="16pt" style:font-size-complex="16pt"/>
    </style:style>
    <style:style style:name="P146" style:family="paragraph" style:parent-style-name="Standard">
      <style:paragraph-properties fo:text-align="start" style:justify-single-word="false"/>
      <style:text-properties fo:color="#000000" fo:font-size="16pt" style:text-underline-style="none" officeooo:rsid="00a0ad33" officeooo:paragraph-rsid="00f9432b" style:font-size-asian="16pt" style:font-size-complex="16pt"/>
    </style:style>
    <style:style style:name="P147" style:family="paragraph" style:parent-style-name="Standard">
      <style:paragraph-properties fo:text-align="start" style:justify-single-word="false"/>
      <style:text-properties fo:color="#000000" fo:font-size="16pt" style:text-underline-style="none" officeooo:rsid="00a175bd" officeooo:paragraph-rsid="00f9432b" style:font-size-asian="16pt" style:font-size-complex="16pt"/>
    </style:style>
    <style:style style:name="P148" style:family="paragraph" style:parent-style-name="Standard">
      <style:paragraph-properties fo:text-align="start" style:justify-single-word="false"/>
      <style:text-properties fo:color="#000000" fo:font-size="16pt" style:text-underline-style="none" officeooo:rsid="00a36e32" officeooo:paragraph-rsid="00f9432b" style:font-size-asian="16pt" style:font-size-complex="16pt"/>
    </style:style>
    <style:style style:name="P149" style:family="paragraph" style:parent-style-name="Standard">
      <style:paragraph-properties fo:text-align="start" style:justify-single-word="false"/>
      <style:text-properties fo:color="#000000" fo:font-size="16pt" style:text-underline-style="none" officeooo:rsid="00a4c1fe" officeooo:paragraph-rsid="00f9432b" style:font-size-asian="16pt" style:font-size-complex="16pt"/>
    </style:style>
    <style:style style:name="P150" style:family="paragraph" style:parent-style-name="Standard">
      <style:paragraph-properties fo:text-align="start" style:justify-single-word="false"/>
      <style:text-properties fo:color="#000000" fo:font-size="16pt" style:text-underline-style="none" officeooo:rsid="00a65f1c" officeooo:paragraph-rsid="00f9432b" style:font-size-asian="16pt" style:font-size-complex="16pt"/>
    </style:style>
    <style:style style:name="P151" style:family="paragraph" style:parent-style-name="Standard">
      <style:paragraph-properties fo:text-align="start" style:justify-single-word="false"/>
      <style:text-properties fo:color="#000000" fo:font-size="16pt" style:text-underline-style="none" officeooo:rsid="001c5cc5" officeooo:paragraph-rsid="001c5cc5" style:font-size-asian="16pt" style:font-size-complex="16pt"/>
    </style:style>
    <style:style style:name="P152" style:family="paragraph" style:parent-style-name="Standard">
      <style:paragraph-properties fo:text-align="start" style:justify-single-word="false"/>
      <style:text-properties fo:color="#000000" fo:font-size="16pt" style:text-underline-style="none" officeooo:rsid="006074ab" officeooo:paragraph-rsid="006074ab" style:font-size-asian="16pt" style:font-size-complex="16pt"/>
    </style:style>
    <style:style style:name="P153" style:family="paragraph" style:parent-style-name="Standard">
      <style:paragraph-properties fo:text-align="start" style:justify-single-word="false"/>
      <style:text-properties fo:color="#000000" fo:font-size="16pt" style:text-underline-style="none" officeooo:rsid="01132913" officeooo:paragraph-rsid="01132913" style:font-size-asian="16pt" style:font-size-complex="16pt"/>
    </style:style>
    <style:style style:name="P154" style:family="paragraph" style:parent-style-name="Standard">
      <style:paragraph-properties fo:text-align="start" style:justify-single-word="false"/>
      <style:text-properties fo:color="#000000" fo:font-size="16pt" style:text-underline-style="none" officeooo:rsid="0128bbe8" officeooo:paragraph-rsid="0128bbe8" style:font-size-asian="16pt" style:font-size-complex="16pt"/>
    </style:style>
    <style:style style:name="P155" style:family="paragraph" style:parent-style-name="Standard">
      <style:paragraph-properties fo:text-align="start" style:justify-single-word="false"/>
      <style:text-properties fo:color="#000000" fo:font-size="16pt" style:text-underline-style="none" officeooo:rsid="01296ae8" officeooo:paragraph-rsid="01296ae8" style:font-size-asian="16pt" style:font-size-complex="16pt"/>
    </style:style>
    <style:style style:name="P156" style:family="paragraph" style:parent-style-name="Standard">
      <style:paragraph-properties fo:text-align="start" style:justify-single-word="false"/>
      <style:text-properties fo:color="#000000" fo:font-size="16pt" style:text-underline-style="none" officeooo:rsid="005e0fbf" officeooo:paragraph-rsid="005ea15b" style:font-size-asian="16pt" style:font-size-complex="16pt"/>
    </style:style>
    <style:style style:name="P157" style:family="paragraph" style:parent-style-name="Standard">
      <style:paragraph-properties fo:text-align="start" style:justify-single-word="false"/>
      <style:text-properties fo:color="#000000" fo:font-size="16pt" style:text-underline-style="none" officeooo:rsid="012ad1d5" officeooo:paragraph-rsid="012ad1d5" style:font-size-asian="16pt" style:font-size-complex="16pt"/>
    </style:style>
    <style:style style:name="P158" style:family="paragraph" style:parent-style-name="Standard">
      <style:paragraph-properties fo:text-align="start" style:justify-single-word="false"/>
      <style:text-properties fo:color="#000000" fo:font-size="16pt" style:text-underline-style="none" officeooo:rsid="012b4fd0" officeooo:paragraph-rsid="012b4fd0" style:font-size-asian="16pt" style:font-size-complex="16pt"/>
    </style:style>
    <style:style style:name="P159" style:family="paragraph" style:parent-style-name="Standard">
      <style:paragraph-properties fo:text-align="start" style:justify-single-word="false"/>
      <style:text-properties fo:color="#000000" fo:font-size="16pt" style:text-underline-style="none" officeooo:rsid="012bf372" officeooo:paragraph-rsid="012bf372" style:font-size-asian="16pt" style:font-size-complex="16pt"/>
    </style:style>
    <style:style style:name="P160" style:family="paragraph" style:parent-style-name="Standard">
      <style:paragraph-properties fo:text-align="start" style:justify-single-word="false"/>
      <style:text-properties fo:color="#000000" fo:font-size="16pt" style:text-underline-style="none" officeooo:rsid="012d902c" officeooo:paragraph-rsid="012d902c" style:font-size-asian="16pt" style:font-size-complex="16pt"/>
    </style:style>
    <style:style style:name="P161" style:family="paragraph" style:parent-style-name="Standard">
      <style:paragraph-properties fo:text-align="start" style:justify-single-word="false"/>
      <style:text-properties fo:color="#000000" fo:font-size="16pt" style:text-underline-style="none" officeooo:rsid="00e2c103" officeooo:paragraph-rsid="00673434" style:font-size-asian="16pt" style:font-size-complex="16pt"/>
    </style:style>
    <style:style style:name="P162" style:family="paragraph" style:parent-style-name="Standard">
      <style:paragraph-properties fo:text-align="start" style:justify-single-word="false"/>
      <style:text-properties fo:color="#000000" fo:font-size="16pt" style:text-underline-style="none" officeooo:rsid="01304b24" officeooo:paragraph-rsid="01304b24" style:font-size-asian="16pt" style:font-size-complex="16pt"/>
    </style:style>
    <style:style style:name="P163" style:family="paragraph" style:parent-style-name="Standard">
      <style:paragraph-properties fo:text-align="start" style:justify-single-word="false"/>
      <style:text-properties fo:color="#000000" fo:font-size="16pt" style:text-underline-style="none" officeooo:rsid="0130ce29" officeooo:paragraph-rsid="0130ce29" style:font-size-asian="16pt" style:font-size-complex="16pt"/>
    </style:style>
    <style:style style:name="P164" style:family="paragraph" style:parent-style-name="Standard">
      <style:paragraph-properties fo:text-align="start" style:justify-single-word="false"/>
      <style:text-properties fo:color="#000000" fo:font-size="16pt" style:text-underline-style="none" officeooo:rsid="011440c2" officeooo:paragraph-rsid="011440c2" style:font-size-asian="16pt" style:font-size-complex="16pt"/>
    </style:style>
    <style:style style:name="P165" style:family="paragraph" style:parent-style-name="Standard">
      <style:paragraph-properties fo:text-align="start" style:justify-single-word="false"/>
      <style:text-properties fo:color="#000000" fo:font-size="16pt" style:text-underline-style="none" officeooo:rsid="01343d5f" officeooo:paragraph-rsid="01343d5f" style:font-size-asian="16pt" style:font-size-complex="16pt"/>
    </style:style>
    <style:style style:name="P166" style:family="paragraph" style:parent-style-name="Standard">
      <style:paragraph-properties fo:text-align="start" style:justify-single-word="false"/>
      <style:text-properties fo:color="#000000" fo:font-size="16pt" style:text-underline-style="none" officeooo:rsid="006f459f" officeooo:paragraph-rsid="006f459f" style:font-size-asian="16pt" style:font-size-complex="16pt"/>
    </style:style>
    <style:style style:name="P167" style:family="paragraph" style:parent-style-name="Standard">
      <style:paragraph-properties fo:text-align="start" style:justify-single-word="false"/>
      <style:text-properties fo:color="#000000" fo:font-size="16pt" style:text-underline-style="none" officeooo:rsid="0071a5db" officeooo:paragraph-rsid="013842ce" style:font-size-asian="16pt" style:font-size-complex="16pt"/>
    </style:style>
    <style:style style:name="P168" style:family="paragraph" style:parent-style-name="Standard">
      <style:paragraph-properties fo:text-align="start" style:justify-single-word="false"/>
      <style:text-properties fo:color="#000000" fo:font-size="16pt" style:text-underline-style="none" officeooo:rsid="0139ded5" officeooo:paragraph-rsid="0139ded5" style:font-size-asian="16pt" style:font-size-complex="16pt"/>
    </style:style>
    <style:style style:name="P169" style:family="paragraph" style:parent-style-name="Standard">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170" style:family="paragraph" style:parent-style-name="Standard">
      <style:paragraph-properties fo:text-align="start" style:justify-single-word="false"/>
      <style:text-properties fo:color="#000000" fo:font-size="16pt" style:text-underline-style="none" officeooo:rsid="0074e4c1" officeooo:paragraph-rsid="013842ce" style:font-size-asian="16pt" style:font-size-complex="16pt"/>
    </style:style>
    <style:style style:name="P171" style:family="paragraph" style:parent-style-name="Standard">
      <style:paragraph-properties fo:text-align="start" style:justify-single-word="false"/>
      <style:text-properties fo:color="#000000" fo:font-size="16pt" style:text-underline-style="none" officeooo:rsid="013f0804" officeooo:paragraph-rsid="013f0804" style:font-size-asian="16pt" style:font-size-complex="16pt"/>
    </style:style>
    <style:style style:name="P172" style:family="paragraph" style:parent-style-name="Standard">
      <style:paragraph-properties fo:text-align="start" style:justify-single-word="false"/>
      <style:text-properties fo:color="#000000" fo:font-size="16pt" style:text-underline-style="none" officeooo:rsid="0146b6f1" officeooo:paragraph-rsid="0146b6f1" style:font-size-asian="16pt" style:font-size-complex="16pt"/>
    </style:style>
    <style:style style:name="P173" style:family="paragraph" style:parent-style-name="Standard">
      <style:paragraph-properties fo:text-align="start" style:justify-single-word="false"/>
      <style:text-properties fo:color="#000000" fo:font-size="16pt" style:text-underline-style="none" officeooo:rsid="00efbc9a" officeooo:paragraph-rsid="00efbc9a" style:font-size-asian="16pt" style:font-size-complex="16pt"/>
    </style:style>
    <style:style style:name="P174" style:family="paragraph" style:parent-style-name="Standard">
      <style:paragraph-properties fo:text-align="start" style:justify-single-word="false"/>
      <style:text-properties fo:color="#000000" fo:font-size="16pt" style:text-underline-style="none" officeooo:rsid="014bc7a9" officeooo:paragraph-rsid="014bc7a9" style:font-size-asian="16pt" style:font-size-complex="16pt"/>
    </style:style>
    <style:style style:name="P175" style:family="paragraph" style:parent-style-name="Standard">
      <style:paragraph-properties fo:text-align="start" style:justify-single-word="false"/>
      <style:text-properties fo:color="#000000" fo:font-size="16pt" style:text-underline-style="none" officeooo:rsid="015f028a" officeooo:paragraph-rsid="015f028a" style:font-size-asian="16pt" style:font-size-complex="16pt"/>
    </style:style>
    <style:style style:name="P176" style:family="paragraph" style:parent-style-name="Standard">
      <style:paragraph-properties fo:text-align="start" style:justify-single-word="false"/>
      <style:text-properties fo:color="#000000" fo:font-size="16pt" style:text-underline-style="none" officeooo:rsid="016276ef" officeooo:paragraph-rsid="016276ef" style:font-size-asian="16pt" style:font-size-complex="16pt"/>
    </style:style>
    <style:style style:name="P177" style:family="paragraph" style:parent-style-name="Standard">
      <style:paragraph-properties fo:text-align="start" style:justify-single-word="false"/>
      <style:text-properties fo:color="#000000" fo:font-size="16pt" style:text-underline-style="none" officeooo:rsid="016778d0" officeooo:paragraph-rsid="016778d0" style:font-size-asian="16pt" style:font-size-complex="16pt"/>
    </style:style>
    <style:style style:name="P178" style:family="paragraph" style:parent-style-name="Standard">
      <style:paragraph-properties fo:text-align="start" style:justify-single-word="false"/>
      <style:text-properties fo:color="#000000" fo:font-size="16pt" style:text-underline-style="none" officeooo:rsid="00228e4a" officeooo:paragraph-rsid="001bbaa8" style:font-size-asian="16pt" style:font-size-complex="16pt"/>
    </style:style>
    <style:style style:name="P179" style:family="paragraph" style:parent-style-name="Standard">
      <style:paragraph-properties fo:text-align="start" style:justify-single-word="false"/>
      <style:text-properties fo:color="#000000" fo:font-size="16pt" style:text-underline-style="none" officeooo:rsid="00228e4a" officeooo:paragraph-rsid="00228e4a" style:font-size-asian="16pt" style:font-size-complex="16pt"/>
    </style:style>
    <style:style style:name="P180" style:family="paragraph" style:parent-style-name="Standard">
      <style:paragraph-properties fo:text-align="start" style:justify-single-word="false"/>
      <style:text-properties fo:color="#000000" fo:font-size="16pt" style:text-underline-style="none" officeooo:rsid="0168e248" officeooo:paragraph-rsid="0168e248" style:font-size-asian="16pt" style:font-size-complex="16pt"/>
    </style:style>
    <style:style style:name="P181" style:family="paragraph" style:parent-style-name="Standard">
      <style:paragraph-properties fo:text-align="start" style:justify-single-word="false"/>
      <style:text-properties fo:color="#000000" fo:font-size="16pt" style:text-underline-style="none" officeooo:rsid="01690f38" officeooo:paragraph-rsid="01690f38" style:font-size-asian="16pt" style:font-size-complex="16pt"/>
    </style:style>
    <style:style style:name="P182" style:family="paragraph" style:parent-style-name="Standard">
      <style:paragraph-properties fo:text-align="start" style:justify-single-word="false"/>
      <style:text-properties fo:color="#000000" fo:font-size="16pt" style:text-underline-style="none" officeooo:rsid="016b5b3f" officeooo:paragraph-rsid="016b5b3f" style:font-size-asian="16pt" style:font-size-complex="16pt"/>
    </style:style>
    <style:style style:name="P183" style:family="paragraph" style:parent-style-name="Standard">
      <style:paragraph-properties fo:text-align="start" style:justify-single-word="false"/>
      <style:text-properties fo:color="#000000" fo:font-size="16pt" style:text-underline-style="none" officeooo:rsid="0169e0a0" officeooo:paragraph-rsid="0169e0a0" style:font-size-asian="16pt" style:font-size-complex="16pt"/>
    </style:style>
    <style:style style:name="P184" style:family="paragraph" style:parent-style-name="Standard">
      <style:paragraph-properties fo:text-align="start" style:justify-single-word="false"/>
      <style:text-properties fo:color="#000000" fo:font-size="16pt" style:text-underline-style="none" officeooo:rsid="016c2a48" officeooo:paragraph-rsid="016c2a48" style:font-size-asian="16pt" style:font-size-complex="16pt"/>
    </style:style>
    <style:style style:name="P185" style:family="paragraph" style:parent-style-name="Standard">
      <style:paragraph-properties fo:text-align="start" style:justify-single-word="false"/>
      <style:text-properties fo:color="#000000" fo:font-size="16pt" style:text-underline-style="none" officeooo:rsid="016e0827" officeooo:paragraph-rsid="016e0827" style:font-size-asian="16pt" style:font-size-complex="16pt"/>
    </style:style>
    <style:style style:name="P186" style:family="paragraph" style:parent-style-name="Standard">
      <style:paragraph-properties fo:text-align="start" style:justify-single-word="false"/>
      <style:text-properties fo:color="#000000" fo:font-size="16pt" style:text-underline-style="none" fo:font-weight="bold" officeooo:rsid="0027e261" officeooo:paragraph-rsid="0027e261" style:font-size-asian="16pt" style:font-weight-asian="bold" style:font-size-complex="16pt" style:font-weight-complex="bold"/>
    </style:style>
    <style:style style:name="P187" style:family="paragraph" style:parent-style-name="Standard">
      <style:paragraph-properties fo:text-align="start" style:justify-single-word="false"/>
      <style:text-properties fo:color="#000000" fo:font-size="16pt" style:text-underline-style="none" fo:font-weight="bold" officeooo:rsid="002fa3a8" officeooo:paragraph-rsid="002fa3a8" style:font-size-asian="16pt" style:font-weight-asian="bold" style:font-size-complex="16pt" style:font-weight-complex="bold"/>
    </style:style>
    <style:style style:name="P188" style:family="paragraph" style:parent-style-name="Standard">
      <style:paragraph-properties fo:text-align="start" style:justify-single-word="false"/>
      <style:text-properties fo:color="#000000" fo:font-size="16pt" officeooo:paragraph-rsid="005ea15b" style:font-size-asian="16pt" style:font-size-complex="16pt"/>
    </style:style>
    <style:style style:name="P189" style:family="paragraph" style:parent-style-name="Standard">
      <style:paragraph-properties fo:text-align="start" style:justify-single-word="false"/>
      <style:text-properties fo:color="#000000" fo:font-size="16pt" officeooo:paragraph-rsid="00ec5e21" style:font-size-asian="16pt" style:font-size-complex="16pt"/>
    </style:style>
    <style:style style:name="P190" style:family="paragraph" style:parent-style-name="Standard">
      <style:paragraph-properties fo:text-align="start" style:justify-single-word="false"/>
      <style:text-properties fo:color="#000000" fo:font-size="16pt" officeooo:paragraph-rsid="00f9432b" style:font-size-asian="16pt" style:font-size-complex="16pt"/>
    </style:style>
    <style:style style:name="P191" style:family="paragraph" style:parent-style-name="Standard">
      <style:paragraph-properties fo:text-align="start" style:justify-single-word="false"/>
      <style:text-properties fo:color="#000000" fo:font-size="16pt" officeooo:paragraph-rsid="0070d30b" style:font-size-asian="16pt" style:font-size-complex="16pt"/>
    </style:style>
    <style:style style:name="P192" style:family="paragraph" style:parent-style-name="Standard">
      <style:paragraph-properties fo:text-align="start" style:justify-single-word="false"/>
      <style:text-properties fo:color="#000000" fo:font-size="16pt" officeooo:paragraph-rsid="0179b5ef" style:font-size-asian="16pt" style:font-size-complex="16pt"/>
    </style:style>
    <style:style style:name="P193" style:family="paragraph" style:parent-style-name="Standard">
      <style:paragraph-properties fo:text-align="start" style:justify-single-word="false"/>
      <style:text-properties fo:color="#000000" fo:font-size="16pt" officeooo:rsid="007b2969" officeooo:paragraph-rsid="00777401" style:font-size-asian="16pt" style:font-size-complex="16pt"/>
    </style:style>
    <style:style style:name="P194" style:family="paragraph" style:parent-style-name="Standard">
      <style:paragraph-properties fo:text-align="start" style:justify-single-word="false"/>
      <style:text-properties fo:color="#000000" fo:font-size="16pt" officeooo:rsid="008fa30d" officeooo:paragraph-rsid="00f9432b" style:font-size-asian="16pt" style:font-size-complex="16pt"/>
    </style:style>
    <style:style style:name="P195" style:family="paragraph" style:parent-style-name="Standard">
      <style:paragraph-properties fo:text-align="start" style:justify-single-word="false"/>
      <style:text-properties fo:color="#000000" fo:font-size="16pt" officeooo:rsid="0090fbcc" officeooo:paragraph-rsid="00f9432b" style:font-size-asian="16pt" style:font-size-complex="16pt"/>
    </style:style>
    <style:style style:name="P196" style:family="paragraph" style:parent-style-name="Standard">
      <style:paragraph-properties fo:text-align="start" style:justify-single-word="false"/>
      <style:text-properties fo:color="#000000" fo:font-size="16pt" officeooo:rsid="0090fbfb" officeooo:paragraph-rsid="00f9432b" style:font-size-asian="16pt" style:font-size-complex="16pt"/>
    </style:style>
    <style:style style:name="P197" style:family="paragraph" style:parent-style-name="Standard">
      <style:paragraph-properties fo:text-align="start" style:justify-single-word="false"/>
      <style:text-properties fo:color="#000000" fo:font-size="16pt" officeooo:rsid="0092c074" officeooo:paragraph-rsid="00f9432b" style:font-size-asian="16pt" style:font-size-complex="16pt"/>
    </style:style>
    <style:style style:name="P198" style:family="paragraph" style:parent-style-name="Standard">
      <style:paragraph-properties fo:text-align="start" style:justify-single-word="false"/>
      <style:text-properties fo:color="#000000" fo:font-size="16pt" officeooo:rsid="00958c02" officeooo:paragraph-rsid="00f9432b" style:font-size-asian="16pt" style:font-size-complex="16pt"/>
    </style:style>
    <style:style style:name="P199" style:family="paragraph" style:parent-style-name="Standard">
      <style:paragraph-properties fo:text-align="start" style:justify-single-word="false"/>
      <style:text-properties fo:color="#000000" fo:font-size="16pt" officeooo:rsid="0096e737" officeooo:paragraph-rsid="00f9432b" style:font-size-asian="16pt" style:font-size-complex="16pt"/>
    </style:style>
    <style:style style:name="P200" style:family="paragraph" style:parent-style-name="Standard">
      <style:paragraph-properties fo:text-align="start" style:justify-single-word="false"/>
      <style:text-properties fo:color="#000000" fo:font-size="16pt" officeooo:rsid="0173a82e" officeooo:paragraph-rsid="0173a82e" style:font-size-asian="16pt" style:font-size-complex="16pt"/>
    </style:style>
    <style:style style:name="P201"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3b635" officeooo:paragraph-rsid="00d3b635" style:font-size-asian="16pt" style:font-style-asian="normal" style:font-size-complex="16pt" style:font-style-complex="normal"/>
    </style:style>
    <style:style style:name="P202"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ce866e" officeooo:paragraph-rsid="00d837f1" style:font-size-asian="16pt" style:font-style-asian="normal" style:font-size-complex="16pt" style:font-style-complex="normal"/>
    </style:style>
    <style:style style:name="P203" style:family="paragraph" style:parent-style-name="Standard">
      <style:paragraph-properties fo:text-align="start" style:justify-single-word="false"/>
      <style:text-properties fo:color="#000000" fo:font-size="16pt" fo:font-style="normal" style:text-underline-style="solid" style:text-underline-width="auto" style:text-underline-color="font-color" officeooo:rsid="00d56e93" officeooo:paragraph-rsid="00d56e93" style:font-size-asian="16pt" style:font-style-asian="normal" style:font-size-complex="16pt" style:font-style-complex="normal"/>
    </style:style>
    <style:style style:name="P204" style:family="paragraph" style:parent-style-name="Standard">
      <style:paragraph-properties fo:text-align="start" style:justify-single-word="false"/>
      <style:text-properties fo:color="#000000" fo:font-size="16pt" fo:font-style="normal" style:text-underline-style="none" fo:font-weight="normal" officeooo:rsid="016af95a" officeooo:paragraph-rsid="016af95a" style:font-size-asian="16pt" style:font-style-asian="normal" style:font-weight-asian="normal" style:font-size-complex="16pt" style:font-style-complex="normal" style:font-weight-complex="normal"/>
    </style:style>
    <style:style style:name="P205" style:family="paragraph" style:parent-style-name="Standard">
      <style:paragraph-properties fo:text-align="start" style:justify-single-word="false"/>
      <style:text-properties fo:color="#000000" fo:font-size="16pt" officeooo:paragraph-rsid="00edc912"/>
    </style:style>
    <style:style style:name="P206" style:family="paragraph" style:parent-style-name="Standard">
      <style:paragraph-properties fo:text-align="start" style:justify-single-word="false"/>
      <style:text-properties fo:color="#000000" fo:font-size="16pt" fo:font-weight="normal" officeooo:rsid="009bd269" officeooo:paragraph-rsid="00f9432b" style:font-size-asian="16pt" style:font-weight-asian="normal" style:font-size-complex="16pt" style:font-weight-complex="normal"/>
    </style:style>
    <style:style style:name="P207" style:family="paragraph" style:parent-style-name="Standard">
      <style:paragraph-properties fo:text-align="start" style:justify-single-word="false"/>
      <style:text-properties fo:color="#000000" fo:font-size="16pt" fo:font-weight="normal" officeooo:rsid="009a41f7" officeooo:paragraph-rsid="00f9432b" style:font-size-asian="16pt" style:font-weight-asian="normal" style:font-size-complex="16pt" style:font-weight-complex="normal"/>
    </style:style>
    <style:style style:name="P208" style:family="paragraph" style:parent-style-name="Standard">
      <style:paragraph-properties fo:text-align="start" style:justify-single-word="false"/>
      <style:text-properties fo:color="#000000" fo:font-size="18pt" style:text-underline-style="solid" style:text-underline-width="auto" style:text-underline-color="font-color" officeooo:rsid="00fcf7c9" officeooo:paragraph-rsid="00fcf7c9" style:font-size-asian="18pt" style:font-size-complex="18pt"/>
    </style:style>
    <style:style style:name="P209" style:family="paragraph" style:parent-style-name="Standard">
      <style:paragraph-properties fo:text-align="start" style:justify-single-word="false"/>
      <style:text-properties fo:color="#000000" fo:font-size="18pt" style:text-underline-style="solid" style:text-underline-width="auto" style:text-underline-color="font-color" officeooo:rsid="0020d89b" officeooo:paragraph-rsid="005e0fbf" style:font-size-asian="18pt" style:font-size-complex="18pt"/>
    </style:style>
    <style:style style:name="P210" style:family="paragraph" style:parent-style-name="Standard">
      <style:paragraph-properties fo:text-align="start" style:justify-single-word="false"/>
      <style:text-properties fo:color="#000000" fo:font-size="20pt" style:text-underline-style="solid" style:text-underline-width="auto" style:text-underline-color="font-color" officeooo:rsid="001bbaa8" officeooo:paragraph-rsid="001bbaa8" style:font-size-asian="20pt" style:font-size-complex="20pt"/>
    </style:style>
    <style:style style:name="P211" style:family="paragraph" style:parent-style-name="Standard">
      <style:paragraph-properties fo:text-align="center" style:justify-single-word="false"/>
      <style:text-properties fo:color="#000000" fo:font-size="20pt" style:text-underline-style="solid" style:text-underline-width="auto" style:text-underline-color="font-color" officeooo:rsid="00f26df5" officeooo:paragraph-rsid="00f26df5" style:font-size-asian="20pt" style:font-size-complex="20pt"/>
    </style:style>
    <style:style style:name="P212" style:family="paragraph" style:parent-style-name="Standard">
      <style:paragraph-properties fo:text-align="center" style:justify-single-word="false"/>
      <style:text-properties fo:color="#000000" fo:font-size="20pt" style:text-underline-style="solid" style:text-underline-width="auto" style:text-underline-color="font-color" officeooo:rsid="00f9432b" officeooo:paragraph-rsid="00f26df5" style:font-size-asian="20pt" style:font-size-complex="20pt"/>
    </style:style>
    <style:style style:name="P213" style:family="paragraph" style:parent-style-name="Standard">
      <style:paragraph-properties fo:text-align="center" style:justify-single-word="false"/>
      <style:text-properties fo:color="#000000" fo:font-size="20pt" style:text-underline-style="solid" style:text-underline-width="auto" style:text-underline-color="font-color" fo:font-weight="normal" officeooo:rsid="00f26df5" officeooo:paragraph-rsid="00f26df5" style:font-size-asian="20pt" style:font-weight-asian="normal" style:font-size-complex="20pt" style:font-weight-complex="normal"/>
    </style:style>
    <style:style style:name="P214" style:family="paragraph" style:parent-style-name="Standard">
      <style:paragraph-properties fo:text-align="center" style:justify-single-word="false"/>
      <style:text-properties fo:color="#000000" fo:font-size="26pt" style:text-underline-style="solid" style:text-underline-width="auto" style:text-underline-color="font-color" officeooo:rsid="001bbaa8" officeooo:paragraph-rsid="001bbaa8" style:font-size-asian="26pt" style:font-size-complex="26pt"/>
    </style:style>
    <style:style style:name="P215" style:family="paragraph" style:parent-style-name="Standard">
      <style:paragraph-properties fo:text-align="start" style:justify-single-word="false"/>
      <style:text-properties fo:color="#000000" style:font-name="Georgia" fo:font-size="16pt" fo:letter-spacing="normal" fo:font-style="italic" style:text-underline-style="none" fo:font-weight="normal" officeooo:rsid="00692cbe" officeooo:paragraph-rsid="00692cbe" style:font-size-asian="16pt" style:font-size-complex="16pt" loext:padding="0in" loext:border="none"/>
    </style:style>
    <style:style style:name="P216" style:family="paragraph" style:parent-style-name="Standard">
      <style:paragraph-properties fo:text-align="start" style:justify-single-word="false"/>
      <style:text-properties fo:color="#000000" style:font-name="Liberation Serif1" fo:font-size="16pt" style:text-underline-style="solid" style:text-underline-width="auto" style:text-underline-color="font-color" officeooo:rsid="0042dce7" officeooo:paragraph-rsid="0040541c" style:font-size-asian="16pt" style:font-size-complex="16pt"/>
    </style:style>
    <style:style style:name="P217" style:family="paragraph" style:parent-style-name="Standard">
      <style:paragraph-properties fo:text-align="start" style:justify-single-word="false"/>
      <style:text-properties fo:color="#000000" style:font-name="Liberation Serif1" fo:font-size="16pt" style:text-underline-style="none" officeooo:rsid="0040541c" officeooo:paragraph-rsid="0040541c" style:font-size-asian="16pt" style:font-size-complex="16pt"/>
    </style:style>
    <style:style style:name="P218" style:family="paragraph" style:parent-style-name="Standard">
      <style:paragraph-properties fo:text-align="start" style:justify-single-word="false"/>
      <style:text-properties fo:color="#000000" style:font-name="Liberation Serif1" fo:font-size="16pt" style:text-underline-style="none" officeooo:rsid="0045087b" officeooo:paragraph-rsid="004951d0" style:font-size-asian="16pt" style:font-size-complex="16pt"/>
    </style:style>
    <style:style style:name="P219" style:family="paragraph" style:parent-style-name="Standard">
      <style:paragraph-properties fo:text-align="start" style:justify-single-word="false"/>
      <style:text-properties fo:color="#000000" style:font-name="Liberation Serif1" fo:font-size="16pt" style:text-underline-style="none" officeooo:rsid="0046a9da" officeooo:paragraph-rsid="004951d0" style:font-size-asian="16pt" style:font-size-complex="16pt"/>
    </style:style>
    <style:style style:name="P220" style:family="paragraph" style:parent-style-name="Standard">
      <style:paragraph-properties fo:text-align="start" style:justify-single-word="false"/>
      <style:text-properties fo:color="#000000" style:font-name="Liberation Serif1" fo:font-size="16pt" style:text-underline-style="none" officeooo:rsid="0046a9da" officeooo:paragraph-rsid="0047ed65" style:font-size-asian="16pt" style:font-size-complex="16pt"/>
    </style:style>
    <style:style style:name="P221" style:family="paragraph" style:parent-style-name="Standard">
      <style:paragraph-properties fo:text-align="start" style:justify-single-word="false"/>
      <style:text-properties fo:color="#000000" style:font-name="Liberation Serif1" fo:font-size="16pt" style:text-underline-style="none" officeooo:rsid="0046a9da" officeooo:paragraph-rsid="0046a9da" style:font-size-asian="16pt" style:font-size-complex="16pt"/>
    </style:style>
    <style:style style:name="P222" style:family="paragraph" style:parent-style-name="Standard">
      <style:paragraph-properties fo:text-align="start" style:justify-single-word="false"/>
      <style:text-properties fo:color="#000000" style:font-name="Liberation Serif1" fo:font-size="16pt" style:text-underline-style="none" officeooo:rsid="0042dce7" officeooo:paragraph-rsid="0047ed65" style:font-size-asian="16pt" style:font-size-complex="16pt"/>
    </style:style>
    <style:style style:name="P223" style:family="paragraph" style:parent-style-name="Standard">
      <style:paragraph-properties fo:text-align="start" style:justify-single-word="false"/>
      <style:text-properties fo:color="#000000" style:font-name="Liberation Serif1" fo:font-size="16pt" style:text-underline-style="none" officeooo:rsid="0042dce7" officeooo:paragraph-rsid="0045087b" style:font-size-asian="16pt" style:font-size-complex="16pt"/>
    </style:style>
    <style:style style:name="P224" style:family="paragraph" style:parent-style-name="Standard">
      <style:paragraph-properties fo:text-align="start" style:justify-single-word="false"/>
      <style:text-properties fo:color="#000000" style:font-name="Liberation Serif1" fo:font-size="16pt" style:text-underline-style="none" officeooo:rsid="0042dce7" officeooo:paragraph-rsid="01753d4f" style:font-size-asian="16pt" style:font-size-complex="16pt"/>
    </style:style>
    <style:style style:name="P225" style:family="paragraph" style:parent-style-name="Standard">
      <style:paragraph-properties fo:text-align="start" style:justify-single-word="false"/>
      <style:text-properties fo:color="#000000" style:font-name="Liberation Serif1" fo:font-size="16pt" style:text-underline-style="none" officeooo:rsid="0042f612" officeooo:paragraph-rsid="0042f612" style:font-size-asian="16pt" style:font-size-complex="16pt"/>
    </style:style>
    <style:style style:name="P226" style:family="paragraph" style:parent-style-name="Standard">
      <style:paragraph-properties fo:text-align="start" style:justify-single-word="false"/>
      <style:text-properties fo:color="#000000" style:font-name="Liberation Serif1" fo:font-size="16pt" style:text-underline-style="none" officeooo:rsid="004b36ea" officeooo:paragraph-rsid="004b36ea" style:font-size-asian="16pt" style:font-size-complex="16pt"/>
    </style:style>
    <style:style style:name="P227" style:family="paragraph" style:parent-style-name="Standard">
      <style:paragraph-properties fo:text-align="start" style:justify-single-word="false"/>
      <style:text-properties fo:color="#000000" style:font-name="Liberation Serif1" fo:font-size="16pt" style:text-underline-style="none" officeooo:rsid="004c5d7a" officeooo:paragraph-rsid="004c5d7a" style:font-size-asian="16pt" style:font-size-complex="16pt"/>
    </style:style>
    <style:style style:name="P228" style:family="paragraph" style:parent-style-name="Standard">
      <style:paragraph-properties fo:text-align="start" style:justify-single-word="false"/>
      <style:text-properties fo:color="#000000" style:font-name="Liberation Serif1" fo:font-size="16pt" style:text-underline-style="none" officeooo:rsid="004c5d7a" officeooo:paragraph-rsid="004b36ea" style:font-size-asian="16pt" style:font-size-complex="16pt"/>
    </style:style>
    <style:style style:name="P229" style:family="paragraph" style:parent-style-name="Standard">
      <style:paragraph-properties fo:text-align="start" style:justify-single-word="false"/>
      <style:text-properties fo:color="#000000" style:font-name="Liberation Serif1" fo:font-size="16pt" style:text-underline-style="none" officeooo:rsid="004acdb0" officeooo:paragraph-rsid="004acdb0" style:font-size-asian="16pt" style:font-size-complex="16pt"/>
    </style:style>
    <style:style style:name="P230" style:family="paragraph" style:parent-style-name="Standard">
      <style:paragraph-properties fo:text-align="start" style:justify-single-word="false"/>
      <style:text-properties fo:color="#000000" style:font-name="Liberation Serif1" fo:font-size="16pt" style:text-underline-style="none" officeooo:rsid="01753d4f" officeooo:paragraph-rsid="01753d4f" style:font-size-asian="16pt" style:font-size-complex="16pt"/>
    </style:style>
    <style:style style:name="P231" style:family="paragraph" style:parent-style-name="Standard">
      <style:paragraph-properties fo:text-align="start" style:justify-single-word="false"/>
      <style:text-properties fo:color="#000000" style:font-name="Liberation Serif1" fo:font-size="16pt" style:text-underline-style="none" fo:font-weight="bold" officeooo:rsid="0045087b" officeooo:paragraph-rsid="004951d0" style:font-size-asian="16pt" style:font-weight-asian="bold" style:font-size-complex="16pt" style:font-weight-complex="bold"/>
    </style:style>
    <style:style style:name="P232" style:family="paragraph" style:parent-style-name="Standard">
      <style:paragraph-properties fo:text-align="start" style:justify-single-word="false"/>
      <style:text-properties fo:color="#000000" style:font-name="Liberation Serif1" fo:font-size="16pt" style:text-underline-style="none" fo:font-weight="bold" officeooo:rsid="0046a9da" officeooo:paragraph-rsid="004951d0" style:font-size-asian="16pt" style:font-weight-asian="bold" style:font-size-complex="16pt" style:font-weight-complex="bold"/>
    </style:style>
    <style:style style:name="P233" style:family="paragraph" style:parent-style-name="Standard">
      <style:paragraph-properties fo:text-align="start" style:justify-single-word="false"/>
      <style:text-properties fo:color="#000000" style:font-name="Liberation Serif1" fo:font-size="16pt" style:text-underline-style="none" fo:font-weight="bold" officeooo:rsid="0047ed65" officeooo:paragraph-rsid="004951d0" style:font-size-asian="16pt" style:font-weight-asian="bold" style:font-size-complex="16pt" style:font-weight-complex="bold"/>
    </style:style>
    <style:style style:name="P234" style:family="paragraph" style:parent-style-name="Standard">
      <style:paragraph-properties fo:text-align="start" style:justify-single-word="false"/>
      <style:text-properties fo:color="#000000" style:font-name="Liberation Serif1" fo:font-size="16pt" officeooo:rsid="004acdb0" officeooo:paragraph-rsid="004b36ea" style:font-size-asian="16pt" style:font-size-complex="16pt"/>
    </style:style>
    <style:style style:name="P235" style:family="paragraph" style:parent-style-name="Standard">
      <style:paragraph-properties fo:text-align="start" style:justify-single-word="false"/>
      <style:text-properties fo:color="#000000" style:font-name="Liberation Serif1" fo:font-size="16pt" officeooo:rsid="004acdb0" officeooo:paragraph-rsid="004acdb0" style:font-size-asian="16pt" style:font-size-complex="16pt"/>
    </style:style>
    <style:style style:name="P236" style:family="paragraph" style:parent-style-name="Standard">
      <style:paragraph-properties fo:text-align="start" style:justify-single-word="false"/>
      <style:text-properties fo:color="#000000" style:font-name="Liberation Serif1" fo:font-size="16pt" officeooo:rsid="004b36ea" officeooo:paragraph-rsid="004b36ea" style:font-size-asian="16pt" style:font-size-complex="16pt"/>
    </style:style>
    <style:style style:name="P23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15b85c3" style:font-size-asian="16pt" style:font-size-complex="16pt"/>
    </style:style>
    <style:style style:name="P23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1723f4b" style:font-size-asian="16pt" style:font-size-complex="16pt"/>
    </style:style>
    <style:style style:name="P23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paragraph-rsid="0179b5ef" style:font-size-asian="16pt" style:font-size-complex="16pt"/>
    </style:style>
    <style:style style:name="P24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3a740b" officeooo:paragraph-rsid="003a740b" style:font-size-asian="16pt" style:font-size-complex="16pt"/>
    </style:style>
    <style:style style:name="P24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8fda2a" officeooo:paragraph-rsid="00f9432b" style:font-size-asian="16pt" style:font-size-complex="16pt"/>
    </style:style>
    <style:style style:name="P24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cc" officeooo:paragraph-rsid="00f9432b" style:font-size-asian="16pt" style:font-size-complex="16pt"/>
    </style:style>
    <style:style style:name="P24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0fbfb" officeooo:paragraph-rsid="00f9432b" style:font-size-asian="16pt" style:font-size-complex="16pt"/>
    </style:style>
    <style:style style:name="P24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2c074" officeooo:paragraph-rsid="00f9432b" style:font-size-asian="16pt" style:font-size-complex="16pt"/>
    </style:style>
    <style:style style:name="P24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418fc" officeooo:paragraph-rsid="00f9432b" style:font-size-asian="16pt" style:font-size-complex="16pt"/>
    </style:style>
    <style:style style:name="P24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1646" officeooo:paragraph-rsid="00f9432b" style:font-size-asian="16pt" style:font-size-complex="16pt"/>
    </style:style>
    <style:style style:name="P24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6e737" officeooo:paragraph-rsid="00f9432b" style:font-size-asian="16pt" style:font-size-complex="16pt"/>
    </style:style>
    <style:style style:name="P24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size-complex="16pt"/>
    </style:style>
    <style:style style:name="P24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15b85c3" style:font-size-asian="16pt" style:font-size-complex="16pt"/>
    </style:style>
    <style:style style:name="P25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0f9432b" style:font-size-asian="16pt" style:font-size-complex="16pt"/>
    </style:style>
    <style:style style:name="P25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bd269" officeooo:paragraph-rsid="015b85c3" style:font-size-asian="16pt" style:font-size-complex="16pt"/>
    </style:style>
    <style:style style:name="P25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15b85c3" officeooo:paragraph-rsid="015b85c3" style:font-size-asian="16pt" style:font-size-complex="16pt"/>
    </style:style>
    <style:style style:name="P25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15d349a" officeooo:paragraph-rsid="00f9432b" style:font-size-asian="16pt" style:font-size-complex="16pt"/>
    </style:style>
    <style:style style:name="P25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8a9b3" officeooo:paragraph-rsid="00f9432b" style:font-size-asian="16pt" style:font-weight-asian="normal" style:font-size-complex="16pt" style:font-weight-complex="normal"/>
    </style:style>
    <style:style style:name="P25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9a41f7" officeooo:paragraph-rsid="00f9432b" style:font-size-asian="16pt" style:font-weight-asian="normal" style:font-size-complex="16pt" style:font-weight-complex="normal"/>
    </style:style>
    <style:style style:name="P25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normal" officeooo:rsid="00faea34" officeooo:paragraph-rsid="00faea34" style:font-size-asian="16pt" style:font-weight-asian="normal" style:font-size-complex="16pt" style:font-weight-complex="normal"/>
    </style:style>
    <style:style style:name="P25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53162" style:font-size-asian="16pt" style:font-weight-asian="normal" style:font-size-complex="16pt" style:font-weight-complex="normal"/>
    </style:style>
    <style:style style:name="P25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8f38f" style:font-size-asian="16pt" style:font-weight-asian="normal" style:font-size-complex="16pt" style:font-weight-complex="normal"/>
    </style:style>
    <style:style style:name="P25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53162" officeooo:paragraph-rsid="003ad66c" style:font-size-asian="16pt" style:font-weight-asian="normal" style:font-size-complex="16pt" style:font-weight-complex="normal"/>
    </style:style>
    <style:style style:name="P26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6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171df46" style:font-size-asian="16pt" style:font-weight-asian="normal" style:font-size-complex="16pt" style:font-weight-complex="normal"/>
    </style:style>
    <style:style style:name="P26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724c2" officeooo:paragraph-rsid="01723f4b" style:font-size-asian="16pt" style:font-weight-asian="normal" style:font-size-complex="16pt" style:font-weight-complex="normal"/>
    </style:style>
    <style:style style:name="P26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740b" officeooo:paragraph-rsid="003a740b" style:font-size-asian="16pt" style:font-weight-asian="normal" style:font-size-complex="16pt" style:font-weight-complex="normal"/>
    </style:style>
    <style:style style:name="P26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ad66c" officeooo:paragraph-rsid="003ad66c" style:font-size-asian="16pt" style:font-weight-asian="normal" style:font-size-complex="16pt" style:font-weight-complex="normal"/>
    </style:style>
    <style:style style:name="P26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ca69d" officeooo:paragraph-rsid="003ca69d" style:font-size-asian="16pt" style:font-weight-asian="normal" style:font-size-complex="16pt" style:font-weight-complex="normal"/>
    </style:style>
    <style:style style:name="P26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ca69d" officeooo:paragraph-rsid="0170cac6" style:font-size-asian="16pt" style:font-weight-asian="normal" style:font-size-complex="16pt" style:font-weight-complex="normal"/>
    </style:style>
    <style:style style:name="P26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e75b1" officeooo:paragraph-rsid="003e75b1" style:font-size-asian="16pt" style:font-weight-asian="normal" style:font-size-complex="16pt" style:font-weight-complex="normal"/>
    </style:style>
    <style:style style:name="P26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0402452" style:font-size-asian="16pt" style:font-weight-asian="normal" style:font-size-complex="16pt" style:font-weight-complex="normal"/>
    </style:style>
    <style:style style:name="P26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16f9b2b" style:font-size-asian="16pt" style:font-weight-asian="normal" style:font-size-complex="16pt" style:font-weight-complex="normal"/>
    </style:style>
    <style:style style:name="P27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402452" officeooo:paragraph-rsid="017063a5" style:font-size-asian="16pt" style:font-weight-asian="normal" style:font-size-complex="16pt" style:font-weight-complex="normal"/>
    </style:style>
    <style:style style:name="P271"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f4c082" officeooo:paragraph-rsid="00f4c082" style:font-size-asian="16pt" style:font-weight-asian="normal" style:font-size-complex="16pt" style:font-weight-complex="normal"/>
    </style:style>
    <style:style style:name="P27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47daa" officeooo:paragraph-rsid="0032fed6" style:font-size-asian="16pt" style:font-weight-asian="normal" style:font-size-complex="16pt" style:font-weight-complex="normal"/>
    </style:style>
    <style:style style:name="P27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6f9b2b" officeooo:paragraph-rsid="016f9b2b" style:font-size-asian="16pt" style:font-weight-asian="normal" style:font-size-complex="16pt" style:font-weight-complex="normal"/>
    </style:style>
    <style:style style:name="P27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7063a5" officeooo:paragraph-rsid="017063a5" style:font-size-asian="16pt" style:font-weight-asian="normal" style:font-size-complex="16pt" style:font-weight-complex="normal"/>
    </style:style>
    <style:style style:name="P275"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70cac6" officeooo:paragraph-rsid="0170cac6" style:font-size-asian="16pt" style:font-weight-asian="normal" style:font-size-complex="16pt" style:font-weight-complex="normal"/>
    </style:style>
    <style:style style:name="P276"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3bf541" officeooo:paragraph-rsid="0170cac6" style:font-size-asian="16pt" style:font-weight-asian="normal" style:font-size-complex="16pt" style:font-weight-complex="normal"/>
    </style:style>
    <style:style style:name="P277"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ce866e" style:font-size-asian="16pt" style:font-size-complex="16pt" loext:padding="0in" loext:border="none"/>
    </style:style>
    <style:style style:name="P278"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253e1" style:font-size-asian="16pt" style:font-size-complex="16pt" loext:padding="0in" loext:border="none"/>
    </style:style>
    <style:style style:name="P279"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40979" officeooo:paragraph-rsid="01240979" style:font-size-asian="16pt" style:font-size-complex="16pt" loext:padding="0in" loext:border="none"/>
    </style:style>
    <style:style style:name="P280"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1269de4" officeooo:paragraph-rsid="01269de4" style:font-size-asian="16pt" style:font-size-complex="16pt" loext:padding="0in" loext:border="none"/>
    </style:style>
    <style:style style:name="P281" style:family="paragraph" style:parent-style-name="Standard">
      <style:text-properties fo:font-variant="normal" fo:text-transform="none" fo:color="#000000" style:font-name="Liberation Serif" fo:font-size="16pt" fo:letter-spacing="normal" fo:font-style="normal" style:text-underline-style="none" fo:font-weight="normal" officeooo:paragraph-rsid="01269de4" style:font-size-asian="16pt" style:font-size-complex="16pt"/>
    </style:style>
    <style:style style:name="P282"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3b635" style:font-size-asian="16pt" style:font-style-asian="normal" style:font-size-complex="16pt" style:font-style-complex="normal" loext:padding="0in" loext:border="none"/>
    </style:style>
    <style:style style:name="P283"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5a4ca2" officeooo:paragraph-rsid="00d837f1" style:font-size-asian="16pt" style:font-style-asian="normal" style:font-size-complex="16pt" style:font-style-complex="normal" loext:padding="0in" loext:border="none"/>
    </style:style>
    <style:style style:name="P284" style:family="paragraph" style:parent-style-name="Standard">
      <style:paragraph-properties fo:text-align="start" style:justify-single-word="false"/>
      <style:text-properties fo:font-variant="normal" fo:text-transform="none" fo:color="#000000" style:font-name="Liberation Serif" fo:font-size="16pt" fo:letter-spacing="normal" fo:font-style="normal" fo:font-weight="bold" officeooo:rsid="0098a9b3" officeooo:paragraph-rsid="00f9432b" style:font-size-asian="16pt" style:font-weight-asian="bold" style:font-size-complex="16pt" style:font-weight-complex="bold"/>
    </style:style>
    <style:style style:name="P285" style:family="paragraph" style:parent-style-name="Standard">
      <style:paragraph-properties fo:text-align="start" style:justify-single-word="false"/>
      <style:text-properties fo:font-variant="normal" fo:text-transform="none" fo:color="#000000" style:font-name="Liberation Serif" fo:font-size="16pt" fo:letter-spacing="normal" fo:language="fr" fo:country="FR" fo:font-style="normal" fo:font-weight="normal" officeooo:rsid="00ec5e21" officeooo:paragraph-rsid="00ec5e21" style:font-size-asian="16pt" style:font-size-complex="16pt"/>
    </style:style>
    <style:style style:name="P286"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287"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be2bf9" officeooo:paragraph-rsid="00f56d89" style:font-size-asian="16pt" style:font-style-asian="italic" style:font-size-complex="16pt" style:font-style-complex="italic"/>
    </style:style>
    <style:style style:name="P288" style:family="paragraph" style:parent-style-name="Standard">
      <style:paragraph-properties fo:text-align="start" style:justify-single-word="false"/>
      <style:text-properties fo:font-variant="normal" fo:text-transform="none" fo:color="#000000" style:font-name="Liberation Serif" fo:font-size="16pt" fo:letter-spacing="normal" fo:font-style="italic" fo:font-weight="normal" officeooo:rsid="0090fbfb" officeooo:paragraph-rsid="00f9432b" style:font-size-asian="16pt" style:font-style-asian="italic" style:font-size-complex="16pt" style:font-style-complex="italic"/>
    </style:style>
    <style:style style:name="P289"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53162" style:font-size-asian="18pt" style:font-weight-asian="normal" style:font-size-complex="18pt" style:font-weight-complex="normal"/>
    </style:style>
    <style:style style:name="P290"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solid" style:text-underline-width="auto" style:text-underline-color="font-color" fo:font-weight="normal" officeooo:rsid="00353162" officeooo:paragraph-rsid="003a740b" style:font-size-asian="18pt" style:font-weight-asian="normal" style:font-size-complex="18pt" style:font-weight-complex="normal"/>
    </style:style>
    <style:style style:name="P291" style:family="paragraph" style:parent-style-name="Standard">
      <style:paragraph-properties fo:text-align="start" style:justify-single-word="false"/>
      <style:text-properties fo:font-variant="normal" fo:text-transform="none" fo:color="#000000" style:font-name="Liberation Serif" fo:font-size="18pt" fo:letter-spacing="normal" fo:font-style="normal" style:text-underline-style="none" fo:font-weight="normal" officeooo:rsid="005a4ca2" officeooo:paragraph-rsid="00ce866e" style:font-size-asian="18pt" style:font-size-complex="18pt" loext:padding="0in" loext:border="none"/>
    </style:style>
    <style:style style:name="P292"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style:text-underline-style="none" fo:font-weight="normal" officeooo:rsid="0085f6c2" officeooo:paragraph-rsid="0085f6c2" style:font-size-asian="14pt" style:font-size-complex="14pt"/>
    </style:style>
    <style:style style:name="P293" style:family="paragraph" style:parent-style-name="Standard">
      <style:paragraph-properties fo:text-align="start" style:justify-single-word="false"/>
      <style:text-properties fo:font-variant="normal" fo:text-transform="none" fo:color="#000000" style:font-name="Liberation Serif" fo:font-size="14pt" fo:letter-spacing="normal" fo:font-style="normal" fo:font-weight="normal" officeooo:rsid="00eb2943" officeooo:paragraph-rsid="0085f6c2" style:font-size-asian="14pt" style:font-size-complex="14pt" loext:padding="0in" loext:border="none"/>
    </style:style>
    <style:style style:name="P294" style:family="paragraph" style:parent-style-name="Standard">
      <style:paragraph-properties fo:text-align="start" style:justify-single-word="false"/>
      <style:text-properties fo:font-variant="normal" fo:text-transform="none" fo:color="#000000" style:font-name="Liberation Serif" fo:font-size="20pt" fo:letter-spacing="normal" fo:font-style="normal" style:text-underline-style="solid" style:text-underline-width="auto" style:text-underline-color="font-color" fo:font-weight="normal" officeooo:rsid="00ce866e" officeooo:paragraph-rsid="00ce866e" style:font-size-asian="20pt" style:font-size-complex="20pt" loext:padding="0in" loext:border="none"/>
    </style:style>
    <style:style style:name="P295" style:family="paragraph" style:parent-style-name="Standard">
      <style:paragraph-properties fo:text-align="start" style:justify-single-word="false"/>
      <style:text-properties fo:font-variant="normal" fo:text-transform="none" fo:color="#000000" style:font-name="Times New Roman" fo:font-size="16pt" fo:letter-spacing="normal" fo:font-style="normal" style:text-underline-style="none" fo:font-weight="normal" officeooo:rsid="003724c2" officeooo:paragraph-rsid="003724c2" style:font-size-asian="16pt" style:font-weight-asian="normal" style:font-size-complex="16pt" style:font-weight-complex="normal"/>
    </style:style>
    <style:style style:name="P296" style:family="paragraph" style:parent-style-name="Standard">
      <style:paragraph-properties fo:text-align="start" style:justify-single-word="false"/>
      <style:text-properties fo:font-variant="normal" fo:text-transform="none" fo:color="#000000" style:font-name="Verdana" fo:font-size="9pt" fo:letter-spacing="normal" fo:font-style="normal" style:text-underline-style="none" fo:font-weight="normal" officeooo:rsid="005a4ca2" officeooo:paragraph-rsid="00ce866e" style:font-size-asian="16pt" style:font-size-complex="16pt" loext:padding="0in" loext:border="none"/>
    </style:style>
    <style:style style:name="P297"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style:text-underline-style="none" fo:font-weight="normal" officeooo:rsid="00402452" officeooo:paragraph-rsid="00402452" style:font-size-asian="16pt" style:font-style-asian="italic" style:font-weight-asian="normal" style:font-size-complex="16pt" style:font-style-complex="italic" style:font-weight-complex="normal"/>
    </style:style>
    <style:style style:name="P298"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fo:font-weight="normal" officeooo:paragraph-rsid="0179b5ef" style:font-size-asian="16pt" style:font-style-asian="italic" style:font-size-complex="16pt" style:font-style-complex="italic"/>
    </style:style>
    <style:style style:name="P299" style:family="paragraph" style:parent-style-name="Standard">
      <style:paragraph-properties fo:text-align="start" style:justify-single-word="false"/>
      <style:text-properties fo:font-variant="normal" fo:text-transform="none" fo:color="#000000" style:font-name="Liberation Serif1" fo:font-size="16pt" fo:letter-spacing="normal" fo:font-style="italic" fo:font-weight="normal" officeooo:paragraph-rsid="0179b5ef" style:font-size-asian="16pt" style:font-size-complex="16pt"/>
    </style:style>
    <style:style style:name="P300"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301"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79b5ef" style:font-size-asian="16pt" style:font-size-complex="16pt"/>
    </style:style>
    <style:style style:name="P302"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79ccfa" style:font-size-asian="16pt" style:font-size-complex="16pt"/>
    </style:style>
    <style:style style:name="P303"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7b5616" style:font-size-asian="16pt" style:font-size-complex="16pt"/>
    </style:style>
    <style:style style:name="P304"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81a271" style:font-size-asian="16pt" style:font-size-complex="16pt"/>
    </style:style>
    <style:style style:name="P305"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86b2c2" style:font-size-asian="16pt" style:font-size-complex="16pt"/>
    </style:style>
    <style:style style:name="P306"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877db9" style:font-size-asian="16pt" style:font-size-complex="16pt"/>
    </style:style>
    <style:style style:name="P307"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paragraph-rsid="018dbc18" style:font-size-asian="16pt" style:font-size-complex="16pt"/>
    </style:style>
    <style:style style:name="P308"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709e0" officeooo:paragraph-rsid="0179b5ef" style:font-size-asian="16pt" style:font-size-complex="16pt"/>
    </style:style>
    <style:style style:name="P309"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8a982" officeooo:paragraph-rsid="0179b5ef" style:font-size-asian="16pt" style:font-size-complex="16pt"/>
    </style:style>
    <style:style style:name="P310"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9ccfa" officeooo:paragraph-rsid="0179ccfa" style:font-size-asian="16pt" style:font-size-complex="16pt"/>
    </style:style>
    <style:style style:name="P311"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a7be6" officeooo:paragraph-rsid="017a7be6" style:font-size-asian="16pt" style:font-size-complex="16pt"/>
    </style:style>
    <style:style style:name="P312"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b5616" officeooo:paragraph-rsid="017b5616" style:font-size-asian="16pt" style:font-size-complex="16pt"/>
    </style:style>
    <style:style style:name="P313"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fd8e8" officeooo:paragraph-rsid="017fd8e8" style:font-size-asian="16pt" style:font-size-complex="16pt"/>
    </style:style>
    <style:style style:name="P314"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86b2c2" officeooo:paragraph-rsid="0186b2c2" style:font-size-asian="16pt" style:font-size-complex="16pt"/>
    </style:style>
    <style:style style:name="P315"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d64b9" officeooo:paragraph-rsid="01877db9" style:font-size-asian="16pt" style:font-size-complex="16pt"/>
    </style:style>
    <style:style style:name="P316"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d9d75" officeooo:paragraph-rsid="01877db9" style:font-size-asian="16pt" style:font-size-complex="16pt"/>
    </style:style>
    <style:style style:name="P317"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8867cf" officeooo:paragraph-rsid="018867cf" style:font-size-asian="16pt" style:font-size-complex="16pt"/>
    </style:style>
    <style:style style:name="P318"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89a61e" officeooo:paragraph-rsid="018dbc18" style:font-size-asian="16pt" style:font-size-complex="16pt"/>
    </style:style>
    <style:style style:name="P319"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8b7c44" officeooo:paragraph-rsid="018dbc18" style:font-size-asian="16pt" style:font-size-complex="16pt"/>
    </style:style>
    <style:style style:name="P320"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none" fo:font-weight="normal" officeooo:rsid="016f9b2b" officeooo:paragraph-rsid="016f9b2b" style:font-size-asian="16pt" style:font-style-asian="normal" style:font-weight-asian="normal" style:font-size-complex="16pt" style:font-style-complex="normal" style:font-weight-complex="normal"/>
    </style:style>
    <style:style style:name="P321"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none" fo:font-weight="normal" officeooo:rsid="017063a5" officeooo:paragraph-rsid="017063a5" style:font-size-asian="16pt" style:font-style-asian="normal" style:font-weight-asian="normal" style:font-size-complex="16pt" style:font-style-complex="normal" style:font-weight-complex="normal"/>
    </style:style>
    <style:style style:name="P322"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none" fo:font-weight="normal" officeooo:rsid="016c568f" officeooo:paragraph-rsid="0179b5ef" style:font-size-asian="16pt" style:font-size-complex="16pt"/>
    </style:style>
    <style:style style:name="P323"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17d64b9" officeooo:paragraph-rsid="01877db9" style:font-size-asian="16pt" style:font-size-complex="16pt"/>
    </style:style>
    <style:style style:name="P324"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17d9d75" officeooo:paragraph-rsid="01877db9" style:font-size-asian="16pt" style:font-size-complex="16pt"/>
    </style:style>
    <style:style style:name="P325"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paragraph-rsid="01877db9" style:font-size-asian="16pt" style:font-size-complex="16pt"/>
    </style:style>
    <style:style style:name="P326" style:family="paragraph" style:parent-style-name="Standard">
      <style:paragraph-properties fo:text-align="center" style:justify-single-word="false"/>
      <style:text-properties fo:font-variant="normal" fo:text-transform="none" fo:color="#000000" style:font-name="Liberation Serif1" fo:font-size="14pt" fo:letter-spacing="normal" fo:font-style="normal" style:text-underline-style="solid" style:text-underline-width="auto" style:text-underline-color="font-color" fo:font-weight="normal" officeooo:rsid="010c696b" officeooo:paragraph-rsid="001bbaa8" style:font-size-asian="14pt" style:font-size-complex="14pt"/>
    </style:style>
    <style:style style:name="P327"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paragraph-rsid="004c5d7a" style:font-size-asian="14pt" style:font-size-complex="14pt"/>
    </style:style>
    <style:style style:name="P328" style:family="paragraph" style:parent-style-name="Standard">
      <style:paragraph-properties fo:text-align="start" style:justify-single-word="false"/>
      <style:text-properties fo:font-variant="normal" fo:text-transform="none" fo:color="#000000" style:font-name="Liberation Serif1" fo:font-size="14pt" fo:letter-spacing="normal" fo:font-style="normal" fo:font-weight="normal" officeooo:rsid="010c696b" officeooo:paragraph-rsid="01877db9" style:font-size-asian="14pt" style:font-size-complex="14pt"/>
    </style:style>
    <style:style style:name="P329" style:family="paragraph" style:parent-style-name="Standard">
      <style:paragraph-properties fo:text-align="start" style:justify-single-word="false"/>
      <style:text-properties fo:font-variant="normal" fo:text-transform="none" fo:color="#0b0080" fo:font-size="16pt" fo:letter-spacing="normal" officeooo:paragraph-rsid="0085f6c2" loext:padding="0.0193in" loext:border="0.06pt solid #c8ccd1"/>
    </style:style>
    <style:style style:name="P330"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paragraph-rsid="0085f6c2" style:font-size-asian="14pt" style:font-size-complex="14pt" loext:padding="0in" loext:border="none"/>
    </style:style>
    <style:style style:name="P331" style:family="paragraph" style:parent-style-name="Standard">
      <style:paragraph-properties fo:text-align="start" style:justify-single-word="false"/>
      <style:text-properties fo:font-variant="normal" fo:text-transform="none" fo:color="#222222" style:font-name="Liberation Serif" fo:font-size="14pt" fo:letter-spacing="normal" fo:font-style="normal" fo:font-weight="normal" officeooo:rsid="00eb2943" officeooo:paragraph-rsid="0085f6c2" style:font-size-asian="14pt" style:font-size-complex="14pt" loext:padding="0in" loext:border="none"/>
    </style:style>
    <style:style style:name="P332"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0f9432b" officeooo:paragraph-rsid="00f26df5" style:font-size-asian="16pt" style:font-size-complex="16pt"/>
    </style:style>
    <style:style style:name="P333"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15503d2" officeooo:paragraph-rsid="015503d2" style:font-size-asian="16pt" style:font-size-complex="16pt"/>
    </style:style>
    <style:style style:name="P334" style:family="paragraph" style:parent-style-name="Standard">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1570261" officeooo:paragraph-rsid="01570261" style:font-size-asian="16pt" style:font-size-complex="16pt"/>
    </style:style>
    <style:style style:name="P335" style:family="paragraph" style:parent-style-name="Standard">
      <style:paragraph-properties fo:text-align="start" style:justify-single-word="false"/>
      <style:text-properties officeooo:rsid="00f4c082" officeooo:paragraph-rsid="00f4c082"/>
    </style:style>
    <style:style style:name="P336" style:family="paragraph" style:parent-style-name="Standard">
      <style:text-properties officeooo:paragraph-rsid="01269de4"/>
    </style:style>
    <style:style style:name="P337" style:family="paragraph" style:parent-style-name="Standard">
      <style:paragraph-properties fo:text-align="start" style:justify-single-word="false"/>
      <style:text-properties officeooo:rsid="013ca87b" officeooo:paragraph-rsid="013ca87b"/>
    </style:style>
    <style:style style:name="P338" style:family="paragraph" style:parent-style-name="Standard">
      <style:text-properties fo:font-size="16pt" style:font-size-asian="16pt" style:font-size-complex="16pt"/>
    </style:style>
    <style:style style:name="P339" style:family="paragraph" style:parent-style-name="Standard">
      <style:text-properties fo:font-size="16pt" officeooo:paragraph-rsid="0173a82e" style:font-size-asian="16pt" style:font-size-complex="16pt"/>
    </style:style>
    <style:style style:name="P340" style:family="paragraph" style:parent-style-name="Standard">
      <style:paragraph-properties fo:text-align="center" style:justify-single-word="false"/>
      <style:text-properties officeooo:paragraph-rsid="018dbc18"/>
    </style:style>
    <style:style style:name="P341" style:family="paragraph" style:parent-style-name="Text_20_body">
      <style:paragraph-properties fo:text-align="start" style:justify-single-word="false"/>
      <style:text-properties fo:font-size="14pt" officeooo:rsid="0090fbfb" officeooo:paragraph-rsid="00f9432b"/>
    </style:style>
    <style:style style:name="P342" style:family="paragraph" style:parent-style-name="Text_20_body">
      <style:paragraph-properties fo:text-align="start" style:justify-single-word="false"/>
      <style:text-properties fo:font-variant="normal" fo:text-transform="none" fo:color="#000000" style:font-name="Liberation Serif" fo:font-size="16pt" fo:letter-spacing="normal" fo:font-style="normal" style:text-underline-style="none" fo:font-weight="normal" officeooo:rsid="0020d89b" officeooo:paragraph-rsid="005e0fbf" style:font-size-asian="16pt" style:font-size-complex="16pt"/>
    </style:style>
    <style:style style:name="P343" style:family="paragraph" style:parent-style-name="Text_20_body">
      <style:text-properties fo:font-variant="normal" fo:text-transform="none" fo:color="#000000" style:font-name="Liberation Serif" fo:font-size="16pt" fo:letter-spacing="normal" fo:font-style="normal" fo:font-weight="normal" style:font-size-asian="16pt" style:font-size-complex="16pt"/>
    </style:style>
    <style:style style:name="P344" style:family="paragraph" style:parent-style-name="Text_20_body">
      <style:text-properties fo:font-variant="normal" fo:text-transform="none" fo:color="#000000" style:font-name="Liberation Serif" fo:font-size="16pt" fo:letter-spacing="normal" fo:font-style="normal" fo:font-weight="normal" officeooo:rsid="00aec798" officeooo:paragraph-rsid="00f56d89" style:font-size-asian="16pt" style:font-size-complex="16pt"/>
    </style:style>
    <style:style style:name="P345" style:family="paragraph" style:parent-style-name="Text_20_body">
      <style:text-properties fo:font-variant="normal" fo:text-transform="none" fo:color="#000000" style:font-name="Liberation Serif" fo:font-size="16pt" fo:letter-spacing="normal" fo:font-style="normal" fo:font-weight="normal" officeooo:rsid="00f70266" officeooo:paragraph-rsid="00f70266" style:font-size-asian="16pt" style:font-size-complex="16pt"/>
    </style:style>
    <style:style style:name="P346" style:family="paragraph" style:parent-style-name="Text_20_body">
      <style:text-properties fo:font-variant="normal" fo:text-transform="none" fo:color="#000000" style:font-name="Liberation Serif" fo:font-size="16pt" fo:letter-spacing="normal" fo:font-style="normal" fo:font-weight="normal" officeooo:rsid="0163b033" officeooo:paragraph-rsid="0163b033" style:font-size-asian="16pt" style:font-size-complex="16pt"/>
    </style:style>
    <style:style style:name="P347" style:family="paragraph" style:parent-style-name="Text_20_body">
      <style:text-properties fo:font-variant="normal" fo:text-transform="none" fo:color="#000000" style:font-name="Liberation Serif" fo:font-size="16pt" fo:letter-spacing="normal" fo:font-style="normal" fo:font-weight="normal" officeooo:rsid="007b2969" officeooo:paragraph-rsid="007b2969" style:font-size-asian="16pt" style:font-style-asian="normal" style:font-size-complex="16pt" style:font-style-complex="normal"/>
    </style:style>
    <style:style style:name="P348" style:family="paragraph" style:parent-style-name="Text_20_body">
      <style:text-properties fo:font-variant="normal" fo:text-transform="none" fo:color="#000000" style:font-name="Liberation Serif" fo:font-size="16pt" fo:letter-spacing="normal" fo:font-style="italic" fo:font-weight="normal" officeooo:rsid="00b26842" officeooo:paragraph-rsid="00f56d89" style:font-size-asian="16pt" style:font-style-asian="italic" style:font-weight-asian="normal" style:font-size-complex="16pt" style:font-style-complex="italic" style:font-weight-complex="normal"/>
    </style:style>
    <style:style style:name="P349" style:family="paragraph" style:parent-style-name="Text_20_body">
      <style:text-properties fo:font-variant="normal" fo:text-transform="none" fo:color="#000000" style:font-name="Liberation Serif" fo:font-size="16pt" fo:letter-spacing="normal" fo:font-style="italic" fo:font-weight="normal" officeooo:paragraph-rsid="00f56d89" style:font-size-asian="16pt" style:font-style-asian="italic" style:font-size-complex="16pt" style:font-style-complex="italic"/>
    </style:style>
    <style:style style:name="P350" style:family="paragraph" style:parent-style-name="Text_20_body">
      <style:text-properties fo:font-variant="normal" fo:text-transform="none" fo:color="#000000" style:font-name="Liberation Serif" fo:font-size="16pt" fo:letter-spacing="normal" fo:font-style="italic" fo:font-weight="normal" officeooo:rsid="00bfbf9f" officeooo:paragraph-rsid="00f56d89" style:font-size-asian="16pt" style:font-style-asian="italic" style:font-size-complex="16pt" style:font-style-complex="italic"/>
    </style:style>
    <style:style style:name="P351" style:family="paragraph" style:parent-style-name="Text_20_body">
      <style:text-properties fo:font-variant="normal" fo:text-transform="none" fo:color="#000000" style:font-name="Liberation Serif" fo:font-size="16pt" fo:letter-spacing="normal" fo:font-style="italic" fo:font-weight="normal" officeooo:rsid="00bcfbc0" officeooo:paragraph-rsid="00f56d89" style:font-size-asian="16pt" style:font-style-asian="italic" style:font-size-complex="16pt" style:font-style-complex="italic"/>
    </style:style>
    <style:style style:name="P352" style:family="paragraph" style:parent-style-name="Text_20_body">
      <style:text-properties fo:font-variant="normal" fo:text-transform="none" fo:color="#000000" style:font-name="Liberation Serif" fo:font-size="16pt" fo:letter-spacing="normal" fo:font-style="italic" fo:font-weight="normal" officeooo:rsid="00b5defe" officeooo:paragraph-rsid="00f56d89" style:font-size-asian="16pt" style:font-style-asian="italic" style:font-size-complex="16pt" style:font-style-complex="italic"/>
    </style:style>
    <style:style style:name="P353" style:family="paragraph" style:parent-style-name="Text_20_body">
      <style:text-properties fo:font-variant="normal" fo:text-transform="none" fo:color="#000000" style:font-name="Liberation Serif" fo:font-size="16pt" fo:letter-spacing="normal" fo:font-style="italic" fo:font-weight="normal" officeooo:rsid="00b7b84e" officeooo:paragraph-rsid="00f56d89" style:font-size-asian="16pt" style:font-style-asian="italic" style:font-size-complex="16pt" style:font-style-complex="italic"/>
    </style:style>
    <style:style style:name="P354" style:family="paragraph" style:parent-style-name="Text_20_body">
      <style:text-properties fo:font-variant="normal" fo:text-transform="none" fo:color="#000000" style:font-name="Liberation Serif" fo:font-size="16pt" fo:letter-spacing="normal" officeooo:paragraph-rsid="00f56d89" style:font-size-asian="16pt" style:font-size-complex="16pt"/>
    </style:style>
    <style:style style:name="P355" style:family="paragraph" style:parent-style-name="Text_20_body">
      <style:text-properties fo:font-variant="normal" fo:text-transform="none" fo:color="#000000" style:font-name="Liberation Serif" fo:font-size="14pt" fo:letter-spacing="normal" fo:font-style="normal" fo:font-weight="normal" officeooo:paragraph-rsid="00f56d89" style:font-size-asian="14pt" style:font-size-complex="14pt"/>
    </style:style>
    <style:style style:name="P356" style:family="paragraph" style:parent-style-name="Text_20_body">
      <style:text-properties fo:font-variant="normal" fo:text-transform="none" fo:color="#000000" style:font-name="Liberation Serif" fo:font-size="14pt" fo:letter-spacing="normal" fo:font-style="normal" fo:font-weight="normal" officeooo:rsid="00f90833" officeooo:paragraph-rsid="00f56d89" style:font-size-asian="14pt" style:font-size-complex="14pt"/>
    </style:style>
    <style:style style:name="P357" style:family="paragraph" style:parent-style-name="Text_20_body">
      <style:text-properties fo:font-variant="normal" fo:text-transform="none" fo:color="#000000" style:font-name="Liberation Serif" fo:font-size="14pt" fo:letter-spacing="normal" fo:font-style="normal" fo:font-weight="normal" officeooo:rsid="00c71c8f" officeooo:paragraph-rsid="016568b8" style:font-size-asian="14pt" style:font-size-complex="14pt"/>
    </style:style>
    <style:style style:name="P358" style:family="paragraph" style:parent-style-name="Text_20_body">
      <style:text-properties fo:font-variant="normal" fo:text-transform="none" fo:color="#000000" style:font-name="Liberation Serif" fo:font-size="14pt" fo:letter-spacing="normal" fo:font-style="normal" fo:font-weight="normal" officeooo:rsid="016568b8" officeooo:paragraph-rsid="016568b8" style:font-size-asian="14pt" style:font-size-complex="14pt"/>
    </style:style>
    <style:style style:name="P359" style:family="paragraph" style:parent-style-name="Text_20_body">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360"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20d89b" officeooo:paragraph-rsid="005e0fbf" style:font-size-asian="16pt" style:font-size-complex="16pt"/>
    </style:style>
    <style:style style:name="P361"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none" fo:font-weight="normal" officeooo:rsid="00f1b6f1" officeooo:paragraph-rsid="00f1b6f1" style:font-size-asian="16pt" style:font-size-complex="16pt"/>
    </style:style>
    <style:style style:name="P362" style:family="paragraph" style:parent-style-name="Text_20_body">
      <style:paragraph-properties fo:text-align="start" style:justify-single-word="false"/>
      <style:text-properties fo:font-variant="normal" fo:text-transform="none" fo:color="#222222" style:font-name="Liberation Serif" fo:font-size="16pt" fo:letter-spacing="normal" fo:font-style="normal" style:text-underline-style="solid" style:text-underline-width="auto" style:text-underline-color="font-color" fo:font-weight="normal" officeooo:rsid="00f1b6f1" officeooo:paragraph-rsid="00f1b6f1" style:font-size-asian="16pt" style:font-size-complex="16pt"/>
    </style:style>
    <style:style style:name="P363" style:family="paragraph" style:parent-style-name="Text_20_body">
      <style:text-properties fo:font-variant="normal" fo:text-transform="none" fo:color="#222222" style:font-name="Liberation Serif" fo:font-size="16pt" fo:letter-spacing="normal" fo:font-style="normal" fo:font-weight="normal" officeooo:rsid="0149b1cf" officeooo:paragraph-rsid="0149b1cf" fo:background-color="#f8f9fa" style:font-size-asian="16pt" style:font-size-complex="16pt" loext:padding="0in" loext:border="none"/>
    </style:style>
    <style:style style:name="P364" style:family="paragraph" style:parent-style-name="Text_20_body">
      <style:text-properties fo:font-variant="normal" fo:text-transform="none" fo:color="#222222" style:font-name="Liberation Serif" fo:font-size="16pt" fo:letter-spacing="normal" fo:font-style="normal" fo:font-weight="normal" officeooo:rsid="014ae4a4" officeooo:paragraph-rsid="014ae4a4" style:font-size-asian="16pt" style:font-size-complex="16pt"/>
    </style:style>
    <style:style style:name="P365" style:family="paragraph" style:parent-style-name="Text_20_body">
      <style:text-properties fo:font-variant="normal" fo:text-transform="none" fo:color="#222222" style:font-name="Liberation Serif" fo:font-size="16pt" fo:letter-spacing="normal" fo:font-style="normal" fo:font-weight="normal" officeooo:rsid="014ae4a4" officeooo:paragraph-rsid="0149b1cf" style:font-size-asian="16pt" style:font-size-complex="16pt"/>
    </style:style>
    <style:style style:name="P366" style:family="paragraph" style:parent-style-name="Text_20_body">
      <style:text-properties fo:font-variant="normal" fo:text-transform="none" fo:color="#222222" style:font-name="Liberation Serif" fo:font-size="16pt" fo:letter-spacing="normal" fo:font-style="normal" fo:font-weight="normal" officeooo:paragraph-rsid="0149b1cf" style:font-size-asian="16pt" style:font-size-complex="16pt"/>
    </style:style>
    <style:style style:name="P367" style:family="paragraph" style:parent-style-name="Text_20_body">
      <style:text-properties fo:font-variant="normal" fo:text-transform="none" fo:color="#222222" style:font-name="sans-serif" fo:font-size="9pt" fo:letter-spacing="normal" fo:font-style="normal" fo:font-weight="normal" fo:background-color="#f8f9fa" loext:padding="0in" loext:border="none"/>
    </style:style>
    <style:style style:name="P368" style:family="paragraph" style:parent-style-name="Text_20_body">
      <style:text-properties fo:color="#000000" fo:font-size="16pt" style:font-size-asian="16pt" style:font-size-complex="16pt"/>
    </style:style>
    <style:style style:name="P369" style:family="paragraph" style:parent-style-name="Text_20_body">
      <style:text-properties fo:color="#000000" fo:font-size="16pt" officeooo:rsid="007daf2c" officeooo:paragraph-rsid="007daf2c" style:font-size-asian="16pt" style:font-size-complex="16pt"/>
    </style:style>
    <style:style style:name="P370" style:family="paragraph" style:parent-style-name="Text_20_body">
      <style:text-properties fo:color="#000000" fo:font-size="16pt" officeooo:rsid="007ecca3" officeooo:paragraph-rsid="007ecca3" style:font-size-asian="16pt" style:font-size-complex="16pt"/>
    </style:style>
    <style:style style:name="P371" style:family="paragraph" style:parent-style-name="Text_20_body">
      <style:text-properties fo:color="#000000" fo:font-size="16pt" officeooo:rsid="00808494" officeooo:paragraph-rsid="00808494" style:font-size-asian="16pt" style:font-size-complex="16pt"/>
    </style:style>
    <style:style style:name="P372" style:family="paragraph" style:parent-style-name="Text_20_body">
      <style:text-properties fo:color="#000000" fo:font-size="16pt" officeooo:rsid="0080b801" officeooo:paragraph-rsid="0080b801" style:font-size-asian="16pt" style:font-size-complex="16pt"/>
    </style:style>
    <style:style style:name="P373" style:family="paragraph" style:parent-style-name="Text_20_body">
      <style:text-properties fo:color="#000000" fo:font-size="16pt" officeooo:rsid="0082b335" officeooo:paragraph-rsid="0082b335" style:font-size-asian="16pt" style:font-size-complex="16pt"/>
    </style:style>
    <style:style style:name="P374" style:family="paragraph" style:parent-style-name="Text_20_body">
      <style:text-properties fo:color="#000000" fo:font-size="16pt" officeooo:paragraph-rsid="00f1b6f1" style:font-size-asian="16pt" style:font-size-complex="16pt"/>
    </style:style>
    <style:style style:name="P375" style:family="paragraph" style:parent-style-name="Text_20_body">
      <style:text-properties fo:color="#000000" fo:font-size="16pt" officeooo:rsid="00aec798" officeooo:paragraph-rsid="00f56d89" style:font-size-asian="16pt" style:font-size-complex="16pt"/>
    </style:style>
    <style:style style:name="P376" style:family="paragraph" style:parent-style-name="Text_20_body">
      <style:text-properties fo:color="#000000" fo:font-size="16pt" officeooo:rsid="00aec798" officeooo:paragraph-rsid="00f70266" style:font-size-asian="16pt" style:font-size-complex="16pt"/>
    </style:style>
    <style:style style:name="P377" style:family="paragraph" style:parent-style-name="Text_20_body">
      <style:text-properties fo:color="#000000" fo:font-size="16pt" officeooo:rsid="00b167f3" officeooo:paragraph-rsid="00f56d89" style:font-size-asian="16pt" style:font-size-complex="16pt"/>
    </style:style>
    <style:style style:name="P378" style:family="paragraph" style:parent-style-name="Text_20_body">
      <style:text-properties fo:color="#000000" fo:font-size="16pt" officeooo:rsid="00b9822f" officeooo:paragraph-rsid="00f56d89" style:font-size-asian="16pt" style:font-size-complex="16pt"/>
    </style:style>
    <style:style style:name="P379" style:family="paragraph" style:parent-style-name="Text_20_body">
      <style:text-properties fo:color="#000000" fo:font-size="16pt" officeooo:rsid="00bb4a7f" officeooo:paragraph-rsid="00f56d89" style:font-size-asian="16pt" style:font-size-complex="16pt"/>
    </style:style>
    <style:style style:name="P380" style:family="paragraph" style:parent-style-name="Text_20_body">
      <style:text-properties fo:color="#000000" fo:font-size="16pt" officeooo:rsid="00bcfbc0" officeooo:paragraph-rsid="00f56d89" style:font-size-asian="16pt" style:font-size-complex="16pt"/>
    </style:style>
    <style:style style:name="P381" style:family="paragraph" style:parent-style-name="Text_20_body">
      <style:text-properties fo:color="#000000" fo:font-size="16pt" officeooo:rsid="00bd00b4" officeooo:paragraph-rsid="00f56d89" style:font-size-asian="16pt" style:font-size-complex="16pt"/>
    </style:style>
    <style:style style:name="P382" style:family="paragraph" style:parent-style-name="Text_20_body">
      <style:text-properties fo:color="#000000" fo:font-size="16pt" officeooo:rsid="00be2bf9" officeooo:paragraph-rsid="00f56d89" style:font-size-asian="16pt" style:font-size-complex="16pt"/>
    </style:style>
    <style:style style:name="P383" style:family="paragraph" style:parent-style-name="Text_20_body">
      <style:text-properties fo:color="#000000" fo:font-size="16pt" officeooo:rsid="00c335e1" officeooo:paragraph-rsid="00f56d89" style:font-size-asian="16pt" style:font-size-complex="16pt"/>
    </style:style>
    <style:style style:name="P384" style:family="paragraph" style:parent-style-name="Text_20_body">
      <style:text-properties fo:color="#000000" fo:font-size="16pt" officeooo:rsid="00c4239f" officeooo:paragraph-rsid="00f56d89" style:font-size-asian="16pt" style:font-size-complex="16pt"/>
    </style:style>
    <style:style style:name="P385" style:family="paragraph" style:parent-style-name="Text_20_body">
      <style:text-properties fo:color="#000000" fo:font-size="16pt" officeooo:rsid="00b7b84e" officeooo:paragraph-rsid="00f56d89" style:font-size-asian="16pt" style:font-size-complex="16pt"/>
    </style:style>
    <style:style style:name="P386" style:family="paragraph" style:parent-style-name="Text_20_body">
      <style:text-properties fo:color="#000000" fo:font-size="16pt" officeooo:rsid="00c71c8f" officeooo:paragraph-rsid="00f56d89" style:font-size-asian="16pt" style:font-size-complex="16pt"/>
    </style:style>
    <style:style style:name="P387" style:family="paragraph" style:parent-style-name="Text_20_body">
      <style:text-properties fo:color="#000000" fo:font-size="16pt" officeooo:rsid="00c90d4d" officeooo:paragraph-rsid="00f56d89" style:font-size-asian="16pt" style:font-size-complex="16pt"/>
    </style:style>
    <style:style style:name="P388" style:family="paragraph" style:parent-style-name="Text_20_body">
      <style:text-properties fo:color="#000000" fo:font-size="16pt" officeooo:rsid="00f7104c" officeooo:paragraph-rsid="00f7104c" style:font-size-asian="16pt" style:font-size-complex="16pt"/>
    </style:style>
    <style:style style:name="P389" style:family="paragraph" style:parent-style-name="Text_20_body">
      <style:text-properties fo:color="#000000" fo:font-size="16pt" officeooo:rsid="00f7104c" officeooo:paragraph-rsid="00f8728b" style:font-size-asian="16pt" style:font-size-complex="16pt"/>
    </style:style>
    <style:style style:name="P390" style:family="paragraph" style:parent-style-name="Text_20_body">
      <style:text-properties fo:color="#000000" fo:font-size="16pt" officeooo:rsid="00f8728b" officeooo:paragraph-rsid="00f8728b" style:font-size-asian="16pt" style:font-size-complex="16pt"/>
    </style:style>
    <style:style style:name="P391" style:family="paragraph" style:parent-style-name="Text_20_body">
      <style:text-properties fo:color="#000000" fo:font-size="16pt" officeooo:rsid="00f90833" officeooo:paragraph-rsid="00f90833" style:font-size-asian="16pt" style:font-size-complex="16pt"/>
    </style:style>
    <style:style style:name="P392" style:family="paragraph" style:parent-style-name="Text_20_body">
      <style:text-properties fo:color="#000000" fo:font-size="16pt" officeooo:rsid="01437145" officeooo:paragraph-rsid="01437145" style:font-size-asian="16pt" style:font-size-complex="16pt"/>
    </style:style>
    <style:style style:name="P393" style:family="paragraph" style:parent-style-name="Text_20_body">
      <style:text-properties fo:color="#000000" fo:font-size="16pt" officeooo:rsid="00c19fff" officeooo:paragraph-rsid="00f56d89" style:font-size-asian="16pt" style:font-size-complex="16pt"/>
    </style:style>
    <style:style style:name="P394" style:family="paragraph" style:parent-style-name="Text_20_body">
      <style:text-properties fo:color="#000000" fo:font-size="16pt" officeooo:rsid="016568b8" officeooo:paragraph-rsid="016568b8" style:font-size-asian="16pt" style:font-size-complex="16pt"/>
    </style:style>
    <style:style style:name="P395" style:family="paragraph" style:parent-style-name="Text_20_body">
      <style:text-properties fo:color="#000000" fo:font-size="16pt" style:text-underline-style="solid" style:text-underline-width="auto" style:text-underline-color="font-color" officeooo:rsid="00fba465" style:font-size-asian="16pt" style:font-size-complex="16pt"/>
    </style:style>
    <style:style style:name="P396" style:family="paragraph" style:parent-style-name="Text_20_body">
      <style:text-properties fo:color="#000000" fo:font-size="16pt" style:text-underline-style="solid" style:text-underline-width="auto" style:text-underline-color="font-color" officeooo:rsid="001bbaa8" officeooo:paragraph-rsid="00f56d89" style:font-size-asian="16pt" style:font-size-complex="16pt"/>
    </style:style>
    <style:style style:name="P397" style:family="paragraph" style:parent-style-name="Text_20_body">
      <style:text-properties fo:color="#000000" fo:font-size="16pt" fo:font-weight="bold" officeooo:rsid="00aec798" officeooo:paragraph-rsid="00f56d89" style:font-size-asian="16pt" style:font-weight-asian="bold" style:font-size-complex="16pt" style:font-weight-complex="bold"/>
    </style:style>
    <style:style style:name="P398" style:family="paragraph" style:parent-style-name="Text_20_body">
      <style:text-properties fo:color="#000000" fo:font-size="16pt" style:text-underline-style="none" officeooo:rsid="0020d89b" style:font-size-asian="16pt" style:font-size-complex="16pt"/>
    </style:style>
    <style:style style:name="P399" style:family="paragraph" style:parent-style-name="Text_20_body">
      <style:paragraph-properties fo:text-align="start" style:justify-single-word="false"/>
      <style:text-properties fo:color="#000000" fo:font-size="16pt" style:text-underline-style="none" officeooo:rsid="0020d89b" officeooo:paragraph-rsid="00f1b6f1" style:font-size-asian="16pt" style:font-size-complex="16pt"/>
    </style:style>
    <style:style style:name="P400" style:family="paragraph" style:parent-style-name="Text_20_body">
      <style:text-properties fo:color="#000000" fo:font-size="16pt" style:text-underline-style="none" officeooo:rsid="016c568f" officeooo:paragraph-rsid="016c568f" style:font-size-asian="16pt" style:font-size-complex="16pt"/>
    </style:style>
    <style:style style:name="P401" style:family="paragraph" style:parent-style-name="Text_20_body">
      <style:text-properties fo:color="#000000" fo:font-size="16pt" style:text-underline-style="none" officeooo:rsid="016c568f" officeooo:paragraph-rsid="016e0827" style:font-size-asian="16pt" style:font-size-complex="16pt"/>
    </style:style>
    <style:style style:name="P402" style:family="paragraph" style:parent-style-name="Text_20_body">
      <style:text-properties fo:color="#000000" fo:font-size="16pt" fo:font-style="italic" officeooo:rsid="00aec798" officeooo:paragraph-rsid="00f56d89" style:font-size-asian="16pt" style:font-style-asian="italic" style:font-size-complex="16pt" style:font-style-complex="italic"/>
    </style:style>
    <style:style style:name="P403" style:family="paragraph" style:parent-style-name="Text_20_body">
      <style:paragraph-properties fo:text-align="start" style:justify-single-word="false"/>
      <style:text-properties fo:color="#000000" style:font-name="Liberation Serif" fo:font-size="16pt" fo:letter-spacing="normal" fo:font-style="normal" style:text-underline-style="none" fo:font-weight="normal" officeooo:rsid="00692cbe" officeooo:paragraph-rsid="00e36781" style:font-size-asian="16pt" style:font-style-asian="normal" style:font-size-complex="16pt" style:font-style-complex="normal" loext:padding="0in" loext:border="none"/>
    </style:style>
    <style:style style:name="P404" style:family="paragraph" style:parent-style-name="Text_20_body">
      <style:text-properties fo:color="#000000" style:font-name="Liberation Serif" fo:font-size="16pt" fo:font-style="normal" officeooo:rsid="007b2969" officeooo:paragraph-rsid="007b2969" style:font-size-asian="16pt" style:font-style-asian="normal" style:font-size-complex="16pt" style:font-style-complex="normal"/>
    </style:style>
    <style:style style:name="P405" style:family="paragraph" style:parent-style-name="Text_20_body">
      <style:text-properties fo:color="#000000" style:font-name="Liberation Serif" fo:font-size="16pt" fo:font-style="normal" officeooo:rsid="007daf2c" officeooo:paragraph-rsid="007daf2c" style:font-size-asian="16pt" style:font-style-asian="normal" style:font-size-complex="16pt" style:font-style-complex="normal"/>
    </style:style>
    <style:style style:name="P406" style:family="paragraph" style:parent-style-name="Text_20_body">
      <style:text-properties fo:color="#000000" style:font-name="Liberation Serif" fo:font-size="16pt" fo:font-style="normal" officeooo:rsid="01419896" officeooo:paragraph-rsid="01419896" style:font-size-asian="16pt" style:font-style-asian="normal" style:font-size-complex="16pt" style:font-style-complex="normal"/>
    </style:style>
    <style:style style:name="P407" style:family="paragraph" style:parent-style-name="Text_20_body">
      <style:text-properties fo:color="#000000" style:font-name="Liberation Serif" fo:font-size="16pt" officeooo:rsid="00bfbf9f" officeooo:paragraph-rsid="00f56d89" style:font-size-asian="16pt" style:font-size-complex="16pt"/>
    </style:style>
    <style:style style:name="P408" style:family="paragraph" style:parent-style-name="Text_20_body">
      <style:text-properties fo:color="#000000" style:font-name="Liberation Serif" fo:font-size="16pt" officeooo:paragraph-rsid="00f56d89" style:font-size-asian="16pt" style:font-size-complex="16pt"/>
    </style:style>
    <style:style style:name="P409" style:family="paragraph" style:parent-style-name="Text_20_body">
      <style:text-properties fo:color="#000000" style:font-name="Liberation Serif" fo:font-size="16pt" officeooo:rsid="00f70266" officeooo:paragraph-rsid="00f70266" style:font-size-asian="16pt" style:font-size-complex="16pt"/>
    </style:style>
    <style:style style:name="P410" style:family="paragraph" style:parent-style-name="Text_20_body">
      <style:text-properties fo:color="#000000" style:font-name="Liberation Serif" fo:font-size="16pt" officeooo:rsid="00bfe884" officeooo:paragraph-rsid="00f56d89" style:font-size-asian="16pt" style:font-size-complex="16pt"/>
    </style:style>
    <style:style style:name="P411" style:family="paragraph" style:parent-style-name="Text_20_body">
      <style:text-properties fo:color="#000000" style:font-name="Liberation Serif" fo:font-size="16pt" officeooo:rsid="00be2bf9" officeooo:paragraph-rsid="00f56d89" style:font-size-asian="16pt" style:font-size-complex="16pt"/>
    </style:style>
    <style:style style:name="P412" style:family="paragraph" style:parent-style-name="Text_20_body">
      <style:text-properties fo:color="#000000" style:font-name="Liberation Serif" fo:font-size="14pt" officeooo:rsid="00bfe884" officeooo:paragraph-rsid="00f56d89" style:font-size-asian="14pt" style:font-size-complex="14pt"/>
    </style:style>
    <style:style style:name="P413" style:family="paragraph" style:parent-style-name="Text_20_body">
      <style:text-properties fo:color="#000000" style:font-name="Liberation Serif" fo:font-size="14pt" officeooo:rsid="00be2bf9" officeooo:paragraph-rsid="00f56d89" style:font-size-asian="14pt" style:font-size-complex="14pt"/>
    </style:style>
    <style:style style:name="P414" style:family="paragraph" style:parent-style-name="Text_20_body">
      <style:text-properties fo:color="#000000" style:font-name="Liberation Serif" fo:font-size="14pt" officeooo:rsid="00c71c8f" officeooo:paragraph-rsid="00f56d89" style:font-size-asian="14pt" style:font-size-complex="14pt"/>
    </style:style>
    <style:style style:name="P415" style:family="paragraph" style:parent-style-name="Text_20_body">
      <style:text-properties fo:font-size="16pt" style:font-size-asian="16pt" style:font-size-complex="16pt"/>
    </style:style>
    <style:style style:name="P416" style:family="paragraph" style:parent-style-name="Text_20_body">
      <style:text-properties fo:font-size="16pt" officeooo:rsid="00b167f3" officeooo:paragraph-rsid="00f56d89" style:font-size-asian="16pt" style:font-size-complex="16pt"/>
    </style:style>
    <style:style style:name="P417" style:family="paragraph" style:parent-style-name="Text_20_body">
      <style:text-properties fo:font-size="16pt" fo:font-weight="normal" officeooo:rsid="016e0827" officeooo:paragraph-rsid="016e0827" style:font-size-asian="16pt" style:font-weight-asian="normal" style:font-size-complex="16pt" style:font-weight-complex="normal"/>
    </style:style>
    <style:style style:name="P418" style:family="paragraph" style:parent-style-name="Text_20_body">
      <style:text-properties officeooo:paragraph-rsid="00f1b6f1"/>
    </style:style>
    <style:style style:name="P419" style:family="paragraph" style:parent-style-name="Text_20_body">
      <style:text-properties officeooo:paragraph-rsid="01437145"/>
    </style:style>
    <style:style style:name="P420" style:family="paragraph" style:parent-style-name="Text_20_body">
      <style:text-properties officeooo:paragraph-rsid="0149b1cf"/>
    </style:style>
    <style:style style:name="P421" style:family="paragraph" style:parent-style-name="Text_20_body">
      <style:text-properties officeooo:paragraph-rsid="016c568f"/>
    </style:style>
    <style:style style:name="P422" style:family="paragraph" style:parent-style-name="Text_20_body">
      <style:paragraph-properties fo:margin-left="0in" fo:margin-right="0in" fo:margin-top="0in" fo:margin-bottom="0.1965in" loext:contextual-spacing="false" fo:text-align="start" style:justify-single-word="false" fo:orphans="2" fo:widows="2" fo:text-indent="0in" style:auto-text-indent="false" fo:padding="0in" fo:border="none" style:writing-mode="lr-tb"/>
      <style:text-properties officeooo:paragraph-rsid="00d9e711"/>
    </style:style>
    <style:style style:name="P423" style:family="paragraph" style:parent-style-name="Standard">
      <style:paragraph-properties fo:margin-left="0in" fo:margin-right="0in" fo:margin-top="0in" fo:margin-bottom="0.1965in" loext:contextual-spacing="false" fo:line-height="100%" fo:text-align="start" style:justify-single-word="false" fo:orphans="2" fo:widows="2" fo:text-indent="0in" style:auto-text-indent="false"/>
      <style:text-properties fo:color="#000000" fo:font-size="16pt" style:text-underline-style="none" officeooo:rsid="0085f6c2" officeooo:paragraph-rsid="014bc7a9" style:font-size-asian="16pt" style:font-size-complex="16pt"/>
    </style:style>
    <style:style style:name="P424" style:family="paragraph" style:parent-style-name="Text_20_body">
      <style:paragraph-properties fo:margin-left="0in" fo:margin-right="0in" fo:margin-top="0in" fo:margin-bottom="0.1965in" loext:contextual-spacing="false" fo:line-height="100%" fo:orphans="2" fo:widows="2" fo:text-indent="0in" style:auto-text-indent="false"/>
      <style:text-properties officeooo:paragraph-rsid="014bc7a9"/>
    </style:style>
    <style:style style:name="P425"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222222" style:font-name="Liberation Serif" fo:font-size="16pt" fo:letter-spacing="normal" fo:font-style="normal" fo:font-weight="normal" officeooo:rsid="014bc7a9" officeooo:paragraph-rsid="014bc7a9" style:font-size-asian="16pt" style:font-size-complex="16pt"/>
    </style:style>
    <style:style style:name="P426"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222222" style:font-name="Liberation Serif" fo:font-size="16pt" fo:letter-spacing="normal" fo:font-style="normal" fo:font-weight="normal" officeooo:paragraph-rsid="014bc7a9" style:font-size-asian="16pt" style:font-size-complex="16pt"/>
    </style:style>
    <style:style style:name="P427"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000000" style:font-name="Liberation Serif" fo:font-size="16pt" fo:letter-spacing="normal" fo:font-style="normal" fo:font-weight="normal" officeooo:paragraph-rsid="014bc7a9" style:font-size-asian="16pt" style:font-size-complex="16pt"/>
    </style:style>
    <style:style style:name="P428" style:family="paragraph" style:parent-style-name="Text_20_body">
      <style:paragraph-properties fo:margin-left="0in" fo:margin-right="0in" fo:margin-top="0in" fo:margin-bottom="0.1965in" loext:contextual-spacing="false" fo:line-height="100%" fo:orphans="2" fo:widows="2" fo:text-indent="0in" style:auto-text-indent="false"/>
      <style:text-properties fo:font-variant="normal" fo:text-transform="none" fo:color="#000000" style:font-name="Liberation Serif" fo:font-size="16pt" fo:letter-spacing="normal" fo:font-style="normal" fo:font-weight="normal" officeooo:rsid="014bc7a9" officeooo:paragraph-rsid="014bc7a9" style:font-size-asian="16pt" style:font-size-complex="16pt"/>
    </style:style>
    <style:style style:name="P429"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430" style:family="paragraph" style:parent-style-name="Text_20_body">
      <style:paragraph-properties fo:margin-left="0in" fo:margin-right="0in" fo:margin-top="0in" fo:margin-bottom="0in" loext:contextual-spacing="false" fo:orphans="2" fo:widows="2" fo:text-indent="0in" style:auto-text-indent="false" fo:padding="0in" fo:border="none"/>
      <style:text-properties officeooo:paragraph-rsid="00f9432b"/>
    </style:style>
    <style:style style:name="P431" style:family="paragraph" style:parent-style-name="Text_20_body">
      <style:paragraph-properties fo:margin-left="0in" fo:margin-right="0in" fo:margin-top="0in" fo:margin-bottom="0.1563in" loext:contextual-spacing="false" fo:orphans="2" fo:widows="2" fo:text-indent="0in" style:auto-text-indent="false"/>
      <style:text-properties fo:font-variant="normal" fo:text-transform="none" fo:color="#000000" style:font-name="Liberation Serif" fo:font-size="16pt" fo:letter-spacing="normal" fo:font-style="normal" fo:font-weight="normal" style:font-size-asian="16pt" style:font-size-complex="16pt"/>
    </style:style>
    <style:style style:name="P432" style:family="paragraph" style:parent-style-name="Text_20_body">
      <style:paragraph-properties fo:margin-left="0in" fo:margin-right="0in" fo:margin-top="0.2083in" fo:margin-bottom="0.2083in" loext:contextual-spacing="false" fo:orphans="2" fo:widows="2" fo:text-indent="0in" style:auto-text-indent="false" fo:padding="0in" fo:border="none"/>
      <style:text-properties fo:font-variant="normal" fo:text-transform="none" fo:color="#000000" style:font-name="Liberation Serif" fo:font-size="16pt" fo:letter-spacing="normal" fo:font-style="italic" style:text-underline-style="none" fo:font-weight="normal" officeooo:paragraph-rsid="00f9432b" style:font-size-asian="16pt" style:font-style-asian="italic" style:font-weight-asian="normal" style:font-size-complex="16pt" style:font-style-complex="italic" style:font-weight-complex="normal"/>
    </style:style>
    <style:style style:name="P433" style:family="paragraph" style:parent-style-name="Preformatted_20_Text">
      <style:paragraph-properties fo:orphans="2" fo:widows="2"/>
      <style:text-properties fo:font-variant="normal" fo:text-transform="none" fo:color="#000000" style:font-name="Liberation Serif" fo:font-size="16pt" fo:letter-spacing="normal" fo:font-style="normal" fo:font-weight="normal" style:font-size-asian="16pt" style:font-size-complex="16pt"/>
    </style:style>
    <style:style style:name="P434" style:family="paragraph" style:parent-style-name="Preformatted_20_Text">
      <style:paragraph-properties fo:orphans="2" fo:widows="2"/>
      <style:text-properties fo:font-variant="normal" fo:text-transform="none" fo:color="#000000" style:font-name="Liberation Serif" fo:font-size="16pt" fo:letter-spacing="normal" fo:font-style="italic" fo:font-weight="normal" style:font-size-asian="16pt" style:font-style-asian="italic" style:font-size-complex="16pt" style:font-style-complex="italic"/>
    </style:style>
    <style:style style:name="P435" style:family="paragraph" style:parent-style-name="Preformatted_20_Text">
      <style:paragraph-properties fo:orphans="2" fo:widows="2"/>
      <style:text-properties fo:color="#000000" style:font-name="Liberation Serif" fo:font-size="16pt" style:font-size-asian="16pt" style:font-size-complex="16pt"/>
    </style:style>
    <style:style style:name="P436" style:family="paragraph" style:parent-style-name="Heading_20_3">
      <style:paragraph-properties fo:text-align="start" style:justify-single-word="false"/>
      <style:text-properties fo:font-variant="normal" fo:text-transform="none" fo:color="#000000" style:font-name="Liberation Serif1" fo:font-size="16pt" fo:letter-spacing="normal" fo:font-style="normal" style:text-underline-style="solid" style:text-underline-width="auto" style:text-underline-color="font-color" fo:font-weight="normal" officeooo:rsid="001bbaa8" officeooo:paragraph-rsid="001bbaa8" style:font-size-asian="16pt" style:font-size-complex="16pt"/>
    </style:style>
    <style:style style:name="P437" style:family="paragraph" style:parent-style-name="Heading_20_3">
      <style:text-properties officeooo:rsid="016778d0"/>
    </style:style>
    <style:style style:name="P438" style:family="paragraph" style:parent-style-name="Heading_20_3">
      <style:text-properties officeooo:paragraph-rsid="01877db9"/>
    </style:style>
    <style:style style:name="P439" style:family="paragraph" style:parent-style-name="Heading_20_2">
      <style:text-properties fo:font-weight="bold" style:font-weight-asian="bold" style:font-weight-complex="bold"/>
    </style:style>
    <style:style style:name="P440" style:family="paragraph" style:parent-style-name="Heading_20_2">
      <style:text-properties officeooo:paragraph-rsid="01877db9"/>
    </style:style>
    <style:style style:name="P441" style:family="paragraph" style:parent-style-name="Heading_20_2">
      <style:text-properties officeooo:paragraph-rsid="018dbc18"/>
    </style:style>
    <style:style style:name="P442" style:family="paragraph" style:parent-style-name="Text_20_body">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P443" style:family="paragraph" style:parent-style-name="Text_20_body">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ded1e" style:font-size-asian="16pt" style:font-size-complex="16pt"/>
    </style:style>
    <style:style style:name="P444" style:family="paragraph" style:parent-style-name="Contents_20_1">
      <style:paragraph-properties>
        <style:tab-stops>
          <style:tab-stop style:position="6.6929in" style:type="right" style:leader-style="dotted" style:leader-text="."/>
        </style:tab-stops>
      </style:paragraph-properties>
    </style:style>
    <style:style style:name="P445" style:family="paragraph" style:parent-style-name="Contents_20_2">
      <style:paragraph-properties>
        <style:tab-stops>
          <style:tab-stop style:position="6.4965in" style:type="right" style:leader-style="dotted" style:leader-text="."/>
        </style:tab-stops>
      </style:paragraph-properties>
    </style:style>
    <style:style style:name="P446" style:family="paragraph" style:parent-style-name="Contents_20_3">
      <style:paragraph-properties>
        <style:tab-stops>
          <style:tab-stop style:position="6.3in" style:type="right" style:leader-style="dotted" style:leader-text="."/>
        </style:tab-stops>
      </style:paragraph-properties>
    </style:style>
    <style:style style:name="P447" style:family="paragraph" style:parent-style-name="Contents_20_4">
      <style:paragraph-properties>
        <style:tab-stops>
          <style:tab-stop style:position="6.1035in" style:type="right" style:leader-style="dotted" style:leader-text="."/>
        </style:tab-stops>
      </style:paragraph-properties>
    </style:style>
    <style:style style:name="P448" style:family="paragraph" style:parent-style-name="Contents_20_5">
      <style:paragraph-properties>
        <style:tab-stops>
          <style:tab-stop style:position="5.9071in" style:type="right" style:leader-style="dotted" style:leader-text="."/>
        </style:tab-stops>
      </style:paragraph-properties>
    </style:style>
    <style:style style:name="P449" style:family="paragraph" style:parent-style-name="Heading_20_5">
      <style:text-properties officeooo:paragraph-rsid="01304b24"/>
    </style:style>
    <style:style style:name="P450" style:family="paragraph" style:parent-style-name="Standard" style:list-style-name="L1">
      <style:paragraph-properties fo:text-align="start" style:justify-single-word="false"/>
      <style:text-properties fo:color="#000000" fo:font-size="16pt" style:text-underline-style="none" officeooo:rsid="00da9306" officeooo:paragraph-rsid="00d9e711" style:font-size-asian="16pt" style:font-size-complex="16pt"/>
    </style:style>
    <style:style style:name="P451" style:family="paragraph" style:parent-style-name="Standard" style:list-style-name="L1">
      <style:paragraph-properties fo:text-align="start" style:justify-single-word="false"/>
      <style:text-properties fo:color="#000000" fo:font-size="16pt" style:text-underline-style="none" officeooo:rsid="01270973" officeooo:paragraph-rsid="00d9e711" style:font-size-asian="16pt" style:font-size-complex="16pt"/>
    </style:style>
    <style:style style:name="P452" style:family="paragraph" style:parent-style-name="Standard" style:list-style-name="L2">
      <style:paragraph-properties fo:text-align="start" style:justify-single-word="false"/>
      <style:text-properties fo:color="#000000" fo:font-size="16pt" style:text-underline-style="none" officeooo:rsid="013b58c2" officeooo:paragraph-rsid="013b58c2" style:font-size-asian="16pt" style:font-size-complex="16pt"/>
    </style:style>
    <style:style style:name="P453" style:family="paragraph" style:parent-style-name="Standard" style:list-style-name="L3">
      <style:paragraph-properties fo:text-align="start" style:justify-single-word="false"/>
      <style:text-properties fo:color="#000000" fo:font-size="16pt" style:text-underline-style="none" officeooo:rsid="0079ee74" officeooo:paragraph-rsid="00e7ba67" style:font-size-asian="16pt" style:font-size-complex="16pt"/>
    </style:style>
    <style:style style:name="P454" style:family="paragraph" style:parent-style-name="Standard" style:list-style-name="L4">
      <style:paragraph-properties fo:text-align="start" style:justify-single-word="false"/>
      <style:text-properties fo:color="#000000" fo:font-size="16pt" style:text-underline-style="none" officeooo:rsid="013fa45e" officeooo:paragraph-rsid="013fa45e" style:font-size-asian="16pt" style:font-size-complex="16pt"/>
    </style:style>
    <style:style style:name="P455" style:family="paragraph" style:parent-style-name="Standard" style:list-style-name="L9">
      <style:paragraph-properties fo:text-align="start" style:justify-single-word="false"/>
      <style:text-properties fo:color="#000000" fo:font-size="16pt" style:text-underline-style="none" officeooo:rsid="016276ef" officeooo:paragraph-rsid="016276ef" style:font-size-asian="16pt" style:font-size-complex="16pt"/>
    </style:style>
    <style:style style:name="P456" style:family="paragraph" style:parent-style-name="Standard" style:list-style-name="L10">
      <style:paragraph-properties fo:text-align="start" style:justify-single-word="false"/>
      <style:text-properties fo:color="#000000" fo:font-size="16pt" style:text-underline-style="none" officeooo:rsid="016276ef" officeooo:paragraph-rsid="016276ef" style:font-size-asian="16pt" style:font-size-complex="16pt"/>
    </style:style>
    <style:style style:name="P457" style:family="paragraph" style:parent-style-name="Standard" style:list-style-name="L3">
      <style:paragraph-properties fo:text-align="start" style:justify-single-word="false"/>
      <style:text-properties fo:color="#000000" fo:font-size="16pt" officeooo:paragraph-rsid="00e7ba67" style:font-size-asian="16pt" style:font-size-complex="16pt"/>
    </style:style>
    <style:style style:name="P458" style:family="paragraph" style:parent-style-name="Standard" style:list-style-name="L8">
      <style:paragraph-properties fo:text-align="start" style:justify-single-word="false"/>
      <style:text-properties fo:font-variant="normal" fo:text-transform="none" fo:color="#323232" style:font-name="Liberation Serif" fo:font-size="16pt" fo:letter-spacing="normal" fo:font-style="normal" style:text-underline-style="none" fo:font-weight="normal" officeooo:rsid="015503d2" officeooo:paragraph-rsid="015503d2" style:font-size-asian="16pt" style:font-size-complex="16pt"/>
    </style:style>
    <style:style style:name="P459" style:family="paragraph" style:parent-style-name="Standard" style:list-style-name="L12">
      <style:paragraph-properties fo:text-align="start" style:justify-single-word="false"/>
      <style:text-properties fo:font-variant="normal" fo:text-transform="none" fo:color="#000000" style:font-name="Liberation Serif1" fo:font-size="16pt" fo:letter-spacing="normal" fo:font-style="normal" fo:font-weight="normal" officeooo:paragraph-rsid="0179b5ef" style:font-size-asian="16pt" style:font-size-complex="16pt"/>
    </style:style>
    <style:style style:name="P460" style:family="paragraph" style:parent-style-name="Standard" style:list-style-name="L13">
      <style:paragraph-properties fo:text-align="start" style:justify-single-word="false"/>
      <style:text-properties fo:font-variant="normal" fo:text-transform="none" fo:color="#000000" style:font-name="Liberation Serif1" fo:font-size="16pt" fo:letter-spacing="normal" fo:font-style="normal" fo:font-weight="normal" officeooo:paragraph-rsid="0179b5ef" style:font-size-asian="16pt" style:font-size-complex="16pt"/>
    </style:style>
    <style:style style:name="P461" style:family="paragraph" style:parent-style-name="Standard" style:list-style-name="L14">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462" style:family="paragraph" style:parent-style-name="Standard" style:list-style-name="L19">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463" style:family="paragraph" style:parent-style-name="Standard" style:list-style-name="L21">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464" style:family="paragraph" style:parent-style-name="Standard" style:list-style-name="L22">
      <style:paragraph-properties fo:text-align="start" style:justify-single-word="false"/>
      <style:text-properties fo:font-variant="normal" fo:text-transform="none" fo:color="#000000" style:font-name="Liberation Serif1" fo:font-size="16pt" fo:letter-spacing="normal" fo:font-style="normal" fo:font-weight="normal" officeooo:paragraph-rsid="0181a271" style:font-size-asian="16pt" style:font-size-complex="16pt"/>
    </style:style>
    <style:style style:name="P465" style:family="paragraph" style:parent-style-name="Standard" style:list-style-name="L23">
      <style:paragraph-properties fo:text-align="start" style:justify-single-word="false"/>
      <style:text-properties fo:font-variant="normal" fo:text-transform="none" fo:color="#000000" style:font-name="Liberation Serif1" fo:font-size="16pt" fo:letter-spacing="normal" fo:font-style="normal" fo:font-weight="normal" officeooo:paragraph-rsid="004c5d7a" style:font-size-asian="16pt" style:font-size-complex="16pt"/>
    </style:style>
    <style:style style:name="P466"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89a61e" officeooo:paragraph-rsid="018dbc18" style:font-size-asian="16pt" style:font-size-complex="16pt"/>
    </style:style>
    <style:style style:name="P467"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8b7c44" officeooo:paragraph-rsid="018dbc18" style:font-size-asian="16pt" style:font-size-complex="16pt"/>
    </style:style>
    <style:style style:name="P468" style:family="paragraph" style:parent-style-name="Standard" style:list-style-name="L16">
      <style:paragraph-properties fo:text-align="start" style:justify-single-word="false"/>
      <style:text-properties fo:font-variant="normal" fo:text-transform="none" fo:color="#000000" style:font-name="Liberation Serif1" fo:font-size="16pt" fo:letter-spacing="normal" fo:font-style="normal" fo:font-weight="normal" officeooo:rsid="017fd8e8" officeooo:paragraph-rsid="004c5d7a" style:font-size-asian="16pt" style:font-size-complex="16pt"/>
    </style:style>
    <style:style style:name="P469" style:family="paragraph" style:parent-style-name="Standard" style:list-style-name="L18">
      <style:paragraph-properties fo:text-align="start" style:justify-single-word="false"/>
      <style:text-properties fo:font-variant="normal" fo:text-transform="none" fo:color="#000000" style:font-name="Liberation Serif1" fo:font-size="16pt" fo:letter-spacing="normal" fo:font-style="normal" fo:font-weight="normal" officeooo:rsid="017fd8e8" officeooo:paragraph-rsid="004c5d7a" style:font-size-asian="16pt" style:font-size-complex="16pt"/>
    </style:style>
    <style:style style:name="P470" style:family="paragraph" style:parent-style-name="Standard">
      <style:paragraph-properties fo:text-align="start" style:justify-single-word="false"/>
      <style:text-properties fo:font-variant="normal" fo:text-transform="none" fo:color="#000000" style:font-name="Liberation Serif1" fo:font-size="16pt" fo:letter-spacing="normal" fo:font-style="normal" fo:font-weight="normal" officeooo:rsid="017ec321" officeooo:paragraph-rsid="01877db9" style:font-size-asian="16pt" style:font-size-complex="16pt"/>
    </style:style>
    <style:style style:name="P471" style:family="paragraph" style:parent-style-name="Standard" style:list-style-name="L11">
      <style:paragraph-properties fo:text-align="start" style:justify-single-word="false"/>
      <style:text-properties officeooo:paragraph-rsid="0179b5ef"/>
    </style:style>
    <style:style style:name="P472" style:family="paragraph" style:parent-style-name="Standard" style:list-style-name="L15">
      <style:paragraph-properties fo:text-align="start" style:justify-single-word="false"/>
      <style:text-properties officeooo:paragraph-rsid="004c5d7a"/>
    </style:style>
    <style:style style:name="P473" style:family="paragraph" style:parent-style-name="Standard" style:list-style-name="L17">
      <style:paragraph-properties fo:text-align="start" style:justify-single-word="false"/>
      <style:text-properties officeooo:paragraph-rsid="004c5d7a"/>
    </style:style>
    <style:style style:name="P474" style:family="paragraph" style:parent-style-name="Standard" style:list-style-name="L19">
      <style:paragraph-properties fo:text-align="start" style:justify-single-word="false"/>
      <style:text-properties officeooo:paragraph-rsid="004c5d7a"/>
    </style:style>
    <style:style style:name="P475" style:family="paragraph" style:parent-style-name="Standard" style:list-style-name="L20">
      <style:paragraph-properties fo:text-align="start" style:justify-single-word="false"/>
      <style:text-properties officeooo:paragraph-rsid="004c5d7a"/>
    </style:style>
    <style:style style:name="P476" style:family="paragraph" style:parent-style-name="Standard" style:list-style-name="L21">
      <style:paragraph-properties fo:text-align="start" style:justify-single-word="false"/>
      <style:text-properties officeooo:paragraph-rsid="004c5d7a"/>
    </style:style>
    <style:style style:name="P477" style:family="paragraph" style:parent-style-name="Standard" style:list-style-name="L24">
      <style:paragraph-properties fo:text-align="start" style:justify-single-word="false"/>
      <style:text-properties officeooo:paragraph-rsid="01877db9"/>
    </style:style>
    <style:style style:name="P478" style:family="paragraph" style:parent-style-name="Standard" style:list-style-name="L25">
      <style:paragraph-properties fo:text-align="start" style:justify-single-word="false"/>
      <style:text-properties officeooo:paragraph-rsid="01877db9"/>
    </style:style>
    <style:style style:name="P479" style:family="paragraph" style:parent-style-name="Standard">
      <style:paragraph-properties fo:text-align="start" style:justify-single-word="false"/>
      <style:text-properties officeooo:paragraph-rsid="018dbc18"/>
    </style:style>
    <style:style style:name="P480" style:family="paragraph" style:parent-style-name="Text_20_body" style:list-style-name="L5">
      <style:text-properties fo:color="#000000" fo:font-size="16pt" officeooo:rsid="01437145" officeooo:paragraph-rsid="01437145" style:font-size-asian="16pt" style:font-size-complex="16pt"/>
    </style:style>
    <style:style style:name="P481" style:family="paragraph" style:parent-style-name="Text_20_body" style:list-style-name="L6">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style:font-size-asian="16pt" style:font-size-complex="16pt"/>
    </style:style>
    <style:style style:name="P482"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ded1e" style:font-size-asian="16pt" style:font-size-complex="16pt"/>
    </style:style>
    <style:style style:name="P483"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ded1e" officeooo:paragraph-rsid="014e9d3c" style:font-size-asian="16pt" style:font-size-complex="16pt"/>
    </style:style>
    <style:style style:name="P484"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e9d3c" officeooo:paragraph-rsid="014e9d3c" style:font-size-asian="16pt" style:font-size-complex="16pt"/>
    </style:style>
    <style:style style:name="P485"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e9d3c" officeooo:paragraph-rsid="014f5e83" style:font-size-asian="16pt" style:font-size-complex="16pt"/>
    </style:style>
    <style:style style:name="P486"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4f5e83" officeooo:paragraph-rsid="014f5e83" style:font-size-asian="16pt" style:font-size-complex="16pt"/>
    </style:style>
    <style:style style:name="P487" style:family="paragraph" style:parent-style-name="Text_20_body" style:list-style-name="L7">
      <style:paragraph-properties fo:margin-top="0in" fo:margin-bottom="0in" loext:contextual-spacing="false" fo:orphans="2" fo:widows="2" fo:padding="0in" fo:border="none"/>
      <style:text-properties fo:font-variant="normal" fo:text-transform="none" fo:color="#222222" style:font-name="Liberation Serif" fo:font-size="16pt" fo:letter-spacing="normal" fo:font-style="normal" fo:font-weight="normal" officeooo:rsid="015503d2" officeooo:paragraph-rsid="015503d2" style:font-size-asian="16pt" style:font-size-complex="16pt"/>
    </style:style>
    <style:style style:name="T1" style:family="text">
      <style:text-properties officeooo:rsid="001c5cc5"/>
    </style:style>
    <style:style style:name="T2" style:family="text">
      <style:text-properties officeooo:rsid="001cbe61"/>
    </style:style>
    <style:style style:name="T3" style:family="text">
      <style:text-properties officeooo:rsid="001d9f9c"/>
    </style:style>
    <style:style style:name="T4" style:family="text">
      <style:text-properties officeooo:rsid="001fa812"/>
    </style:style>
    <style:style style:name="T5" style:family="text">
      <style:text-properties officeooo:rsid="002713e3"/>
    </style:style>
    <style:style style:name="T6" style:family="text">
      <style:text-properties style:font-name="Liberation Serif"/>
    </style:style>
    <style:style style:name="T7" style:family="text">
      <style:text-properties style:font-name="Liberation Serif" style:text-underline-style="none" officeooo:rsid="005ea15b"/>
    </style:style>
    <style:style style:name="T8" style:family="text">
      <style:text-properties style:font-name="Liberation Serif" style:text-underline-style="none" officeooo:rsid="008fa30d"/>
    </style:style>
    <style:style style:name="T9" style:family="text">
      <style:text-properties style:font-name="Liberation Serif" style:text-underline-style="none" officeooo:rsid="005e0fbf"/>
    </style:style>
    <style:style style:name="T10" style:family="text">
      <style:text-properties style:font-name="Liberation Serif" style:text-underline-style="none" officeooo:rsid="0084bc2f" style:font-size-asian="16pt" style:font-size-complex="16pt"/>
    </style:style>
    <style:style style:name="T11" style:family="text">
      <style:text-properties style:font-name="Liberation Serif" officeooo:rsid="00c19fff"/>
    </style:style>
    <style:style style:name="T12" style:family="text">
      <style:text-properties style:font-name="Liberation Serif" officeooo:rsid="0163b033"/>
    </style:style>
    <style:style style:name="T13" style:family="text">
      <style:text-properties style:font-name="Liberation Serif" fo:letter-spacing="normal" fo:font-weight="normal"/>
    </style:style>
    <style:style style:name="T14" style:family="text">
      <style:text-properties style:font-name="Liberation Serif" fo:letter-spacing="normal" fo:font-style="normal" fo:font-weight="normal" style:font-style-asian="normal" style:font-style-complex="normal"/>
    </style:style>
    <style:style style:name="T15" style:family="text">
      <style:text-properties style:font-name="Liberation Serif" fo:letter-spacing="normal" fo:font-style="normal" fo:font-weight="bold" style:font-style-asian="normal" style:font-weight-asian="bold" style:font-style-complex="normal" style:font-weight-complex="bold"/>
    </style:style>
    <style:style style:name="T16" style:family="text">
      <style:text-properties style:font-name="Liberation Serif" fo:letter-spacing="normal" fo:font-weight="bold" style:font-weight-asian="bold" style:font-weight-complex="bold"/>
    </style:style>
    <style:style style:name="T17" style:family="text">
      <style:text-properties officeooo:rsid="00316de0"/>
    </style:style>
    <style:style style:name="T18" style:family="text">
      <style:text-properties officeooo:rsid="00347daa"/>
    </style:style>
    <style:style style:name="T19" style:family="text">
      <style:text-properties fo:font-style="italic" style:text-underline-style="none" officeooo:rsid="001bd80b" style:font-style-asian="italic" style:font-style-complex="italic"/>
    </style:style>
    <style:style style:name="T20" style:family="text">
      <style:text-properties fo:font-style="italic" style:text-underline-style="none" officeooo:rsid="005ea15b"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officeooo:rsid="00e6bc64" style:font-style-asian="italic" style:font-style-complex="italic"/>
    </style:style>
    <style:style style:name="T23" style:family="text">
      <style:text-properties fo:font-style="italic" officeooo:rsid="001d9f9c" style:font-style-asian="italic" style:font-style-complex="italic"/>
    </style:style>
    <style:style style:name="T24" style:family="text">
      <style:text-properties fo:font-style="italic" officeooo:rsid="00fcf7c9" style:font-style-asian="italic" style:font-style-complex="italic"/>
    </style:style>
    <style:style style:name="T25" style:family="text">
      <style:text-properties fo:font-style="italic" officeooo:rsid="016ba2ba" style:font-style-asian="italic" style:font-style-complex="italic"/>
    </style:style>
    <style:style style:name="T26" style:family="text">
      <style:text-properties officeooo:rsid="003724c2"/>
    </style:style>
    <style:style style:name="T27" style:family="text">
      <style:text-properties style:font-name="Times New Roman"/>
    </style:style>
    <style:style style:name="T28" style:family="text">
      <style:text-properties style:font-name="Times New Roman" style:text-underline-style="none" officeooo:rsid="01723f4b" style:font-weight-asian="normal" style:font-weight-complex="normal"/>
    </style:style>
    <style:style style:name="T29" style:family="text">
      <style:text-properties officeooo:rsid="0038f38f"/>
    </style:style>
    <style:style style:name="T30" style:family="text">
      <style:text-properties style:text-underline-style="none"/>
    </style:style>
    <style:style style:name="T31" style:family="text">
      <style:text-properties style:text-underline-style="none" officeooo:rsid="001bbaa8"/>
    </style:style>
    <style:style style:name="T32" style:family="text">
      <style:text-properties style:text-underline-style="none" officeooo:rsid="001bd80b"/>
    </style:style>
    <style:style style:name="T33" style:family="text">
      <style:text-properties style:text-underline-style="none" officeooo:rsid="005ea15b"/>
    </style:style>
    <style:style style:name="T34" style:family="text">
      <style:text-properties style:text-underline-style="none" officeooo:rsid="005e0fbf"/>
    </style:style>
    <style:style style:name="T35" style:family="text">
      <style:text-properties style:text-underline-style="none" officeooo:rsid="0079ee74"/>
    </style:style>
    <style:style style:name="T36" style:family="text">
      <style:text-properties style:text-underline-style="none" officeooo:rsid="0084a072"/>
    </style:style>
    <style:style style:name="T37" style:family="text">
      <style:text-properties style:text-underline-style="none" officeooo:rsid="008fa30d"/>
    </style:style>
    <style:style style:name="T38" style:family="text">
      <style:text-properties style:text-underline-style="none" officeooo:rsid="009eb587"/>
    </style:style>
    <style:style style:name="T39" style:family="text">
      <style:text-properties style:text-underline-style="none" style:font-weight-asian="normal" style:font-weight-complex="normal"/>
    </style:style>
    <style:style style:name="T40" style:family="text">
      <style:text-properties style:text-underline-style="none" officeooo:rsid="00353162" style:font-weight-asian="normal" style:font-weight-complex="normal"/>
    </style:style>
    <style:style style:name="T41" style:family="text">
      <style:text-properties style:text-underline-style="none" officeooo:rsid="003a740b" style:font-weight-asian="normal" style:font-weight-complex="normal"/>
    </style:style>
    <style:style style:name="T42" style:family="text">
      <style:text-properties style:text-underline-style="none" officeooo:rsid="003ad66c" style:font-weight-asian="normal" style:font-weight-complex="normal"/>
    </style:style>
    <style:style style:name="T43" style:family="text">
      <style:text-properties style:text-underline-style="none" officeooo:rsid="01723f4b" style:font-weight-asian="normal" style:font-weight-complex="normal"/>
    </style:style>
    <style:style style:name="T44" style:family="text">
      <style:text-properties style:text-underline-style="none" officeooo:rsid="0042dce7"/>
    </style:style>
    <style:style style:name="T45" style:family="text">
      <style:text-properties style:text-underline-style="none" officeooo:rsid="004b36ea"/>
    </style:style>
    <style:style style:name="T46" style:family="text">
      <style:text-properties style:text-underline-style="none" officeooo:rsid="004c5d7a"/>
    </style:style>
    <style:style style:name="T47" style:family="text">
      <style:text-properties style:text-underline-style="none" officeooo:rsid="00e7ba67"/>
    </style:style>
    <style:style style:name="T48" style:family="text">
      <style:text-properties style:text-underline-style="none" officeooo:rsid="00ec5e21"/>
    </style:style>
    <style:style style:name="T49" style:family="text">
      <style:text-properties style:text-underline-style="none" officeooo:rsid="0084bc2f" style:font-size-asian="16pt" style:font-size-complex="16pt"/>
    </style:style>
    <style:style style:name="T50" style:family="text">
      <style:text-properties style:text-underline-style="none" officeooo:rsid="0070ce1f"/>
    </style:style>
    <style:style style:name="T51" style:family="text">
      <style:text-properties style:text-underline-style="none" officeooo:rsid="0070d30b"/>
    </style:style>
    <style:style style:name="T52" style:family="text">
      <style:text-properties style:text-underline-style="none" officeooo:rsid="013f0804"/>
    </style:style>
    <style:style style:name="T53" style:family="text">
      <style:text-properties style:text-underline-style="none" officeooo:rsid="0145b7b2"/>
    </style:style>
    <style:style style:name="T54" style:family="text">
      <style:text-properties style:text-underline-style="none" officeooo:rsid="01768dc2"/>
    </style:style>
    <style:style style:name="T55" style:family="text">
      <style:text-properties officeooo:rsid="001bbaa8"/>
    </style:style>
    <style:style style:name="T56" style:family="text">
      <style:text-properties officeooo:rsid="0040e87c"/>
    </style:style>
    <style:style style:name="T57" style:family="text">
      <style:text-properties officeooo:rsid="0042f612"/>
    </style:style>
    <style:style style:name="T58" style:family="text">
      <style:text-properties officeooo:rsid="0046a9da"/>
    </style:style>
    <style:style style:name="T59" style:family="text">
      <style:text-properties officeooo:rsid="0047ed65"/>
    </style:style>
    <style:style style:name="T60" style:family="text">
      <style:text-properties officeooo:rsid="00511c7a"/>
    </style:style>
    <style:style style:name="T61" style:family="text">
      <style:text-properties fo:font-weight="bold"/>
    </style:style>
    <style:style style:name="T62" style:family="text">
      <style:text-properties fo:font-weight="bold" style:font-weight-asian="bold" style:font-weight-complex="bold"/>
    </style:style>
    <style:style style:name="T63" style:family="text">
      <style:text-properties fo:font-weight="bold" officeooo:rsid="0169e0a0" style:font-weight-asian="bold" style:font-weight-complex="bold"/>
    </style:style>
    <style:style style:name="T64" style:family="text">
      <style:text-properties officeooo:rsid="005b9c7c"/>
    </style:style>
    <style:style style:name="T65" style:family="text">
      <style:text-properties officeooo:rsid="005de0e6"/>
    </style:style>
    <style:style style:name="T66" style:family="text">
      <style:text-properties officeooo:rsid="005df230"/>
    </style:style>
    <style:style style:name="T67" style:family="text">
      <style:text-properties officeooo:rsid="005e0fbf"/>
    </style:style>
    <style:style style:name="T68" style:family="text">
      <style:text-properties fo:font-variant="normal" fo:text-transform="none" fo:color="#000000" style:font-name="Liberation Serif" fo:letter-spacing="normal" fo:font-style="normal" officeooo:rsid="01269de4" loext:padding="0in" loext:border="none"/>
    </style:style>
    <style:style style:name="T69" style:family="text">
      <style:text-properties fo:font-variant="normal" fo:text-transform="none" fo:color="#000000" style:font-name="Liberation Serif" fo:letter-spacing="normal" fo:font-style="normal" loext:padding="0in" loext:border="none"/>
    </style:style>
    <style:style style:name="T70" style:family="text">
      <style:text-properties fo:font-variant="normal" fo:text-transform="none" fo:color="#000000" style:font-name="Liberation Serif" fo:letter-spacing="normal" fo:font-style="italic" fo:font-weight="normal" style:font-style-asian="italic" style:font-style-complex="italic"/>
    </style:style>
    <style:style style:name="T71" style:family="text">
      <style:text-properties fo:font-variant="normal" fo:text-transform="none" fo:color="#000000" style:font-name="Liberation Serif" fo:letter-spacing="normal" fo:font-style="italic" fo:font-weight="normal" officeooo:rsid="00b26842" style:font-style-asian="italic" style:font-style-complex="italic"/>
    </style:style>
    <style:style style:name="T72" style:family="text">
      <style:text-properties fo:font-variant="normal" fo:text-transform="none" fo:color="#000000" style:font-name="Liberation Serif" fo:font-size="16pt" fo:letter-spacing="normal" fo:font-style="normal" style:text-underline-style="none" fo:font-weight="normal" style:font-size-asian="16pt" style:font-size-complex="16pt"/>
    </style:style>
    <style:style style:name="T73" style:family="text">
      <style:text-properties fo:font-variant="normal" fo:text-transform="none" fo:color="#000000" style:font-name="Liberation Serif" fo:font-size="16pt" fo:letter-spacing="normal" fo:font-style="normal" style:text-underline-style="none" fo:font-weight="normal" officeooo:rsid="00d837f1" style:font-size-asian="16pt" style:font-size-complex="16pt"/>
    </style:style>
    <style:style style:name="T74" style:family="text">
      <style:text-properties fo:font-variant="normal" fo:text-transform="none" fo:color="#000000" style:font-name="Liberation Serif" fo:font-size="16pt" fo:letter-spacing="normal" fo:font-style="normal" style:text-underline-style="none" fo:font-weight="normal" officeooo:rsid="00d9e711" style:font-size-asian="16pt" style:font-size-complex="16pt"/>
    </style:style>
    <style:style style:name="T75" style:family="text">
      <style:text-properties fo:font-variant="normal" fo:text-transform="none" fo:color="#000000" style:font-name="Liberation Serif" fo:font-size="16pt" fo:letter-spacing="normal" fo:font-style="normal" style:text-underline-style="none" fo:font-weight="normal" style:font-size-asian="16pt" style:font-weight-asian="normal" style:font-size-complex="16pt" style:font-weight-complex="normal"/>
    </style:style>
    <style:style style:name="T76" style:family="text">
      <style:text-properties fo:font-variant="normal" fo:text-transform="none" fo:color="#000000" style:font-name="Liberation Serif" fo:font-size="16pt" fo:letter-spacing="normal" fo:font-style="normal" style:text-underline-style="none" fo:font-weight="normal" officeooo:rsid="001bbaa8" style:font-size-asian="16pt" style:font-weight-asian="normal" style:font-size-complex="16pt" style:font-weight-complex="normal"/>
    </style:style>
    <style:style style:name="T77" style:family="text">
      <style:text-properties fo:font-variant="normal" fo:text-transform="none" fo:color="#000000" style:font-name="Liberation Serif" fo:font-size="16pt" fo:letter-spacing="normal" fo:font-style="normal" fo:font-weight="normal" style:font-size-asian="16pt" style:font-size-complex="16pt"/>
    </style:style>
    <style:style style:name="T78" style:family="text">
      <style:text-properties fo:font-variant="normal" fo:text-transform="none" fo:color="#000000" style:font-name="Liberation Serif" fo:font-size="16pt" fo:letter-spacing="normal" fo:font-style="normal" fo:font-weight="normal" officeooo:rsid="0178a982" style:font-size-asian="16pt" style:font-size-complex="16pt"/>
    </style:style>
    <style:style style:name="T79" style:family="text">
      <style:text-properties fo:font-variant="normal" fo:text-transform="none" fo:color="#000000" style:font-name="Liberation Serif" fo:font-size="16pt" fo:letter-spacing="normal" fo:font-style="italic" style:text-underline-style="none" fo:font-weight="normal" style:font-size-asian="16pt" style:font-size-complex="16pt"/>
    </style:style>
    <style:style style:name="T80"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style:style>
    <style:style style:name="T81" style:family="text">
      <style:text-properties fo:font-variant="normal" fo:text-transform="none" fo:color="#000000" style:font-name="Liberation Serif" fo:font-size="16pt" fo:letter-spacing="normal" fo:font-style="italic" style:text-underline-style="none" fo:font-weight="normal" style:font-size-asian="16pt" style:font-style-asian="italic" style:font-weight-asian="normal" style:font-size-complex="16pt" style:font-style-complex="italic" style:font-weight-complex="normal" loext:padding="0in" loext:border="none"/>
    </style:style>
    <style:style style:name="T82" style:family="text">
      <style:text-properties fo:font-variant="normal" fo:text-transform="none" fo:color="#000000" style:font-name="Liberation Serif" fo:font-size="16pt" fo:letter-spacing="normal" style:font-size-asian="16pt" style:font-size-complex="16pt"/>
    </style:style>
    <style:style style:name="T83" style:family="text">
      <style:text-properties fo:font-variant="normal" fo:text-transform="none" fo:color="#000000" style:font-name="Liberation Serif" fo:font-size="16pt" fo:letter-spacing="normal" style:text-underline-style="none" fo:font-weight="normal" officeooo:rsid="001bbaa8" style:font-size-asian="16pt" style:font-weight-asian="normal" style:font-size-complex="16pt" style:font-weight-complex="normal"/>
    </style:style>
    <style:style style:name="T84"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style:text-blinking="false" fo:background-color="#ffffff" loext:char-shading-value="0" style:font-size-asian="16pt" style:font-size-complex="16pt"/>
    </style:style>
    <style:style style:name="T85"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13ca87b" style:text-blinking="false" fo:background-color="#ffffff" loext:char-shading-value="0" style:font-size-asian="16pt" style:font-size-complex="16pt"/>
    </style:style>
    <style:style style:name="T86" style:family="text">
      <style:text-properties fo:font-variant="normal" fo:text-transform="none" fo:color="#000000" style:text-line-through-style="none" style:text-line-through-type="none" style:font-name="Liberation Serif" fo:font-size="16pt" fo:letter-spacing="normal" fo:font-style="normal" style:text-underline-style="none" fo:font-weight="normal" officeooo:rsid="001bbaa8" style:text-blinking="false" fo:background-color="#ffffff" loext:char-shading-value="0" style:font-size-asian="16pt" style:font-weight-asian="normal" style:font-size-complex="16pt" style:font-weight-complex="normal"/>
    </style:style>
    <style:style style:name="T87" style:family="text">
      <style:text-properties fo:font-variant="normal" fo:text-transform="none" fo:color="#000000" style:font-name="Liberation Serif1" fo:font-size="16pt" fo:letter-spacing="normal" fo:font-style="normal" fo:font-weight="normal" style:font-size-asian="16pt" style:font-size-complex="16pt"/>
    </style:style>
    <style:style style:name="T88" style:family="text">
      <style:text-properties fo:font-variant="normal" fo:text-transform="none" fo:color="#000000" style:font-name="Liberation Serif1" fo:font-size="16pt" fo:letter-spacing="normal" fo:font-style="normal" fo:font-weight="normal" officeooo:rsid="0178a982" style:font-size-asian="16pt" style:font-size-complex="16pt"/>
    </style:style>
    <style:style style:name="T89" style:family="text">
      <style:text-properties fo:font-variant="normal" fo:text-transform="none" fo:color="#000000" style:font-name="Liberation Serif1" fo:font-size="16pt" fo:letter-spacing="normal" fo:font-style="normal" fo:font-weight="normal" officeooo:rsid="0179b5ef" style:font-size-asian="16pt" style:font-size-complex="16pt"/>
    </style:style>
    <style:style style:name="T90" style:family="text">
      <style:text-properties fo:font-variant="normal" fo:text-transform="none" fo:color="#000000" style:font-name="Liberation Serif1" fo:font-size="16pt" fo:letter-spacing="normal" fo:font-style="normal" fo:font-weight="normal" officeooo:rsid="0179ccfa" style:font-size-asian="16pt" style:font-size-complex="16pt"/>
    </style:style>
    <style:style style:name="T91" style:family="text">
      <style:text-properties fo:font-variant="normal" fo:text-transform="none" fo:color="#000000" style:font-name="Liberation Serif1" fo:font-size="16pt" fo:letter-spacing="normal" fo:font-style="normal" fo:font-weight="normal" officeooo:rsid="017d64b9" style:font-size-asian="16pt" style:font-size-complex="16pt"/>
    </style:style>
    <style:style style:name="T92" style:family="text">
      <style:text-properties fo:font-variant="normal" fo:text-transform="none" fo:color="#000000" style:font-name="Liberation Serif1" fo:font-size="16pt" fo:letter-spacing="normal" fo:font-style="normal" fo:font-weight="normal" officeooo:rsid="017d9d75" style:font-size-asian="16pt" style:font-size-complex="16pt"/>
    </style:style>
    <style:style style:name="T93" style:family="text">
      <style:text-properties fo:font-variant="normal" fo:text-transform="none" fo:color="#000000" style:font-name="Liberation Serif1" fo:font-size="16pt" fo:letter-spacing="normal" fo:font-style="normal" fo:font-weight="normal" officeooo:rsid="017fd8e8" style:font-size-asian="16pt" style:font-size-complex="16pt"/>
    </style:style>
    <style:style style:name="T94" style:family="text">
      <style:text-properties fo:font-variant="normal" fo:text-transform="none" fo:color="#000000" style:font-name="Liberation Serif1" fo:font-size="16pt" fo:letter-spacing="normal" fo:font-style="normal" fo:font-weight="normal" officeooo:rsid="01809de8" style:font-size-asian="16pt" style:font-size-complex="16pt"/>
    </style:style>
    <style:style style:name="T95" style:family="text">
      <style:text-properties fo:font-variant="normal" fo:text-transform="none" fo:color="#000000" style:font-name="Liberation Serif1" fo:font-size="16pt" fo:letter-spacing="normal" fo:font-style="normal" fo:font-weight="normal" officeooo:rsid="01855841" style:font-size-asian="16pt" style:font-size-complex="16pt"/>
    </style:style>
    <style:style style:name="T96" style:family="text">
      <style:text-properties fo:font-variant="normal" fo:text-transform="none" fo:color="#000000" style:font-name="Liberation Serif1" fo:font-size="16pt" fo:letter-spacing="normal" fo:font-style="normal" fo:font-weight="normal" officeooo:rsid="01919f1e" style:font-size-asian="16pt" style:font-size-complex="16pt"/>
    </style:style>
    <style:style style:name="T97" style:family="text">
      <style:text-properties fo:font-variant="normal" fo:text-transform="none" style:font-name="Liberation Serif" fo:letter-spacing="normal" fo:font-style="normal"/>
    </style:style>
    <style:style style:name="T98" style:family="text">
      <style:text-properties fo:font-variant="normal" fo:text-transform="none" style:font-name="Liberation Serif" fo:letter-spacing="normal" fo:font-style="normal" fo:font-weight="normal"/>
    </style:style>
    <style:style style:name="T99" style:family="text">
      <style:text-properties fo:font-variant="normal" fo:text-transform="none" style:font-name="Liberation Serif" fo:letter-spacing="normal" fo:font-style="normal" fo:font-weight="normal" officeooo:rsid="005ea15b"/>
    </style:style>
    <style:style style:name="T100" style:family="text">
      <style:text-properties fo:font-variant="normal" fo:text-transform="none" style:font-name="Liberation Serif" fo:letter-spacing="normal" fo:font-style="normal" fo:font-weight="normal" officeooo:rsid="008fa30d"/>
    </style:style>
    <style:style style:name="T101" style:family="text">
      <style:text-properties fo:font-variant="normal" fo:text-transform="none" style:font-name="Liberation Serif" fo:letter-spacing="normal" fo:font-style="normal" fo:font-weight="normal" officeooo:rsid="008fda2a"/>
    </style:style>
    <style:style style:name="T102" style:family="text">
      <style:text-properties fo:font-variant="normal" fo:text-transform="none" style:font-name="Liberation Serif" fo:letter-spacing="normal" fo:font-style="normal" fo:font-weight="normal" officeooo:rsid="0090fbfb"/>
    </style:style>
    <style:style style:name="T103" style:family="text">
      <style:text-properties fo:font-variant="normal" fo:text-transform="none" style:font-name="Liberation Serif" fo:letter-spacing="normal" fo:font-style="normal" fo:font-weight="normal" officeooo:rsid="0092c074"/>
    </style:style>
    <style:style style:name="T104" style:family="text">
      <style:text-properties fo:font-variant="normal" fo:text-transform="none" style:font-name="Liberation Serif" fo:letter-spacing="normal" fo:font-style="normal" fo:font-weight="normal" officeooo:rsid="009418fc"/>
    </style:style>
    <style:style style:name="T105" style:family="text">
      <style:text-properties fo:font-variant="normal" fo:text-transform="none" style:font-name="Liberation Serif" fo:letter-spacing="normal" fo:font-style="normal" fo:font-weight="normal" officeooo:rsid="00961646"/>
    </style:style>
    <style:style style:name="T106" style:family="text">
      <style:text-properties fo:font-variant="normal" fo:text-transform="none" style:font-name="Liberation Serif" fo:letter-spacing="normal" fo:font-style="normal" fo:font-weight="normal" officeooo:rsid="0098a9b3"/>
    </style:style>
    <style:style style:name="T107" style:family="text">
      <style:text-properties fo:font-variant="normal" fo:text-transform="none" style:font-name="Liberation Serif" fo:letter-spacing="normal" fo:font-style="normal" fo:font-weight="normal" officeooo:rsid="00d3b635" style:font-style-asian="normal" style:font-style-complex="normal" loext:padding="0in" loext:border="none"/>
    </style:style>
    <style:style style:name="T108" style:family="text">
      <style:text-properties fo:font-variant="normal" fo:text-transform="none" style:font-name="Liberation Serif" fo:letter-spacing="normal" fo:font-style="normal" fo:font-weight="normal" officeooo:rsid="00d253e1" style:font-style-asian="normal" style:font-style-complex="normal" loext:padding="0in" loext:border="none"/>
    </style:style>
    <style:style style:name="T109" style:family="text">
      <style:text-properties fo:font-variant="normal" fo:text-transform="none" style:font-name="Liberation Serif" fo:letter-spacing="normal" fo:font-style="normal" fo:font-weight="normal" officeooo:rsid="005a4ca2" style:font-style-asian="normal" style:font-style-complex="normal" loext:padding="0in" loext:border="none"/>
    </style:style>
    <style:style style:name="T110" style:family="text">
      <style:text-properties fo:font-variant="normal" fo:text-transform="none" style:font-name="Liberation Serif" fo:letter-spacing="normal" fo:font-style="normal" fo:font-weight="normal" style:font-size-asian="16pt" style:font-size-complex="16pt"/>
    </style:style>
    <style:style style:name="T111" style:family="text">
      <style:text-properties fo:font-variant="normal" fo:text-transform="none" style:font-name="Liberation Serif" fo:letter-spacing="normal" fo:font-style="normal" style:text-underline-style="none" fo:font-weight="normal" officeooo:rsid="005ea15b"/>
    </style:style>
    <style:style style:name="T112" style:family="text">
      <style:text-properties fo:font-variant="normal" fo:text-transform="none" style:font-name="Liberation Serif" fo:letter-spacing="normal" fo:font-style="normal" style:text-underline-style="none" fo:font-weight="normal" officeooo:rsid="0084bc2f" style:font-size-asian="16pt" style:font-size-complex="16pt"/>
    </style:style>
    <style:style style:name="T113" style:family="text">
      <style:text-properties fo:font-variant="normal" fo:text-transform="none" style:font-name="Liberation Serif" fo:letter-spacing="normal" fo:font-style="normal" style:text-underline-style="none" fo:font-weight="normal" officeooo:rsid="00edc912" style:font-size-asian="16pt" style:font-size-complex="16pt"/>
    </style:style>
    <style:style style:name="T114" style:family="text">
      <style:text-properties fo:font-variant="normal" fo:text-transform="none" style:font-name="Liberation Serif" fo:letter-spacing="normal" fo:font-style="normal" fo:font-weight="bold" style:font-weight-asian="bold" style:font-weight-complex="bold"/>
    </style:style>
    <style:style style:name="T115" style:family="text">
      <style:text-properties fo:font-variant="normal" fo:text-transform="none" style:font-name="Liberation Serif" fo:letter-spacing="normal" fo:font-style="normal" officeooo:rsid="00a36e32"/>
    </style:style>
    <style:style style:name="T116" style:family="text">
      <style:text-properties fo:font-variant="normal" fo:text-transform="none" style:font-name="Liberation Serif" fo:letter-spacing="normal" fo:font-style="normal" officeooo:rsid="009bd269"/>
    </style:style>
    <style:style style:name="T117" style:family="text">
      <style:text-properties fo:font-variant="normal" fo:text-transform="none" style:font-name="Liberation Serif" fo:letter-spacing="normal" fo:font-style="normal" officeooo:rsid="00faea34"/>
    </style:style>
    <style:style style:name="T118" style:family="text">
      <style:text-properties fo:font-variant="normal" fo:text-transform="none" style:font-name="Liberation Serif" fo:letter-spacing="normal" fo:font-style="normal" loext:padding="0in" loext:border="none"/>
    </style:style>
    <style:style style:name="T119" style:family="text">
      <style:text-properties fo:font-variant="normal" fo:text-transform="none" style:font-name="Liberation Serif" fo:letter-spacing="normal" fo:font-style="normal" officeooo:rsid="01240979" loext:padding="0in" loext:border="none"/>
    </style:style>
    <style:style style:name="T120" style:family="text">
      <style:text-properties fo:font-variant="normal" fo:text-transform="none" style:font-name="Liberation Serif" fo:letter-spacing="normal" style:text-underline-style="none" fo:font-weight="normal" officeooo:rsid="005a4ca2" loext:padding="0in" loext:border="none"/>
    </style:style>
    <style:style style:name="T121" style:family="text">
      <style:text-properties fo:font-variant="normal" fo:text-transform="none" style:font-name="Liberation Serif" fo:letter-spacing="normal" style:text-underline-style="none" fo:font-weight="normal" loext:padding="0in" loext:border="none"/>
    </style:style>
    <style:style style:name="T122" style:family="text">
      <style:text-properties fo:font-variant="normal" fo:text-transform="none" style:font-name="Liberation Serif" fo:letter-spacing="normal" style:text-underline-style="none" fo:font-weight="normal" officeooo:rsid="00d70c1c" loext:padding="0in" loext:border="none"/>
    </style:style>
    <style:style style:name="T123" style:family="text">
      <style:text-properties fo:font-variant="normal" fo:text-transform="none" style:font-name="Liberation Serif" fo:letter-spacing="normal" style:text-underline-style="none" fo:font-weight="normal" officeooo:rsid="00d837f1" loext:padding="0in" loext:border="none"/>
    </style:style>
    <style:style style:name="T124" style:family="text">
      <style:text-properties fo:font-variant="normal" fo:text-transform="none" style:font-name="Liberation Serif" fo:letter-spacing="normal" style:text-underline-style="none" fo:font-weight="normal" officeooo:rsid="01240979" loext:padding="0in" loext:border="none"/>
    </style:style>
    <style:style style:name="T125" style:family="text">
      <style:text-properties fo:font-variant="normal" fo:text-transform="none" style:font-name="Liberation Serif" fo:letter-spacing="normal" style:text-underline-style="none" officeooo:rsid="005ea15b"/>
    </style:style>
    <style:style style:name="T126" style:family="text">
      <style:text-properties fo:font-variant="normal" fo:text-transform="none" style:font-name="Liberation Serif" fo:letter-spacing="normal" fo:language="fr" fo:country="FR" fo:font-style="normal" fo:font-weight="normal"/>
    </style:style>
    <style:style style:name="T127" style:family="text">
      <style:text-properties fo:font-variant="normal" fo:text-transform="none" style:font-name="Liberation Serif" fo:font-size="14pt" fo:letter-spacing="normal" fo:font-style="normal" fo:font-weight="normal" style:font-size-asian="14pt" style:font-size-complex="14pt"/>
    </style:style>
    <style:style style:name="T128" style:family="text">
      <style:text-properties fo:font-variant="normal" fo:text-transform="none" style:font-name="Liberation Serif" fo:font-size="14pt" fo:letter-spacing="normal" fo:font-style="normal" fo:font-weight="normal" officeooo:rsid="00edaf68" style:font-size-asian="14pt" style:font-size-complex="14pt"/>
    </style:style>
    <style:style style:name="T129" style:family="text">
      <style:text-properties fo:font-variant="normal" fo:text-transform="none" fo:letter-spacing="normal"/>
    </style:style>
    <style:style style:name="T130" style:family="text">
      <style:text-properties fo:font-variant="normal" fo:text-transform="none" fo:letter-spacing="normal" fo:font-style="normal" style:text-underline-style="none" fo:font-weight="normal" officeooo:rsid="00d253e1" loext:padding="0in" loext:border="none"/>
    </style:style>
    <style:style style:name="T131" style:family="text">
      <style:text-properties fo:font-variant="normal" fo:text-transform="none" fo:letter-spacing="normal" fo:font-style="normal" style:text-underline-style="none" fo:font-weight="normal" officeooo:rsid="005c4a24" loext:padding="0in" loext:border="none"/>
    </style:style>
    <style:style style:name="T132" style:family="text">
      <style:text-properties fo:font-variant="normal" fo:text-transform="none" fo:letter-spacing="normal" fo:font-style="normal" style:text-underline-style="none" fo:font-weight="normal" officeooo:rsid="00d2aece" loext:padding="0in" loext:border="none"/>
    </style:style>
    <style:style style:name="T133" style:family="text">
      <style:text-properties fo:font-variant="normal" fo:text-transform="none" fo:letter-spacing="normal" fo:font-style="normal" fo:font-weight="normal"/>
    </style:style>
    <style:style style:name="T134" style:family="text">
      <style:text-properties fo:font-variant="normal" fo:text-transform="none" fo:letter-spacing="normal" fo:font-style="normal" fo:font-weight="normal" officeooo:rsid="0070d30b"/>
    </style:style>
    <style:style style:name="T135" style:family="text">
      <style:text-properties fo:font-variant="normal" fo:text-transform="none" fo:letter-spacing="normal" fo:font-style="normal" fo:font-weight="normal" officeooo:rsid="00bd00b4"/>
    </style:style>
    <style:style style:name="T136" style:family="text">
      <style:text-properties fo:font-variant="normal" fo:text-transform="none" fo:letter-spacing="normal" fo:font-style="normal" fo:font-weight="normal" officeooo:rsid="00bcfbc0"/>
    </style:style>
    <style:style style:name="T137" style:family="text">
      <style:text-properties fo:font-variant="normal" fo:text-transform="none" fo:letter-spacing="normal" fo:font-weight="normal"/>
    </style:style>
    <style:style style:name="T138" style:family="text">
      <style:text-properties fo:font-variant="normal" fo:text-transform="none" fo:letter-spacing="normal" fo:font-weight="normal" officeooo:rsid="007b2969"/>
    </style:style>
    <style:style style:name="T139" style:family="text">
      <style:text-properties fo:font-variant="normal" fo:text-transform="none" fo:letter-spacing="normal" fo:font-style="italic" style:text-underline-style="none" fo:font-weight="normal" style:font-style-asian="italic" style:font-style-complex="italic"/>
    </style:style>
    <style:style style:name="T140" style:family="text">
      <style:text-properties fo:font-variant="normal" fo:text-transform="none" fo:letter-spacing="normal" fo:font-style="italic" fo:font-weight="normal" style:font-style-asian="italic" style:font-style-complex="italic"/>
    </style:style>
    <style:style style:name="T141" style:family="text">
      <style:text-properties fo:font-variant="normal" fo:text-transform="none" fo:letter-spacing="normal" fo:font-style="italic" fo:font-weight="normal" officeooo:rsid="00bcfbc0" style:font-style-asian="italic" style:font-style-complex="italic"/>
    </style:style>
    <style:style style:name="T142" style:family="text">
      <style:text-properties fo:font-variant="normal" fo:text-transform="none" style:text-line-through-style="none" style:text-line-through-type="none" style:font-name="Liberation Serif" fo:letter-spacing="normal" fo:font-style="normal" style:text-underline-style="none" fo:font-weight="normal" officeooo:rsid="0079ee74" style:text-blinking="false" fo:background-color="#ffffff" loext:char-shading-value="0"/>
    </style:style>
    <style:style style:name="T143" style:family="text">
      <style:text-properties fo:font-variant="normal" fo:text-transform="none" style:text-line-through-style="none" style:text-line-through-type="none" style:font-name="Liberation Serif" fo:letter-spacing="normal" fo:font-style="normal" style:text-underline-style="none" fo:font-weight="normal" officeooo:rsid="013f0804" style:text-blinking="false" fo:background-color="#ffffff" loext:char-shading-value="0"/>
    </style:style>
    <style:style style:name="T144" style:family="text">
      <style:text-properties fo:font-variant="normal" fo:text-transform="none" fo:color="#222222" style:font-name="Liberation Serif" fo:letter-spacing="normal" fo:font-style="normal" style:text-underline-style="none" fo:font-weight="normal" officeooo:rsid="0084bc2f" style:font-size-asian="16pt" style:font-size-complex="16pt"/>
    </style:style>
    <style:style style:name="T145" style:family="text">
      <style:text-properties fo:font-variant="normal" fo:text-transform="none" fo:color="#222222" style:font-name="Liberation Serif" fo:letter-spacing="normal" fo:font-style="normal" fo:font-weight="normal" style:font-weight-asian="normal" style:font-weight-complex="normal"/>
    </style:style>
    <style:style style:name="T146" style:family="text">
      <style:text-properties fo:font-variant="normal" fo:text-transform="none" fo:color="#222222" style:font-name="Liberation Serif" fo:letter-spacing="normal" fo:font-style="normal" fo:font-weight="normal" officeooo:rsid="0146b6f1" style:font-weight-asian="normal" style:font-weight-complex="normal"/>
    </style:style>
    <style:style style:name="T147" style:family="text">
      <style:text-properties fo:font-variant="normal" fo:text-transform="none" fo:color="#222222" style:font-name="Liberation Serif" fo:letter-spacing="normal" fo:font-style="normal" fo:font-weight="normal" officeooo:rsid="00efbc9a"/>
    </style:style>
    <style:style style:name="T148" style:family="text">
      <style:text-properties fo:font-variant="normal" fo:text-transform="none" fo:color="#222222" style:font-name="Liberation Serif" fo:letter-spacing="normal" fo:font-style="normal" fo:font-weight="normal" officeooo:rsid="0146b6f1"/>
    </style:style>
    <style:style style:name="T149" style:family="text">
      <style:text-properties fo:font-variant="normal" fo:text-transform="none" fo:color="#222222" style:font-name="Liberation Serif" fo:font-size="16pt" fo:letter-spacing="normal" fo:font-style="normal" fo:font-weight="normal" style:font-size-asian="16pt" style:font-size-complex="16pt"/>
    </style:style>
    <style:style style:name="T150" style:family="text">
      <style:text-properties fo:font-variant="normal" fo:text-transform="none" fo:color="#222222" style:font-name="Liberation Serif" fo:font-size="16pt" fo:letter-spacing="normal" fo:font-style="normal" fo:font-weight="normal" officeooo:rsid="014ae4a4" style:font-size-asian="16pt" style:font-size-complex="16pt"/>
    </style:style>
    <style:style style:name="T151" style:family="text">
      <style:text-properties fo:font-variant="normal" fo:text-transform="none" fo:color="#222222" style:font-name="Liberation Serif" fo:font-size="16pt" fo:letter-spacing="normal" fo:font-style="normal" fo:font-weight="normal" officeooo:rsid="0149b1cf" fo:background-color="#f8f9fa" loext:char-shading-value="0" style:font-size-asian="16pt" style:font-size-complex="16pt" loext:padding="0in" loext:border="none"/>
    </style:style>
    <style:style style:name="T152" style:family="text">
      <style:text-properties fo:font-variant="normal" fo:text-transform="none" fo:color="#222222" style:font-name="Liberation Serif" fo:font-size="16pt" fo:letter-spacing="normal" fo:font-style="italic" fo:font-weight="normal" style:font-size-asian="16pt" style:font-size-complex="16pt"/>
    </style:style>
    <style:style style:name="T153" style:family="text">
      <style:text-properties fo:font-variant="normal" fo:text-transform="none" fo:color="#222222" style:font-name="sans-serif" fo:font-size="10.5pt" fo:letter-spacing="normal" fo:font-style="normal" fo:font-weight="normal"/>
    </style:style>
    <style:style style:name="T154" style:family="text">
      <style:text-properties fo:font-variant="normal" fo:text-transform="none" fo:color="#323232" style:font-name="Liberation Serif" fo:letter-spacing="normal" fo:font-style="normal" style:text-underline-style="none" fo:font-weight="normal" style:font-size-asian="16pt"/>
    </style:style>
    <style:style style:name="T155" style:family="text">
      <style:text-properties fo:font-variant="normal" fo:text-transform="none" fo:color="#323232" style:font-name="Liberation Serif" fo:letter-spacing="normal" fo:font-style="normal" style:text-underline-style="none" fo:font-weight="normal" officeooo:rsid="015503d2" style:font-size-asian="16pt"/>
    </style:style>
    <style:style style:name="T156" style:family="text">
      <style:text-properties fo:font-variant="normal" fo:text-transform="none" style:font-name="Liberation Serif1" fo:letter-spacing="normal" fo:font-style="normal" fo:font-weight="normal"/>
    </style:style>
    <style:style style:name="T157" style:family="text">
      <style:text-properties fo:font-variant="normal" fo:text-transform="none" style:font-name="Liberation Serif1" fo:letter-spacing="normal" fo:font-style="normal" fo:font-weight="normal" officeooo:rsid="017a7be6"/>
    </style:style>
    <style:style style:name="T158" style:family="text">
      <style:text-properties fo:color="#000000"/>
    </style:style>
    <style:style style:name="T159" style:family="text">
      <style:text-properties fo:color="#000000" style:font-name="Liberation Serif" fo:font-size="16pt" style:text-underline-style="none" officeooo:rsid="002d4c55" style:font-size-asian="16pt" style:font-size-complex="16pt"/>
    </style:style>
    <style:style style:name="T160" style:family="text">
      <style:text-properties fo:color="#000000" style:font-name="Liberation Serif" fo:font-size="16pt" fo:letter-spacing="normal" fo:font-style="italic" fo:font-weight="normal" fo:background-color="transparent" loext:char-shading-value="0" style:font-size-asian="16pt" style:font-style-asian="italic" style:font-size-complex="16pt" style:font-style-complex="italic" loext:padding="0in" loext:border="none"/>
    </style:style>
    <style:style style:name="T161" style:family="text">
      <style:text-properties fo:color="#000000" style:font-name="Liberation Serif" fo:font-size="16pt" fo:letter-spacing="normal" fo:font-style="italic" fo:background-color="transparent" loext:char-shading-value="0" style:font-size-asian="16pt" style:font-style-asian="italic" style:font-size-complex="16pt" style:font-style-complex="italic" loext:padding="0in" loext:border="none"/>
    </style:style>
    <style:style style:name="T162" style:family="text">
      <style:text-properties fo:color="#000000" style:font-name="Liberation Serif" fo:font-size="16pt" fo:letter-spacing="normal" fo:font-style="normal" fo:font-weight="normal" officeooo:rsid="016ba2ba" fo:background-color="transparent" loext:char-shading-value="0" style:font-size-asian="16pt" style:font-style-asian="normal" style:font-size-complex="16pt" style:font-style-complex="normal" loext:padding="0in" loext:border="none"/>
    </style:style>
    <style:style style:name="T163" style:family="text">
      <style:text-properties fo:color="#000000" style:font-name="Liberation Serif" fo:font-size="16pt" fo:letter-spacing="normal" fo:font-style="normal" style:text-underline-style="none" fo:font-weight="normal" officeooo:rsid="016c568f" style:font-size-asian="16pt" style:font-style-asian="normal" style:font-size-complex="16pt" style:font-style-complex="normal"/>
    </style:style>
    <style:style style:name="T164" style:family="text">
      <style:text-properties fo:color="#000000" style:font-name="Liberation Serif" fo:font-size="16pt" fo:font-style="italic" style:text-underline-style="none" officeooo:rsid="002d4c55" style:font-size-asian="16pt" style:font-style-asian="italic" style:font-size-complex="16pt" style:font-style-complex="italic"/>
    </style:style>
    <style:style style:name="T165" style:family="text">
      <style:text-properties fo:color="#000000" style:font-name="Liberation Serif" fo:font-size="16pt" fo:font-style="italic" style:text-underline-style="none" officeooo:rsid="002d4c55" fo:background-color="transparent" loext:char-shading-value="0" style:font-size-asian="16pt" style:font-style-asian="italic" style:font-size-complex="16pt" style:font-style-complex="italic"/>
    </style:style>
    <style:style style:name="T166" style:family="text">
      <style:text-properties fo:color="#000000" style:font-name="Liberation Serif" fo:font-size="14pt" fo:font-style="normal" fo:font-weight="normal" officeooo:rsid="00eb2943" style:font-size-asian="14pt" style:font-size-complex="14pt" loext:padding="0in" loext:border="none"/>
    </style:style>
    <style:style style:name="T167" style:family="text">
      <style:text-properties fo:color="#000000" style:font-name="Liberation Serif" fo:letter-spacing="normal" fo:font-style="italic" fo:font-weight="normal" style:font-style-asian="italic" style:font-style-complex="italic"/>
    </style:style>
    <style:style style:name="T168" style:family="text">
      <style:text-properties fo:color="#000000" fo:font-size="16pt" style:font-size-asian="16pt" style:font-size-complex="16pt"/>
    </style:style>
    <style:style style:name="T169" style:family="text">
      <style:text-properties fo:color="#000000" fo:font-size="16pt" officeooo:rsid="007daf2c" style:font-size-asian="16pt" style:font-size-complex="16pt"/>
    </style:style>
    <style:style style:name="T170" style:family="text">
      <style:text-properties fo:color="#000000" fo:font-size="16pt" officeooo:rsid="007ecca3" style:font-size-asian="16pt" style:font-size-complex="16pt"/>
    </style:style>
    <style:style style:name="T171" style:family="text">
      <style:text-properties fo:color="#000000" fo:font-size="16pt" officeooo:rsid="01437145" style:font-size-asian="16pt" style:font-size-complex="16pt"/>
    </style:style>
    <style:style style:name="T172" style:family="text">
      <style:text-properties fo:color="#000000" fo:font-size="16pt" style:text-underline-style="none" style:font-size-asian="16pt" style:font-size-complex="16pt"/>
    </style:style>
    <style:style style:name="T173" style:family="text">
      <style:text-properties fo:color="#000000" fo:font-size="16pt" style:text-underline-style="none" officeooo:rsid="002d4c55" style:font-size-asian="16pt" style:font-size-complex="16pt"/>
    </style:style>
    <style:style style:name="T174" style:family="text">
      <style:text-properties fo:color="#000000" fo:font-size="16pt" style:text-underline-style="none" officeooo:rsid="007854a1" style:font-size-asian="16pt" style:font-size-complex="16pt"/>
    </style:style>
    <style:style style:name="T175" style:family="text">
      <style:text-properties fo:color="#000000" fo:font-size="16pt" style:text-underline-style="none" officeooo:rsid="00e7ba67" style:font-size-asian="16pt" style:font-size-complex="16pt"/>
    </style:style>
    <style:style style:name="T176" style:family="text">
      <style:text-properties fo:color="#000000" fo:font-size="16pt" style:text-underline-style="none" officeooo:rsid="00e99975" style:font-size-asian="16pt" style:font-size-complex="16pt"/>
    </style:style>
    <style:style style:name="T177" style:family="text">
      <style:text-properties fo:color="#000000" fo:font-size="16pt" style:text-underline-style="none" officeooo:rsid="01132913" style:font-size-asian="16pt" style:font-size-complex="16pt"/>
    </style:style>
    <style:style style:name="T178" style:family="text">
      <style:text-properties fo:color="#000000" fo:font-size="16pt" style:text-underline-style="none" officeooo:rsid="012ad1d5" style:font-size-asian="16pt" style:font-size-complex="16pt"/>
    </style:style>
    <style:style style:name="T179" style:family="text">
      <style:text-properties fo:color="#000000" fo:font-size="16pt" style:text-underline-style="none" officeooo:rsid="00e47bc1" style:font-size-asian="16pt" style:font-size-complex="16pt"/>
    </style:style>
    <style:style style:name="T180" style:family="text">
      <style:text-properties fo:color="#000000" fo:font-size="16pt" style:text-underline-style="none" officeooo:rsid="0133ac77" style:font-size-asian="16pt" style:font-size-complex="16pt"/>
    </style:style>
    <style:style style:name="T181" style:family="text">
      <style:text-properties fo:color="#000000" fo:font-size="16pt" style:text-underline-style="none" officeooo:rsid="01343d5f" style:font-size-asian="16pt" style:font-size-complex="16pt"/>
    </style:style>
    <style:style style:name="T182" style:family="text">
      <style:text-properties fo:color="#000000" fo:font-size="16pt" style:text-underline-style="none" officeooo:rsid="00e551e7" style:font-size-asian="16pt" style:font-size-complex="16pt"/>
    </style:style>
    <style:style style:name="T183" style:family="text">
      <style:text-properties fo:color="#000000" fo:font-size="16pt" style:text-underline-style="none" officeooo:rsid="013b58c2" style:font-size-asian="16pt" style:font-size-complex="16pt"/>
    </style:style>
    <style:style style:name="T184" style:family="text">
      <style:text-properties fo:color="#000000" fo:font-size="16pt" style:text-underline-style="none" officeooo:rsid="00777401" style:font-size-asian="16pt" style:font-size-complex="16pt"/>
    </style:style>
    <style:style style:name="T185" style:family="text">
      <style:text-properties fo:color="#000000" fo:font-size="16pt" style:text-underline-style="none" officeooo:rsid="013ca87b" style:font-size-asian="16pt" style:font-size-complex="16pt"/>
    </style:style>
    <style:style style:name="T186" style:family="text">
      <style:text-properties fo:color="#000000" fo:font-size="16pt" style:text-underline-style="none" officeooo:rsid="0027e261" style:font-size-asian="16pt" style:font-size-complex="16pt"/>
    </style:style>
    <style:style style:name="T187" style:family="text">
      <style:text-properties fo:color="#000000" fo:font-size="16pt" style:text-underline-style="none" officeooo:rsid="016b6685" style:font-size-asian="16pt" style:font-size-complex="16pt"/>
    </style:style>
    <style:style style:name="T188" style:family="text">
      <style:text-properties fo:color="#000000" fo:font-size="16pt" style:text-underline-style="none" officeooo:rsid="00fba465" style:font-size-asian="16pt" style:font-size-complex="16pt"/>
    </style:style>
    <style:style style:name="T189" style:family="text">
      <style:text-properties fo:color="#000000" fo:font-size="16pt" fo:font-style="italic" officeooo:rsid="01437145" style:font-size-asian="16pt" style:font-style-asian="italic" style:font-size-complex="16pt" style:font-style-complex="italic"/>
    </style:style>
    <style:style style:name="T190" style:family="text">
      <style:text-properties fo:color="#000000" officeooo:rsid="00f18a7d"/>
    </style:style>
    <style:style style:name="T191" style:family="text">
      <style:text-properties fo:color="#000000" fo:language="en" fo:country="US"/>
    </style:style>
    <style:style style:name="T192" style:family="text">
      <style:text-properties fo:color="#000000" fo:font-size="14pt" fo:font-style="italic" style:text-underline-style="none" officeooo:rsid="01570261" style:font-size-asian="14pt" style:font-style-asian="italic" style:font-size-complex="14pt" style:font-style-complex="italic"/>
    </style:style>
    <style:style style:name="T193" style:family="text">
      <style:text-properties fo:color="#000000" fo:font-size="14pt" fo:font-style="italic" style:text-underline-style="none" officeooo:rsid="0158c7a7" style:font-size-asian="14pt" style:font-style-asian="italic" style:font-size-complex="14pt" style:font-style-complex="italic"/>
    </style:style>
    <style:style style:name="T194" style:family="text">
      <style:text-properties officeooo:rsid="005fcf4b"/>
    </style:style>
    <style:style style:name="T195" style:family="text">
      <style:text-properties officeooo:rsid="006074ab"/>
    </style:style>
    <style:style style:name="T196" style:family="text">
      <style:text-properties officeooo:rsid="006109f8"/>
    </style:style>
    <style:style style:name="T197" style:family="text">
      <style:text-properties officeooo:rsid="00617751"/>
    </style:style>
    <style:style style:name="T198" style:family="text">
      <style:text-properties officeooo:rsid="00688df3"/>
    </style:style>
    <style:style style:name="T199" style:family="text">
      <style:text-properties officeooo:rsid="0068f29c"/>
    </style:style>
    <style:style style:name="T200" style:family="text">
      <style:text-properties officeooo:rsid="006a3863"/>
    </style:style>
    <style:style style:name="T201" style:family="text">
      <style:text-properties officeooo:rsid="0070d30b"/>
    </style:style>
    <style:style style:name="T202" style:family="text">
      <style:text-properties officeooo:rsid="0071a5db"/>
    </style:style>
    <style:style style:name="T203" style:family="text">
      <style:text-properties officeooo:rsid="00769f41"/>
    </style:style>
    <style:style style:name="T204" style:family="text">
      <style:text-properties officeooo:rsid="007854a1"/>
    </style:style>
    <style:style style:name="T205" style:family="text">
      <style:text-properties officeooo:rsid="007fe676"/>
    </style:style>
    <style:style style:name="T206" style:family="text">
      <style:text-properties officeooo:rsid="00892bb6"/>
    </style:style>
    <style:style style:name="T207" style:family="text">
      <style:text-properties officeooo:rsid="00898a78"/>
    </style:style>
    <style:style style:name="T208" style:family="text">
      <style:text-properties officeooo:rsid="0089f6b5"/>
    </style:style>
    <style:style style:name="T209" style:family="text">
      <style:text-properties officeooo:rsid="008d2e8f"/>
    </style:style>
    <style:style style:name="T210" style:family="text">
      <style:text-properties fo:font-style="normal" fo:font-weight="bold" style:font-style-asian="normal" style:font-weight-asian="bold" style:font-style-complex="normal" style:font-weight-complex="bold"/>
    </style:style>
    <style:style style:name="T211" style:family="text">
      <style:text-properties fo:font-style="normal" fo:font-weight="normal" officeooo:rsid="00b3e83d"/>
    </style:style>
    <style:style style:name="T212" style:family="text">
      <style:text-properties fo:font-style="normal" fo:font-weight="normal" officeooo:rsid="00b5defe"/>
    </style:style>
    <style:style style:name="T213" style:family="text">
      <style:text-properties fo:font-style="normal" fo:font-weight="normal" style:font-style-asian="normal" style:font-weight-asian="normal" style:font-style-complex="normal" style:font-weight-complex="normal"/>
    </style:style>
    <style:style style:name="T214" style:family="text">
      <style:text-properties fo:font-style="normal" officeooo:rsid="0178a982"/>
    </style:style>
    <style:style style:name="T215" style:family="text">
      <style:text-properties officeooo:rsid="00a65f1c"/>
    </style:style>
    <style:style style:name="T216" style:family="text">
      <style:text-properties officeooo:rsid="00692cbe"/>
    </style:style>
    <style:style style:name="T217" style:family="text">
      <style:text-properties officeooo:rsid="0069cd0e"/>
    </style:style>
    <style:style style:name="T218" style:family="text">
      <style:text-properties officeooo:rsid="00af2ee9"/>
    </style:style>
    <style:style style:name="T219" style:family="text">
      <style:text-properties officeooo:rsid="00b26842"/>
    </style:style>
    <style:style style:name="T220" style:family="text">
      <style:text-properties officeooo:rsid="00b3e83d"/>
    </style:style>
    <style:style style:name="T221" style:family="text">
      <style:text-properties officeooo:rsid="00b92d01"/>
    </style:style>
    <style:style style:name="T222" style:family="text">
      <style:text-properties officeooo:rsid="00bb4a7f"/>
    </style:style>
    <style:style style:name="T223" style:family="text">
      <style:text-properties officeooo:rsid="00bd00b4"/>
    </style:style>
    <style:style style:name="T224" style:family="text">
      <style:text-properties officeooo:rsid="00c566a9"/>
    </style:style>
    <style:style style:name="T225" style:family="text">
      <style:text-properties officeooo:rsid="00c90d4d"/>
    </style:style>
    <style:style style:name="T226" style:family="text">
      <style:text-properties fo:font-weight="normal" style:font-weight-asian="normal" style:font-weight-complex="normal"/>
    </style:style>
    <style:style style:name="T227" style:family="text">
      <style:text-properties fo:font-weight="normal" officeooo:rsid="016e0827" style:font-weight-asian="normal" style:font-weight-complex="normal"/>
    </style:style>
    <style:style style:name="T228" style:family="text">
      <style:text-properties officeooo:rsid="00d253e1"/>
    </style:style>
    <style:style style:name="T229" style:family="text">
      <style:text-properties officeooo:rsid="00d2aece"/>
    </style:style>
    <style:style style:name="T230" style:family="text">
      <style:text-properties officeooo:rsid="00d9e711"/>
    </style:style>
    <style:style style:name="T231" style:family="text">
      <style:text-properties officeooo:rsid="00da9306"/>
    </style:style>
    <style:style style:name="T232" style:family="text">
      <style:text-properties officeooo:rsid="00db1552"/>
    </style:style>
    <style:style style:name="T233" style:family="text">
      <style:text-properties officeooo:rsid="00dd33b2"/>
    </style:style>
    <style:style style:name="T234" style:family="text">
      <style:text-properties officeooo:rsid="00df13e5"/>
    </style:style>
    <style:style style:name="T235" style:family="text">
      <style:text-properties officeooo:rsid="00e0d5eb"/>
    </style:style>
    <style:style style:name="T236" style:family="text">
      <style:text-properties officeooo:rsid="00673434"/>
    </style:style>
    <style:style style:name="T237" style:family="text">
      <style:text-properties officeooo:rsid="00e11a1e"/>
    </style:style>
    <style:style style:name="T238" style:family="text">
      <style:text-properties officeooo:rsid="00e2c103"/>
    </style:style>
    <style:style style:name="T239" style:family="text">
      <style:text-properties fo:letter-spacing="normal" fo:font-style="italic" style:text-underline-style="none" fo:font-weight="normal" style:font-style-asian="italic" style:font-style-complex="italic" loext:padding="0in" loext:border="none"/>
    </style:style>
    <style:style style:name="T240" style:family="text">
      <style:text-properties fo:letter-spacing="normal" fo:font-style="italic" style:text-underline-style="none" fo:font-weight="normal" officeooo:rsid="0132d488" style:font-style-asian="italic" style:font-style-complex="italic" loext:padding="0in" loext:border="none"/>
    </style:style>
    <style:style style:name="T241" style:family="text">
      <style:text-properties fo:letter-spacing="normal" fo:font-weight="normal" officeooo:rsid="007b2969"/>
    </style:style>
    <style:style style:name="T242" style:family="text">
      <style:text-properties officeooo:rsid="00e47bc1"/>
    </style:style>
    <style:style style:name="T243" style:family="text">
      <style:text-properties officeooo:rsid="00e551e7"/>
    </style:style>
    <style:style style:name="T244" style:family="text">
      <style:text-properties officeooo:rsid="00e6bc64"/>
    </style:style>
    <style:style style:name="T245" style:family="text">
      <style:text-properties officeooo:rsid="00e7ba67"/>
    </style:style>
    <style:style style:name="T246" style:family="text">
      <style:text-properties officeooo:rsid="00e99975"/>
    </style:style>
    <style:style style:name="T247" style:family="text">
      <style:text-properties officeooo:rsid="00eaa3fe"/>
    </style:style>
    <style:style style:name="T248" style:family="text">
      <style:text-properties officeooo:rsid="00eaf741"/>
    </style:style>
    <style:style style:name="T249" style:family="text">
      <style:text-properties fo:color="#222222" style:font-name="sans-serif" fo:font-size="9.75pt" fo:font-style="normal" fo:font-weight="normal" loext:padding="0in" loext:border="none"/>
    </style:style>
    <style:style style:name="T250" style:family="text">
      <style:text-properties fo:color="#222222" style:font-name="Liberation Serif" fo:font-size="14pt" fo:font-style="normal" fo:font-weight="normal" style:font-size-asian="14pt" style:font-size-complex="14pt" loext:padding="0in" loext:border="none"/>
    </style:style>
    <style:style style:name="T251" style:family="text">
      <style:text-properties officeooo:rsid="00eb2943"/>
    </style:style>
    <style:style style:name="T252" style:family="text">
      <style:text-properties officeooo:rsid="00edaf68"/>
    </style:style>
    <style:style style:name="T253" style:family="text">
      <style:text-properties officeooo:rsid="00edc912"/>
    </style:style>
    <style:style style:name="T254" style:family="text">
      <style:text-properties officeooo:rsid="00efbc9a"/>
    </style:style>
    <style:style style:name="T255" style:family="text">
      <style:text-properties officeooo:rsid="00f0e6bb"/>
    </style:style>
    <style:style style:name="T256" style:family="text">
      <style:text-properties officeooo:rsid="00f18a7d"/>
    </style:style>
    <style:style style:name="T257" style:family="text">
      <style:text-properties officeooo:rsid="00f1b6f1"/>
    </style:style>
    <style:style style:name="T258" style:family="text">
      <style:text-properties officeooo:rsid="00f1e787"/>
    </style:style>
    <style:style style:name="T259" style:family="text">
      <style:text-properties officeooo:rsid="00f26df5"/>
    </style:style>
    <style:style style:name="T260" style:family="text">
      <style:text-properties officeooo:rsid="00f70266"/>
    </style:style>
    <style:style style:name="T261" style:family="text">
      <style:text-properties officeooo:rsid="00a9c8ac"/>
    </style:style>
    <style:style style:name="T262" style:family="text">
      <style:text-properties officeooo:rsid="00f7104c"/>
    </style:style>
    <style:style style:name="T263" style:family="text">
      <style:text-properties officeooo:rsid="00f8728b"/>
    </style:style>
    <style:style style:name="T264" style:family="text">
      <style:text-properties officeooo:rsid="00f90833"/>
    </style:style>
    <style:style style:name="T265" style:family="text">
      <style:text-properties loext:padding="0in" loext:border="none"/>
    </style:style>
    <style:style style:name="T266" style:family="text">
      <style:text-properties officeooo:rsid="00faea34"/>
    </style:style>
    <style:style style:name="T267" style:family="text">
      <style:text-properties officeooo:rsid="00fba465"/>
    </style:style>
    <style:style style:name="T268" style:family="text">
      <style:text-properties officeooo:rsid="00fcf7c9"/>
    </style:style>
    <style:style style:name="T269" style:family="text">
      <style:text-properties officeooo:rsid="00feb411"/>
    </style:style>
    <style:style style:name="T270" style:family="text">
      <style:text-properties officeooo:rsid="01132913"/>
    </style:style>
    <style:style style:name="T271" style:family="text">
      <style:text-properties officeooo:rsid="011440c2"/>
    </style:style>
    <style:style style:name="T272" style:family="text">
      <style:text-properties officeooo:rsid="01214505"/>
    </style:style>
    <style:style style:name="T273" style:family="text">
      <style:text-properties officeooo:rsid="01240979"/>
    </style:style>
    <style:style style:name="T274" style:family="text">
      <style:text-properties officeooo:rsid="0128bbe8"/>
    </style:style>
    <style:style style:name="T275" style:family="text">
      <style:text-properties officeooo:rsid="005fbfee"/>
    </style:style>
    <style:style style:name="T276" style:family="text">
      <style:text-properties officeooo:rsid="01296ae8"/>
    </style:style>
    <style:style style:name="T277" style:family="text">
      <style:text-properties officeooo:rsid="012ad1d5"/>
    </style:style>
    <style:style style:name="T278" style:family="text">
      <style:text-properties officeooo:rsid="012b4fd0"/>
    </style:style>
    <style:style style:name="T279" style:family="text">
      <style:text-properties officeooo:rsid="012d902c"/>
    </style:style>
    <style:style style:name="T280" style:family="text">
      <style:text-properties officeooo:rsid="01304b24"/>
    </style:style>
    <style:style style:name="T281" style:family="text">
      <style:text-properties officeooo:rsid="0130ce29"/>
    </style:style>
    <style:style style:name="T282" style:family="text">
      <style:text-properties officeooo:rsid="01327727"/>
    </style:style>
    <style:style style:name="T283" style:family="text">
      <style:text-properties officeooo:rsid="0132d488"/>
    </style:style>
    <style:style style:name="T284" style:family="text">
      <style:text-properties officeooo:rsid="0133ac77"/>
    </style:style>
    <style:style style:name="T285" style:family="text">
      <style:text-properties officeooo:rsid="01343d5f"/>
    </style:style>
    <style:style style:name="T286" style:family="text">
      <style:text-properties officeooo:rsid="013842ce"/>
    </style:style>
    <style:style style:name="T287" style:family="text">
      <style:text-properties officeooo:rsid="0139ded5"/>
    </style:style>
    <style:style style:name="T288" style:family="text">
      <style:text-properties officeooo:rsid="013b58c2"/>
    </style:style>
    <style:style style:name="T289" style:family="text">
      <style:text-properties officeooo:rsid="013ca87b"/>
    </style:style>
    <style:style style:name="T290" style:family="text">
      <style:text-properties officeooo:rsid="013f0804"/>
    </style:style>
    <style:style style:name="T291" style:family="text">
      <style:text-properties officeooo:rsid="01419896"/>
    </style:style>
    <style:style style:name="T292" style:family="text">
      <style:text-properties officeooo:rsid="0145b7b2"/>
    </style:style>
    <style:style style:name="T293" style:family="text">
      <style:text-properties officeooo:rsid="014832b8"/>
    </style:style>
    <style:style style:name="T294" style:family="text">
      <style:text-properties officeooo:rsid="014bc7a9"/>
    </style:style>
    <style:style style:name="T295" style:family="text">
      <style:text-properties officeooo:rsid="014e9d3c"/>
    </style:style>
    <style:style style:name="T296" style:family="text">
      <style:text-properties officeooo:rsid="014f5e83"/>
    </style:style>
    <style:style style:name="T297" style:family="text">
      <style:text-properties officeooo:rsid="01570261"/>
    </style:style>
    <style:style style:name="T298" style:family="text">
      <style:text-properties officeooo:rsid="0158c7a7"/>
    </style:style>
    <style:style style:name="T299" style:family="text">
      <style:text-properties officeooo:rsid="0159acba"/>
    </style:style>
    <style:style style:name="T300" style:family="text">
      <style:text-properties officeooo:rsid="015b85c3"/>
    </style:style>
    <style:style style:name="T301" style:family="text">
      <style:text-properties officeooo:rsid="015d349a"/>
    </style:style>
    <style:style style:name="T302" style:family="text">
      <style:text-properties officeooo:rsid="01610eee"/>
    </style:style>
    <style:style style:name="T303" style:family="text">
      <style:text-properties officeooo:rsid="016276ef"/>
    </style:style>
    <style:style style:name="T304" style:family="text">
      <style:text-properties officeooo:rsid="01631c30"/>
    </style:style>
    <style:style style:name="T305" style:family="text">
      <style:text-properties officeooo:rsid="0163b033"/>
    </style:style>
    <style:style style:name="T306" style:family="text">
      <style:text-properties officeooo:rsid="016778d0"/>
    </style:style>
    <style:style style:name="T307" style:family="text">
      <style:text-properties officeooo:rsid="00228e4a"/>
    </style:style>
    <style:style style:name="T308" style:family="text">
      <style:text-properties officeooo:rsid="01690f38"/>
    </style:style>
    <style:style style:name="T309" style:family="text">
      <style:text-properties officeooo:rsid="01691db2"/>
    </style:style>
    <style:style style:name="T310" style:family="text">
      <style:text-properties officeooo:rsid="0169e0a0"/>
    </style:style>
    <style:style style:name="T311" style:family="text">
      <style:text-properties officeooo:rsid="016af95a"/>
    </style:style>
    <style:style style:name="T312" style:family="text">
      <style:text-properties officeooo:rsid="016b5af1"/>
    </style:style>
    <style:style style:name="T313" style:family="text">
      <style:text-properties officeooo:rsid="016ba2ba"/>
    </style:style>
    <style:style style:name="T314" style:family="text">
      <style:text-properties officeooo:rsid="016e0827"/>
    </style:style>
    <style:style style:name="T315" style:family="text">
      <style:text-properties officeooo:rsid="016f9b2b"/>
    </style:style>
    <style:style style:name="T316" style:family="text">
      <style:text-properties officeooo:rsid="017063a5"/>
    </style:style>
    <style:style style:name="T317" style:family="text">
      <style:text-properties officeooo:rsid="0170cac6"/>
    </style:style>
    <style:style style:name="T318" style:family="text">
      <style:text-properties officeooo:rsid="0171df46"/>
    </style:style>
    <style:style style:name="T319" style:family="text">
      <style:text-properties officeooo:rsid="01723f4b"/>
    </style:style>
    <style:style style:name="T320" style:family="text">
      <style:text-properties officeooo:rsid="0173a82e"/>
    </style:style>
    <style:style style:name="T321" style:family="text">
      <style:text-properties officeooo:rsid="01753d4f"/>
    </style:style>
    <style:style style:name="T322" style:family="text">
      <style:text-properties officeooo:rsid="0042dce7"/>
    </style:style>
    <style:style style:name="T323" style:family="text">
      <style:text-properties officeooo:rsid="01768dc2"/>
    </style:style>
    <style:style style:name="T324" style:family="text">
      <style:text-properties officeooo:rsid="017709e0"/>
    </style:style>
    <style:style style:name="T325" style:family="text">
      <style:text-properties officeooo:rsid="0178a982"/>
    </style:style>
    <style:style style:name="T326" style:family="text">
      <style:text-properties style:font-style-asian="italic" style:font-style-complex="italic"/>
    </style:style>
    <style:style style:name="T327" style:family="text">
      <style:text-properties officeooo:rsid="0178a982" style:font-style-asian="italic" style:font-style-complex="italic"/>
    </style:style>
    <style:style style:name="T328" style:family="text">
      <style:text-properties officeooo:rsid="0179b5ef"/>
    </style:style>
    <style:style style:name="T329" style:family="text">
      <style:text-properties officeooo:rsid="0179ccfa"/>
    </style:style>
    <style:style style:name="T330" style:family="text">
      <style:text-properties officeooo:rsid="017a7be6"/>
    </style:style>
    <style:style style:name="T331" style:family="text">
      <style:text-properties officeooo:rsid="017c61e3"/>
    </style:style>
    <style:style style:name="T332" style:family="text">
      <style:text-properties officeooo:rsid="017d64b9"/>
    </style:style>
    <style:style style:name="T333" style:family="text">
      <style:text-properties officeooo:rsid="017d9d75"/>
    </style:style>
    <style:style style:name="T334" style:family="text">
      <style:text-properties officeooo:rsid="017e6620"/>
    </style:style>
    <style:style style:name="T335" style:family="text">
      <style:text-properties officeooo:rsid="017ec321"/>
    </style:style>
    <style:style style:name="T336" style:family="text">
      <style:text-properties officeooo:rsid="017fd8e8"/>
    </style:style>
    <style:style style:name="T337" style:family="text">
      <style:text-properties officeooo:rsid="01804f06"/>
    </style:style>
    <style:style style:name="T338" style:family="text">
      <style:text-properties officeooo:rsid="01809de8"/>
    </style:style>
    <style:style style:name="T339" style:family="text">
      <style:text-properties officeooo:rsid="01816b3c"/>
    </style:style>
    <style:style style:name="T340" style:family="text">
      <style:text-properties officeooo:rsid="0186b2c2"/>
    </style:style>
    <style:style style:name="T341" style:family="text">
      <style:text-properties officeooo:rsid="0189a61e"/>
    </style:style>
    <style:style style:name="T342" style:family="text">
      <style:text-properties officeooo:rsid="018b7c44"/>
    </style:style>
    <style:style style:name="T343" style:family="text">
      <style:text-properties officeooo:rsid="018cffe9"/>
    </style:style>
    <style:style style:name="T344" style:family="text">
      <style:text-properties officeooo:rsid="018dbc18"/>
    </style:style>
    <style:style style:name="T345" style:family="text">
      <style:text-properties officeooo:rsid="01901f01"/>
    </style:style>
    <style:style style:name="T346" style:family="text">
      <style:text-properties officeooo:rsid="01919f1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6075in" fo:text-indent="-0.25in" fo:margin-left="0.6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75in" fo:text-indent="-0.25in" fo:margin-left="0.8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75in" fo:text-indent="-0.25in" fo:margin-left="1.1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75in" fo:text-indent="-0.25in" fo:margin-left="1.3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75in" fo:text-indent="-0.25in" fo:margin-left="1.6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75in" fo:text-indent="-0.25in" fo:margin-left="1.8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75in" fo:text-indent="-0.25in" fo:margin-left="2.1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75in" fo:text-indent="-0.25in" fo:margin-left="2.3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75in" fo:text-indent="-0.25in" fo:margin-left="2.6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75in" fo:text-indent="-0.25in" fo:margin-left="2.85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6075in" fo:text-indent="-0.25in" fo:margin-left="0.6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75in" fo:text-indent="-0.25in" fo:margin-left="0.8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75in" fo:text-indent="-0.25in" fo:margin-left="1.1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75in" fo:text-indent="-0.25in" fo:margin-left="1.3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75in" fo:text-indent="-0.25in" fo:margin-left="1.6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75in" fo:text-indent="-0.25in" fo:margin-left="1.8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75in" fo:text-indent="-0.25in" fo:margin-left="2.1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75in" fo:text-indent="-0.25in" fo:margin-left="2.3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75in" fo:text-indent="-0.25in" fo:margin-left="2.6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75in" fo:text-indent="-0.25in" fo:margin-left="2.85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6075in" fo:text-indent="-0.25in" fo:margin-left="0.6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75in" fo:text-indent="-0.25in" fo:margin-left="0.8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75in" fo:text-indent="-0.25in" fo:margin-left="1.1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75in" fo:text-indent="-0.25in" fo:margin-left="1.3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75in" fo:text-indent="-0.25in" fo:margin-left="1.6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75in" fo:text-indent="-0.25in" fo:margin-left="1.8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75in" fo:text-indent="-0.25in" fo:margin-left="2.1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75in" fo:text-indent="-0.25in" fo:margin-left="2.3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75in" fo:text-indent="-0.25in" fo:margin-left="2.6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75in" fo:text-indent="-0.25in" fo:margin-left="2.85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6075in" fo:text-indent="-0.25in" fo:margin-left="0.6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75in" fo:text-indent="-0.25in" fo:margin-left="0.8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75in" fo:text-indent="-0.25in" fo:margin-left="1.1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75in" fo:text-indent="-0.25in" fo:margin-left="1.3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75in" fo:text-indent="-0.25in" fo:margin-left="1.6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75in" fo:text-indent="-0.25in" fo:margin-left="1.8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75in" fo:text-indent="-0.25in" fo:margin-left="2.1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75in" fo:text-indent="-0.25in" fo:margin-left="2.3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75in" fo:text-indent="-0.25in" fo:margin-left="2.6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75in" fo:text-indent="-0.25in" fo:margin-left="2.85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6075in" fo:text-indent="-0.25in" fo:margin-left="0.6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75in" fo:text-indent="-0.25in" fo:margin-left="0.8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75in" fo:text-indent="-0.25in" fo:margin-left="1.1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75in" fo:text-indent="-0.25in" fo:margin-left="1.3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75in" fo:text-indent="-0.25in" fo:margin-left="1.6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75in" fo:text-indent="-0.25in" fo:margin-left="1.8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75in" fo:text-indent="-0.25in" fo:margin-left="2.1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75in" fo:text-indent="-0.25in" fo:margin-left="2.3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75in" fo:text-indent="-0.25in" fo:margin-left="2.6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75in" fo:text-indent="-0.25in" fo:margin-left="2.85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6634in" fo:text-indent="-0.25in" fo:margin-left="0.663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134in" fo:text-indent="-0.25in" fo:margin-left="0.913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634in" fo:text-indent="-0.25in" fo:margin-left="1.163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134in" fo:text-indent="-0.25in" fo:margin-left="1.413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634in" fo:text-indent="-0.25in" fo:margin-left="1.663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134in" fo:text-indent="-0.25in" fo:margin-left="1.913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634in" fo:text-indent="-0.25in" fo:margin-left="2.163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134in" fo:text-indent="-0.25in" fo:margin-left="2.413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634in" fo:text-indent="-0.25in" fo:margin-left="2.663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134in" fo:text-indent="-0.25in" fo:margin-left="2.9134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6075in" fo:text-indent="-0.25in" fo:margin-left="0.6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575in" fo:text-indent="-0.25in" fo:margin-left="0.85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1075in" fo:text-indent="-0.25in" fo:margin-left="1.1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575in" fo:text-indent="-0.25in" fo:margin-left="1.357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6075in" fo:text-indent="-0.25in" fo:margin-left="1.60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575in" fo:text-indent="-0.25in" fo:margin-left="1.85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1075in" fo:text-indent="-0.25in" fo:margin-left="2.10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575in" fo:text-indent="-0.25in" fo:margin-left="2.357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6075in" fo:text-indent="-0.25in" fo:margin-left="2.60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575in" fo:text-indent="-0.25in" fo:margin-left="2.85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189in" fo:text-indent="-0.25in" fo:margin-left="0.718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9689in" fo:text-indent="-0.25in" fo:margin-left="0.968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189in" fo:text-indent="-0.25in" fo:margin-left="1.218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4689in" fo:text-indent="-0.25in" fo:margin-left="1.468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189in" fo:text-indent="-0.25in" fo:margin-left="1.718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9689in" fo:text-indent="-0.25in" fo:margin-left="1.968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189in" fo:text-indent="-0.25in" fo:margin-left="2.218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4689in" fo:text-indent="-0.25in" fo:margin-left="2.468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189in" fo:text-indent="-0.25in" fo:margin-left="2.718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9689in" fo:text-indent="-0.25in" fo:margin-left="2.9689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14">Cours de Bioéthique 2019</text:p>
      <text:table-of-content text:style-name="Sect1" text:protected="true" text:name="Table of Contents1">
        <text:table-of-content-source text:outline-level="10">
          <text:index-title-template text:style-name="Contents_20_Heading">Sommair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Sommaire</text:p>
          </text:index-title>
          <text:p text:style-name="P444"><text:a xlink:type="simple" xlink:href="#__RefHeading___Toc5579_2654796477" text:style-name="Index_20_Link" text:visited-style-name="Index_20_Link">De la différence entre droit, morale, et éthique :<text:tab/>2</text:a></text:p>
          <text:p text:style-name="P445"><text:a xlink:type="simple" xlink:href="#__RefHeading___Toc5581_2654796477" text:style-name="Index_20_Link" text:visited-style-name="Index_20_Link">Différences entre morale et éthique :<text:tab/>2</text:a></text:p>
          <text:p text:style-name="P445"><text:a xlink:type="simple" xlink:href="#__RefHeading___Toc5585_2654796477" text:style-name="Index_20_Link" text:visited-style-name="Index_20_Link">Différences entre m</text:a><text:a xlink:type="simple" xlink:href="#__RefHeading___Toc5585_2654796477" text:style-name="Index_20_Link" text:visited-style-name="Index_20_Link">orale et </text:a><text:a xlink:type="simple" xlink:href="#__RefHeading___Toc5585_2654796477" text:style-name="Index_20_Link" text:visited-style-name="Index_20_Link">d</text:a><text:a xlink:type="simple" xlink:href="#__RefHeading___Toc5585_2654796477" text:style-name="Index_20_Link" text:visited-style-name="Index_20_Link">roit :</text:a><text:a xlink:type="simple" xlink:href="#__RefHeading___Toc5585_2654796477" text:style-name="Index_20_Link" text:visited-style-name="Index_20_Link"><text:tab/>3</text:a></text:p>
          <text:p text:style-name="P445"><text:a xlink:type="simple" xlink:href="#__RefHeading___Toc5587_2654796477" text:style-name="Index_20_Link" text:visited-style-name="Index_20_Link">Différences entre é</text:a><text:a xlink:type="simple" xlink:href="#__RefHeading___Toc5587_2654796477" text:style-name="Index_20_Link" text:visited-style-name="Index_20_Link">thique et </text:a><text:a xlink:type="simple" xlink:href="#__RefHeading___Toc5587_2654796477" text:style-name="Index_20_Link" text:visited-style-name="Index_20_Link">d</text:a><text:a xlink:type="simple" xlink:href="#__RefHeading___Toc5587_2654796477" text:style-name="Index_20_Link" text:visited-style-name="Index_20_Link">roit :</text:a><text:a xlink:type="simple" xlink:href="#__RefHeading___Toc5587_2654796477" text:style-name="Index_20_Link" text:visited-style-name="Index_20_Link"><text:tab/>4</text:a></text:p>
          <text:p text:style-name="P444"><text:a xlink:type="simple" xlink:href="#__RefHeading___Toc5589_2654796477" text:style-name="Index_20_Link" text:visited-style-name="Index_20_Link">La bioéthique :<text:tab/>5</text:a></text:p>
          <text:p text:style-name="P445"><text:a xlink:type="simple" xlink:href="#__RefHeading___Toc5591_2654796477" text:style-name="Index_20_Link" text:visited-style-name="Index_20_Link">Définition :<text:tab/>5</text:a></text:p>
          <text:p text:style-name="P445"><text:a xlink:type="simple" xlink:href="#__RefHeading___Toc5593_2654796477" text:style-name="Index_20_Link" text:visited-style-name="Index_20_Link">Procès de Nuremberg:<text:tab/>5</text:a></text:p>
          <text:p text:style-name="P446"><text:a xlink:type="simple" xlink:href="#__RefHeading___Toc5595_2654796477" text:style-name="Index_20_Link" text:visited-style-name="Index_20_Link">Histoire de l’expérimentation médicale :<text:tab/>6</text:a></text:p>
          <text:p text:style-name="P447"><text:a xlink:type="simple" xlink:href="#__RefHeading___Toc5738_3562927657" text:style-name="Index_20_Link" text:visited-style-name="Index_20_Link">Premières expérimentations médicales :<text:tab/>6</text:a></text:p>
          <text:p text:style-name="P447"><text:a xlink:type="simple" xlink:href="#__RefHeading___Toc5599_2654796477" text:style-name="Index_20_Link" text:visited-style-name="Index_20_Link">L’expérimentation humaine dans la Grèce antique :<text:tab/>6</text:a></text:p>
          <text:p text:style-name="P448"><text:a xlink:type="simple" xlink:href="#__RefHeading___Toc5740_3562927657" text:style-name="Index_20_Link" text:visited-style-name="Index_20_Link">Hypocrate :<text:tab/>6</text:a></text:p>
          <text:p text:style-name="P448"><text:a xlink:type="simple" xlink:href="#__RefHeading___Toc5742_3562927657" text:style-name="Index_20_Link" text:visited-style-name="Index_20_Link">Galien :<text:tab/>7</text:a></text:p>
          <text:p text:style-name="P448"><text:a xlink:type="simple" xlink:href="#__RefHeading___Toc5744_3562927657" text:style-name="Index_20_Link" text:visited-style-name="Index_20_Link">L’école d’Alexandrie :<text:tab/>7</text:a></text:p>
          <text:p text:style-name="P448"><text:a xlink:type="simple" xlink:href="#__RefHeading___Toc5747_3562927657" text:style-name="Index_20_Link" text:visited-style-name="Index_20_Link">Avicenne :<text:tab/>8</text:a></text:p>
          <text:p text:style-name="P448"><text:a xlink:type="simple" xlink:href="#__RefHeading___Toc5749_3562927657" text:style-name="Index_20_Link" text:visited-style-name="Index_20_Link">Vésale  et Ambroise Paré ::<text:tab/>9</text:a></text:p>
          <text:p text:style-name="P448"><text:a xlink:type="simple" xlink:href="#__RefHeading___Toc5733_1331939832" text:style-name="Index_20_Link" text:visited-style-name="Index_20_Link">Anton Stark :<text:tab/>9</text:a></text:p>
          <text:p text:style-name="P448"><text:a xlink:type="simple" xlink:href="#__RefHeading___Toc5735_1331939832" text:style-name="Index_20_Link" text:visited-style-name="Index_20_Link">James Lind :<text:tab/>10</text:a></text:p>
          <text:p text:style-name="P448"><text:a xlink:type="simple" xlink:href="#__RefHeading___Toc5814_2309800995" text:style-name="Index_20_Link" text:visited-style-name="Index_20_Link">La variolisation :<text:tab/>10</text:a></text:p>
          <text:p text:style-name="P448"><text:a xlink:type="simple" xlink:href="#__RefHeading___Toc5816_2309800995" text:style-name="Index_20_Link" text:visited-style-name="Index_20_Link">Thomas Percival :<text:tab/>11</text:a></text:p>
          <text:p text:style-name="P448"><text:a xlink:type="simple" xlink:href="#__RefHeading___Toc5818_2309800995" text:style-name="Index_20_Link" text:visited-style-name="Index_20_Link">William Beaumont :<text:tab/>11</text:a></text:p>
          <text:p text:style-name="P448"><text:a xlink:type="simple" xlink:href="#__RefHeading___Toc5820_2309800995" text:style-name="Index_20_Link" text:visited-style-name="Index_20_Link">John Utter:<text:tab/>12</text:a></text:p>
          <text:p text:style-name="P448"><text:a xlink:type="simple" xlink:href="#__RefHeading___Toc5822_2309800995" text:style-name="Index_20_Link" text:visited-style-name="Index_20_Link">Claude Bernard :<text:tab/>12</text:a></text:p>
          <text:p text:style-name="P448"><text:a xlink:type="simple" xlink:href="#__RefHeading___Toc5824_2309800995" text:style-name="Index_20_Link" text:visited-style-name="Index_20_Link">Pasteur :<text:tab/>14</text:a></text:p>
          <text:p text:style-name="P448"><text:a xlink:type="simple" xlink:href="#__RefHeading___Toc5826_2309800995" text:style-name="Index_20_Link" text:visited-style-name="Index_20_Link">Albert Nesser :<text:tab/>15</text:a></text:p>
          <text:p text:style-name="P447"><text:a xlink:type="simple" xlink:href="#__RefHeading___Toc5828_2309800995" text:style-name="Index_20_Link" text:visited-style-name="Index_20_Link">L’auto-expérimentation :<text:tab/>15</text:a></text:p>
          <text:p text:style-name="P447"><text:a xlink:type="simple" xlink:href="#__RefHeading___Toc5830_2309800995" text:style-name="Index_20_Link" text:visited-style-name="Index_20_Link">Les expérimentations américaines :<text:tab/>16</text:a></text:p>
          <text:p text:style-name="P447"><text:a xlink:type="simple" xlink:href="#__RefHeading___Toc5832_2309800995" text:style-name="Index_20_Link" text:visited-style-name="Index_20_Link">L’Allemagne d’avant guerre :<text:tab/>17</text:a></text:p>
          <text:p text:style-name="P447"><text:a xlink:type="simple" xlink:href="#__RefHeading___Toc5834_2309800995" text:style-name="Index_20_Link" text:visited-style-name="Index_20_Link">L’eugénisme :<text:tab/>17</text:a></text:p>
          <text:p text:style-name="P448"><text:a xlink:type="simple" xlink:href="#__RefHeading___Toc5954_2320769840" text:style-name="Index_20_Link" text:visited-style-name="Index_20_Link">Origine :<text:tab/>17</text:a></text:p>
          <text:p text:style-name="P448"><text:a xlink:type="simple" xlink:href="#__RefHeading___Toc5956_2320769840" text:style-name="Index_20_Link" text:visited-style-name="Index_20_Link">France<text:tab/>18</text:a></text:p>
          <text:p text:style-name="P448"><text:a xlink:type="simple" xlink:href="#__RefHeading___Toc5958_2320769840" text:style-name="Index_20_Link" text:visited-style-name="Index_20_Link">Etats Unis :<text:tab/>19</text:a></text:p>
          <text:p text:style-name="P448"><text:a xlink:type="simple" xlink:href="#__RefHeading___Toc5960_2320769840" text:style-name="Index_20_Link" text:visited-style-name="Index_20_Link">Conclusion :<text:tab/>19</text:a></text:p>
          <text:p text:style-name="P446"><text:a xlink:type="simple" xlink:href="#__RefHeading___Toc5836_2309800995" text:style-name="Index_20_Link" text:visited-style-name="Index_20_Link">Le procès des médecins de Nuremberg :<text:tab/>19</text:a></text:p>
          <text:p text:style-name="P447"><text:a xlink:type="simple" xlink:href="#__RefHeading___Toc5983_390686212" text:style-name="Index_20_Link" text:visited-style-name="Index_20_Link">Expérience sur les hautes altitudes :<text:tab/>20</text:a></text:p>
          <text:p text:style-name="P447"><text:a xlink:type="simple" xlink:href="#__RefHeading___Toc5985_390686212" text:style-name="Index_20_Link" text:visited-style-name="Index_20_Link">Les peines :<text:tab/>21</text:a></text:p>
          <text:p text:style-name="P447"><text:a xlink:type="simple" xlink:href="#__RefHeading___Toc5987_390686212" text:style-name="Index_20_Link" text:visited-style-name="Index_20_Link">Les arguments de la défense :<text:tab/>22</text:a></text:p>
          <text:p text:style-name="P447"><text:a xlink:type="simple" xlink:href="#__RefHeading___Toc5989_390686212" text:style-name="Index_20_Link" text:visited-style-name="Index_20_Link">Les arguments de l’accusation :<text:tab/>24</text:a></text:p>
          <text:p text:style-name="P446"><text:a xlink:type="simple" xlink:href="#__RefHeading___Toc5991_390686212" text:style-name="Index_20_Link" text:visited-style-name="Index_20_Link">Le code de Nuremberg :<text:tab/>25</text:a></text:p>
          <text:p text:style-name="P446"><text:a xlink:type="simple" xlink:href="#__RefHeading___Toc6072_2280859944" text:style-name="Index_20_Link" text:visited-style-name="Index_20_Link">Conclusion :<text:tab/>29</text:a></text:p>
          <text:p text:style-name="P446"><text:a xlink:type="simple" xlink:href="#__RefHeading___Toc6064_2280859944" text:style-name="Index_20_Link" text:visited-style-name="Index_20_Link">Ethique et progrés techniques :<text:tab/>29</text:a></text:p>
          <text:p text:style-name="P447"><text:a xlink:type="simple" xlink:href="#__RefHeading___Toc6066_2280859944" text:style-name="Index_20_Link" text:visited-style-name="Index_20_Link">Apparition de la biomédecine :<text:tab/>30</text:a></text:p>
          <text:p text:style-name="P448"><text:a xlink:type="simple" xlink:href="#__RefHeading___Toc6068_2280859944" text:style-name="Index_20_Link" text:visited-style-name="Index_20_Link">Exemple des progrès de la biomédecine : L’implant cochléaire<text:tab/>30</text:a></text:p>
          <text:p text:style-name="P445"><text:a xlink:type="simple" xlink:href="#__RefHeading___Toc6070_2280859944" text:style-name="Index_20_Link" text:visited-style-name="Index_20_Link">Conséquentialisme et déontologisme<text:tab/>31</text:a></text:p>
          <text:p text:style-name="P446"><text:a xlink:type="simple" xlink:href="#__RefHeading___Toc6156_2428686149" text:style-name="Index_20_Link" text:visited-style-name="Index_20_Link">Le déontologisme :<text:tab/>32</text:a></text:p>
          <text:p text:style-name="P447"><text:a xlink:type="simple" xlink:href="#__RefHeading___Toc6158_2428686149" text:style-name="Index_20_Link" text:visited-style-name="Index_20_Link">Kant :<text:tab/>32</text:a></text:p>
          <text:p text:style-name="P448"><text:a xlink:type="simple" xlink:href="#__RefHeading___Toc6160_2428686149" text:style-name="Index_20_Link" text:visited-style-name="Index_20_Link">La rupture cosmologico-éthique :<text:tab/>33</text:a></text:p>
          <text:p text:style-name="P448"><text:a xlink:type="simple" xlink:href="#__RefHeading___Toc6162_2428686149" text:style-name="Index_20_Link" text:visited-style-name="Index_20_Link">La rupture théologico-éthique :<text:tab/>35</text:a></text:p>
          <text:p text:style-name="P448"><text:soft-page-break/><text:a xlink:type="simple" xlink:href="#__RefHeading___Toc6164_2428686149" text:style-name="Index_20_Link" text:visited-style-name="Index_20_Link">Distinction entre l’homme et l’animal :<text:tab/>36</text:a></text:p>
          <text:p text:style-name="P448"><text:a xlink:type="simple" xlink:href="#__RefHeading___Toc6166_2428686149" text:style-name="Index_20_Link" text:visited-style-name="Index_20_Link">le désintéressement<text:tab/>38</text:a></text:p>
          <text:p text:style-name="P448"><text:a xlink:type="simple" xlink:href="#__RefHeading___Toc6168_2428686149" text:style-name="Index_20_Link" text:visited-style-name="Index_20_Link">L’universalisme :<text:tab/>38</text:a></text:p>
          <text:p text:style-name="P448"><text:a xlink:type="simple" xlink:href="#__RefHeading___Toc6170_2428686149" text:style-name="Index_20_Link" text:visited-style-name="Index_20_Link">Le formalisme de la morale kantienne : l’impératif catégorique<text:tab/>38</text:a></text:p>
          <text:p text:style-name="P446"><text:a xlink:type="simple" xlink:href="#__RefHeading___Toc6172_2428686149" text:style-name="Index_20_Link" text:visited-style-name="Index_20_Link">L’utilitarisme :<text:tab/>40</text:a></text:p>
          <text:p text:style-name="P447"><text:a xlink:type="simple" xlink:href="#__RefHeading___Toc6174_2428686149" text:style-name="Index_20_Link" text:visited-style-name="Index_20_Link">Le problème de l’infini<text:tab/>44</text:a></text:p>
          <text:p text:style-name="P447"><text:a xlink:type="simple" xlink:href="#__RefHeading___Toc6176_2428686149" text:style-name="Index_20_Link" text:visited-style-name="Index_20_Link">Le problème des préférences non informés<text:tab/>44</text:a></text:p>
          <text:p text:style-name="P447"><text:a xlink:type="simple" xlink:href="#__RefHeading___Toc6178_2428686149" text:style-name="Index_20_Link" text:visited-style-name="Index_20_Link">Le problème des préférences implicite et verbale<text:tab/>45</text:a></text:p>
          <text:p text:style-name="P447"><text:a xlink:type="simple" xlink:href="#__RefHeading___Toc6180_2428686149" text:style-name="Index_20_Link" text:visited-style-name="Index_20_Link">L’utilitarisme et l’humanisme :<text:tab/>45</text:a></text:p>
          <text:p text:style-name="P447"><text:a xlink:type="simple" xlink:href="#__RefHeading___Toc6182_2428686149" text:style-name="Index_20_Link" text:visited-style-name="Index_20_Link">L’utilitarisme et le libéralisme :<text:tab/>46</text:a></text:p>
          <text:p text:style-name="P446"><text:a xlink:type="simple" xlink:href="#__RefHeading___Toc6089_1920768285" text:style-name="Index_20_Link" text:visited-style-name="Index_20_Link">L'éthique, un bricolage conceptuelle:<text:tab/>47</text:a></text:p>
          <text:p text:style-name="P445"><text:a xlink:type="simple" xlink:href="#__RefHeading___Toc6184_2428686149" text:style-name="Index_20_Link" text:visited-style-name="Index_20_Link">Le respect :<text:tab/>53</text:a></text:p>
          <text:p text:style-name="P446"><text:a xlink:type="simple" xlink:href="#__RefHeading___Toc6440_2468014433" text:style-name="Index_20_Link" text:visited-style-name="Index_20_Link">Antagoniste : la violence<text:tab/>53</text:a></text:p>
          <text:p text:style-name="P446"><text:a xlink:type="simple" xlink:href="#__RefHeading___Toc6442_2468014433" text:style-name="Index_20_Link" text:visited-style-name="Index_20_Link">Synomymes : l’inclination, l’amour, et l’amitié<text:tab/>54</text:a></text:p>
          <text:p text:style-name="P447"><text:a xlink:type="simple" xlink:href="#__RefHeading___Toc6444_2468014433" text:style-name="Index_20_Link" text:visited-style-name="Index_20_Link">Le respect et l’inclination :<text:tab/>54</text:a></text:p>
          <text:p text:style-name="P447"><text:a xlink:type="simple" xlink:href="#__RefHeading___Toc6446_2468014433" text:style-name="Index_20_Link" text:visited-style-name="Index_20_Link">Le respect et l’amour:<text:tab/>54</text:a></text:p>
          <text:p text:style-name="P447"><text:a xlink:type="simple" xlink:href="#__RefHeading___Toc6448_2468014433" text:style-name="Index_20_Link" text:visited-style-name="Index_20_Link">Le respect et l’amitié :<text:tab/>55</text:a></text:p>
          <text:p text:style-name="P446"><text:a xlink:type="simple" xlink:href="#__RefHeading___Toc6450_2468014433" text:style-name="Index_20_Link" text:visited-style-name="Index_20_Link">Le respect et la crainte :<text:tab/>56</text:a></text:p>
          <text:p text:style-name="P445"><text:a xlink:type="simple" xlink:href="#__RefHeading___Toc6452_2468014433" text:style-name="Index_20_Link" text:visited-style-name="Index_20_Link">La dignité :<text:tab/>57</text:a></text:p>
          <text:p text:style-name="P445"><text:a xlink:type="simple" xlink:href="#__RefHeading___Toc6033_3933352033" text:style-name="Index_20_Link" text:visited-style-name="Index_20_Link">Le consentement :<text:tab/>62</text:a></text:p>
          <text:p text:style-name="P445"><text:a xlink:type="simple" xlink:href="#__RefHeading___Toc6035_3933352033" text:style-name="Index_20_Link" text:visited-style-name="Index_20_Link">La confiance<text:tab/>62</text:a></text:p>
          <text:p text:style-name="P446"><text:a xlink:type="simple" xlink:href="#__RefHeading___Toc5583_2654796477" text:style-name="Index_20_Link" text:visited-style-name="Index_20_Link">Une confiance propre à chaque relation<text:tab/>62</text:a></text:p>
          <text:p text:style-name="P446"><text:a xlink:type="simple" xlink:href="#__RefHeading___Toc6091_1920768285" text:style-name="Index_20_Link" text:visited-style-name="Index_20_Link">Les déterminants de la confiance :<text:tab/>65</text:a></text:p>
        </text:index-body>
      </text:table-of-content>
      <text:p text:style-name="P326"/>
      <text:p text:style-name="P30"/>
      <text:p text:style-name="P30"/>
      <text:p text:style-name="P30"/>
      <text:p text:style-name="P30"/>
      <text:p text:style-name="P30"/>
      <text:p text:style-name="P30"/>
      <text:p text:style-name="P30"/>
      <text:p text:style-name="P30"/>
      <text:h text:style-name="Heading_20_1" text:outline-level="1"><text:bookmark-start text:name="__RefHeading___Toc5579_2654796477"/>De la différence entre droit, morale, et éthique :<text:bookmark-end text:name="__RefHeading___Toc5579_2654796477"/></text:h>
      <text:p text:style-name="P294"/>
      <text:h text:style-name="Heading_20_2" text:outline-level="2"><text:bookmark-start text:name="__RefHeading___Toc5581_2654796477"/><text:span text:style-name="T273">Différences entre m</text:span>orale et <text:span text:style-name="T273">é</text:span>thique :<text:bookmark-end text:name="__RefHeading___Toc5581_2654796477"/></text:h>
      <text:p text:style-name="P277"/>
      <text:p text:style-name="P296"/>
      <text:p text:style-name="P18">Le mot <text:span text:style-name="T62">Ethique </text:span><text:span text:style-name="T226">présente des racines étymologiques grecques :</text:span></text:p>
      <text:p text:style-name="P23">- Ethikos : la morale</text:p>
      <text:p text:style-name="P23">- Ethos : les mœurs</text:p>
      <text:p text:style-name="P19"/>
      <text:p text:style-name="P18"><text:soft-page-break/>Le mot <text:span text:style-name="T62">Morale </text:span><text:span text:style-name="T226">présente des racines latines :</text:span></text:p>
      <text:p text:style-name="P23">- moralis : les moeurs</text:p>
      <text:p text:style-name="P19"/>
      <text:p text:style-name="P20">Du point de vue de l’étymologie, les termes morale et éthique sont synonymes. D<text:span text:style-name="T64">ans</text:span> l’usage, il peut nous arriver de confondre les deux termes. </text:p>
      <text:p text:style-name="P18"/>
      <text:p text:style-name="P18">On peut néanmoins <text:span text:style-name="T229">avoir une approche différente</text:span>, <text:span text:style-name="T229">et distinguer morale et éthique</text:span> <text:span text:style-name="T228">à la façon de Paul Ricoeur</text:span>:</text:p>
      <text:p text:style-name="P21"/>
      <text:p text:style-name="P24">« Je propose donc de distinguer entre éthique et morale, de réserver le terme d'éthique pour tout le questionnement qui précède l'introduction de l'idée de loi morale et de désigner par morale tout ce qui, dans l'ordre du bien ou du mal, se rapporte à des lois, des normes, des impératifs. » </text:p>
      <text:p text:style-name="P25">Paul Ricoeur</text:p>
      <text:p text:style-name="P19"/>
      <text:p text:style-name="P18"><text:span text:style-name="T229">Dans cet extrait, </text:span>Paul Ricoeur <text:span text:style-name="T228">met en avant le caractère descriptif de la morale. Il en fait un amas de connaissances « figées »,  et « cristallisées ».</text:span></text:p>
      <text:p text:style-name="P17"><text:span text:style-name="T130">Au contraire,</text:span><text:span text:style-name="T131"> </text:span><text:span text:style-name="T130">l’éthique est une matière « vivante » et « dynamique », </text:span><text:span text:style-name="T132">de part sa capacité à s’analyser elle même (caractère réflexif).</text:span></text:p>
      <text:p text:style-name="P279">De ce point de vue, la morale découle de l’éthique.</text:p>
      <text:p text:style-name="P278"/>
      <text:p text:style-name="P278"/>
      <text:p text:style-name="P278"/>
      <text:p text:style-name="P278"/>
      <text:p text:style-name="P278"/>
      <text:p text:style-name="P278"/>
      <text:h text:style-name="P439" text:outline-level="2"><text:bookmark-start text:name="__RefHeading___Toc5585_2654796477"/><text:span text:style-name="T119">Différences entre m</text:span><text:span text:style-name="T118">orale et </text:span><text:span text:style-name="T119">d</text:span><text:span text:style-name="T118">roit :</text:span><text:bookmark-end text:name="__RefHeading___Toc5585_2654796477"/></text:h>
      <text:p text:style-name="P278"/>
      <text:p text:style-name="P126"><text:span text:style-name="T107">Même si certains philosophes utilitaristes</text:span><text:span text:style-name="T108">, comme Bentham, </text:span><text:span text:style-name="T107">confondent droit et morale</text:span><text:span text:style-name="T108">, concluant qu’il est possible que</text:span><text:span text:style-name="T109"> l’éducation morale se fasse, au sein même de la famille, par la lecture commentée aux adolescents des codes juridiques. </text:span></text:p>
      <text:p text:style-name="P282"/>
      <text:p text:style-name="P201"><text:span text:style-name="T124">Dans nos sociétés modernes, i</text:span><text:span text:style-name="T121">l est </text:span><text:span text:style-name="T124">généralement </text:span><text:span text:style-name="T121">admis que l</text:span><text:span text:style-name="T123">a morale</text:span><text:span text:style-name="T121"> et </text:span><text:span text:style-name="T123">le </text:span><text:span text:style-name="T121">droit sont deux choses </text:span><text:span text:style-name="T124">distinctes</text:span><text:span text:style-name="T121">.</text:span></text:p>
      <text:p text:style-name="P203"><text:soft-page-break/><text:span text:style-name="T124">C</text:span><text:span text:style-name="T121">ette séparation intervient au XVIIème </text:span><text:span text:style-name="T124">siècle, </text:span><text:span text:style-name="T121"><text:s/></text:span><text:span text:style-name="T124">à</text:span><text:span text:style-name="T122"> la suite des guerres de religion, </text:span><text:span text:style-name="T123">Locke et Hobbes nourrissent <text:s/>une réflexion sur la séparation entre la morale et le droit :</text:span></text:p>
      <text:p text:style-name="P202"><text:span text:style-name="T120">la morale, quand elle se substitue au droit, si bien intentionnée fût-elle, </text:span><text:span text:style-name="T123">engendre</text:span><text:span text:style-name="T120"> la guerre, </text:span><text:span text:style-name="T123">car</text:span><text:span text:style-name="T120"> celui qui se conduit par conviction morale peut trouver en face de lui quelqu’un qui, avec la même force de conviction que la sienne, pense qu’il faut faire tout le contraire de ce que, lui, estime </text:span><text:span text:style-name="T123">le </text:span><text:span text:style-name="T120">bien. Il faut une instance supérieure à la morale qui puisse efficacement régler les conflits réels et potentiels qu’elle risque d’engendrer.</text:span></text:p>
      <text:p text:style-name="P283"/>
      <text:p text:style-name="P280">Cependant, la distance qui est mise entre le droit et la morale varie d’un auteur à l’autre. Certains ne reconnaisse aucune filiation entre règles de droits et règles morales, d’autres au contraire n’envisage la règle de droit que comme une émanation de la règle morale. </text:p>
      <text:p text:style-name="P291"/>
      <text:h text:style-name="P439" text:outline-level="2"><text:bookmark-start text:name="__RefHeading___Toc5587_2654796477"/><text:span text:style-name="T68">Différences entre é</text:span><text:span text:style-name="T69">thique et </text:span><text:span text:style-name="T68">d</text:span><text:span text:style-name="T69">roit :</text:span><text:bookmark-end text:name="__RefHeading___Toc5587_2654796477"/></text:h>
      <text:p text:style-name="P277"/>
      <text:p text:style-name="P422"><text:span text:style-name="T72">L’</text:span><text:span text:style-name="T73">éthique n’est pas le droit</text:span><text:span text:style-name="T72">. </text:span></text:p>
      <text:p text:style-name="P422"><text:span text:style-name="T74">Au motif d’une part que, </text:span><text:span text:style-name="T72">le travail législatif </text:span><text:span text:style-name="T74">ne peut</text:span><text:span text:style-name="T72"> prévoir toutes les situations, et chaque situation dans son détail.</text:span></text:p>
      <text:p text:style-name="Standard"><text:span text:style-name="T72"><text:s/></text:span><text:span text:style-name="T74">Au motif d’autre part que,</text:span><text:span text:style-name="T72"> les démocraties modernes estime qu’un certain nombre de décisions sont mieux prises par des professionnels dans certains secteurs et qu’il convient de les laisser apprécier et trancher les situations en leur donnant quelque latitude, encadrée de façon assez large. </text:span></text:p>
      <text:p text:style-name="P336"><text:span text:style-name="T72">C’est ainsi que, pour parler comme Bentham, le droit se fai</text:span><text:span text:style-name="T74">t </text:span><text:span text:style-name="T72">plus </text:span><text:span text:style-name="Emphasis"><text:span text:style-name="T79">adjectif</text:span></text:span><text:span text:style-name="T72"> que </text:span><text:span text:style-name="Emphasis"><text:span text:style-name="T79">substantif.</text:span></text:span><text:span text:style-name="T72"> entendez qu’il tend moins à parler directement des choses, lesquelles ne peuvent pas être prises en compte dans leur détail ou ne le seraient que gauchement, qu’à habiliter certaines personnes, en raison de la compétence qu’elles sont supposées avoir dans leur profession ou dans leur fonction, à prendre les décisions concernant ces choses.Le droit est plus efficace en habilitant ces personnes à prendre des responsabilités qu’en tentant d’entrer dans le détail indéfini des situations ; tâche qui ne ferait que témoigner de son manque de pertinence.</text:span></text:p>
      <text:p text:style-name="P281">Il laisse alors la profession s’organiser jusqu’à un certain point, recruter les nouveaux professionnels, désigner ceux qui occuperont les postes de responsabilité (certains d’entre eux, du moins), prendre en charge un <text:soft-page-break/>certain nombre d’exactions dont on lui laisse le soin d’estimer voire de sanctionner la gravité, de conseiller du moins le pouvoir exécutif ou judiciaire sur des aspects où il lui est difficile d’être compétent.</text:p>
      <text:p text:style-name="P30"/>
      <text:p text:style-name="P30"/>
      <text:h text:style-name="Heading_20_1" text:outline-level="1"><text:bookmark-start text:name="__RefHeading___Toc5589_2654796477"/>La bioéthique :<text:bookmark-end text:name="__RefHeading___Toc5589_2654796477"/></text:h>
      <text:p text:style-name="Text_20_body"/>
      <text:h text:style-name="Heading_20_2" text:outline-level="2"><text:bookmark-start text:name="__RefHeading___Toc5591_2654796477"/>Définition :<text:bookmark-end text:name="__RefHeading___Toc5591_2654796477"/></text:h>
      <text:p text:style-name="P50"/>
      <text:p text:style-name="P188"><text:span text:style-name="T34">La bioéthique regroupe l’ensemble des </text:span><text:span text:style-name="T98">questionnement</text:span><text:span text:style-name="T99">s</text:span><text:span text:style-name="T98"> éthique</text:span><text:span text:style-name="T99">s</text:span><text:span text:style-name="T98"> multidisciplinaire</text:span><text:span text:style-name="T99">s</text:span><text:span text:style-name="T98"> relatif aux pratiques médicales, aux choix des individus et des sociétés en matière de santé et aux recherches biomédicales </text:span><text:span text:style-name="T9">.</text:span><text:span text:style-name="T34"> </text:span></text:p>
      <text:p text:style-name="P156"/>
      <text:p text:style-name="P188"><text:span text:style-name="T32">Le terme </text:span><text:span text:style-name="T33">possède un sens beaucoup plus restreint aujourd’hui que celui que lui avait donné son auteur Van Resselaer Potter dans son ouvrage </text:span><text:span text:style-name="T19">bioethics : a bridge to the future </text:span><text:span text:style-name="T20">écrit dans les années 1970</text:span><text:span text:style-name="T32">. </text:span><text:span text:style-name="T34">Dans ce livre, il </text:span><text:span text:style-name="T33">définit</text:span><text:span text:style-name="T34"> la bioéthique co</text:span><text:span text:style-name="T33">mme une éthique de la vie.</text:span><text:span text:style-name="T7"> </text:span><text:span text:style-name="T125"> </text:span><text:span text:style-name="T111">Selon Van Resselaer Potter, il est vain, voire absurde, de prétendre nourrir un souci éthique au regard de la santé des individus et des choix qui sont opérés à cet égard si on ne réinscrit pas ce souci dans un questionnement plus ample sur la survie de la population humaine et la qualité de son environnement.</text:span></text:p>
      <text:p text:style-name="P53"/>
      <text:p text:style-name="P55"><text:span text:style-name="T230">Alors que l’éthique est une discipline philosophique ancestrale, l</text:span>a bioéthique <text:span text:style-name="T270">est d’apparition beaucoup plus récente.</text:span></text:p>
      <text:p text:style-name="P127">On peut identifier deux facteurs qui jouent un rôle décisif <text:span text:style-name="T231">dans l’émergence du concept dans la deuxième moitié du XXème siècle :</text:span></text:p>
      <text:list xml:id="list2494374046" text:style-name="L1">
        <text:list-item>
          <text:p text:style-name="P450">Une contre-réaction aux atrocités de la seconde guerre mondiale</text:p>
        </text:list-item>
        <text:list-item>
          <text:p text:style-name="P451">Le développement de la biomédecine.</text:p>
        </text:list-item>
      </text:list>
      <text:p text:style-name="P55"/>
      <text:h text:style-name="Heading_20_2" text:outline-level="2"><text:bookmark-start text:name="__RefHeading___Toc5593_2654796477"/>Procès de Nuremberg:<text:bookmark-end text:name="__RefHeading___Toc5593_2654796477"/></text:h>
      <text:p text:style-name="P55"/>
      <text:p text:style-name="P55"><text:span text:style-name="T231">Le procès de Nuremberg concerne le p</text:span>rocès des expérimentations médicales dans les camps nazis sous juridiction américaine.</text:p>
      <text:p text:style-name="P128">Pour mieux comprendre les tenants et les aboutissants du procès, il est intéressant de se replonger dans l’histoire de l’expérimentation médicale.</text:p>
      <text:p text:style-name="P128"/>
      <text:h text:style-name="Heading_20_3" text:outline-level="3"><text:bookmark-start text:name="__RefHeading___Toc5595_2654796477"/><text:soft-page-break/>Histoire de l’expérimentation médicale :<text:bookmark-end text:name="__RefHeading___Toc5595_2654796477"/></text:h>
      <text:p text:style-name="P55"/>
      <text:p text:style-name="P55"/>
      <text:h text:style-name="Heading_20_4" text:outline-level="4"><text:bookmark-start text:name="__RefHeading___Toc5738_3562927657"/><text:span text:style-name="T232">Premières </text:span>expérimentation<text:span text:style-name="T274">s</text:span> <text:span text:style-name="T194">médicales :</text:span><text:bookmark-end text:name="__RefHeading___Toc5738_3562927657"/></text:h>
      <text:p text:style-name="P55"/>
      <text:p text:style-name="P154">La première expérimentation médicale a été réalisé en Chine, il y a plus de 3000 ans. Le médecin<text:span text:style-name="T275"> chinois Tcheng Nong étudi</text:span>ait<text:span text:style-name="T275"> des poisons et contre poisons, </text:span>et se les inoculant à petite dose.<text:span text:style-name="T275"> </text:span></text:p>
      <text:p text:style-name="P154"><text:span text:style-name="T275">Il s’agit de la première trace historique d’un expérimentation médicale </text:span>sur l’Homme, et également la première<text:span text:style-name="T275"> auto-expérimentation </text:span>connue.</text:p>
      <text:p text:style-name="P58"/>
      <text:p text:style-name="P57"><text:span text:style-name="T274">A peu prés à la même période, l’épouse du</text:span> roi chinois Aco<text:span text:style-name="T196">k</text:span>a <text:span text:style-name="T276">aurait</text:span> fait exécuter <text:span text:style-name="T276">tous</text:span> <text:span text:style-name="T276">les habitants de son royaume présentant des symptômes similaires à ce dont souffrait son mari</text:span>. En disséquant leur corps, elle isol<text:span text:style-name="T276">a</text:span> un parasite, qu’elle m<text:span text:style-name="T276">i</text:span>t en contact avec différentes substances.</text:p>
      <text:p text:style-name="P59">Elle découvr<text:span text:style-name="T276">it</text:span> que le parasite <text:span text:style-name="T276">était</text:span> sensible à l’oignon. En donnant des oignons à son mari, <text:span text:style-name="T276">il</text:span> <text:span text:style-name="T276">fut</text:span> guérit.</text:p>
      <text:p text:style-name="P59"/>
      <text:p text:style-name="P155">Au delà de l’aspect anecdotique, il est <text:span text:style-name="T277">intéressant</text:span> de voir que les deux approches semblent diamétralement opposées d’un point de vue éthique.</text:p>
      <text:p text:style-name="P155">D’un coté, l’auto-expérimentation et le souci de ne pas mettre en danger autrui. De l’autre, une ignorance totale des règles morales.</text:p>
      <text:p text:style-name="P57"/>
      <text:p text:style-name="P56"/>
      <text:h text:style-name="Heading_20_4" text:outline-level="4"><text:bookmark-start text:name="__RefHeading___Toc5599_2654796477"/>L’expérimentation humaine dans la Grèce antique :<text:bookmark-end text:name="__RefHeading___Toc5599_2654796477"/></text:h>
      <text:p text:style-name="P55"/>
      <text:h text:style-name="Heading_20_5" text:outline-level="5"><text:bookmark-start text:name="__RefHeading___Toc5740_3562927657"/>Hypocrate :<text:bookmark-end text:name="__RefHeading___Toc5740_3562927657"/></text:h>
      <text:p text:style-name="P55"/>
      <text:p text:style-name="P60">Hypocrate est un médecin grecque <text:span text:style-name="T195"> </text:span>(460 av JC), comptemporain de Platon et d’Aristote. Il est considéré comme le fondateur de la médecine, <text:span text:style-name="T197">et notamment de la médecine clinique.</text:span></text:p>
      <text:p text:style-name="P55"/>
      <text:p text:style-name="P152">« Les maladies ont une cause naturelle et non surnaturelle, cause que l’on peut étudier et comprendre. Je dirigerai le régime des malades à leurs avantages, selon mes forces et mon jugement. Et je m’abstiendrai de tout mal et de toute injustice. »</text:p>
      <text:p text:style-name="P152"/>
      <text:p text:style-name="P153"><text:soft-page-break/>Il est souvent utilisé comme un modèle de déontologie. Et son enseignement perdure encore aujourd’hui à travers le serment d’hypocrate.</text:p>
      <text:p text:style-name="P153">A noter que le texte actuelle n’est pas le texte originale, il a été remanié à</text:p>
      <text:p text:style-name="P3"><text:span text:style-name="T177">plusieurs reprise, entre autre pour </text:span><text:span text:style-name="T178">mieux</text:span><text:span text:style-name="T177"> prendre en considération les </text:span><text:span text:style-name="T178">enjeux modernes</text:span><text:span text:style-name="T177">.</text:span></text:p>
      <text:p text:style-name="P153"/>
      <text:p text:style-name="P157">A retenir que les enjeux éthiques en santé ont été formalisés très tôt dans l’histoire. Et que les réflexions élaborées durant l’antiquité influence<text:span text:style-name="T278">nt</text:span> encore grandement les réflexions biomédicales d’aujourd’hui.</text:p>
      <text:p text:style-name="P39"/>
      <text:h text:style-name="Heading_20_5" text:outline-level="5"><text:bookmark-start text:name="__RefHeading___Toc5742_3562927657"/>Galien :<text:bookmark-end text:name="__RefHeading___Toc5742_3562927657"/></text:h>
      <text:p text:style-name="P61"/>
      <text:p text:style-name="P61">Galien <text:span text:style-name="T197">( II siècle ap J-C)</text:span> <text:span text:style-name="T197">est un médecin grecque. Anatomiste de renom, il est considéré comme l’un des fondateurs de la médecine avec Hippocrate, et notamment de la médecine expérimentale. </text:span></text:p>
      <text:p text:style-name="P53"/>
      <text:p text:style-name="P54">« <text:span text:style-name="T197">Les expériences sont dangereuse en médecine, en raison de la matière sur laquelle elle s’exerce. Cette matière n’est pas du cuir, du bois, de la brique, c’est le corps de l’homme. »</text:span></text:p>
      <text:p text:style-name="P54"/>
      <text:p text:style-name="P129">Dès l’antiquité, des soignants de renom distingue ainsi l’homme et l’objet, <text:span text:style-name="T278">et reconnaissent la nécessité d’élaborer un éthique spécifique aux soins.</text:span></text:p>
      <text:p text:style-name="P129"/>
      <text:p text:style-name="P129"/>
      <text:p text:style-name="P129"/>
      <text:p text:style-name="P129"/>
      <text:h text:style-name="Heading_20_5" text:outline-level="5"><text:bookmark-start text:name="__RefHeading___Toc5744_3562927657"/>L’école d’Alexandrie :<text:bookmark-end text:name="__RefHeading___Toc5744_3562927657"/></text:h>
      <text:p text:style-name="P54"/>
      <text:p text:style-name="P135">Erasistrate et Herophile (III av J-C) ont découvert, bien avant Ibn Al-Nafis (XIII) et Harvey (XVII), le fonctionnement de la circulation sanguine. </text:p>
      <text:p text:style-name="P135">Ils rejettent le cardio-centrisme aristotélicien dans lequel le cœur est à la fois:</text:p>
      <text:p text:style-name="P54">- <text:span text:style-name="T233">Le centre de l’intelligence</text:span></text:p>
      <text:p text:style-name="P54">- <text:span text:style-name="T278">Et une source de chaleur (paradigme thermo-cardiologique)</text:span></text:p>
      <text:p text:style-name="P62">L’<text:span text:style-name="T233">é</text:span>cole d’Alexandrie attribut les fonctions cognitives aux systèmes nerveux centrales, <text:span text:style-name="T233">et</text:span> <text:span text:style-name="T233">l</text:span>e rôle de pompe sanguine est attribué au <text:span text:style-name="T233">cœur.</text:span></text:p>
      <text:p text:style-name="P62"/>
      <text:p text:style-name="P158">Un témoignage de l’époque nous éclaire sur les méthodes utilisés par les deux médecins  pour élaborer leur théorie:</text:p>
      <text:p text:style-name="P62"><text:soft-page-break/></text:p>
      <text:p text:style-name="P42">« On ne peut trop louer Herophile et Erasistrace qui ont disséqué tout vif les criminels qu’ils avaient obtenu des rois, puisque par là ces <text:span text:style-name="T233">médecins</text:span> sont venus a bout de considérer sur le vivant les parties que la nature tient cacher. Peut on guérir un organe malade quand on ignore ce qu’il est. Il n’y a donc point de cruauté à chercher dans le supplice d’un petit nombre de criminel des connaissances qui peuvent servir dans tous les ages à la conservation d’une infinité d’innocent. »</text:p>
      <text:p text:style-name="P62"/>
      <text:p text:style-name="P130">Dès l’antiquité, on retrouve donc l’idée qu’une connaissance plus profonde du fonctionnement du corps humain requiert l’expérimentation humaine. </text:p>
      <text:p text:style-name="P64">La dissection de cadavre est tabou à cette époque, <text:span text:style-name="T234">et</text:span> <text:span text:style-name="T234">l’étude de l’anatomie se fait d’ordinaire par la dissection des animaux, cela n’empêche pas certains médecins grecque d’enfreindre les règles, et d’utiliser des prisonniers comme cobayes.</text:span></text:p>
      <text:p text:style-name="P159">La moralité d’une action semble ici jugé au vu des résultats obtenus.</text:p>
      <text:p text:style-name="P63"/>
      <text:p text:style-name="P63"/>
      <text:h text:style-name="Heading_20_5" text:outline-level="5"><text:bookmark-start text:name="__RefHeading___Toc5747_3562927657"/>Avicenne :<text:bookmark-end text:name="__RefHeading___Toc5747_3562927657"/></text:h>
      <text:p text:style-name="P63"/>
      <text:p text:style-name="P131"><text:span text:style-name="T236">Avicenne, un médecin perse du X</text:span>ème<text:span text:style-name="T236"> siècle, </text:span>voit l’expérimentation humaine comme une étape obligatoire dans l’évaluation de l’efficacité d’une thérapeutique. Il écrit :<text:span text:style-name="T236"> </text:span></text:p>
      <text:p text:style-name="P131"/>
      <text:p text:style-name="P44">« toute expérimentation ne sera concluante que si elle est faite sur le corps humain. Tester un médicament sur un cheval, ou un lyon ne prouve rien quand à ses effets potentiels sur les humains »</text:p>
      <text:p text:style-name="P64"/>
      <text:p text:style-name="P159">L<text:span text:style-name="T279">a nécessité de l’</text:span>expérimentation humaine resurgit une fois encore. <text:span text:style-name="T279">Il nous ait dit qu’une connaissance approfondie de noter physiologie ne serait possible sans une étude sur le corps humain.</text:span></text:p>
      <text:p text:style-name="P159"/>
      <text:p text:style-name="P160">Aujourd’hui, l’épistémologie moderne reconnaît que les modèles animaux ne remplacent pas l’expérimentation chez l’Homme. Nombreux sont les exemples de traitement médicaux qui fonctionne parfaitement chez l’animal mais qui n’ont aucun effets chez l’Homme.</text:p>
      <text:p text:style-name="P160">Cette distinction biologique et ontologique entre l’Homme et l’animal est à la base de nombreux dilemmes éthiques.</text:p>
      <text:p text:style-name="P66"/>
      <text:p text:style-name="P66"><text:soft-page-break/></text:p>
      <text:h text:style-name="P449" text:outline-level="5"><text:bookmark-start text:name="__RefHeading___Toc5749_3562927657"/>Vésale  <text:span text:style-name="T280">et Ambroise Paré :</text:span>:<text:bookmark-end text:name="__RefHeading___Toc5749_3562927657"/></text:h>
      <text:p text:style-name="P64"/>
      <text:p text:style-name="P162">Vésale et Ambroise Paré sont deux médecins du XVI siècle.</text:p>
      <text:p text:style-name="P68">Vésale (XVI) est considéré comme le plus grand anatomiste de la renaissance. Il a notamment été le premier à décrire le vestibule.</text:p>
      <text:p text:style-name="P70">Ambroise Paré (XVI)<text:span text:style-name="T237"> est </text:span>considéré comme le père de la chirurgie moderne. Il mettra au point, <text:span text:style-name="T237">entre autre,</text:span> la ligature des artères, qu’il substitue à la cautérisation, pendant les amputations.</text:p>
      <text:p text:style-name="P65"/>
      <text:p text:style-name="P65"><text:span text:style-name="T280">Dans un</text:span> témoignage <text:span text:style-name="T198">d’Ambroise Paré</text:span>, <text:span text:style-name="T280">on</text:span> apprend que la carrière de V<text:span text:style-name="T198">és</text:span>al<text:span text:style-name="T198">e</text:span> fut <text:span text:style-name="T198">écourtée</text:span> car :</text:p>
      <text:p text:style-name="P65">« il <text:span text:style-name="T198">eut</text:span> fait un<text:span text:style-name="T198">e</text:span> <text:span text:style-name="T235">dissection</text:span> sur une femme qu’on estima être morte par suffocation de matrice <text:span text:style-name="T280">[épilepsie]mais qui ne l’était pas encore. »</text:span></text:p>
      <text:p text:style-name="P67"/>
      <text:p text:style-name="P4"/>
      <text:p text:style-name="P69"/>
      <text:p text:style-name="P67"/>
      <text:p text:style-name="P72"><text:span text:style-name="T280">Quant à </text:span>Amboise Paré <text:span text:style-name="T280">lui même, il</text:span> <text:span text:style-name="T237">fut appelé au chevet du roi Henri II, ce dernier ayant</text:span> été blessé par un<text:span text:style-name="T271">e</text:span> lance lors d’une joute. </text:p>
      <text:p text:style-name="P71">Pour s’entra<text:span text:style-name="T237">î</text:span>ner <text:span text:style-name="T237">avant d’intervenir sur le roi</text:span>, le <text:span text:style-name="T280">chirurgien accompagné de son confrère Vesale</text:span> demand<text:span text:style-name="T237">èrent</text:span> à ce qu’on leur fournisse des cadavres de condamné à mort.</text:p>
      <text:p text:style-name="P64"/>
      <text:p text:style-name="P64">« <text:span text:style-name="T199">On cognat avec force le tronçon de lance contre les dites têtes afin d’essayer de reconstituer la royale blessure ». Pendant ce temps, le roi agonise puis meurt.</text:span></text:p>
      <text:p text:style-name="P161"/>
      <text:p text:style-name="P162">Deux remarques peuvent être faites. D’une part, l’on constate que l’expertise technique ne protège pas <text:span text:style-name="T281">des comportements immoraux.</text:span></text:p>
      <text:p text:style-name="P163">D’autres parts, les personnes « vulnérables » font souvent le fait de ces pratiques déviantes.</text:p>
      <text:p text:style-name="P64"/>
      <text:p text:style-name="P64"/>
      <text:h text:style-name="Heading_20_5" text:outline-level="5"><text:bookmark-start text:name="__RefHeading___Toc5733_1331939832"/>Anton Stark :<text:bookmark-end text:name="__RefHeading___Toc5733_1331939832"/></text:h>
      <text:p text:style-name="P64"/>
      <text:p text:style-name="P69">Anton Stark (XVIII) étudie les effets de la ciguë sur lui même. <text:span text:style-name="T238">V</text:span>o<text:span text:style-name="T237">y</text:span>ant que les effets sont positifs, <text:span text:style-name="T238">i</text:span>l expérimentera le même dosage sur ses patients.<text:span text:style-name="T238"> </text:span></text:p>
      <text:p text:style-name="P164"><text:soft-page-break/>L’auto-expérimentation est ici le préalable à l’expérimentation sur l’Homme.</text:p>
      <text:p text:style-name="P164"/>
      <text:p text:style-name="P163">L’idée de graduation dans l’exploration thérapeutique est une idée qui persiste dans notre approche moderne des essais cliniques. Avant d’atteindre l’autorisation de mise sur le marché, un traitement doit faire la preuve de son efficacité et être validé <text:span text:style-name="T282">par 4 phase successive. A chacune des phases, le nombre de personnes testées augmentent. Ces essais cliniques sur l’Homme sont précédé d’essais chez l’animal.</text:span></text:p>
      <text:p text:style-name="P69"/>
      <text:p text:style-name="P64"/>
      <text:p text:style-name="P64"/>
      <text:p text:style-name="P64"/>
      <text:p text:style-name="P64"/>
      <text:p text:style-name="P64"/>
      <text:p text:style-name="P64"/>
      <text:h text:style-name="Heading_20_5" text:outline-level="5"><text:bookmark-start text:name="__RefHeading___Toc5735_1331939832"/>James Lind :<text:bookmark-end text:name="__RefHeading___Toc5735_1331939832"/></text:h>
      <text:p text:style-name="P64"/>
      <text:p text:style-name="P368">James Lind, <text:span text:style-name="T282">un épidémoilogiste du XVIII siècle est connu pour avoir</text:span> ef<text:span text:style-name="T237">f</text:span>ectu<text:span text:style-name="T282">é</text:span> l<text:span text:style-name="T237">e</text:span> premi<text:span text:style-name="T237">er</text:span> essai clinique <text:span text:style-name="T237">contrôlé.</text:span> <text:span text:style-name="T216">A</text:span>yant divisé 12 marins scorbutiques en six groupes de deux, il administra à chaque groupe une substance différente, la nutrition des groupes étant par ailleurs identique. Ces substances étaient : le cidre, de l'acide sulfurique, du vinaigre, une concoction d'herbes et d'épices, de l'eau de mer et des oranges et citrons. Seul le dernier groupe a rapidement guéri du scorbut.</text:p>
      <text:p text:style-name="P368"/>
      <text:p text:style-name="P368"/>
      <text:p text:style-name="P368"/>
      <text:h text:style-name="Heading_20_5" text:outline-level="5"><text:bookmark-start text:name="__RefHeading___Toc5814_2309800995"/>La variolisation :<text:bookmark-end text:name="__RefHeading___Toc5814_2309800995"/></text:h>
      <text:p text:style-name="P368"/>
      <text:p text:style-name="P343"><text:span text:style-name="T283">La variolisation consiste</text:span> à inoculer une forme qu'on <text:span text:style-name="T283">espère</text:span> peu virulente de la variole en mettant en contact la personne à immuniser avec le contenu de la substance suppurant des vésicules d'un malade. Le résultat rest<text:span text:style-name="T283">e</text:span> cependant aléatoire et risqué. </text:p>
      <text:p text:style-name="P368"/>
      <text:p text:style-name="P14"><text:span text:style-name="T239">« Toute une série de vieilles femmes, </text:span><text:span text:style-name="T139">raconte-t-elle, </text:span><text:span text:style-name="T239">font commerce de pratiquer cette opération chaque automne, au mois de septembre, quand les grandes chaleurs sont tombées. Les gens se demandent les uns aux autres s’il y a quelqu’un dans leur fami</text:span><text:span text:style-name="T240">l</text:span><text:span text:style-name="T239">le qui a envie d’attraper la petite </text:span><text:soft-page-break/><text:span text:style-name="T239">vérole. À la suite de quoi ils organisent une réunion et quand ils sont tous là (en général quinze ou seize), une viei</text:span><text:span text:style-name="T240">l</text:span><text:span text:style-name="T239">le femme se présente avec une coqui</text:span><text:span text:style-name="T240">l</text:span><text:span text:style-name="T239">le de noix pleine de petite vérole du meilleur cru, et elle demande quelle veine il vous plairait de faire ouvrir. E</text:span><text:span text:style-name="T240">l</text:span><text:span text:style-name="T239">le perce aussitôt avec une grosse aigui</text:span><text:span text:style-name="T240">l</text:span><text:span text:style-name="T239">le celle que vous lui offrez (ce qui ne vous fait pas plus de mal qu’une égratignure) et elle introduit dans la veine la quantité de venin qui tient sur la pointe d’une aiguil</text:span><text:span text:style-name="T240">l</text:span><text:span text:style-name="T239">e. Après quoi e</text:span><text:span text:style-name="T240">l</text:span><text:span text:style-name="T239">le ouvre de la sorte quatre ou cinq veines. Les enfants inoculés jouent ensemble tout le reste de la journée et restent en parfaite santé jusqu’au huitième jour ; à ce moment, ils sont saisis de fièvre et gardent le lit pendant deux jours, très rarement trois. Il leur pousse parfois de vingt à trente boutons sur la face, mais qui ne laissent aucune marque et au bout de huit jours, ils se portent aussi bien qu’avant. »</text:span></text:p>
      <text:p text:style-name="P26"/>
      <text:p text:style-name="P403"><text:span text:style-name="T284">Au XVIII siècle, l</text:span>e roi George I effectue des <text:span text:style-name="T217">expérimentations de variolisation sur des condamnés à mort auxquels on promettait la grâce si il survivait.</text:span></text:p>
      <text:p text:style-name="P215"/>
      <text:p text:style-name="P28">On peut à nouveau constater l’utilisation de personnes vulnérables comme sujet d’expériences (prisonnier).</text:p>
      <text:p text:style-name="P28">Le développement de nouvelle technique médicale (la variolisation) apparaît à la fois comme une source de progrès mais également comme une cause de transgression éthique.</text:p>
      <text:p text:style-name="P215"/>
      <text:h text:style-name="Heading_20_5" text:outline-level="5"><text:bookmark-start text:name="__RefHeading___Toc5816_2309800995"/>Thomas Percival :<text:bookmark-end text:name="__RefHeading___Toc5816_2309800995"/></text:h>
      <text:p text:style-name="P215"/>
      <text:p text:style-name="P73">Thomas Percival (XIX) écrit la première charte de médecine expérimental. Il écrit :</text:p>
      <text:p text:style-name="P46">« avant de faire une expérimentation, il faut un échec des méthodes habituelles, ainsi qu’une consultation des ces paires. »</text:p>
      <text:p text:style-name="P132"/>
      <text:p text:style-name="P133">Il est le premier <text:span text:style-name="T242">à évoquer l’échec des thérapeutique conventionnelles comme préalable obligatoire à l’expérimentation sur l’homme.</text:span></text:p>
      <text:p text:style-name="P5"><text:span text:style-name="T179">Sa charte apparaît</text:span><text:span text:style-name="T180"> comme texte de référence dans</text:span><text:span text:style-name="T179"> le code de Nuremberg.</text:span></text:p>
      <text:p text:style-name="P133"/>
      <text:h text:style-name="Heading_20_5" text:outline-level="5"><text:bookmark-start text:name="__RefHeading___Toc5818_2309800995"/>William Beaumont :<text:bookmark-end text:name="__RefHeading___Toc5818_2309800995"/></text:h>
      <text:p text:style-name="P73"/>
      <text:p text:style-name="P73">William Beaumont (<text:span text:style-name="T200">XIX</text:span>) est un <text:span text:style-name="T200">chirurgien</text:span> militaire qui s’intéresse à <text:span text:style-name="T200">la physiologie digestive. Lors d’une foire, il rencontre Alexis de St Martin. </text:span><text:soft-page-break/><text:span text:style-name="T200">Ce dernier a reçu une balle dans le ventre qui en cicatrisant a laissé un trou béant qui permet d’observer facilement l’estomac.</text:span></text:p>
      <text:p text:style-name="P75">William Beaumont va étudier la physiologie digestive sur St Martin contre rémunération pendant <text:span text:style-name="T242">plusieurs</text:span> années. </text:p>
      <text:p text:style-name="P75">Il estimera que l’expérimentation est moralement acceptable à condition que le patient soit rémunéré et consentent.</text:p>
      <text:p text:style-name="P75"/>
      <text:p text:style-name="P5"><text:span text:style-name="T179">Les principes de Beaumont </text:span><text:span text:style-name="T182">a</text:span><text:span text:style-name="T181">pparaisse également comme texte de référence dans le code de Nuremberg.</text:span></text:p>
      <text:p text:style-name="P74"/>
      <text:p text:style-name="P74"/>
      <text:h text:style-name="Heading_20_5" text:outline-level="5"><text:bookmark-start text:name="__RefHeading___Toc5820_2309800995"/>John Utter:<text:bookmark-end text:name="__RefHeading___Toc5820_2309800995"/></text:h>
      <text:p text:style-name="P74"/>
      <text:p text:style-name="P74">John Utter s’inocule du pue urétrale d’un patient atteint de <text:span text:style-name="T243">gonococcie.</text:span> <text:span text:style-name="T243">Malheureusement,</text:span> il contracte à la fois <text:span text:style-name="T243">la</text:span> <text:span text:style-name="T243">gonococcie</text:span> et <text:span text:style-name="T243">la</text:span> <text:span text:style-name="T243">syphilis.</text:span> <text:span text:style-name="T243">Les deux pathologies étant à l’époque mal connues, i</text:span>l en conclut <text:span text:style-name="T243">par erreur</text:span> que c’est la même maladie.</text:p>
      <text:p text:style-name="P77"/>
      <text:p text:style-name="P77">Bell inocule<text:span text:style-name="T285">ra par la suite</text:span> du chancre <text:span text:style-name="T285">syphilitique</text:span> sur <text:span text:style-name="T285">s</text:span>es étudiants. <text:span text:style-name="T285">Il écrit :</text:span></text:p>
      <text:p text:style-name="P76"/>
      <text:p text:style-name="P43">« Je ne pouvais espérer obtenir de preuves plus propres à démontrer la différence entre le virus de la <text:span text:style-name="T243">gonorrhée</text:span> et celui de la <text:span text:style-name="T243">syphilis</text:span> »</text:p>
      <text:p text:style-name="P76"/>
      <text:p text:style-name="P76">Hernandez, <text:span text:style-name="T243">quant à lui,</text:span> inoculer<text:span text:style-name="T285">a</text:span> la syphilis a des bagnards.</text:p>
      <text:p text:style-name="P76"/>
      <text:p text:style-name="P165">L’application des principes bioéthiques au domaine de la recherche et du soins peuvent être présenter par certains comme un frein au progrès technique ou à une prise en charge</text:p>
      <text:p text:style-name="P165">A vrai dire, l’histoire est jalonné d’erreurs médicales et scientifiques qui auraient pu être évité par l’application de règles éthiques simples. <text:s/></text:p>
      <text:p text:style-name="P76"/>
      <text:p text:style-name="P76"/>
      <text:h text:style-name="Heading_20_5" text:outline-level="5"><text:bookmark-start text:name="__RefHeading___Toc5822_2309800995"/>Claude Bernard :<text:bookmark-end text:name="__RefHeading___Toc5822_2309800995"/></text:h>
      <text:p text:style-name="P76"/>
      <text:p text:style-name="P78">Claude Bernard est un médecin lyonnai<text:span text:style-name="T243">s</text:span> dont les travaux portaient <text:span text:style-name="T286">principalement</text:span> sur <text:span text:style-name="T286">l</text:span>a physiologie pancréatique et hépatique.</text:p>
      <text:p text:style-name="P166"/>
      <text:p text:style-name="P40">Parenthèses épistémologiques :</text:p>
      <text:p text:style-name="P166"><text:soft-page-break/></text:p>
      <text:p text:style-name="P191"><text:span text:style-name="T50">Le foie joue un rôle dans le métabolisme glucidique, </text:span><text:span text:style-name="T51">Claude Bernard en fait la découverte grâce à l’expérience du foie lavé.</text:span></text:p>
      <text:p text:style-name="P435"/>
      <text:p text:style-name="P434">« J'ai nourri un chien adulte vigoureux et bien portant exclusivement avec de la viande et je le sacrifiai sept heures après à un repas copieux de tripes.</text:p>
      <text:p text:style-name="P434">Aussitôt, l'abdomen fut ouvert, le foie enlevé en évitant de blesser son tissu et cet organe, encore tout chaud, avant que le sang eût le temps de se coaguler dans ses vaisseaux, fut soumis à un lavage à l'eau froide par la veine porte. »</text:p>
      <text:p text:style-name="P433"/>
      <text:p text:style-name="P433">Il s'assure ainsi que le foie ne contient plus de sucre.</text:p>
      <text:p text:style-name="P433"/>
      <text:p text:style-name="P434">« J'abandonnais alors dans un vase ce foie à température ambiante.</text:p>
      <text:p text:style-name="P434">En revenant 24 heures après, je constatais que cet organe bien lavé de son sang, que j'avais laissé privé de sucre, s'en trouvait alors pourvu très abondamment. »</text:p>
      <text:p text:style-name="P435"/>
      <text:p text:style-name="P435"><text:span text:style-name="T133">Claude Bernard en conclut que le foie contient une substance non soluble dans l'eau, qui sera transformée en sucre. </text:span><text:span text:style-name="T134">C</text:span><text:span text:style-name="T133">'est le glycogène.</text:span></text:p>
      <text:p text:style-name="P368"/>
      <text:p text:style-name="P79"><text:span text:style-name="T201">En effet, le foie</text:span> est capable selon les <text:span text:style-name="T201">nécessités</text:span> d’effectuer :</text:p>
      <text:p text:style-name="P80">- la néoglucogénèse</text:p>
      <text:p text:style-name="P80">- la glycogénolise</text:p>
      <text:p text:style-name="P80">- la glycogénogénèse</text:p>
      <text:p text:style-name="P80">Le foie intervient également dans le métabolisme lipidique et sanguin. </text:p>
      <text:p text:style-name="P80"/>
      <text:p text:style-name="P81">Claude Bernard est l’un des pères de la médecine expérimental. </text:p>
      <text:p text:style-name="P83">Il introduit la méthode hypothético-déductive dans la recherche médicale.</text:p>
      <text:p text:style-name="P83">Cette méthode est souvent formalisé dans l’enseignement par le sigle <text:span text:style-name="T201">OPHERIC:</text:span></text:p>
      <text:p text:style-name="P82">- Observation</text:p>
      <text:p text:style-name="P82">- Problématique</text:p>
      <text:p text:style-name="P82">- Hypothèse</text:p>
      <text:p text:style-name="P82">- Expérience</text:p>
      <text:p text:style-name="P82">- Résultats</text:p>
      <text:p text:style-name="P82">- Interprétations</text:p>
      <text:p text:style-name="P82">- Conclusions</text:p>
      <text:p text:style-name="P83"><text:soft-page-break/>Cette méthode sert <text:span text:style-name="T202">alors </text:span>de trame à la rédaction des articles en sciences médicales.</text:p>
      <text:p text:style-name="P83"/>
      <text:p text:style-name="P167">La méthode hypothético-déductive consiste donc en partant d’hypothèse, à construire un certains nombre de prédicat, et de vérifier ces prédicats par l’expérience. </text:p>
      <text:p text:style-name="P170">Elle s’oppose à une autre forme de raisonnement : le raisonnement inductif qui part du particulier pour aller au général. Le raisonnement inductif est par exemple mise en jeu dans de nombreuses techniques de machine learning.</text:p>
      <text:p text:style-name="P76"/>
      <text:p text:style-name="P40">En déontologie :</text:p>
      <text:p text:style-name="P76"/>
      <text:p text:style-name="P76">Claude Bernard <text:span text:style-name="T286">est souvent associé à une vision très paternaliste de la déontologie médicale. D’après Claude Bernard, le médecin doit faire ses choix en conscience. Le patient ne rentre pas dans l’équation comme c’est le cas dans la déontologie moderne.</text:span></text:p>
      <text:p text:style-name="P76"/>
      <text:p text:style-name="P43">« Le physiologiste n’est pas un homme du monde, c’est un savant. C’est un homme qui est saisi et absorbé par une idée scientifique qu’il poursuit. Le savant ne doit avoir de souci que des savants qu’il le comprenne, et ne tirer des règles de conduite que de sa propre conscience. »</text:p>
      <text:p text:style-name="P76"/>
      <text:p text:style-name="P76"/>
      <text:p text:style-name="P76"/>
      <text:h text:style-name="Heading_20_5" text:outline-level="5"><text:bookmark-start text:name="__RefHeading___Toc5824_2309800995"/>Pasteur :<text:bookmark-end text:name="__RefHeading___Toc5824_2309800995"/></text:h>
      <text:p text:style-name="P76"/>
      <text:p text:style-name="P43">« <text:span text:style-name="T203">J’étais arriver à avoir 50 chiens de toute âge et de toute race absolument réfractaire, <text:s/>lors qu’impunément se présentèrent dans mon laboratoire trois personnes arrivant d’Alsace, parmi lesquels Joseph Munster âgé de 9 ans, mordu cruellement le 15 juillet par un chien enragé. La mort de cet enfant paraissait inévitable. Avec l’avis des professeurs, je me décidais, sans non de vives et cruels inquiétude sur Munster, tenter la méthode qui avait constamment réussi sur des chiens »</text:span></text:p>
      <text:p text:style-name="P76"/>
      <text:p text:style-name="P134">On trouve dans cet extrait <text:span text:style-name="T287">plusieurs bonnes pratiques déontologiques</text:span>:</text:p>
      <text:p text:style-name="P134">- La nécessité d’une expérimentation <text:span text:style-name="T203">sur l’animal r</text:span>é<text:span text:style-name="T203">ussie</text:span></text:p>
      <text:p text:style-name="P84">- <text:span text:style-name="T244">Une échec des autres thérapies</text:span></text:p>
      <text:p text:style-name="P84">- <text:span text:style-name="T287">La consultation des paires</text:span></text:p>
      <text:p text:style-name="P84"><text:soft-page-break/></text:p>
      <text:p text:style-name="P84"><text:span text:style-name="T244">A la même époque, </text:span>Pasteur écrit à Pedro II : <text:span text:style-name="T21">« Si j’étais empereur voici comment j’exercerais le droit de </text:span><text:span text:style-name="T22">grâce</text:span><text:span text:style-name="T21"> sur les condamnés a mort. J’offrirais la veille de leur </text:span><text:span text:style-name="T22">exécution</text:span><text:span text:style-name="T21"> de choisir entre la mort imminente et une </text:span><text:span text:style-name="T22">expérience</text:span><text:span text:style-name="T21"> qui consisterait dans des </text:span><text:span text:style-name="T22">inoculations</text:span><text:span text:style-name="T21"> préventives de rage. Si le sujet expérimenté restait indemne il ne serait soumis qu’a une surveillance à vie. Le </text:span><text:span text:style-name="T22">condamné</text:span><text:span text:style-name="T21"> a mor</text:span><text:span text:style-name="T22">t</text:span><text:span text:style-name="T21"> n’appréhende que la mort. Cela reflète l’état d’esprit d’un chercheur mu par l’o</text:span><text:span text:style-name="T22">bligation</text:span><text:span text:style-name="T21"> de mettre le fruit de ses recherches aux services de la population. »</text:span></text:p>
      <text:p text:style-name="P84"/>
      <text:p text:style-name="P84"/>
      <text:p text:style-name="P84"/>
      <text:p text:style-name="P134">Dans cette extrait, on retrouve une idée mainte fois évoquée par le passé :</text:p>
      <text:p text:style-name="P86"><text:span text:style-name="T244">- L’</text:span>idée d’utilité ( avec l’expérimentation sur les prisonniers)</text:p>
      <text:p text:style-name="P168">La qualité déontologique de ses reflexions est beaucoup plus discutable.</text:p>
      <text:p text:style-name="P85"/>
      <text:h text:style-name="Heading_20_5" text:outline-level="5"><text:bookmark-start text:name="__RefHeading___Toc5826_2309800995"/>Albert Nesser :<text:bookmark-end text:name="__RefHeading___Toc5826_2309800995"/></text:h>
      <text:p text:style-name="P85"/>
      <text:p text:style-name="P85">A leur insu, Albert Nesser <text:span text:style-name="T244">inocule</text:span> à des prostitués et des enfants la <text:span text:style-name="T244">syphilis</text:span>, pensant que cela les immuniserait à la manière d’un vaccin.</text:p>
      <text:p text:style-name="P85">Le scandale aboutit à la promulgation par l’état de Prusse, en 1892, d’un décret qui exige <text:span text:style-name="T245">désormais</text:span> un consentement éclairé des sujets de recherches et interdit l’expérimentation scientifique sur les mineurs et les incapables. Nous sommes 50 ans avant la guerre, <text:span text:style-name="T287">l</text:span>e premier pays au monde à mettre au point une <text:span text:style-name="T245">législation sur l’expérimentation médicale</text:span> est l’<text:span text:style-name="T287">Allemagne</text:span>. <text:s text:c="2"/></text:p>
      <text:p text:style-name="P84"/>
      <text:p text:style-name="P169">Ce texte de loi met en avant deux notions importantes :</text:p>
      <text:list xml:id="list1489120552" text:style-name="L2">
        <text:list-item>
          <text:p text:style-name="P452">Le consentement préalable à l’expérience. Cela nous rappelle l’exemple des expériences de William Beamont que nous avons vu précédemment.</text:p>
        </text:list-item>
        <text:list-item>
          <text:p text:style-name="P452">La protection des personnes les plus vulnérables.</text:p>
        </text:list-item>
      </text:list>
      <text:p text:style-name="P87"/>
      <text:h text:style-name="Heading_20_4" text:outline-level="4"><text:bookmark-start text:name="__RefHeading___Toc5828_2309800995"/>L’auto-expérimentation :<text:bookmark-end text:name="__RefHeading___Toc5828_2309800995"/></text:h>
      <text:p text:style-name="P85"/>
      <text:p text:style-name="P171">Les exemples d’auto-expérimentation au cours de l’histoire sont nombreux. En plus de ceux cités précédemment, on peut y ajouter :</text:p>
      <text:list xml:id="list4056651791" text:style-name="L3">
        <text:list-item>
          <text:p text:style-name="P453">Freud <text:span text:style-name="T290">qui</text:span> a <text:span text:style-name="T245">auto expérimenté</text:span> la cocaïne.</text:p>
        </text:list-item>
        <text:list-item>
          <text:p text:style-name="P453"><text:soft-page-break/>Cury <text:s/><text:span text:style-name="T290">qui </text:span>a <text:span text:style-name="T245">auto expérimenté</text:span> les effets de sels de radium</text:p>
        </text:list-item>
        <text:list-item>
          <text:p text:style-name="P453">Fortzman <text:span text:style-name="T290">qui </text:span>a <text:span text:style-name="T245">auto-expérimenté</text:span> un <text:span text:style-name="T290">cathéter</text:span> intracardiaque</text:p>
        </text:list-item>
        <text:list-item>
          <text:p text:style-name="P457"><text:span text:style-name="T143">Ou encore </text:span><text:span text:style-name="T142">William Withering</text:span><text:span text:style-name="T35"> </text:span><text:span text:style-name="T52">qui </text:span><text:span text:style-name="T35">a </text:span><text:span text:style-name="T47">auto expérimenté</text:span><text:span text:style-name="T35"> la digitaline</text:span></text:p>
        </text:list-item>
      </text:list>
      <text:p text:style-name="P171">l’auto-expérimentation a l’avantage de préserver autrui de l’incertitude des résultats d’un traitement. Il présente cependant un certains nombres de limites :</text:p>
      <text:list xml:id="list1626415663" text:style-name="L4">
        <text:list-item>
          <text:p text:style-name="P454">Le caractère probant de l’auto-expérimentation est faible. Dans un cadre probabiliste, il est nécessaire de multiplier les expériences afin de pouvoir conclure. </text:p>
        </text:list-item>
        <text:list-item>
          <text:p text:style-name="P454">L’auto-expérimentation met en danger l’expérimentateur. Par exemple, Marie Curie est décédé d’un cancer sans doute causé par les radiations.</text:p>
        </text:list-item>
        <text:list-item>
          <text:p text:style-name="P454">L’intention de l’expérimentateur n’est pas toujours celle de protéger autrui. Pour des raisons pratiques, il est parfois plus simple d’effectuer les essais sur soi-même.</text:p>
        </text:list-item>
      </text:list>
      <text:p text:style-name="P85"/>
      <text:p text:style-name="P85"/>
      <text:h text:style-name="Heading_20_4" text:outline-level="4"><text:bookmark-start text:name="__RefHeading___Toc5830_2309800995"/>Les expérimentations américaines :<text:bookmark-end text:name="__RefHeading___Toc5830_2309800995"/></text:h>
      <text:p text:style-name="P85"/>
      <text:p text:style-name="P88">Les médecins nazis vont utiliser <text:span text:style-name="T288">les exemples d’expériences américaines</text:span> dans leur défense. En faisant le <text:span text:style-name="T245">parallèle</text:span> <text:span text:style-name="T245">avec</text:span> les leurs, et en rappelant que ces personnes n’ont jamais été condamné par la justice américaine, <text:span text:style-name="T288">malgré les manquements éthiques.</text:span></text:p>
      <text:p text:style-name="P85"/>
      <text:p text:style-name="P169">La fièvre jaune faisant des ravages dans les rangs de l’armée, elle a fait l’objet de nombreuse expérimentation de la part des américains. </text:p>
      <text:p text:style-name="P6"><text:span text:style-name="T184">D</text:span><text:span text:style-name="T183">urant </text:span><text:span text:style-name="T184">la construction du canal de Panama, Johan Finley </text:span><text:span text:style-name="T175">inocule, </text:span><text:span text:style-name="T183">par exemple,</text:span><text:span text:style-name="T184"> la fièvre jaune à des soldats </text:span><text:span text:style-name="T183">pour en comprendre les effets.</text:span></text:p>
      <text:p text:style-name="P85">Walter R<text:span text:style-name="T245">eed prouve que le</text:span> vecteur <text:span text:style-name="T245">de la fièvre jaune est le moustique, en mettant des soldats en contact direct et prolongé avec le parasite.</text:span></text:p>
      <text:p text:style-name="P85"/>
      <text:p text:style-name="P85"><text:span text:style-name="T288">Dans une autre expérience qui ne porte pas sur la fièvre jaune cette fois-ci, </text:span>Strong et Crowell <text:span text:style-name="T204">(1912)</text:span> <text:span text:style-name="T245">effectuent, </text:span>au<text:span text:style-name="T245">x</text:span> <text:span text:style-name="T204">Philippines, des expériences</text:span> sur des condamnés avec compensation <text:span text:style-name="T288">en</text:span> cigarettes. <text:span text:style-name="T245">O</text:span>n les soumet à d<text:span text:style-name="T245">ifférents régime</text:span> diététique, <text:span text:style-name="T245">autrement dit on les fait mourir de faim.</text:span></text:p>
      <text:p text:style-name="P85"/>
      <text:p text:style-name="P85"/>
      <text:h text:style-name="Heading_20_4" text:outline-level="4"><text:bookmark-start text:name="__RefHeading___Toc5832_2309800995"/><text:soft-page-break/>L’Allemagne d’avant guerre :<text:bookmark-end text:name="__RefHeading___Toc5832_2309800995"/></text:h>
      <text:p text:style-name="P89"/>
      <text:p text:style-name="P89">A partir de 1931, lorsque vous devenez <text:span text:style-name="T245">Médecin</text:span> en Allemagne vous vous engagez <text:span text:style-name="T289">à</text:span> respecter la vie, <text:span text:style-name="T289">à</text:span> faire une évaluation minutieuse des préjudices humains en cas d’expérimentation de produit nouveaux, <text:span text:style-name="T289">à</text:span> prendre l’accord du patient en prenant des précautions particulières si il est mineur, <text:span text:style-name="T289">à</text:span> faire une <text:span text:style-name="T245">expérimentation</text:span> sur l’animal préalable, et <text:span text:style-name="T289">à</text:span> ne pas prendre avantage de l’infériorité social du patient.</text:p>
      <text:p text:style-name="P7"><text:span text:style-name="T185">Ces règles déontologiques ont été promulgués à la suite d’un scandale qui avait secoué l’Allemagne en 1930. </text:span><text:span text:style-name="T84">Calmette</text:span><text:span text:style-name="T82"> </text:span><text:span text:style-name="T77">et </text:span><text:span text:style-name="T84">Guérin, </text:span><text:span text:style-name="T85">deux médecins allemands</text:span><text:span text:style-name="T82"> </text:span><text:span text:style-name="T174">donne à 84 % des nouveaux nés de leur maternité un vaccin orale contre la tuberculose 77 enfants </text:span><text:span text:style-name="T176">décèdent</text:span><text:span text:style-name="T174"> et 131 sur 256 contracte une tuberculose clinique sans guérison. </text:span><text:span text:style-name="T185">Ils sont</text:span><text:span text:style-name="T174"> condamné pour </text:span><text:span text:style-name="T175">meurtre</text:span><text:span text:style-name="T174">, </text:span></text:p>
      <text:p text:style-name="P90"/>
      <text:p text:style-name="P90"/>
      <text:p text:style-name="P7"><text:span text:style-name="T185">Le compte rendu du jugement précise que les médecins ont</text:span><text:span text:style-name="T174"> fait l’erreur d’utiliser ce vaccin directement sur l’homme, sans essai préalable chez l’animal, et sans suivi précautionneux des enfants traités.</text:span></text:p>
      <text:p text:style-name="P90"/>
      <text:p text:style-name="P337"><text:span text:style-name="T174">E</text:span><text:span text:style-name="T172">ncore une fois l’Allemagne se trouve en pointe de la législation bioéthique, moins 10 ans avant le début de la seconde guerre mondiale.</text:span></text:p>
      <text:p text:style-name="P193"/>
      <text:h text:style-name="Heading_20_4" text:outline-level="4"><text:bookmark-start text:name="__RefHeading___Toc5834_2309800995"/>L’eugénisme :<text:bookmark-end text:name="__RefHeading___Toc5834_2309800995"/></text:h>
      <text:p text:style-name="P29"/>
      <text:h text:style-name="Heading_20_5" text:outline-level="5"><text:bookmark-start text:name="__RefHeading___Toc5954_2320769840"/>Origine :<text:bookmark-end text:name="__RefHeading___Toc5954_2320769840"/></text:h>
      <text:p text:style-name="P29"/>
      <text:p text:style-name="P404">En grec, « eu » signifie bien, et « gennao » signifie engendrer, autrement dit l’eugénisme signifie littéralement « bien engendré ».</text:p>
      <text:p text:style-name="P404">L’eugénisme <text:span text:style-name="T291">poursuit</text:span> l’amélioration de la lignée, <text:span text:style-name="T291">et</text:span> traite de toute les influences susceptibles de donner aux races les plus doué<text:span text:style-name="T246">e</text:span>s toutes les chances de prévaloir sur les races les moins bonnes.</text:p>
      <text:p text:style-name="P404"/>
      <text:p text:style-name="P406">On doit ce concept au mathématicien Galton qu’il élabore dans son livre <text:span text:style-name="T241">L’intelligence héréditaire.</text:span></text:p>
      <text:p text:style-name="P406"><text:span text:style-name="T137">Il cherche à y montrer </text:span><text:span text:style-name="T138">qu'une partie au moins de </text:span><text:span text:style-name="T137">l’intelligence</text:span><text:span text:style-name="T138"> est héréditaire.</text:span></text:p>
      <text:p text:style-name="P347"/>
      <text:p text:style-name="P405"><text:soft-page-break/>Galton est également connu pour la planche de Galton. Il s’agit d’un jeu de hasard dont les solutions sont une distribution binomiale. Les solutions de la planche de Galton peuvent être retrouvé à l’aide du triangle de Pascal. </text:p>
      <text:p text:style-name="P404"/>
      <text:p text:style-name="P406">Le mathématicien initie un mouvement de pensée qui va être en vogue dans le monde scientifique occidentale durant toute la première moitié du XX siècle.</text:p>
      <text:p text:style-name="P404"/>
      <text:h text:style-name="Heading_20_5" text:outline-level="5"><text:bookmark-start text:name="__RefHeading___Toc5956_2320769840"/>France<text:bookmark-end text:name="__RefHeading___Toc5956_2320769840"/></text:h>
      <text:p text:style-name="P404"/>
      <text:p text:style-name="P392">Deux prix Nobels de médecines français sont des eugénistes reconnues :</text:p>
      <text:list xml:id="list1832631494" text:style-name="L5">
        <text:list-item>
          <text:p text:style-name="P480">Charles Richet</text:p>
        </text:list-item>
        <text:list-item>
          <text:p text:style-name="P480">Alexis Carrel</text:p>
        </text:list-item>
      </text:list>
      <text:p text:style-name="P392"/>
      <text:p text:style-name="P419"><text:span text:style-name="T169">Charles Rich</text:span><text:span text:style-name="T170">et, prix noble de médecine de 1913, pour sa découverte de l’anaphylaxie</text:span><text:span text:style-name="T169"> </text:span><text:span text:style-name="T171">écrit <text:s/>dans son livre </text:span><text:span text:style-name="T189">la sélection humaine</text:span><text:span text:style-name="T169">: « Le fait naturel, c’est l’écrasement des faibles. Le fait social, c’est la protection des faibles. Par l’état social se trouve viciée la grande loi de la sélection qui est essentiellement la survivance des forts. </text:span><text:span text:style-name="T170">Il faut pour la vigueur de l’espèce que tout ce qui est imparfait soit anéantie. Après l’élimination des races inférieurs, le premier pas dans la voix de la sélection c’est l’élimination des anormaux. La sélection ne sera efficace que si elle est sévère. Et la sévérité c’est l’élimination des mauvais. Or les mauvais ne vont pas disparaître de leur plein gré. Il faudra donc une autorité pour les éliminer de la société humaine. »</text:span></text:p>
      <text:p text:style-name="P369"/>
      <text:p text:style-name="P370">« A force d’être pitoyable nous devenons barbare. C’est une barbarie que de forcer à vivre un sourd muet, un idiot, un rachitique. Ce qui fait l’homme s’est son intelligence. Une masse de chaire humaine sans intelligence humaine, ce n’est rien. Il y a de la mauvaise matière vivante qui n’est digne d’aucun respect, ni d’aucune compassion. Les supprimer résolument ce serait leur rendre service, car il ne pourrait vivre qu’une misérable existence. »</text:p>
      <text:p text:style-name="P370"/>
      <text:p text:style-name="P370">Alexis Carrel, prix de <text:span text:style-name="T247">Nobel</text:span> de <text:span text:style-name="T247">médecine</text:span> 1912, <text:span text:style-name="T205">pionnier dans la transplantation d’organe</text:span>: « <text:span text:style-name="T205">La destinée naturelle de toute les civilisation est de grandir et de dégénérer. La vie moderne nous a apporté un autre danger plus subtile, mais plus grave encore que celui de la guerre, l’extinction des meilleurs de la race. Empêcher la reproduction des fous et </text:span><text:soft-page-break/><text:span text:style-name="T205">des faibles d’esprit, favoriser l’union des meilleurs éléments de la race par le moyen indirect de l’éducation, et par certains avantages économiques tel est mon credo. »</text:span></text:p>
      <text:p text:style-name="P370"/>
      <text:p text:style-name="P370"><text:span text:style-name="T205">En 1935, il écrit : </text:span>« <text:span text:style-name="T205">Quand aux autres, ceux qui ont tué, qui ont volé à mains armés, qui ont enlevé des enfants, qui ont dépouillés des pauvres, qui ont gravement trompé la confiance du public. Un établissement euthanasique pourvu de gaz approprié permettrait d’en disposer de façon humaine et économique. »</text:span></text:p>
      <text:p text:style-name="P370"/>
      <text:h text:style-name="Heading_20_5" text:outline-level="5"><text:bookmark-start text:name="__RefHeading___Toc5958_2320769840"/>Etats Unis :<text:bookmark-end text:name="__RefHeading___Toc5958_2320769840"/></text:h>
      <text:p text:style-name="P370"/>
      <text:p text:style-name="P371">Aux <text:span text:style-name="T247">États-Unis</text:span>, pendant la première guerre mondiale, on effectue des tests de QI sur les conscrits américains. On démontre que le QI des WASP est supérieur à celui des américains d’autres origines. On sait aujourd’hui que le QI est fortement corrélé aux conditions socio-économique, ce qui explique les résultats biaisés <text:span text:style-name="T248">de cette étude</text:span>.</text:p>
      <text:p text:style-name="P371">On utilise le résultat de cet étude pour privilégier l’immigration anglo-saxonne.</text:p>
      <text:p text:style-name="P371">Interdiction du mariage au femme « eug<text:span text:style-name="T248">é</text:span>niquement inapte » dans l’<text:span text:style-name="T248">In</text:span>diana.</text:p>
      <text:p text:style-name="P372">Loi de stérilisation forcée des criminels, idiots, voleurs, alcoolique, personnes impliqués dans des accidents de la route.</text:p>
      <text:p text:style-name="P372"/>
      <text:p text:style-name="P372">On retrouve ces pratiques au canada, dans les pays scandinaves...</text:p>
      <text:p text:style-name="P372"/>
      <text:h text:style-name="Heading_20_5" text:outline-level="5"><text:bookmark-start text:name="__RefHeading___Toc5960_2320769840"/>Conclusion :<text:bookmark-end text:name="__RefHeading___Toc5960_2320769840"/></text:h>
      <text:p text:style-name="P372"/>
      <text:p text:style-name="P372">Phillipe Ternon  écrit : « le génie criminel du national socialisme consista a ponctionner dans les théories du passé ce qui lui convenait. »</text:p>
      <text:p text:style-name="P372"/>
      <text:p text:style-name="P372">Lemaire et Matalon <text:span text:style-name="T247">écrivent</text:span> : « L’eugénisme nazi stérilisateur et raciste n’est en fait rien d’autre que l’idéologie des années 20 par un pouvoir centralisé et autoritaire. »</text:p>
      <text:p text:style-name="P372"/>
      <text:p text:style-name="P372"/>
      <text:h text:style-name="Heading_20_3" text:outline-level="3"><text:bookmark-start text:name="__RefHeading___Toc5836_2309800995"/>Le procès des médecins de Nuremberg :<text:bookmark-end text:name="__RefHeading___Toc5836_2309800995"/></text:h>
      <text:p text:style-name="P373"/>
      <text:p text:style-name="P373"><text:soft-page-break/>Ce procès se veut parfaitement équitable. <text:span text:style-name="T36">Les accusés sont 20 médecins, et 3 administratifs nazis. Le plus jeune a 35 ans et le plus </text:span><text:span text:style-name="T53">âgé</text:span><text:span text:style-name="T36"> </text:span><text:span text:style-name="T53">en a</text:span><text:span text:style-name="T36"> 65. </text:span></text:p>
      <text:p text:style-name="P136">Une seule femme est présente parmi les accusés,<text:span text:style-name="T292"> tous ne sont pas SS, tous ne sont pas membre du partir nazie. La plupart ont adhéré au parti après 1933 (autrement dit ce ne sont pas des partisans de la première heure).</text:span></text:p>
      <text:p text:style-name="P91">Ce sont pour la plupart des médecins renommés avec un statut universitaire.</text:p>
      <text:p text:style-name="P91"/>
      <text:p text:style-name="P91"/>
      <text:h text:style-name="Heading_20_4" text:outline-level="4"><text:bookmark-start text:name="__RefHeading___Toc5983_390686212"/>Expérience sur les hautes altitudes :<text:bookmark-end text:name="__RefHeading___Toc5983_390686212"/></text:h>
      <text:p text:style-name="P91"/>
      <text:p text:style-name="P172">L’expérience sur les hautes altitudes est l’une des expériences pratiqué par les nazis au camp de Dachau. Des dizaines d’autres expériences ont été réalisés à Dachau et également dans d’autres camps. Vous pouvez en trouver une liste plus complète en suivant ce lien :</text:p>
      <text:p text:style-name="P172"/>
      <text:p text:style-name="P172"><text:a xlink:type="simple" xlink:href="https://fr.wikipedia.org/wiki/Expérimentation_médicale_nazie" text:style-name="Internet_20_link" text:visited-style-name="Visited_20_Internet_20_Link">https://fr.wikipedia.org/wiki/Exp%C3%A9rimentation_m%C3%A9dicale_nazie</text:a></text:p>
      <text:p text:style-name="P91"/>
      <text:p text:style-name="P189"><text:span text:style-name="T36">E</text:span><text:span text:style-name="T48">n 41-42, l’allemagne nazi met au point le premier avion à réaction appelé le </text:span><text:bookmark text:name="firstHeading1"/><text:span text:style-name="T126">Messerschmitt Me 163.</text:span></text:p>
      <text:p text:style-name="P285">Cette avion permet d’atteindre les 12 000 m d’altitude, et prendre ainsi l’ascendant sur la flotte ennemie.</text:p>
      <text:p text:style-name="P136">Au delà des 10 0000 m, les effets de l’altitude sur l’homme sont très mal connus.</text:p>
      <text:p text:style-name="P92"/>
      <text:p text:style-name="P92"><text:span text:style-name="T128">Le </text:span><text:span text:style-name="T98">professeur Weltz,</text:span><text:span text:style-name="T127"> </text:span><text:span text:style-name="T128">m</text:span>eilleur spécialiste <text:span text:style-name="T252">allemand</text:span> de la médecine aéronautique, président de la chaire de médecine aéronautique allemande <text:span text:style-name="T252">expose durant une conférence les difficultés à connaître les effets de l’altitude sur le corps humain sans procéder à des expériences sur l’homme</text:span>.</text:p>
      <text:p text:style-name="P93">Sigmund Racher, <text:span text:style-name="T252">médecin</text:span> affecté <text:span text:style-name="T252">à</text:span> la <text:span text:style-name="T252">L</text:span>uftwaffe assiste au cours. <text:span text:style-name="T252">Il </text:span>demande <text:span text:style-name="T252">l’</text:span>autorisation <text:span text:style-name="T252">à</text:span> Himler pour effectuer l’expérimentation humaine sur ces questions.</text:p>
      <text:p text:style-name="P205"><text:span text:style-name="T49">On transfert les deux cabines de pressurisation à Dachau. Sigmund Racher, <text:s/></text:span><text:span text:style-name="T110">Hans-Wolfgang</text:span><text:span text:style-name="T127"> </text:span><text:span text:style-name="T49">Romberg </text:span><text:span text:style-name="T10">et </text:span><text:span text:style-name="T112">Siegfried Ruff, </text:span><text:span text:style-name="T113">deux médecins détachés par Pr Weltz dirigent les expérimentations</text:span><text:span text:style-name="T144">.</text:span></text:p>
      <text:p text:style-name="P92"/>
      <text:p text:style-name="P94">Racher écrit :</text:p>
      <text:p text:style-name="P94"><text:soft-page-break/></text:p>
      <text:p text:style-name="P92">« Expérience continu sans oxygène à une altitude de 12km pratiqué sur un juif en bon <text:span text:style-name="T253">ét</text:span>at général, agé de 37 ans. La respiration se poursuivit pendant 30 minutes, au bout de 4 minutes le sujet commen<text:span text:style-name="T253">ç</text:span>a a transpirer et a remuer de la t<text:span text:style-name="T253">ê</text:span>te. Au bout de 5 min des crampes se produisirent, entre 6 et 10 minutes le rythme respiratoire <text:span text:style-name="T253">s’accrut</text:span> et le sujet perdit connaissance. Entre 11 et 30 minutes, la respiration se ralentit et finalement <text:span text:style-name="T253">s’arrêta.</text:span> Une cyanose intense apparut, et une <text:span text:style-name="T253">écume</text:span> monta à la bouche. A intervalle régulier de 5 minutes, des électrocardiogrammes furent enregistrer avec 3 électrodes. <text:span text:style-name="T253">Après</text:span> <text:span text:style-name="T253">l’arrêt</text:span> de la respiration, <text:span text:style-name="T253">l’électrocardiogramme</text:span> fut enregistrer sans <text:span text:style-name="T253">interruption</text:span> jusqu’à <text:span text:style-name="T253">l’arrêt</text:span> complet du <text:span text:style-name="T253">cœur.</text:span> »</text:p>
      <text:p text:style-name="P94"/>
      <text:p text:style-name="P173">Les expériences en hautes altitudes feront 80 morts dans le camp de Dachau.</text:p>
      <text:h text:style-name="Heading_20_4" text:outline-level="4"/>
      <text:h text:style-name="Heading_20_4" text:outline-level="4"><text:bookmark-start text:name="__RefHeading___Toc5985_390686212"/>Les peines :<text:bookmark-end text:name="__RefHeading___Toc5985_390686212"/></text:h>
      <text:p text:style-name="P330"/>
      <text:p text:style-name="P329"><text:span text:style-name="T250">Karl Brandt,</text:span><text:span text:style-name="T249"> </text:span><text:span text:style-name="T166">éxécuté</text:span></text:p>
      <text:p text:style-name="P331">Karl Gebhardt, exécuté</text:p>
      <text:p text:style-name="P293">Fritz Fischer,  prison à vie</text:p>
      <text:p text:style-name="P292">Siegfried Handloser, prison à vie</text:p>
      <text:p text:style-name="P292">Joachim Mrugowsky, exécuté</text:p>
      <text:p text:style-name="P292">Gerhard Rose, prison à vie</text:p>
      <text:p text:style-name="P292">Oskar Schröder, prison à vie</text:p>
      <text:p text:style-name="P292">Hermann Becker-Freyseng, <text:span text:style-name="T251">20 ans de prison</text:span></text:p>
      <text:p text:style-name="P292">Hans-Wolfgang Romberg, acquitté</text:p>
      <text:p text:style-name="P292">Siegfried Ruff, acquitté</text:p>
      <text:p text:style-name="P292">Konrad Schäfer, acquitté</text:p>
      <text:p text:style-name="P292">Kurt Blome, acquitté</text:p>
      <text:p text:style-name="P292">Herta Oberheuser, 20 ans de prison</text:p>
      <text:p text:style-name="P292">Adolf Pokorny, acquitté</text:p>
      <text:p text:style-name="P292">Karl Genzken, prison à vie</text:p>
      <text:p text:style-name="P292">Waldemar Hoven, exécuté</text:p>
      <text:p text:style-name="P292">Wilhelm Beiglböck, 15 ans de prison</text:p>
      <text:p text:style-name="P292">Helmut Poppendick, 10 ans de prison</text:p>
      <text:p text:style-name="P292">Georg August Weltz, acquitté</text:p>
      <text:p text:style-name="P292">Viktor Brack, exécuté</text:p>
      <text:p text:style-name="P292">Rudolf Brandt, exécuté</text:p>
      <text:p text:style-name="P292">Wolfram Sievers, exécuté</text:p>
      <text:p text:style-name="P94"/>
      <text:h text:style-name="Heading_20_4" text:outline-level="4"><text:bookmark-start text:name="__RefHeading___Toc5987_390686212"/><text:soft-page-break/>Les arguments de la défense :<text:bookmark-end text:name="__RefHeading___Toc5987_390686212"/></text:h>
      <text:p text:style-name="P96"/>
      <text:p text:style-name="P96">1- Les médecins allemands ont réalisés des expériences similaires à celles réalisés par les américains.</text:p>
      <text:p text:style-name="P97">Les américains préciseront que dans leur<text:span text:style-name="T293">s</text:span> expérience<text:span text:style-name="T293">s</text:span>, ils utilisaient des personnes volontaires. De plus leur démarche n’ a entraîné aucun décès.</text:p>
      <text:p text:style-name="P97"/>
      <text:p text:style-name="P97">2- Contenu des conditions socio-politique allemande, la responsabilité des expériences réalisé dans les camps est celle de l’état totalitaire nazi, et non celles des médecins.</text:p>
      <text:p text:style-name="P97"/>
      <text:p text:style-name="P97">Karl Brauwn <text:span text:style-name="T293">(avocat)</text:span>: « Lorsque la personnalité est dissoute au sein du corps collectif, toute demande qui lui est soumise doit être dissoute au sein du concept du système collectif. Les besoins de la société sont maintenant des besoins individuels, et l’être humain, ce complexe individuel sert uniquement a l’intérêt de la société. Et pendant la guerre, l’état totalitaire prend entièrement à son compte la responsabilité du médecin. Lorsque l’expérience finit fatalement, le médecin n’est plus qu’un instrument, les sentiments <text:span text:style-name="T206">personnels</text:span> et professionnel<text:span text:style-name="T206">s</text:span>, comme les obligations éthiques doivent céder le pas à la nature totalitaire de la guerre. »</text:p>
      <text:p text:style-name="P97"/>
      <text:p text:style-name="P97">Fritz Pisher <text:span text:style-name="T206">(Test des sulfamides sur des femmes polonaises)</text:span> : « <text:span text:style-name="T206">En 42, l’individu ne pouvait obéir à sa loi intérieur. Il était soumis à un ordre plus élevé, à une communauté plus élevée. En tant qu’individu dans un état libre, je n’aurai pas fait ce que j’ai fait. Mais en tant de guerre dans un état totalitaire, il y a des situations ou l’individu doit se soumettre comme un aviateur qui doit lancer une bombe. Je désire simplement souligner que ce qui est arrivé n’a pas été provoqué par la cruauté, mais uniquement pour nos blessés dans le cadre de l’état. »</text:span></text:p>
      <text:p text:style-name="P53"/>
      <text:p text:style-name="P98">3- Les expériences ont été réalisés par des médecins <text:span text:style-name="T255">désintéressés</text:span> uniquement motivés par le souci d’apporter des connaissances scientifiques susceptibles d’apporter des bienfaits à un grand nombre d’individu.</text:p>
      <text:p text:style-name="P98"/>
      <text:p text:style-name="P98">Gerard Grauss <text:span text:style-name="T293">(avocat)</text:span> : « Pour ceux qui ne connaissent pas le b<text:span text:style-name="T255">é</text:span>rib<text:span text:style-name="T255">é</text:span>ri, il est difficile d’imaginer le fardeau mental pour un médecin qui pendant des semaines doit observer et soigner ces sujets enregistrés tous les détails et symptômes de la maladie. Strong était professeur à l’université d’havard et <text:soft-page-break/>président de la société de médecine tropical. J’espère que l’accusation n’essayera pas de diminuer le travail de ce chercheur très respecté en disant qu’il y a des criminels partout. Je vous demande de croire que Strong est un homme <text:span text:style-name="T207">de devoir et</text:span> du plus grand sens éthique. »</text:p>
      <text:p text:style-name="P98"/>
      <text:p text:style-name="P99">Romberg déclare avoir effectuer des auto-expérimentation<text:span text:style-name="T255">s</text:span> sur les hautes altitudes. De même, Beckbok et Shaffer déclare avoir ingérer de l’eau de mer.</text:p>
      <text:p text:style-name="P99"/>
      <text:p text:style-name="P100">La défense s’adresse au Dr Ivy, témoin de la défense: « Vous êtes médecin dans une ville ou la peste fait rage et vous avez un médicament susceptible </text:p>
      <text:p text:style-name="P100">de le combattre, cependant vous devez l’essayer sur quelqu’un. Et le chef de la ville, mettons le maire, voila un condamné à mort. Sauvez nous en effectuant l’expérience sur cet homme ! Est ce que vous refuseriez de le faire. »</text:p>
      <text:p text:style-name="P99"/>
      <text:p text:style-name="P99">Dr Ivy répond : « On ne se serait justifier la mise à mort de 5 personnes pour en sauver 500. »</text:p>
      <text:p text:style-name="P99"/>
      <text:p text:style-name="P99">4- Limite des modèles animaux.</text:p>
      <text:p text:style-name="P99"/>
      <text:p text:style-name="P99">Karl Brauwn exp<text:span text:style-name="T255">l</text:span>ique : « La comparaison biologique entre les humains et les animaux n’est plus possible » [...] « pour certaines maladies, <text:span text:style-name="T208">les expériences humaines sont absolument essentiels pour assurer le progrès scientifiques. »</text:span></text:p>
      <text:p text:style-name="P99"/>
      <text:p text:style-name="P101">5- Les médecins ne sont pas responsable des sujets d’expérimentation. </text:p>
      <text:p text:style-name="P99"/>
      <text:p text:style-name="P99">« <text:span text:style-name="T208">Strong a effectué une sélection implicite en effectuant ses expériences aux Phillipines et non pas aux Etats-Unis. »</text:span></text:p>
      <text:p text:style-name="P99"/>
      <text:p text:style-name="P101">6- Les médecins ont donné aux détenus l’occasion de se racheter.</text:p>
      <text:p text:style-name="P101"/>
      <text:p text:style-name="P101">Brauwn déclare : « C’est l’occasion de se racheter par une décision de la providence. Ce n’est pas nécessairement lié à la réduction de peine. »</text:p>
      <text:p text:style-name="P101"/>
      <text:p text:style-name="P101">7- Le serment d’Hippocrate ne s’applique pas aux médecins dans la relation médecins- sujets sains, en particulier aux médecins chercheurs.</text:p>
      <text:p text:style-name="P101"/>
      <text:h text:style-name="Heading_20_4" text:outline-level="4"><text:bookmark-start text:name="__RefHeading___Toc5989_390686212"/><text:soft-page-break/>Les arguments de l’accusation :<text:bookmark-end text:name="__RefHeading___Toc5989_390686212"/></text:h>
      <text:p text:style-name="P367"/>
      <text:p text:style-name="P363">1- Définition de la notion de malade :</text:p>
      <text:p text:style-name="P363"/>
      <text:p text:style-name="P420"><text:span text:style-name="T151">Au contraire de la défense qui ne considère pas les prisonniers comme des malades. L’accusation </text:span><text:span text:style-name="T149">regroupe sous le terme de «malade» toute personne en contact professionnel avec un médecin, quel que soit son mode d'exercice (thérapeute ou chercheur, public ou privé, civil ou militaire...). </text:span><text:span text:style-name="T150">La définition ne s’appuie donc pas sur la distinction entre sujet normal et sujet pathologique, ou sur la distinction entre sujet libre et sujet en détention pour définir le notion <text:s/>de « sujet malade ».</text:span></text:p>
      <text:p text:style-name="P364">Sur la base de cette définition , les règles de déontologie médicale s’appliquent aux prisonniers des camps comme à n’importe qu’elle autre malade. Et de fait, les médecins nazies n’ont pas respecté ces règles.</text:p>
      <text:p text:style-name="P364"/>
      <text:p text:style-name="P364">Pour rappel, les règles déontologiques médicales étaient parfaitement établis sous le régime nazis comme nous l’avons vu dans la partie précédente.</text:p>
      <text:p text:style-name="P365"/>
      <text:p text:style-name="P366"/>
      <text:p text:style-name="P425">2-La responsabilité individuelle persiste</text:p>
      <text:p text:style-name="P95"/>
      <text:p text:style-name="P174">La dilution de la responsabilité individuelle pourrait tenir si aucun médecins allemands ne s’etait « opposés » ou avait refusés de participer aux expériences pratiqués dans les camps.</text:p>
      <text:p text:style-name="P174">Si l’on reprend l’exemple des expériences sur les hautes altitudes</text:p>
      <text:p text:style-name="P95"/>
      <text:p text:style-name="P95"/>
      <text:p text:style-name="P95"><text:span text:style-name="T254">Dr </text:span><text:span text:style-name="T98">Wolfgang </text:span>Lutz <text:span text:style-name="T294">avait refuser</text:span> de participer à <text:span text:style-name="T254">l’expérimentation, malgré la demande faite par </text:span>Weltz. <text:span text:style-name="T254">Il témoigne : </text:span>« C’est déjà assez <text:span text:style-name="T254">difficile</text:span> sur un chien qui vous regarde qui semble avoir une sorte <text:span text:style-name="T254">d’âme</text:span> »</text:p>
      <text:p text:style-name="P423"><text:span text:style-name="T146">Quant à </text:span><text:span text:style-name="T145">Erhard Milch</text:span><text:span text:style-name="T149">, respon</text:span><text:span text:style-name="T147">sa</text:span><text:span text:style-name="T149">ble de la </text:span><text:span text:style-name="T147">L</text:span><text:span text:style-name="T149">uftwaffe, </text:span><text:span text:style-name="T148">il</text:span><text:span text:style-name="T149"> </text:span><text:span text:style-name="T147">réclamera un arrêt des expériences : </text:span><text:span text:style-name="T149">« Rapatri</text:span><text:span text:style-name="T147">ez-</text:span><text:span text:style-name="T149">moi la chambre car ce type d’expérience n’est pas responsable ».</text:span></text:p>
      <text:p text:style-name="P338">Si vous voulez aller plus loin sur ces notions de responsabilités individuelles et collectives, je vous conseille l’excellent livre de Hannah Ahrendt : <text:span text:style-name="T21">Eichmann à Jérusalem : Rapport sur la banalité du mal.</text:span></text:p>
      <text:p text:style-name="P427"/>
      <text:p text:style-name="P428"><text:soft-page-break/>3 - La primauté du consentement :</text:p>
      <text:p text:style-name="P426">Le déroulement des débats confirment ce qui avait été évoqué avant le procès : l'absence de loi ou de règles précises du droit international sur les expérimentations humaines.</text:p>
      <text:p text:style-name="P424"><text:span text:style-name="T149">Pour le tribunal, il apparait alors que la bonne foi et l'intention de l'expérimentateur doivent laisser la place à un principe supérieur et décisif, le seul qui permette de se démarquer des expérimentations nazies : la nécessité d'un consentement volontaire d'un</text:span><text:span text:style-name="T153"> </text:span><text:span text:style-name="T149">sujet libre et éclairé, en dehors de toute situation de contrainte</text:span><text:span text:style-name="T152">.</text:span></text:p>
      <text:p text:style-name="P368"/>
      <text:p text:style-name="P368"/>
      <text:h text:style-name="Heading_20_3" text:outline-level="3"><text:bookmark-start text:name="__RefHeading___Toc5991_390686212"/>Le code de Nuremberg :<text:bookmark-end text:name="__RefHeading___Toc5991_390686212"/></text:h>
      <text:h text:style-name="Heading_20_3" text:outline-level="3"/>
      <text:p text:style-name="P415"><text:span text:style-name="T158">Le « code de Nuremberg » est une liste de dix critères contenue dans le jugement d</text:span><text:span text:style-name="T190">u </text:span>procès des médecins <text:span text:style-name="T158">de </text:span>Nuremberg<text:span text:style-name="T158"> (décembre 1946 - août 1947)</text:span><text:bookmark text:name="cite_ref-1"/>1<text:span text:style-name="T158">. Ces critères indiquent les conditions que doivent satisfaire les expérimentations pratiquées sur l'</text:span>être humain<text:span text:style-name="T158"> pour être considérées comme « acceptables ». C'est sur ces critères que le tribunal condamna 16 accusés sur 23, convaincus d'avoir pratiqué ou participé à l'organisation d'expériences médicales illicites dans des conditions atroces, notamment sur les prisonniers des </text:span>camps de concentration<text:span text:style-name="T158">. La liste des critères de licéité des expérimentations médicales, tirée de la section « Expériences acceptables » du jugement, circula rapidement en anglais sous le nom de </text:span><text:span text:style-name="T191">« Nuremberg Code »</text:span><text:span text:style-name="T158">.</text:span></text:p>
      <text:p text:style-name="P415"><text:span text:style-name="T158">Le code de Nuremberg n'est nullement le point de départ de la réflexion éthique et juridique sur l'expérimentation humaine : il récapitule des principes connus et acceptés très antérieurement au jugement, depuis au moins le début du </text:span>xxe siècle, <text:span text:style-name="T256">comme nous avons pu le voir dans notre récapitulatif historique des expérimentations humaines</text:span><text:span text:style-name="T158">. Toutefois, il constitue bien le premier texte à prétention universelle (internationale) sur le sujet. Ainsi, le tribunal n'a pas jugé sur des règles qui auraient été inventées spécialement pour le procès (ce qui aurait été contraire à tous les principes du droit pénal), mais selon les règles coutumières communément acceptées « dans les nations civilisées ».</text:span></text:p>
      <text:p text:style-name="P398"/>
      <text:p text:style-name="P102">Le code de Nuremberg s’<text:span text:style-name="T256">est inspiré de plusieurs textes historiques</text:span>:</text:p>
      <text:p text:style-name="P102"><text:soft-page-break/>- Le serment d’Hippocrate</text:p>
      <text:p text:style-name="P102">- Le code William Beaumont</text:p>
      <text:p text:style-name="P102">- Les principes de Claude Bernard</text:p>
      <text:p text:style-name="P102">- <text:span text:style-name="T256">Et l</text:span>es principes de l’AMA (American Medical Association) écrit par Thomas Percival.</text:p>
      <text:p text:style-name="P102"/>
      <text:p text:style-name="P137">Pour ce qui concerne le serment d’Hippocrate, le texte sera modifié à la suite du procès , afin d’étendre la responsabilité <text:span text:style-name="T257">morale</text:span> du médecin <text:span text:style-name="T257">aux personnes participant aux expériences médicales, en plus de celle qu’il portait traditionnellement envers ses patients.</text:span></text:p>
      <text:p text:style-name="P138">Le serment d’Hippocrate a été réécrit plusieurs fois dans son histoire. Vous trouverez ci-aprés le texte original, ainsi que le serment actuel. </text:p>
      <text:p text:style-name="P53"/>
      <text:p text:style-name="P35">Serment <text:span text:style-name="T257">d’Hippocrate</text:span> original :</text:p>
      <text:p text:style-name="P374"/>
      <text:p text:style-name="P418"><text:span text:style-name="T168">« Je jure par Apollon médecin, par </text:span><text:a xlink:type="simple" xlink:href="https://fr.vikidia.org/wiki/Esculape" text:style-name="Internet_20_link" text:visited-style-name="Visited_20_Internet_20_Link">Esculape</text:a><text:span text:style-name="T168">, Hygie et Panacée, par tous les </text:span><text:a xlink:type="simple" xlink:href="https://fr.vikidia.org/wiki/Mythologie_grecque" text:style-name="Internet_20_link" text:visited-style-name="Visited_20_Internet_20_Link">dieux</text:a><text:span text:style-name="T168"> et toutes les déesses, et je les prends à témoin que, dans la mesure de mes forces et de mes connaissances, je respecterai le serment et l'engagement écrit suivant :</text:span></text:p>
      <text:p text:style-name="P374">Mon Maître en médecine, je le mettrai au même rang que mes parents. Je partagerai mon savoir avec lui, et s'il le faut je pourvoirai à ses besoins. Je considérerai ses enfants comme mes frères et s'ils veulent étudier la médecine, je la leur enseignerai sans salaire ni engagement. Je transmettrai les préceptes, les explications et les autres parties de l'enseignement à mes enfants, à ceux de mon Maître, aux élèves inscrits et ayant prêtés serment suivant la loi médicale, mais à nul autre.</text:p>
      <text:p text:style-name="P374">Dans toute la mesure de mes forces et de mes connaissances, je conseillerai aux malades le régime de vie capable de les soulager et j'écarterai d'eux tout ce qui peut leur être contraire ou nuisible. Jamais je ne remettrai du poison, même si on me le demande, et je ne conseillerai pas d'y recourir. Je ne remettrai pas d'ovules abortifs aux femmes.</text:p>
      <text:p text:style-name="P374">Je passerai ma vie et j'exercerai mon art dans la pureté et le respect des lois. Je ne taillerai pas les calculeux, mais laisserai cette opération aux praticiens qui s'en occupent. Dans toute maison où je serai appelé, je n'entrerai que pour le bien des malades. Je m'interdirai d'être volontairement une cause de tort ou de corruption, ainsi que tout entreprise voluptueuse à l'égard des femmes ou des hommes, libres ou esclaves. Tout ce que je verrai ou entendrai autour de moi, dans l'exercice de mon art ou <text:soft-page-break/>hors de mon ministère, et qui ne devra pas être divulgué, je le tairai et le considérerai comme un secret.</text:p>
      <text:p text:style-name="P399">Si je respecte mon serment sans jamais l'enfreindre, puissè-je jouir de la vie et de ma profession, et être honoré à jamais parmi les hommes. Mais si je viole et deviens parjure, qu'un sort contraire m'arrive ! »</text:p>
      <text:p text:style-name="P22"/>
      <text:p text:style-name="P16">Serment d’Hippocrate actuel :</text:p>
      <text:p text:style-name="P22"/>
      <text:p text:style-name="P342">Au moment d’être admis(e) à exercer la médecine, je promets et je jure d’être fidèle aux lois de l’honneur et de la probité.</text:p>
      <text:p text:style-name="P431">Mon premier souci sera de rétablir, de préserver ou de promouvoir la santé dans tous ses éléments, physiques et mentaux, individuels et sociaux.</text:p>
      <text:p text:style-name="P431"><text:span text:style-name="T62">Je respecterai toutes les personnes, leur autonomie et leur volonté, sans aucune discrimination selon leur état ou leurs convictions</text:span>. J’interviendrai pour les protéger si elles sont affaiblies, vulnérables ou menacées dans leur intégrité ou leur dignité. Même sous la contrainte, je ne ferai pas usage de mes connaissances contre les lois de l’humanité.</text:p>
      <text:p text:style-name="P431">J’informerai les patients des décisions envisagées, de leurs raisons et de leurs conséquences.<text:line-break/>Je ne tromperai jamais leur confiance et n’exploiterai pas le pouvoir hérité des circonstances pour forcer les consciences.</text:p>
      <text:p text:style-name="P431">Je donnerai mes soins à l’indigent et à quiconque me les demandera. Je ne me laisserai pas influencer par la soif du gain ou la recherche de la gloire.</text:p>
      <text:p text:style-name="P431">Admis(e) dans l’intimité des personnes, je tairai les secrets qui me seront confiés. Reçu(e) à l’intérieur des maisons, je respecterai les secrets des foyers et ma conduite ne servira pas à corrompre les moeurs.<text:line-break/>Je ferai tout pour soulager les souffrances. Je ne prolongerai pas abusivement les agonies. Je ne provoquerai jamais la mort délibérément.</text:p>
      <text:p text:style-name="P431">Je préserverai l’indépendance nécessaire à l’accomplissement de ma mission. Je n’entreprendrai rien qui dépasse mes compétences. Je les entretiendrai et les perfectionnerai pour assurer au mieux les services  qui me seront demandés.</text:p>
      <text:p text:style-name="P431">J’apporterai mon aide à mes confrères ainsi qu’à leurs familles dans l’adversité.</text:p>
      <text:p text:style-name="P431"><text:soft-page-break/>Que les hommes et mes confrères m’accordent leur estime si je suis fidèle à mes promesses ; que je sois déshonoré(e) et méprisé(e) si j’y manque.</text:p>
      <text:p text:style-name="P22"/>
      <text:p text:style-name="P53"/>
      <text:p text:style-name="P361">Le code de Nuremberg ne sera jamais appliqué tel quel en droit français, mais sera une source d’inspiration majeure de nos lois relatives à la bioéthique.</text:p>
      <text:p text:style-name="P360"/>
      <text:p text:style-name="P360"/>
      <text:p text:style-name="P360"/>
      <text:p text:style-name="P362">Code de Nuremberg :</text:p>
      <text:p text:style-name="P360"/>
      <text:list xml:id="list2780726115" text:style-name="L6">
        <text:list-item>
          <text:p text:style-name="P481">L’expérience doit être telle qu’elle produise des résultats avantageux pour le bien de la société, impossibles à obtenir par d’autres méthodes ou moyens d’étude, et pas aléatoires ou superflus par nature ;</text:p>
        </text:list-item>
        <text:list-item>
          <text:p text:style-name="P481">L’expérience doit être construite et fondée de façon telle sur les résultats de l’expérimentation animale et de la connaissance de l’histoire naturelle de la maladie ou autre problème à l’étude, que les résultats attendus justifient la réalisation de l’expérience ;</text:p>
        </text:list-item>
        <text:list-item>
          <text:p text:style-name="P481">L’expérience doit être conduite de façon telle que soient évitées toute souffrance et toute atteinte, physiques et mentales, non nécessaires ;</text:p>
        </text:list-item>
        <text:list-item>
          <text:p text:style-name="P481">Aucune expérience ne doit être conduite lorsqu’il y a une raison a priori de croire que la mort ou des blessures invalidantes surviendront ; sauf, peut-être, dans ces expériences où les médecins expérimentateurs servent aussi de sujets ;</text:p>
        </text:list-item>
        <text:list-item>
          <text:p text:style-name="P481">Le niveau des risques devant être pris ne doit jamais excéder celui de l’importance humanitaire du problème que doit résoudre l’expérience ;</text:p>
        </text:list-item>
        <text:list-item>
          <text:p text:style-name="P481">Les dispositions doivent être prises et les moyens fournis pour protéger le sujet d’expérience contre les éventualités, même ténues, de blessure, infirmité ou décès ;</text:p>
        </text:list-item>
        <text:list-item>
          <text:p text:style-name="P481">Les expériences ne doivent être pratiquées que par des personnes scientifiquement qualifiées. Le plus haut degré de compétence professionnelle doit être exigé tout au long de l’expérience, de tous ceux qui la dirigent ou y participent ;</text:p>
        </text:list-item>
        <text:list-item>
          <text:p text:style-name="P481">Dans le déroulement de l’expérience, le sujet humain doit être libre de mettre un terme à l’expérience s’il a atteint l’état physique ou mental où la continuation de l’expérience lui semble impossible ;</text:p>
        </text:list-item>
        <text:list-item>
          <text:p text:style-name="P481"><text:soft-page-break/>Dans le déroulement de l’expérience, le scientifique qui en a la charge doit être prêt à l’interrompre à tout moment, s’il a été conduit à croire — dans l’exercice de la bonne foi, de la compétence du plus haut niveau et du jugement prudent qui sont requis de lui — qu’une continuation de l’expérience pourrait entraîner des blessures, l’invalidité ou la mort pour le sujet d’expérience.</text:p>
        </text:list-item>
      </text:list>
      <text:p text:style-name="P442"/>
      <text:h text:style-name="Heading_20_3" text:outline-level="3"><text:bookmark-start text:name="__RefHeading___Toc6072_2280859944"/>Conclusion :<text:bookmark-end text:name="__RefHeading___Toc6072_2280859944"/></text:h>
      <text:p text:style-name="P442"/>
      <text:p text:style-name="P443">Pour résumé et conclure cette partie :</text:p>
      <text:list xml:id="list2596279163" text:style-name="L7">
        <text:list-item>
          <text:p text:style-name="P482">Toute réflexion éthique s’inscrit dans un processus historique et culturelle. <text:span text:style-name="T295">Ce relativisme morale est réduit par le caractère universelle que l’on peut reconnaître à certaines valeurs.</text:span></text:p>
        </text:list-item>
        <text:list-item>
          <text:p text:style-name="P483">Savoir-faire techniques et déontologiques sont distincts, ce qui i<text:span text:style-name="T295">mplique que l’expertise technique n’induit pas l’expertise déontologique. </text:span></text:p>
          <text:p text:style-name="P484">Néanmoins les bonnes pratiques techniques favorisent les bonnes pratiques déontologiques, et vice et versa.</text:p>
        </text:list-item>
        <text:list-item>
          <text:p text:style-name="P485"><text:span text:style-name="T296">On retrouve dans la</text:span> justification de pratiques immorales <text:span text:style-name="T296">un certaine invariance</text:span> <text:span text:style-name="T296">au cours des différentes périodes et contextes :</text:span></text:p>
          <text:list>
            <text:list-item>
              <text:p text:style-name="P486">Une logique utilitariste jusqu’au boutiste (la fin justifie les moyens)</text:p>
            </text:list-item>
            <text:list-item>
              <text:p text:style-name="P486">La remise en cause de la responsabilité individuelle au profit de la responsabilité collective</text:p>
            </text:list-item>
            <text:list-item>
              <text:p text:style-name="P485"><text:s/><text:span text:style-name="T296">L’invocation de l’ignorance des faits ou/et des règles</text:span></text:p>
            </text:list-item>
            <text:list-item>
              <text:p text:style-name="P486">La non application de la règle à la situation particulière</text:p>
            </text:list-item>
            <text:list-item>
              <text:p text:style-name="P487">La déshumanisation d’autrui.</text:p>
            </text:list-item>
          </text:list>
        </text:list-item>
      </text:list>
      <text:p text:style-name="P53"/>
      <text:p text:style-name="P53"/>
      <text:h text:style-name="Heading_20_3" text:outline-level="3"><text:bookmark-start text:name="__RefHeading___Toc6064_2280859944"/>Ethique et progrés techniques :<text:bookmark-end text:name="__RefHeading___Toc6064_2280859944"/></text:h>
      <text:p text:style-name="P53"/>
      <text:p text:style-name="P138">A la sortie de la guerre, la communauté internationale semble s’accorder sur le fait que le progrès technique ne peut se suffire à lui même et doit se concevoir en parallèle à une réflexion et un cadre éthique.</text:p>
      <text:p text:style-name="P139">En dehors de ce contexte historique favorable à un souci éthique, de nombreux défis sont soulevés par le développement de la biomédecine.</text:p>
      <text:p text:style-name="P53"/>
      <text:p text:style-name="P209"/>
      <text:h text:style-name="Heading_20_4" text:outline-level="4"><text:bookmark-start text:name="__RefHeading___Toc6066_2280859944"/><text:soft-page-break/>Apparition de la biomédecine :<text:bookmark-end text:name="__RefHeading___Toc6066_2280859944"/></text:h>
      <text:p text:style-name="P103"/>
      <text:p text:style-name="P49">Cette alliance se réalise à la sortie de la seconde guerre mondial. <text:span text:style-name="T66">Il s’agit de la fusion entre la biologie et la médecine en une discipline commune. Elle est du entre autres:</text:span></text:p>
      <text:p text:style-name="P49"/>
      <text:p text:style-name="P49">- <text:span text:style-name="T258">Aux progrès</text:span> de la biologie moléculaire (découverte de l’ADN en 1953 par Watson et Crick, <text:span text:style-name="T65">sur la base d’un cliché rayon X Rosalind Franklin)</text:span></text:p>
      <text:p text:style-name="P49"/>
      <text:p text:style-name="P49">- <text:span text:style-name="T258">A l’intervention de l’état dans l’organisation de la recherche biomédicale ( fondation du CNRS en 1939)</text:span></text:p>
      <text:p text:style-name="P49"/>
      <text:p text:style-name="P49">- <text:span text:style-name="T258">A la création des CHU (Centre Hospitalier Universitaire) en 1958, sous l’impulsion de Robert Debré. Cette réforme consacre une double appartenance du corps médical à l’hôpital et à l’université, avec une triple mission: le soin, l’enseignement, et la recherche.</text:span></text:p>
      <text:p text:style-name="P52"/>
      <text:p text:style-name="P103">Les progrès issue de la la biomédecine (alliance entre biologie et médecine) suscite des interrogations éthiques nouvelles.</text:p>
      <text:p text:style-name="P103">Ces interrogations interviennent tant dans l<text:span text:style-name="T67">eur </text:span>élaboration que dans l<text:span text:style-name="T67">eur </text:span>usage.</text:p>
      <text:p text:style-name="P103"><text:s/></text:p>
      <text:h text:style-name="Heading_20_5" text:outline-level="5"><text:bookmark-start text:name="__RefHeading___Toc6068_2280859944"/>Exemple des progrès de la biomédecine : L’implant cochléaire<text:bookmark-end text:name="__RefHeading___Toc6068_2280859944"/></text:h>
      <text:p text:style-name="P104"/>
      <text:p text:style-name="P104">- En 1953, Djourno et <text:span text:style-name="T1">Eyres effectuent la première implantation.</text:span></text:p>
      <text:p text:style-name="P151">- Aux début des années 60, House développe un implant mono-canal mise en place par la fenêtre ronde.</text:p>
      <text:p text:style-name="P105">- <text:span text:style-name="T2">A la fin des années 70, Clark développe un porte multi-électrodes.</text:span></text:p>
      <text:p text:style-name="P106">- <text:span text:style-name="T3">Influence du développement du pacemaker sur les travaux de l’implant cochléaire (biocompatibilité, miniaturisation,...)</text:span></text:p>
      <text:p text:style-name="P106">- <text:span text:style-name="T2">Au milieu des années 80, l’extraction des pics formantiques grâce aux améliorations des technologies du traitement du signal.</text:span></text:p>
      <text:p text:style-name="P106">- <text:span text:style-name="T3">A la fin des années 90, Ray Kurzweil (penseur du courant transhumaniste) évoque l’IC dans son livre </text:span><text:span text:style-name="T23">the age of spiritual machine</text:span></text:p>
      <text:p text:style-name="P106"/>
      <text:p text:style-name="P107">« 2029 : Les implants cochléaires, utilisés à l’origine uniquement comme moyen de compensation de <text:span text:style-name="T258">l’handicap</text:span> auditif, sont maintenant un objet d’usage courant. Ces implants permettent une communication <text:span text:style-name="T4">entre humains mais également avec les réseaux informatiques.</text:span></text:p>
      <text:p text:style-name="P51"><text:soft-page-break/>Des stimulations neuronales directement au contact de différentes régions cérébrales ont été mise au point. Certaines régions sont ainsi contournés au profit d’un traitement numérique. »</text:p>
      <text:p text:style-name="P106"/>
      <text:p text:style-name="P106"/>
      <text:p text:style-name="P139">En résumé, le développement de la bioéthique <text:span text:style-name="T259">s’inscrit en réactions</text:span> <text:span text:style-name="T259">aux</text:span> atrocités de la seconde guerre mondiale. <text:span text:style-name="T259">A la sortie de la seconde guerre mondiale, cette discipline a été nourri par le développement de la biomédecine. Elle a été pour la première fois conceptualisé par Potter dans les années 70. Il faudra attendre 1994 pour que la france se dote sa première loi de bioéthique.</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Heading_20_2" text:outline-level="2"><text:bookmark-start text:name="__RefHeading___Toc6070_2280859944"/>Conséquentialisme et déontologisme<text:bookmark-end text:name="__RefHeading___Toc6070_2280859944"/></text:h>
      <text:p text:style-name="P211"/>
      <text:p text:style-name="P211"/>
      <text:p text:style-name="P212"/>
      <text:p text:style-name="P333">On distingue deux grandes écoles de pensées en éthique :</text:p>
      <text:list xml:id="list4240008010" text:style-name="L8">
        <text:list-item>
          <text:p text:style-name="P458">Le déontologisme</text:p>
        </text:list-item>
        <text:list-item>
          <text:p text:style-name="P458">Le conséquentialisme</text:p>
        </text:list-item>
      </text:list>
      <text:p text:style-name="P41"><text:span text:style-name="T155">D</text:span><text:span text:style-name="T154">ans une perspective déontologique, il y a des actes à faire et d’autres à ne pas faire et ce, indépendamment des conséquences envisageables ou prévisibles.</text:span></text:p>
      <text:p text:style-name="P333"><text:soft-page-break/>Au contraire, dans une perspective conséquentialiste, le caractère morale d’un acte ne peut être déterminé qu en regard des conséquences de cet acte.</text:p>
      <text:p text:style-name="P333">A noter que le deontologisme ne doit pas être confondu avec la déontologie. Le premier est un courant de pensée philosophique, le deuxième est un terme juridique qui définit un ensemble de règles morales généralement associés à une profession, par exemple on parle de déontologie médicale.</text:p>
      <text:p text:style-name="P334">Deuxième remarque, le déontologisme et le conséquentialisme ne sont pas les seules courant de pensées en éthiques, il en existe bien d’autres. On peut considérer que ce sont les deux principaux.</text:p>
      <text:p text:style-name="P332"/>
      <text:p text:style-name="P332"/>
      <text:p text:style-name="P332"/>
      <text:p text:style-name="P332"/>
      <text:p text:style-name="P332"/>
      <text:p text:style-name="P332"/>
      <text:p text:style-name="P332"/>
      <text:p text:style-name="P332"/>
      <text:h text:style-name="Heading_20_3" text:outline-level="3"><text:bookmark-start text:name="__RefHeading___Toc6156_2428686149"/>Le déontologisme :<text:bookmark-end text:name="__RefHeading___Toc6156_2428686149"/></text:h>
      <text:p text:style-name="P332"/>
      <text:h text:style-name="Heading_20_4" text:outline-level="4"><text:bookmark-start text:name="__RefHeading___Toc6158_2428686149"/>Kant :<text:bookmark-end text:name="__RefHeading___Toc6158_2428686149"/></text:h>
      <text:p text:style-name="P36"/>
      <text:p text:style-name="P140">Kant est né en 1724 en Prusse. Il est le quatrième d’une famille de 11 enfants. D’origine modeste, il se destinait à la théologie, mais ses centres <text:span text:style-name="T209">d’intérêts</text:span> vont rapidement dépasser <text:span text:style-name="T209">cette discipline. Kant deviendra un grand connaisseur de la physique newtonienne, de la morale rousseauiste, du scepticisme de Hume, de la pyrotechnie…</text:span></text:p>
      <text:p text:style-name="P140"><text:span text:style-name="T209">C</text:span>es <text:span text:style-name="T209">4 </text:span>œuvres majeures <text:span text:style-name="T209">sont</text:span>:</text:p>
      <text:p text:style-name="P140">- Critique de la raison pure <text:span text:style-name="T209">(1781)</text:span></text:p>
      <text:p text:style-name="P140">- Fondement de la métaphysique des mœurs <text:span text:style-name="T209">(1785)</text:span></text:p>
      <text:p text:style-name="P140">- Critique de la raison pratique <text:span text:style-name="T209">(1788)</text:span></text:p>
      <text:p text:style-name="P140">- <text:span text:style-name="T297">Et f</text:span>ondement de la faculté de juger <text:span text:style-name="T209">(1790)</text:span></text:p>
      <text:p text:style-name="P141">Il meurt en 1804 dans sa ville natale.</text:p>
      <text:p text:style-name="P141"/>
      <text:p text:style-name="P141">La philosophie kantienne s’articule autour d’une double rupture :</text:p>
      <text:p text:style-name="P141">- Rupture avec la tradition hellénique <text:span text:style-name="T298">(ou hellénistique)</text:span></text:p>
      <text:p text:style-name="P141">- Rupture avec le christianisme</text:p>
      <text:p text:style-name="P141"><text:soft-page-break/></text:p>
      <text:p text:style-name="P142">Cette scission avec ces deux traditions s’exprime dans la critique de la raison pratique, ouvrage dans lequel il développe les bases de sa philosophie morale.</text:p>
      <text:p text:style-name="P142"/>
      <text:p text:style-name="P8"><text:span text:style-name="T192">Nota Bene : Le terme hellénique se rapporte à la période grecque classique, alors que le terme hellénistique se rapporte à une période plus étendu englobant la période alexandrine. </text:span><text:span text:style-name="T193">Dans notre cas, les deux termes me semblent appropriés.</text:span></text:p>
      <text:p text:style-name="P142"/>
      <text:h text:style-name="Heading_20_5" text:outline-level="5"><text:bookmark-start text:name="__RefHeading___Toc6160_2428686149"/>La rupture cosmologico-éthique :<text:bookmark-end text:name="__RefHeading___Toc6160_2428686149"/></text:h>
      <text:p text:style-name="P142"/>
      <text:p text:style-name="P142">Les Grecques décrivent le monde comme un organisme vivant, un ensemble parfaitement ordonné.</text:p>
      <text:p text:style-name="P142">De cet ordonnancement du monde découle un hiérarchie <text:span text:style-name="T210">naturelle</text:span> des êtres.</text:p>
      <text:p text:style-name="P142">Cette morale aristocratique va dominer l’Europe jusqu’à la révolution française. On la retrouve dans la morale féodale, et elle est encore présente dans la morale bourgeoise post révolutionnaire.</text:p>
      <text:p text:style-name="P140"/>
      <text:p text:style-name="P140"/>
      <text:p text:style-name="P190"><text:span text:style-name="T37">Dans la République, Platon décri</text:span><text:span text:style-name="T8">t son</text:span><text:span text:style-name="T98"> régime politique idéal </text:span><text:span text:style-name="T100">comme</text:span><text:span text:style-name="T98"> une aristocratie où le savoir et la raison dominent.</text:span></text:p>
      <text:p text:style-name="P194"><text:span text:style-name="T98">Au sommet de l’état gouverne un philosophe-roi. L’armée est dirigée par des gardiens. Le peuple </text:span><text:span text:style-name="T101">ne guident pas les affaires de la cité, il est situé au bas de la pyramide.</text:span></text:p>
      <text:p text:style-name="P241"/>
      <text:p text:style-name="P242">L’éthique aristocratique s’appuie sur cette hiérarchie naturelle des êtres. Elle stipule que la vertu se confond avec l’excellence naturelle. Et dans la tradition grecque, l’excellence c’est le juste milieu.</text:p>
      <text:p text:style-name="P242">L’œil idéal est celui qui n’est ni myope, ni hypermétrope.</text:p>
      <text:p text:style-name="P242">Le courage est le juste milieu entre la lâcheté et la témérité.</text:p>
      <text:p text:style-name="P242"/>
      <text:p text:style-name="P195"><text:span text:style-name="T98">La vertu est lié aux talents naturelles. Elle </text:span><text:span text:style-name="T102">est </text:span><text:span text:style-name="T98">établit à la naissance.</text:span></text:p>
      <text:p text:style-name="P242"/>
      <text:p text:style-name="P243">Dans le fondement de la métaphysique des mœurs, Kant exprime tout le contraire :</text:p>
      <text:p text:style-name="P243"/>
      <text:p text:style-name="P288">« De tout ce qu'il est possible de concevoir dans le monde, et même en général hors du monde, il n’est rien qui puisse sans restriction être tenu <text:soft-page-break/>pour bon, si ce n'est seulement une BONNE VOLONTÉ. L'intelligence, le don de saisir les ressemblances des choses, la faculté de discerner le particulier pour en juger, et les autres talents de l'esprit, de quelque nom qu'on les désigne, ou bien le courage, la décision, la persévérance dans les desseins, comme qualités du tempérament, sont sans doute à bien des égards choses bonnes et désirables ; mais ces dons de la nature peuvent devenir aussi extrêmement mauvais et funestes si la volonté qui doit en faire usage, et dont les dispositions propres s'appellent pour cela caractère, n'est point bonne. »</text:p>
      <text:p text:style-name="P243"/>
      <text:p text:style-name="P243">On retrouve cette idée dans le christianisme avec la parabole des talents selon St Mathieu :</text:p>
      <text:p text:style-name="P243"/>
      <text:p text:style-name="P341"><text:span text:style-name="T80">« Il en sera comme d’un homme qui, partant pour un voyage, appela ses serviteurs, et leur remit ses biens. Il donna cinq talents à l’un, deux à l’autre, et un au troisième, à chacun selon sa capacité, et il partit. Aussitôt celui qui avait reçu les cinq talents s’en alla, les fit valoir, et il gagna cinq autres talents. De même, celui qui avait reçu les deux talents en gagna deux autres. Celui qui n’en avait reçu qu’un alla faire un creux dans la terre, et cacha </text:span><text:span text:style-name="Strong_20_Emphasis"><text:span text:style-name="T81">l’argent de son maître</text:span></text:span><text:span text:style-name="T80">.</text:span></text:p>
      <text:p text:style-name="P432">Longtemps après, le maître de ces serviteurs revint, et leur fit rendre compte. Celui qui avait reçu les cinq talents s’approcha, en apportant cinq autres talents, et il dit : « Seigneur, tu m’as remis cinq talents ; voici, j’en ai gagné cinq autres. »</text:p>
      <text:p text:style-name="P432">Son maître lui dit : « C’est bien, bon et fidèle serviteur ; tu as été fidèle en peu de chose, je te confierai beaucoup ; entre dans la joie de ton maître ! »</text:p>
      <text:p text:style-name="P429">Celui qui avait reçu les deux talents s’approcha aussi, et il dit: « Seigneur, tu m’as remis deux <text:span text:style-name="T265">talents</text:span> ; voici, j’en ai gagné deux autres. »</text:p>
      <text:p text:style-name="P429">Son maître lui dit : « C’est bien, bon et fidèle serviteur; tu as été fidèle en peu de chose, je te confierai beaucoup ; entre dans la <text:span text:style-name="T265">joie de ton maître</text:span> ! »</text:p>
      <text:p text:style-name="P432">Celui qui n’avait reçu qu’un talent s’approcha ensuite, et il dit : « Seigneur, je savais que tu es un homme dur, qui moissonnes où tu n’as pas semé, et qui amasses où tu n’as pas vanné ; j’ai eu peur, et je suis allé cacher ton talent dans la terre ; voici, prends ce qui est à toi. »</text:p>
      <text:p text:style-name="P430"><text:soft-page-break/><text:span text:style-name="T80">Son maître lui répondit : « Serviteur méchant et paresseux ! Ainsi tu savais que je moissonne où je n’ai pas semé, et que j’amasse où je n’ai pas vanné ? Il te fallait donc remettre mon argent aux banquiers, et, à mon retour, j’aurais retiré ce qui est à moi avec un </text:span><text:span text:style-name="Emphasis"><text:span text:style-name="T81">intérêt</text:span></text:span><text:span text:style-name="T80">.</text:span></text:p>
      <text:p text:style-name="P432">« Ôtez-lui donc le talent, et donnez-le à celui qui a les dix talents. Car on donnera à celui qui a, et il sera dans l’abondance, mais à celui qui n’a pas on ôtera même ce qu’il a. Et ce serviteur inutile, jetez-le dans les ténèbres du dehors, où il y aura des pleurs et des grincements de dents. »</text:p>
      <text:p text:style-name="P196"><text:span text:style-name="T98">Les talents ne sont pas en soi vertueux. </text:span><text:span text:style-name="T103">Ils peuvent indifféremment être mis au service du bien comme du mal (de ce point de vue, le procès de Nuremberg lui donne raison. Et on constate une grande influence de Kant sur la philosophie morale de Anna Arendt). Aux yeux de Kant, seul la bonne volonté compte. A notre époque, on parle de mérite.</text:span></text:p>
      <text:p text:style-name="P244"/>
      <text:p text:style-name="P197"><text:span text:style-name="T98">Kant rejette l’éthique aristocratique, en inscrivant sa morale dans la tradition chrétienne. Il en apporte cependant une justification rationnelle, </text:span><text:span text:style-name="T104">sans obligation d’en appeler à la foi.</text:span></text:p>
      <text:p text:style-name="P244"/>
      <text:p text:style-name="P245">L’idée d’égalité découle naturellement de l’éthique kantienne. Pour Kant, que l’on soit Einstein ou un trisomique ne fait aucune différence, seul l’effort morale compte.</text:p>
      <text:p text:style-name="P244"/>
      <text:p text:style-name="P198"><text:span text:style-name="T103">T</text:span><text:span text:style-name="T98">ocqueville, dans la démocratie en Amérique, s’interroge sur l’unicité de l’humanité. </text:span><text:span text:style-name="T105">Kant y répond par l’affirmative. Et c’est de cette humanité unique que va naître l’idée démocratique.</text:span></text:p>
      <text:p text:style-name="P246">Un autre effet secondaire de cette éthique kantienne sera également la valorisation du travail. L’aristocrate ne travaille pas, il a des cerfs, des esclaves,… A partir du moment où la vertu n’est obtenue par sa naissance, mais par ce que l’on va faire de ses talents, le travail devient indispensable.</text:p>
      <text:p text:style-name="P246"/>
      <text:p text:style-name="P199"><text:span text:style-name="T105">K</text:span><text:span text:style-name="T98">ant annonce donc la fin du </text:span><text:span text:style-name="T114">cosmologico-éthique</text:span><text:span text:style-name="T98">.</text:span></text:p>
      <text:p text:style-name="P247"/>
      <text:p text:style-name="P247"/>
      <text:h text:style-name="Heading_20_5" text:outline-level="5"><text:bookmark-start text:name="__RefHeading___Toc6162_2428686149"/>La rupture théologico-éthique :<text:bookmark-end text:name="__RefHeading___Toc6162_2428686149"/></text:h>
      <text:p text:style-name="P247"/>
      <text:p text:style-name="P247"><text:soft-page-break/>Dans la morale religieuse, on invite les croyants à se conformer à un certains nombre de principe éthique (le décalogue <text:span text:style-name="T299">par exemple</text:span>), parce qu’il s’agit fondamentalement d’obéir à Dieu.</text:p>
      <text:p text:style-name="P247">Si nous agissons moralement pour faire plaisir à dieu et gagner <text:span text:style-name="T299">son salut</text:span>, ou que nous craignons <text:span text:style-name="T299">le chatiment divin</text:span>. Alors nous dit Kant, l’acte moral devient intéressé et perd de facto son caractère éthique. </text:p>
      <text:p text:style-name="P247"/>
      <text:p text:style-name="P199"><text:span text:style-name="T98">Dans les leçons sur </text:span><text:span text:style-name="T106">la</text:span><text:span text:style-name="T98"> théorie philosophique de la religion, </text:span><text:span text:style-name="T106">Kant écrit :</text:span></text:p>
      <text:p text:style-name="P248">« La croyance en Dieu n’est pas un savoir, et c’est heureux car c’est précisément là qu’apparaît la sagesse de Dieu – à savoir que nous ne le connaissons pas et nous devons cependant savoir qu’il existe. Car supposons que nous puissions atteindre une connaissance de Dieu par l’expérience (même si on ne peut pas un instant en imaginer la possibilité) ou par une autre méthode, supposons en outre que nous puissions en être convaincus aussi positivement et factuellement que par une perception, alors toute moralité disparaîtrait. Dans chaque action, l’homme se représenterait immédiatement Dieu comme celui qui récompense ou qui venge. Cette image s’imprimerait involontairement dans son âme et, à la place des motivations morales, interviendraient l’espoir d’une récompense et la crainte d’une punition ; l’homme serait alors vertueux en raison d’impulsions sensibles. »</text:p>
      <text:p text:style-name="P248"/>
      <text:p text:style-name="P249">L<text:span text:style-name="T300">a scission entre foi et valeur morale correspond à la rupture théologico-éthique.</text:span></text:p>
      <text:p text:style-name="P284"/>
      <text:p text:style-name="P254">Ainsi là où les grecques placé comme valeur suprême, l’ordre cosmologique. Et les chrétiens, Dieu. Kant y place l’homme.</text:p>
      <text:p text:style-name="P254">Le respect des autres devient plus important que le respect de dieu, ou de l’ordre naturelle.</text:p>
      <text:p text:style-name="P284"/>
      <text:p text:style-name="P255">« La liberté des uns s’arrête là où commence celle des autres »</text:p>
      <text:p text:style-name="P255"/>
      <text:h text:style-name="Heading_20_5" text:outline-level="5"><text:bookmark-start text:name="__RefHeading___Toc6164_2428686149"/>Distinction entre l’homme et l’animal :<text:bookmark-end text:name="__RefHeading___Toc6164_2428686149"/></text:h>
      <text:p text:style-name="P255"/>
      <text:p text:style-name="P206"><text:span text:style-name="T97">Dans cette distinction, Kant cherche un trait fondateur de sa morale, </text:span><text:span text:style-name="T115">qui justifierait de mettre l’Homme au centre de sa philosophie.</text:span></text:p>
      <text:p text:style-name="P255"/>
      <text:p text:style-name="P256">La recherche de traits distinctifs entre l’homme et l’animal est nourrit par une longue tradition philosophique qui remonte à l’antiquité.</text:p>
      <text:p text:style-name="P256"><text:soft-page-break/>Descartes considère ainsi que l’animal n’a ni âme, ni raison, au contraire de l’homme.</text:p>
      <text:p text:style-name="P255"/>
      <text:p text:style-name="P207"><text:span text:style-name="T117">R</text:span><text:span text:style-name="T97">ousseau considère que les animaux possèdent un certains degrés d’intelligence, et refuse cet </text:span><text:span text:style-name="T116">distinction</text:span><text:span text:style-name="T97"> par la raison. Le langage est également écarté. </text:span><text:span text:style-name="T116">Aux yeux de Rousseau, l’animal est entièrement programmé par son instinct. Au contraire, l’homme est tellement peu guidé par la nature qu’il peut connaître des </text:span><text:span text:style-name="T117">excès et</text:span><text:span text:style-name="T116"> qu’il peut </text:span><text:span text:style-name="T117">même</text:span><text:span text:style-name="T116"> en mourir.</text:span></text:p>
      <text:p text:style-name="P34"/>
      <text:p text:style-name="P15"><text:span text:style-name="T31">« ...</text:span><text:span text:style-name="T129"> </text:span><text:span text:style-name="T133">C'est ainsi qu'un pigeon mourrait de faim près d'un bassin rempli des meilleures viandes, et un chat sur des tas de fruits, ou de grain, quoique l'un et l'autre pût très bien se nourrir de l'aliment qu'il dédaigne, s'il s'était avisé d'en essayer. C'est ainsi que les hommes dissolus se livrent à des excès, qui leur causent la fièvre et la mort ; parce que l'esprit déprave les sens, et que la volonté parle encore, quand la nature se tait. »</text:span></text:p>
      <text:p text:style-name="P251">Et c’est finalement cet excès que l’on appelle liberté. </text:p>
      <text:p text:style-name="P237"/>
      <text:p text:style-name="P252">Le Libre arbitre permet le choix entre le bien et le mal. Toute la morale kantienne s’appuie sur le libre arbitre.</text:p>
      <text:p text:style-name="P250"/>
      <text:p text:style-name="P250"/>
      <text:p text:style-name="P253">L’efficacité de l’éducation chez l’animal est limitée, car le comportement animal est essentiellement guidé par l’instinct. Au contraire, l’Homme, en tant qu’être libre, est fortement influencé par son éducation. </text:p>
      <text:p text:style-name="P34"/>
      <text:p text:style-name="P27">« Mais quand les difficultés qui environnent toutes ces questions (concernant la différence entre l’homme et l’animal) laisseraient quelque lieu de disputer, il y a une autre qualité très spécifique qui les distingue, et sur laquelle  il ne peut y avoir de contestation : c’est la faculté de se perfectionner ; faculté qui, à l’aide des circonstances, développe successivement toutes les autres, et réside parmi nous tant dans l’espèce que dans l’individu, au lieu qu’un animal est, au bout de quelques mois, ce qu’il sera toute sa vie, et son espèce, au bout de mille ans, ce qu’elle était la première année de ces mille ans. Pourquoi l’homme seul est-il sujet à devenir imbécile? N’est-ce point qu’il retourne ainsi dans son état primitif et que, tandis que la bête, qui n’a rien acquis et qui n’a rien non plus à perdre, reste toujours avec son instinct, l’homme reperdant par la vieillesse ou d’autres accidents tout ce que sa perfectibilité lui avait fait acquérir, retombe ainsi plus bas que la bête même ? Il serait triste pour <text:soft-page-break/>nous d’être forcés de convenir que cette faculté distinctive, et presque illimitée, est la source de tous les malheurs de l’homme; que c’est elle qui le tire, à force de temps, de cette condition originaire dans laquelle il coulerait des jours tranquilles et innocents; que c’est elle qui, faisant éclore avec les siècles ses lumières et ses erreurs, ses vices et ses vertus, le rend à la longue le tyran de lui-même et de la nature. »</text:p>
      <text:p text:style-name="P34"/>
      <text:p text:style-name="P144">P<text:span text:style-name="T301">our résumé, la liberté fonde le choix morale kantien. Elle est à la base de la distinction entre l’Homme et l’animal, et explique pourquoi Kant place l’Homme au centre de sa philosophie.</text:span></text:p>
      <text:p text:style-name="P34"/>
      <text:p text:style-name="P175">Si le libre arbitre est une condition nécessaire à la morale kantienne, elle n’est pas suffisante. D’autres valeurs s<text:span text:style-name="T302">ont nécessaires <text:s/>à l’acte morale</text:span> :</text:p>
      <text:list xml:id="list182628316" text:style-name="L9">
        <text:list-item>
          <text:p text:style-name="P455">Le désintéressement</text:p>
        </text:list-item>
        <text:list-item>
          <text:p text:style-name="P455">L’universalisme</text:p>
        </text:list-item>
      </text:list>
      <text:p text:style-name="P34"/>
      <text:p text:style-name="P34"/>
      <text:p text:style-name="P34"/>
      <text:p text:style-name="P34"/>
      <text:p text:style-name="P34"/>
      <text:h text:style-name="Heading_20_5" text:outline-level="5"><text:bookmark-start text:name="__RefHeading___Toc6166_2428686149"/>le désintéressement<text:bookmark-end text:name="__RefHeading___Toc6166_2428686149"/></text:h>
      <text:p text:style-name="P143"/>
      <text:p text:style-name="P145">Si l’on considère la liberté comme opposition à la nature. Et que l’on considère la nature comme tendance à assouvir son propre intérêt.</text:p>
      <text:p text:style-name="P37"><text:span text:style-name="T30">La liberté </text:span><text:span text:style-name="T38">devient</text:span><text:span text:style-name="T30"> capacité à s’extraire de </text:span><text:span text:style-name="T38">son</text:span><text:span text:style-name="T30"> égoïsme, </text:span><text:span text:style-name="T38">la liberté devient désintéressement, condition de l’altruisme.</text:span></text:p>
      <text:p text:style-name="P34"/>
      <text:h text:style-name="Heading_20_5" text:outline-level="5"><text:bookmark-start text:name="__RefHeading___Toc6168_2428686149"/>L’universalisme :<text:bookmark-end text:name="__RefHeading___Toc6168_2428686149"/></text:h>
      <text:p text:style-name="P145"/>
      <text:p text:style-name="P145">Pour prendre en compte l’intérêt général, l’universel, je dois être capable de mettre entre parenthèse mes intérêts particuliers. La encore je dois faire usage de ma liberté, comme moyen de m’écarter de mes penchants naturels <text:span text:style-name="T303">individualistes.</text:span></text:p>
      <text:p text:style-name="P145"/>
      <text:h text:style-name="Heading_20_5" text:outline-level="5"><text:bookmark-start text:name="__RefHeading___Toc6170_2428686149"/><text:span text:style-name="T303">Le formalisme de la morale kantienne : l’</text:span>impératif <text:span text:style-name="T303">catégorique</text:span><text:bookmark-end text:name="__RefHeading___Toc6170_2428686149"/></text:h>
      <text:p text:style-name="P146"/>
      <text:p text:style-name="P146"><text:soft-page-break/><text:span text:style-name="T303">La morale kantienne est une </text:span>morale de l’effort, <text:span text:style-name="T303">une </text:span>morale méritocratique. Ce n’est pas une morale naturelle comme peut l’être la morale aristocratique. <text:span text:style-name="T303">Elle s’articule autour de l’impératif catégorique</text:span></text:p>
      <text:p text:style-name="P146"/>
      <text:p text:style-name="P176">Kant emploi le terme d’impératif pour couvrir une notion d’exigence, de nécessité que peuvent prendre certains de nos choix. Il distingue 3 types d’impératifs :</text:p>
      <text:list xml:id="list3263757441" text:style-name="L10">
        <text:list-item>
          <text:p text:style-name="P456">Les impératifs hypothétiques</text:p>
        </text:list-item>
        <text:list-item>
          <text:p text:style-name="P456">Les impératifs de prudence</text:p>
        </text:list-item>
        <text:list-item>
          <text:p text:style-name="P456">Les impératifs catégoriques<text:span text:style-name="T304">.</text:span></text:p>
        </text:list-item>
      </text:list>
      <text:p text:style-name="P176"/>
      <text:p text:style-name="P146">les impératifs hypothétique (l’utilitarisme)</text:p>
      <text:p text:style-name="P146">Si...alors</text:p>
      <text:p text:style-name="P146">technique</text:p>
      <text:p text:style-name="P146">raisons instrumentales</text:p>
      <text:p text:style-name="P146"/>
      <text:p text:style-name="P146">impératifs de la prudence: (morale aristotélicienne) </text:p>
      <text:p text:style-name="P146">la fin est issue du sens commun.</text:p>
      <text:p text:style-name="P146">Si tu veux être en bonne santé, alors...</text:p>
      <text:p text:style-name="P146"/>
      <text:p text:style-name="P146">impératifs catégorique :</text:p>
      <text:p text:style-name="P146">Toujours, tu dois…</text:p>
      <text:p text:style-name="P147">la fin qui touche à l’accord de l’humanité avec elle-même</text:p>
      <text:p text:style-name="P146">raisons pratique</text:p>
      <text:p text:style-name="P146">raison objectif</text:p>
      <text:p text:style-name="P146"/>
      <text:p text:style-name="P148">Le déterminisme chez Kant :</text:p>
      <text:p text:style-name="P148"/>
      <text:p text:style-name="P148">Principe de causalité : tout effet a une cause.</text:p>
      <text:p text:style-name="P148"/>
      <text:p text:style-name="P148">Le principe de causalité s’oppose au libre arbitre.</text:p>
      <text:p text:style-name="P148"/>
      <text:p text:style-name="P149">Karl Popper : le déterminisme n’est pas un fait scientifique car ce n’est pas un fait falsifiable.</text:p>
      <text:p text:style-name="P149"/>
      <text:p text:style-name="P149">3ème antinomie de la critique de la raison pure :</text:p>
      <text:p text:style-name="P149"/>
      <text:p text:style-name="P149">La cause étant l’effet de sa propre cause.</text:p>
      <text:p text:style-name="P149"><text:soft-page-break/>Soit il est possible de remonter jusqu’à une cause première (que Leibniz appellera Dieu). Mais cette cause première n’a elle même pas de cause et contredit le principe qu’elle a fondé.</text:p>
      <text:p text:style-name="P149">Soit la série de cause-effet est infini, or cette cause infini est inaccessible à la <text:span text:style-name="T215">connaissance.</text:span></text:p>
      <text:p text:style-name="P149">Dans l’esprit de Kant, Déterminisme et liberté sont des concepts inaccessible à la connaissance. Il s’agit de postulat</text:p>
      <text:p text:style-name="P150">Le libre arbitre est une nécessité à la conception de la morale.</text:p>
      <text:p text:style-name="P34"/>
      <text:p text:style-name="P213"/>
      <text:p text:style-name="P2"><text:span text:style-name="T76">Le conséquentialisme</text:span><text:span text:style-name="T83"> </text:span><text:span text:style-name="T76">fait partie des </text:span><text:span text:style-name="T86">éthiques</text:span><text:span text:style-name="T83"> </text:span><text:a xlink:type="simple" xlink:href="https://fr.wikipedia.org/wiki/Téléologie" text:style-name="Internet_20_link" text:visited-style-name="Visited_20_Internet_20_Link"><text:span text:style-name="T86">téléologiques</text:span></text:a><text:span text:style-name="T83"> </text:span><text:span text:style-name="T76">et constitue l'ensemble des théories morales qui soutiennent que ce sont les conséquences d'une action donnée qui doivent constituer la base de tout jugement moral de ladite action.</text:span></text:p>
      <text:p text:style-name="P335"><text:span text:style-name="T76">L’</text:span><text:span text:style-name="T75">utilitarisme est un exemple typique de morale conséquentialiste</text:span></text:p>
      <text:p text:style-name="P271"/>
      <text:p text:style-name="P271"/>
      <text:p text:style-name="P271"/>
      <text:p text:style-name="P271"/>
      <text:p text:style-name="P271"/>
      <text:p text:style-name="P271"/>
      <text:p text:style-name="P271"/>
      <text:h text:style-name="Heading_20_3" text:outline-level="3"><text:bookmark-start text:name="__RefHeading___Toc6172_2428686149"/>L’utilitarisme :<text:bookmark-end text:name="__RefHeading___Toc6172_2428686149"/></text:h>
      <text:p text:style-name="P375"/>
      <text:p text:style-name="P377">Tout comme le kantisme, l’utilitarisme est une morale laïque. Dans le sens, où elle ne fonde pas ses principes dans un être suprême.</text:p>
      <text:p text:style-name="P377">Cependant elle rejette le principe du bien en soi kantien, <text:span text:style-name="T219">pour le remplacer par le principe d’utilité.</text:span></text:p>
      <text:p text:style-name="P377"/>
      <text:p text:style-name="P377"/>
      <text:p text:style-name="P416"><text:span text:style-name="T71">« U</text:span><text:span text:style-name="T70">ne action est dite conforme au principe d'utilité [...] lorsque </text:span><text:span text:style-name="Emphasis"><text:span text:style-name="T167">sa tendance </text:span></text:span><text:span text:style-name="T70">à augmenter le bonheur de la communauté est plus grande que sa tendance à le diminuer » </text:span></text:p>
      <text:p text:style-name="P348">Bentham</text:p>
      <text:p text:style-name="P375"/>
      <text:p text:style-name="P375">La philosophie utilitariste peut être résumé par l’expression : </text:p>
      <text:p text:style-name="P397">« Le plus grand bonheur pour le plus grand nombre »</text:p>
      <text:p text:style-name="P375"><text:span text:style-name="T260">Pour être plus précis et pour citer </text:span>Bentham <text:span text:style-name="T218">(1748-1832)</text:span> :</text:p>
      <text:p text:style-name="P375"><text:soft-page-break/></text:p>
      <text:p text:style-name="P402">« <text:span text:style-name="T260">Le plus grand bonheur du plus grand nombre est la mesure du juste et de l’injuste »</text:span></text:p>
      <text:p text:style-name="P375"/>
      <text:p text:style-name="P376">Chez Kant, <text:span text:style-name="T220">le principe d’utilité ou </text:span>le principe du bonheur, <text:s/>est rejeté comme est rejeté tout principe de caractère téléologique qui prétendrait déterminer le devoir moral<text:span text:style-name="T221">(impératif hypothétique)</text:span>.</text:p>
      <text:p text:style-name="P378"><text:span text:style-name="T222">L</text:span>e bonheur présente un caractère empirique, subjectif voir égoïste, là ou Kant essaye de fonder son éthique sur la raison,l’universalisme, et l’altruisme.</text:p>
      <text:p text:style-name="P378"/>
      <text:p text:style-name="P379">Dans son rejet du bonheur comme fondement de sa métaphysique, Kant soulève l’aspect ambigu <text:span text:style-name="T260">et </text:span>malléable de cette notion. Kant parle du bonheur comme « d’impénétrables ténêbres ». <text:span text:style-name="T304">Comment fonder une philosophie morale sur une notion qu’on a autant de mal à définir.</text:span></text:p>
      <text:p text:style-name="P379"><text:s/></text:p>
      <text:p text:style-name="P380">John Stuart Mill <text:span text:style-name="T223">le </text:span>reconnaît, <text:span text:style-name="T223">lorsqu’il écrit en 1838</text:span> :</text:p>
      <text:p text:style-name="P349">« L'utilité ou le bonheur sont des fins beaucoup trop complexes et mal définies pour être recherchées autrement qu'à travers une série de fins secondaires ». </text:p>
      <text:p text:style-name="P355"/>
      <text:p text:style-name="P355"/>
      <text:p text:style-name="P408"><text:span text:style-name="T133">Et dans son Autobiographie, </text:span><text:span text:style-name="T135">e</text:span><text:span text:style-name="T136">n 1873, il précise: </text:span><text:span text:style-name="T141">« Ceux-là seulement sont heureux, qui ont l'esprit tendu vers quelque objet autre que leur propre bonheur, par exemple vers le bonheur d'autrui; vers l'amélioration de la condition de l'humanité, vers quelque acte, quelque recherche qu'ils poursuivent non comme un moyen, mais comme une fin idéale (...) Demandez-vous si vous êtes heureux et vous cesserez de l'être. Pour être heureux, il n'est qu'un seul moyen, qui consiste à prendre pour but de la vie, non pas le bonheur, mais quelque fin étrangère au bonheur.»</text:span></text:p>
      <text:p text:style-name="P351"/>
      <text:p text:style-name="P409"><text:span text:style-name="T141">L</text:span><text:span text:style-name="T140">a quantification du bonheur est une problème typiquement utilitariste. Que l’on retrouve dans les ouvrages de tous les grands auteurs de cette philosophie téléologique.</text:span></text:p>
      <text:p text:style-name="P378"/>
      <text:p text:style-name="P381">Bentham propose de quantifier le bonheur par une somme des plaisirs.</text:p>
      <text:p text:style-name="P381">Dans cette arithmétique des plaisirs, on associe un coefficient plus ou moins fort à chaque plaisir en fonction de :</text:p>
      <text:p text:style-name="P381">- Son intensité</text:p>
      <text:p text:style-name="P381"><text:soft-page-break/>- Sa durée</text:p>
      <text:p text:style-name="P381">- Sa probabilité</text:p>
      <text:p text:style-name="P381">- Sa proximité</text:p>
      <text:p text:style-name="P381">- Sa fécondité</text:p>
      <text:p text:style-name="P381">- Son étendue</text:p>
      <text:p text:style-name="P381">Et on soustrait les peines sur le même principe.</text:p>
      <text:p text:style-name="P382">L’arithmétique de Bentham ne se réduit pas aux plaisirs sensuels, son calcul inclut également des plaisirs intellectuels, moraux…</text:p>
      <text:p text:style-name="P344">S'il ignorait totalement notre propension à souffrir psychologiquement, son hédonisme aurait des conséquences politiques désastreuses : il pourrait autoriser les gouvernants à traiter les hommes comme des bêtes brutes, ce qui entraînerait des formes d’oppression abominables, puisque les dirigeants pourraient faire fi des aspirations et des peines de l’esprit pour se préoccuper exclusivement de l’aspect matériel de l’existence. Au contraire, Bentham analyse les plaisirs de l’imagination, de l’espérance, de la sociabilité, et ce bien plus méticuleusement que les sensations physiques.</text:p>
      <text:p text:style-name="P345">De ce point de vue, la philosophie utilitariste est beaucoup plus subtil que certains détracteurs voudraient faire croire.</text:p>
      <text:p text:style-name="P345"/>
      <text:p text:style-name="P345"/>
      <text:p text:style-name="P407"><text:span text:style-name="T260">Il</text:span> ne s’attend pas <text:span text:style-name="T260">non plus</text:span> à ce que tout un chacun effectue réellement ces calculs. Il l’envisage d’avantage comme un idéal théorique. Il écrit :</text:p>
      <text:p text:style-name="P407"/>
      <text:p text:style-name="P350">« Il ne faut pas s’attendre à ce que ce procédé soit employé en toute rigueur avant tout jugement moral ni avant chaque opération législative ou judiciaire. On peut cependant toujours le garder à l’esprit : plus le procédé effectivement employé en ces occasions s’en approchera, plus il s’approchera de l’exactitude »</text:p>
      <text:p text:style-name="P412"/>
      <text:p text:style-name="P412"/>
      <text:p text:style-name="P410">John Stuart Mill <text:span text:style-name="T260">(le disciple de Bentham)</text:span> critiquera l’approche quantitative de son maître. <text:span text:style-name="T305">Tous les plaisirs ne se valent pas, il exprime cette idée dans un court texte. </text:span></text:p>
      <text:p text:style-name="P411"/>
      <text:p text:style-name="P286">« Peu de créatures humaines accepteraient d'être changées en animaux inférieurs sur la promesse de la plus large ration de plaisir de bêtes; aucun être humain intelligent ne consentirait à être un ignorant, aucun homme ayant du coeur et une conscience à être égoïste et vil, même s'ils <text:soft-page-break/>avaient la conviction que l'imbécile, l'ignorant ou le gredin sont, avec leurs lots respectifs, plus complètement satisfait qu'eux même avec le leur. Ils ne voudraient pas échanger ce qu'ils possèdent de plus qu'eux contre la satisfaction la plus complète de tous les désirs qui leur sont communs. S'ils s'imagine qu'ils le voudraient, c'est seulement dans des cas d'infortune si extrême que, pour y échapper, ils échangeraient leur sort pour presque n'importe quel autre, si indésirable qu'il fut a leur propre yeux. Un être pourvu de faculté supérieure demande plus pour être heureux, est probablement exposé a souffrir de façon plus aiguë, et offre certainement a la souffrance plus de points vulnérables qu'un être de type inférieur; mais en dépit de ces risques, il ne peut jamais souhaiter réellement tomber a un niveau d'existence qu'il sent inférieur.[...]</text:p>
      <text:p text:style-name="P286"/>
      <text:p text:style-name="P286">Il vaut mieux être un homme insatisfait qu'un porc satisfait; il vaut mieux être Socrate insatisfait qu'un imbécile satisfait. Et si l'imbécile ou le porc sont d'un avis différent, c'est qu'ils ne connaissent qu'un coté de la question: le leur. l'autre partie, pour faire la comparaison, différent les deux cotés. </text:p>
      <text:p text:style-name="P287">Croire qu’en manifestant une telle préférence, on sacrifie quelque chose de son bonheur,<text:span text:style-name="T261">[...]</text:span>, c’est confondre les deux idées très différentes de bonheur et de satisfaction.»</text:p>
      <text:p text:style-name="P413"/>
      <text:p text:style-name="P388"><text:span text:style-name="T6">Dans l’approche de Stuart Mill, les plaisirs sont hiérarchisés, ou du moins cloisonnés. </text:span><text:span text:style-name="T12">C</text:span><text:span text:style-name="T6">ertains plaisir ne peuvent se substituer à d’autres quelque soient leur quantité</text:span><text:span text:style-name="T11">.</text:span></text:p>
      <text:p text:style-name="P393"/>
      <text:p text:style-name="P383">Ce texte laisse apercevoir en filigrane l’aporie de l’utilitarisme des préférences.</text:p>
      <text:p text:style-name="P384">A savoir que l’on peut envisager des situations où les préférences personnels <text:span text:style-name="T224">(préférence pour un état par rapport à un autre)</text:span> ne suivent pas le chemin du plus grand bonheur. Pour illustrer d’avantage ce propos, je vais utiliser l’<text:span text:style-name="T262">allégorie de la</text:span> machine de Nozick :</text:p>
      <text:p text:style-name="P385"/>
      <text:p text:style-name="P353">« Supposez qu’il existe une machine à expérience qui soit en mesure de vous faire vivre n’importe quelle expérience que vous souhaitez. Des neuropsychologues excellant dans la duperie pourraient stimuler votre cerveau de telle sorte que vous croiriez et sentiriez que vous êtes en train d’écrire un grand roman, de vous lier d’amitié, ou de lire un livre intéressant. Tout ce temps-là, vous seriez en train de flotter dans un <text:soft-page-break/>réservoir, des électrodes fixées à votre crâne. Faudrait-il que vous branchiez cette machine à vie, établissant d’avance un programme des expériences de votre existence ? »</text:p>
      <text:p text:style-name="P384"/>
      <text:p text:style-name="P386">Une alternative à l’utilitarisme hédoniste est l’utilitarisme des préférences.</text:p>
      <text:p text:style-name="P386">Dans cette branche de l’utilitarisme, on préférera privilégier la maximisation des préférences à celles du bonheur.</text:p>
      <text:p text:style-name="P386">Cette philosophie résout un certains nombre de problème de l’utilitarisme classique mais pas tous, et en soulève de nouveau. <text:span text:style-name="T262">Les problématiques soulevaient par l’utilitarisme sont nombreuse, tout comme le sont celles soulevés par le kantisme. Je vous en propose quelques unes dans la section suivante :</text:span></text:p>
      <text:p text:style-name="P386"/>
      <text:h text:style-name="Heading_20_4" text:outline-level="4"><text:bookmark-start text:name="__RefHeading___Toc6174_2428686149"/>Le problème de <text:span text:style-name="T225">l’infini</text:span><text:bookmark-end text:name="__RefHeading___Toc6174_2428686149"/></text:h>
      <text:p text:style-name="P386"/>
      <text:p text:style-name="P394">Les propriétés calculatoire de l’utilitarisme le fragilise lorsqu’on pousse les valeurs des plaisirs et des peines aux limites.</text:p>
      <text:p text:style-name="P394">Nozik écrit à ce sujet :</text:p>
      <text:p text:style-name="P394"/>
      <text:p text:style-name="P394"/>
      <text:p text:style-name="P357">« Utilitarian theory is embarrassed by the possibility of utility monsters who get enormously greater sums of utility from any sacrifice of others than these others lose ... the theory seems to require that we all be sacrificed in the monster's maw, in order to increase total utility. » Nozick</text:p>
      <text:p text:style-name="P414"/>
      <text:p text:style-name="P358">Pour contrer ses résultats aux limites, il est toujours possible de modifier la formule de calcul afin d’obtenir des comportements plus satisfaisant à l’inifini.</text:p>
      <text:p text:style-name="P386"/>
      <text:h text:style-name="Heading_20_4" text:outline-level="4"><text:bookmark-start text:name="__RefHeading___Toc6176_2428686149"/>Le problème des préférences non informés<text:bookmark-end text:name="__RefHeading___Toc6176_2428686149"/></text:h>
      <text:p text:style-name="P386"/>
      <text:p text:style-name="P388"><text:span text:style-name="T263">Le choix dans les</text:span> préférences doi<text:span text:style-name="T263">t se faire sur la base d’une information</text:span> valide.</text:p>
      <text:p text:style-name="P388">Par exemple si je vous propose de boire un verre, il est évident que la moralité de mon acte est déterminé par ma connaissance du contenu du verre.</text:p>
      <text:p text:style-name="P390">Si celui ne contient que de l’eau, l’acte est jugé moral. Si celui ci contient du poison ET que j’en ai la connaissance, l’acte est jugé immoral. </text:p>
      <text:p text:style-name="P389"><text:span text:style-name="T263">Mais quand est il </text:span><text:s/><text:span text:style-name="T263">du verre offert et dont j’ignore le contenu ?</text:span></text:p>
      <text:p text:style-name="P388"/>
      <text:h text:style-name="Heading_20_4" text:outline-level="4"><text:bookmark-start text:name="__RefHeading___Toc6178_2428686149"/><text:soft-page-break/>Le problème des préférences implicite et verbale<text:bookmark-end text:name="__RefHeading___Toc6178_2428686149"/></text:h>
      <text:p text:style-name="P386"/>
      <text:p text:style-name="P390">Les préférences qui doivent être prise en compte par le principe d’utilité doivent elles se limiter à celles exprimer verbalement par le sujet, ou bien doit on considérer d’avantage les préférences psychologiques ?</text:p>
      <text:p text:style-name="P390">Il s’agit d’un critère particulièrement sensible puisqu ‘elle détermine de manière essentielle l’approche que la philosophie utilitariste peut avoir avec les personnes qui ont des difficultés à exprimer leurs préférences comme certaines personnes en situation de handicap, personnes âgées, ou en situation sociale difficile.</text:p>
      <text:p text:style-name="P386"/>
      <text:p text:style-name="P387"/>
      <text:p text:style-name="P387">L’utilitarisme négatif <text:span text:style-name="T263">est une autre variante de l’utilitarisme. Cette philosophie utilitariste ne</text:span> prend en compte <text:span text:style-name="T263">que </text:span>la minimisation des souffrances</text:p>
      <text:p text:style-name="P385"/>
      <text:p text:style-name="P390">Le développement de ces différents courants (utilitarisme hédoniste, des préférences, négatifs,…) s’explique par une volonté de répondre aux critiques que la pensée utilitariste a pu connaître au cours des siècles.</text:p>
      <text:p text:style-name="P385"/>
      <text:p text:style-name="P385"/>
      <text:h text:style-name="Heading_20_4" text:outline-level="4"><text:bookmark-start text:name="__RefHeading___Toc6180_2428686149"/>L’utilitarisme et l’humanisme :<text:bookmark-end text:name="__RefHeading___Toc6180_2428686149"/></text:h>
      <text:p text:style-name="P385"/>
      <text:p text:style-name="P390">Alors que le Kantisme s’installe pleinement dans une tradition humaniste.</text:p>
      <text:p text:style-name="P385">L’utilitarisme ne peut être qualifier de morale <text:span text:style-name="T264">à proprement parlé </text:span>humaniste pour deux raisons :</text:p>
      <text:p text:style-name="P385">- La plus évidente est qu’elle ne concerne pas seulement l’<text:span text:style-name="T305">H</text:span>omme, mais l’ensemble des êtres sensibles. <text:span text:style-name="T305">La question de la distinction entre l’Homme et l’animal n’est absolument pas centrale dans la morale utilitariste alors que c’est un sujet clé dans la morale kantienne.</text:span></text:p>
      <text:p text:style-name="P391">De ce fait, les utilitaristes sont souvent de grand défenseurs du monde animal, <text:span text:style-name="T305">parfois même au détriment de la vie humaine </text:span>(Peter Singer).</text:p>
      <text:p text:style-name="P391">Les utilitaristes ont été également les premiers à réclamer une égalité de droits entre homme et femme (Bentham), <text:span text:style-name="T305">ou à défendre la cause homosexuelle</text:span>.</text:p>
      <text:p text:style-name="P385">- l’utilitarisme implique de faire ce qui est utile. Or contrairement au devoir kantien (impéatif catégorique), l’utile est empirique, relatif, et relève du contexte. <text:span text:style-name="T264">Il n’exclut pas l’homme mais n’en fait pas un </text:span><text:soft-page-break/><text:span text:style-name="T264">fondamental et un absolu. Dit autrement l’utilitarisme peut survivre à l’Homme, alors que la morale kantienne ne le peut pas.</text:span></text:p>
      <text:p text:style-name="P385"/>
      <text:p text:style-name="P385"/>
      <text:h text:style-name="Heading_20_4" text:outline-level="4"><text:bookmark-start text:name="__RefHeading___Toc6182_2428686149"/>L’utilitarisme et le libéralisme :<text:bookmark-end text:name="__RefHeading___Toc6182_2428686149"/></text:h>
      <text:p text:style-name="P375"/>
      <text:p text:style-name="P354"><text:span text:style-name="T212">L</text:span><text:span text:style-name="T211">’utilitarisme </text:span><text:span text:style-name="T212">n’est pas</text:span><text:span text:style-name="T211"> un économisme , même s’il ne répugne pas à insérer les questions économiques dans les questions éthiques. </text:span><text:span text:style-name="T212">L’utilitarisme ne milite pas pour </text:span><text:span text:style-name="T211">la promotion exclusive des questions financières. </text:span><text:span text:style-name="T212">Il est avant tout </text:span><text:span text:style-name="T211">une théorie du bonheur, du plus grand bonheur pour le plus grand nombre.</text:span></text:p>
      <text:p text:style-name="P346">Il ne faut donc pas confondre libéralisme et utilitarisme même si cela facilite parfois la rhétorique.</text:p>
      <text:p text:style-name="P356"/>
      <text:p text:style-name="P352">« Jérémie Bentham est un phénomène anglais. Dans aucun pays, à aucune époque, personne, pas même le philosophe allemand Christian Wolf, n'a tiré autant de parti du lieu commun. Il ne s'y plaît pas seulement, il s'y pavane. Le fameux principe d'utilité n'est pas de son invention. Il n'a fait que reproduire sans esprit l'esprit d'Helvétius et d'autres écrivains français du XVIII° siècle. Pour savoir, par exemple, ce qui est utile à un chien, il faut étudier la nature canine, mais on ne saurait déduire cette nature ellemême du principe d'utilité.. Si l'on veut faire de ce principe le critérium suprême des mouvements et des rapports humains, il s'agit d'abord d'approfondir la nature humaine en général et d'en saisir ensuite les modifications propres à chaque époque historique. Bentham ne s'embarrasse pas de si peu. Le plus sèchement et le plus naïvement du monde, il pose comme homme-type le petit-bourgeois moderne, l'épicier, et spécialement l'épicier anglais. Tout ce qui va à ce drôle d'homme-modèle et à son monde est déclaré utile en soi et par soi. C'est à cette aune qu'il mesure le passé, le présent et l'avenir. La religion chrétienne par exemple est utile. Pourquoi ? Parce qu'elle réprouve au point de vue religieux les mêmes méfaits que le Code pénal réprime au point de vue juridique. La critique littéraire au contraire, est nuisible, car c'est un vrai trouble-fête pour les honnêtes gens qui savourent la prose rimée de Martin Tupper. C'est avec de tels matériaux que Bentham, qui avait pris pour devise : nulla dies sine linea, a empilé des montagnes de volumes. C'est la sottise bourgeoise poussée jusqu'au génie. » Karl Marx, le Capital</text:p>
      <text:p text:style-name="P396"/>
      <text:p text:style-name="P396"/>
      <text:h text:style-name="Heading_20_3" text:outline-level="3"><text:bookmark-start text:name="__RefHeading___Toc6089_1920768285"/><text:soft-page-break/>L'éthique, un bricolage conceptuelle:<text:bookmark-end text:name="__RefHeading___Toc6089_1920768285"/></text:h>
      <text:p text:style-name="P301"/>
      <text:p text:style-name="P301">Crise des fondements:</text:p>
      <text:p text:style-name="P301"/>
      <text:p text:style-name="P301">L'éthique est une discipline qui n'a pas su trouvé de fondements solide<text:span text:style-name="T324">s</text:span>.</text:p>
      <text:p text:style-name="P301">Que ce soit le déontologisme (Kant), le conséquentialisme, ou <text:span text:style-name="T324">encore </text:span>d'autres <text:span text:style-name="T324">écoles de pensée</text:span>, <text:span text:style-name="T324">a</text:span>ucune d’<text:span text:style-name="T324">entre elles</text:span> n'a su <text:span text:style-name="T324">s’</text:span>éviter les critiques et <text:span text:style-name="T324">se donner</text:span> <text:span text:style-name="T324">des</text:span> fondements <text:span text:style-name="T324">incontestables</text:span>.</text:p>
      <text:p text:style-name="P301"/>
      <text:p text:style-name="P301">Cette crise des fondements a apportée, avec elle, un certains nombre de théorie composite, qui utilise le détournement conceptuel pour construire leur propre cohérence.</text:p>
      <text:p text:style-name="P308">Elle a également favorisé les démarches pluridisciplinaires afin de valoriser les différents points de vue, et aborder les problèmes par différents angles (déontologique, utilitariste,…).</text:p>
      <text:p text:style-name="P301"/>
      <text:p text:style-name="P301"><text:span text:style-name="T325">E</text:span>xemples de théories composites:</text:p>
      <text:p text:style-name="P301"/>
      <text:p text:style-name="P239">Le principisme est une théorie morale s'inspirant à la fois de l'utilitarisme et du kantisme. Cette synthèse apparemment paradoxale a été élaborée par Tom Beauchamp et James Childress.</text:p>
      <text:p text:style-name="P239">Cette théorie est constituée de quatre grands principes :</text:p>
      <text:p text:style-name="P239">- <text:span text:style-name="T325">Principe d’a</text:span>utonomie</text:p>
      <text:p text:style-name="P239">- <text:span text:style-name="T325">Principe de n</text:span>on-malfaisance</text:p>
      <text:p text:style-name="P239">- <text:span text:style-name="T325">Principe de b</text:span>ienfaisance</text:p>
      <text:p text:style-name="P239">- <text:span text:style-name="T325">Principe de j</text:span>ustice</text:p>
      <text:p text:style-name="P239">Les principes d'autonomie et de justice peuvent être considérés comme étant plutôt d'origine déontologique étant donné que quelles que soient les conséquences de l'acte médical, il est considéré comme étant du devoir du médecin ou du soignant de respecter l'autonomie du patient et de répondre à une certaine exigence de justice dans la manière de prodiguer les soins et les traitements. </text:p>
      <text:p text:style-name="P239">En revanche, la non-malfaisance et la bienfaisance relèvent plutôt du conséquentialisme dans la mesure où ils invitent à se soucier des effets de l'acte effectué sur la vie et la qualité de vie du patient. </text:p>
      <text:p text:style-name="P239">Le choix de ces quatre principes ne repose pas sur une déduction a priori, mais plutôt sur l'étude des jugements moraux tels qu'ils sont portés dans des situations concrètes.</text:p>
      <text:p text:style-name="P239"/>
      <text:p text:style-name="P11"><text:soft-page-break/><text:span text:style-name="T78">Un autre exemple de théorie composite peut être trouvé dans les réflexions de </text:span><text:span text:style-name="T88">Ben Mepham qui propose une matrice éthique s’appuyant simultanément sur </text:span><text:span text:style-name="T87">les 3 grandes théorie</text:span><text:span text:style-name="T88">s</text:span><text:span text:style-name="T87"> </text:span><text:span text:style-name="T88">éthiques</text:span><text:span text:style-name="T87">:</text:span></text:p>
      <text:p text:style-name="P301">- Déontologisme</text:p>
      <text:p text:style-name="P301">- Conséquentialisme</text:p>
      <text:p text:style-name="P309">- Théorie de la justice (John Rawls)</text:p>
      <text:p text:style-name="P301"/>
      <text:p text:style-name="P309">La notion de concept :</text:p>
      <text:p text:style-name="P301"/>
      <text:p text:style-name="P301">D'après Deleuze, le concept est une repr<text:span text:style-name="T325">é</text:span>sentation intellectuelle générale et abstraite. <text:span text:style-name="T325">Pour</text:span> Deleuze, <text:span text:style-name="T325">le concept est un outil</text:span> précieu<text:span text:style-name="T325">x</text:span> pour nous éviter l'égarement intellectuelle. </text:p>
      <text:p text:style-name="P301"/>
      <text:p text:style-name="P298">"Nous demandons seulement un peu d'ordre pour nous protéger du chaos."</text:p>
      <text:p text:style-name="P299"><text:span text:style-name="T326">"C'est pourquoi nous voulons tant nous accrocher à des opinions </text:span><text:span text:style-name="T327">arrêtées.</text:span><text:span text:style-name="T326">" </text:span><text:span text:style-name="T214">Deleuze</text:span></text:p>
      <text:p text:style-name="P301"/>
      <text:p text:style-name="P301">Le concept joue le rôle de carte et nous protège de la "panique du labyrinthe" <text:span text:style-name="T325">(concept deleuzien pour illustrer la difficulté de penser)</text:span>.</text:p>
      <text:p text:style-name="P301"/>
      <text:p text:style-name="P322">Ces concepts se manifeste parfois par un cha<text:span text:style-name="T325">n</text:span>gement dans le sens des mots, ou par des néologismes. <text:span text:style-name="T328">Il est donc fondamental de s’attacher à bien définir les termes que l’on emploie, c’est ce que nous allons tenter de faire dans les prochaines parties.</text:span></text:p>
      <text:p text:style-name="P401"/>
      <text:p text:style-name="P401"/>
      <text:p text:style-name="P401"/>
      <text:p text:style-name="P301">L autonomie:</text:p>
      <text:p text:style-name="P301"/>
      <text:p text:style-name="P301">Le rapport Belmont édité en 1979 est un texte fondateur de la bioéthique. Il établit un certains nombres règles bioéthiques destinées à être appliquées dans le cadre de la recherche sur l'Homme.</text:p>
      <text:p text:style-name="P301"/>
      <text:p text:style-name="P301">Le principe d'autonomie: </text:p>
      <text:p text:style-name="P301"/>
      <text:p text:style-name="P301">Les personnes capables d'autonomie doivent être traités comme des agents autonomes, les personnes avec une autonomie diminuées ont droit à une protection.</text:p>
      <text:p text:style-name="P301"/>
      <text:p text:style-name="P301"><text:soft-page-break/>Dans ce texte, on distingue deux cas de figure:</text:p>
      <text:list xml:id="list3188925500" text:style-name="L11">
        <text:list-item>
          <text:p text:style-name="P471"><text:span text:style-name="T87">Les personnes à autonomie réduite </text:span><text:span text:style-name="T90">à qui on applique une</text:span><text:span text:style-name="T87"> logique de paternalisme, de maternalisme, et de protection.</text:span></text:p>
        </text:list-item>
        <text:list-item>
          <text:p text:style-name="P471"><text:span text:style-name="T89">L</text:span><text:span text:style-name="T87">es personnes autonomes </text:span><text:span text:style-name="T90">à qui on applique une </text:span><text:span text:style-name="T87">logique de respect</text:span></text:p>
        </text:list-item>
      </text:list>
      <text:p text:style-name="P301"/>
      <text:p text:style-name="P301">Dans la pratique cela implique qu'on cherchera:</text:p>
      <text:list xml:id="list1403455512" text:style-name="L12">
        <text:list-item>
          <text:p text:style-name="P459">A obtenir le consentement des personnes autonomes</text:p>
        </text:list-item>
        <text:list-item>
          <text:p text:style-name="P459">Exclure les personnes vulnérables de la recherche</text:p>
        </text:list-item>
      </text:list>
      <text:p text:style-name="P301"/>
      <text:p text:style-name="P301"><text:s/><text:span text:style-name="T329">Sont</text:span> considéré<text:span text:style-name="T329">s</text:span> comme vulnérable par le rapport Belmont:</text:p>
      <text:list xml:id="list4103559582" text:style-name="L13">
        <text:list-item>
          <text:p text:style-name="P460">Les enfants</text:p>
        </text:list-item>
        <text:list-item>
          <text:p text:style-name="P460">Les malades mentaux dont les personnes séniles</text:p>
        </text:list-item>
        <text:list-item>
          <text:p text:style-name="P460">Les détenus</text:p>
        </text:list-item>
        <text:list-item>
          <text:p text:style-name="P460">Les femmes enceintes</text:p>
        </text:list-item>
      </text:list>
      <text:p text:style-name="P301"/>
      <text:p text:style-name="P310">La notion n’apparaît pas seulement dans le texte de Belmont. Elle est également l’un des quatre principes cités Beauchamp et Childress.</text:p>
      <text:p text:style-name="P302"/>
      <text:p text:style-name="P302"/>
      <text:p text:style-name="P301">Comment ce principe d'autonomie se traduit dans le champ de la clinique?</text:p>
      <text:p text:style-name="P301"/>
      <text:p text:style-name="P301">On informe le patient sur son état, son pronostic, sur les choix qui s'offre à lui.</text:p>
      <text:p text:style-name="P302">On recherche le consentement du patient. <text:span text:style-name="T329">L</text:span>e professionnel de santé ne détermine pas à lui seul ce qui est dans l'intérêt du patient. </text:p>
      <text:p text:style-name="P302"><text:span text:style-name="T329">Le principe d’autonomie s’oppose au</text:span> <text:span text:style-name="T329">paternalisme</text:span> médical.</text:p>
      <text:p text:style-name="P301"/>
      <text:p text:style-name="P301">Le principe d'autonomie a été intégré dans le droit <text:span text:style-name="T329">français</text:span> à partir des années 2000. <text:span text:style-name="T330">Sa place dans le droit s’est accentué avec le temps, et constitue l’une des bases de ce que l’on appelle le droit des patients.</text:span></text:p>
      <text:p text:style-name="P301"/>
      <text:p text:style-name="P301">Critique du primat de l'autonomie:</text:p>
      <text:p text:style-name="P301"/>
      <text:p text:style-name="P301">Certains refuse de <text:span text:style-name="T330">bâtir</text:span> leur éthique sur l'autonomie, et y préfère d'autre valeur comme:</text:p>
      <text:p text:style-name="P301"><text:s text:c="2"/>- La vulnérabilité</text:p>
      <text:p text:style-name="P301"><text:s text:c="2"/>- Le lien</text:p>
      <text:p text:style-name="P301"><text:s text:c="2"/>- Le bien commun...</text:p>
      <text:p text:style-name="P301"><text:soft-page-break/>Levinas, Corinne Peluchon, l'éthique du care <text:span text:style-name="T330">sont des exemples de pensées qui refuse de s’appuyer sur l’autonomie, et qui vont même aller jusqu’à critiquer cette valeur.</text:span></text:p>
      <text:p text:style-name="P301"/>
      <text:p text:style-name="P301">Dans l'éthique du care, l'idée de l'Homme comme agent autonome est rejetée au profit d'un ê<text:span text:style-name="T330">tre </text:span>vulnérable. Cette vulnérabilité doit être défendue <text:span text:style-name="T330">et valoriser</text:span>, afin de laisser l'homme ouvert à l'autre, à sa souffrance, à ses besoins, à sa dépendance. Cette éthique nous invite à une certaine forme d'empathie.</text:p>
      <text:p text:style-name="P301"/>
      <text:p text:style-name="P312">L’autonomie : un concept polymorphe</text:p>
      <text:p text:style-name="P312"/>
      <text:p text:style-name="P312">Capacité et droit de l'Homme à décider par lui même et pour lui même.</text:p>
      <text:p text:style-name="P312"/>
      <text:p text:style-name="P303">Entrée du mot "autonome" dans le language courant:</text:p>
      <text:p text:style-name="P303">norme du travail</text:p>
      <text:p text:style-name="P303">projet de société: rendre un élève autonome</text:p>
      <text:p text:style-name="P303"/>
      <text:p text:style-name="P303">L'autonomie est également concept en philosophie politique</text:p>
      <text:p text:style-name="P303">Machiavel: autonomie politique, souveraineté politique</text:p>
      <text:p text:style-name="P303"/>
      <text:p text:style-name="P303">L'autonomie en éthique:</text:p>
      <text:p text:style-name="P303">Kant: autonomie de la volonté</text:p>
      <text:p text:style-name="P303">Votre volonté n'est pas soumis à des mobiles ou des intérêts particuliers, mais ce suffit à elle même en agissant</text:p>
      <text:p text:style-name="P303">conformément aux principes de la raison pure pratique.</text:p>
      <text:p text:style-name="P303"/>
      <text:p text:style-name="P303">En médecine:</text:p>
      <text:p text:style-name="P303">autonomie s'oppose à la dépendance.</text:p>
      <text:p text:style-name="P303">perte d'autonomie fonctionnelle</text:p>
      <text:p text:style-name="P303"/>
      <text:p text:style-name="P303"/>
      <text:p text:style-name="P303"/>
      <text:p text:style-name="P303"/>
      <text:p text:style-name="P303">L'autonomie au sens éthique signifie la capacité de se donner à soi même une loi, autrement dit le gouvernement de soi.</text:p>
      <text:p text:style-name="P303">Cette définition implique que nous sommes libre à un certains nombres d'influence externe, et sommes capables de décider</text:p>
      <text:p text:style-name="P303">par nous même.</text:p>
      <text:p text:style-name="P303"><text:soft-page-break/>Cette autonomie est sous la contrainte d'obstacle interne:</text:p>
      <text:p text:style-name="P303"><text:s text:c="2"/>- Les pulsions</text:p>
      <text:p text:style-name="P303"><text:s text:c="2"/>- L'ignorance</text:p>
      <text:p text:style-name="P303"><text:s text:c="2"/>- La faiblesse de la volonté</text:p>
      <text:p text:style-name="P303">Et également sous la contrainte d'obstacle externe:</text:p>
      <text:p text:style-name="P303"><text:s text:c="2"/>- Liberté de la presse</text:p>
      <text:p text:style-name="P303"><text:s text:c="2"/>- L'emprisonnement</text:p>
      <text:p text:style-name="P303"/>
      <text:p text:style-name="P303">John Locke et Stuart Mill devellope l'idée d'un autonomie morale selon laquelle chacun doit être capable de formaliser</text:p>
      <text:p text:style-name="P303">sa propre conception du bien. Cela présuppose un certains nombre de capacité, en particulier la capacité de raisonner.</text:p>
      <text:p text:style-name="P303"/>
      <text:p text:style-name="P303"/>
      <text:p text:style-name="P303"/>
      <text:p text:style-name="P303">Une personne est capable d'avoir un démarche réflexive sur ses propes motivations et désirs.</text:p>
      <text:p text:style-name="P303">L'individu est capable de s'identifier à certains motifs, ou contraire de les rejeter.</text:p>
      <text:p text:style-name="P303"/>
      <text:p text:style-name="P303">Exemple:</text:p>
      <text:p text:style-name="P303">Un fumeur qui souhaiterait arreter de fumer n'est pas consideré comme autonome dans cette action.</text:p>
      <text:p text:style-name="P303">Car il ne s'identifie pas à cette volonté de fumer, au contraire il souhaiterait arreter mais n'y</text:p>
      <text:p text:style-name="P303">arrive pas du fait de sa dépendance. Le fumeur décide de fumer, mais ne s'identifie pas au fait de</text:p>
      <text:p text:style-name="P303">fumer. (Dworkin, Frankfurt)</text:p>
      <text:p text:style-name="P303"/>
      <text:p text:style-name="P303"><text:s/>Ces théories suppose que l'individu possède:</text:p>
      <text:p text:style-name="P303"><text:s text:c="2"/>- Une conscience de soi</text:p>
      <text:p text:style-name="P303"><text:s text:c="2"/>- Une capacité reflexive</text:p>
      <text:p text:style-name="P303"><text:s text:c="2"/>- Une forme de cohérence, de rationalité</text:p>
      <text:p text:style-name="P303"><text:s text:c="2"/>- Une capacité d'action</text:p>
      <text:p text:style-name="P303"><text:s text:c="2"/>- une estime de soi, de ses décisions, et de ses valeurs</text:p>
      <text:p text:style-name="P303">et qu'à travers cette discussion, il soit capable de se découvrir et de se définir par lui même.</text:p>
      <text:p text:style-name="P303"/>
      <text:p text:style-name="P303">Autonomie relationnelle:</text:p>
      <text:p text:style-name="P303"><text:soft-page-break/>L'autonomie n'est pas une autarcie mais se construit dans le rapport à autrui, et au monde extèrieur.</text:p>
      <text:p text:style-name="P303">Relation qui porte en elle une forme d'ambiguité puisqu'elle pourra être à la fois:</text:p>
      <text:p text:style-name="P303"><text:s text:c="2"/>- un moyen d'émancipation</text:p>
      <text:p text:style-name="P303"><text:s text:c="2"/>- une forme de dépendance</text:p>
      <text:p text:style-name="P303"/>
      <text:p text:style-name="P303"/>
      <text:p text:style-name="P303">Autonomie globale (Fabrice Gzil):</text:p>
      <text:p text:style-name="P303"><text:s text:c="2"/>- Autonomie morale</text:p>
      <text:p text:style-name="P303"><text:s text:c="2"/>- Autonomie fonctionnelle</text:p>
      <text:p text:style-name="P312">- Autonomie civile</text:p>
      <text:p text:style-name="P301"/>
      <text:p text:style-name="P301"/>
      <text:p text:style-name="P301">Critique de l'autonomie dans ses effets p<text:span text:style-name="T330">r</text:span>atiques:</text:p>
      <text:p text:style-name="P301"/>
      <text:p text:style-name="P301">D'un côté, la reconnaissance d'autonomie peut être vécu comme un mouvement émancipateur par de nombreux groupes sociaux comme:</text:p>
      <text:p text:style-name="P301"><text:s text:c="2"/>- les femmes</text:p>
      <text:p text:style-name="P301"><text:s text:c="2"/>- la jeunesse</text:p>
      <text:p text:style-name="P301">On pense aux droits des femmes, à mai 68, à l'autonomie financière,...</text:p>
      <text:p text:style-name="P301"/>
      <text:p text:style-name="P301">D'un autre côté, la logique d'autonomie peut être instrumentaliser par les institutions. Sous couvert d'une recherche d'autonomie, l'institution se dédouane de ses responsabilités, ou bien met en place un outil de contrôle pernicieux.</text:p>
      <text:p text:style-name="P301"/>
      <text:p text:style-name="P301">exemple: A la suite d'un essai, le patient acquiert l'équipement. Pour autant par la suite, les résultats ne sont pas au rdv, et ce patient souhaiterait rendre ses AA. </text:p>
      <text:p text:style-name="P301">L'audioprothésiste refuse de reprendre l'équipement, au prétexte que le patient a pu essayer l'appareillage pendant un longue période et qu'il aurait du réaliser à ce moment que l'appareil ne convenait pas.</text:p>
      <text:p text:style-name="P311">On voit bien que dans cette situation, l’application du principe d’autonomie joue en la défaveur du patient.</text:p>
      <text:p text:style-name="P301"/>
      <text:p text:style-name="P192"><text:span text:style-name="T156">Pour contrer ces effets négatifs, un certains nombre de modèles ont été </text:span><text:span text:style-name="T157">développé</text:span><text:span text:style-name="T156"> parmi lesquelles les modèles des décisions partagées dans lequel on reconnait un poids dans la prise de décision à la fois au </text:span><text:soft-page-break/><text:span text:style-name="T157">professionnel</text:span><text:span text:style-name="T156"> de santé et au patient. Aucun des acteurs ne décide à lui seul de la bonne marche à suivre.</text:span></text:p>
      <text:p text:style-name="P401">la notion de « respect de la dignité <text:span text:style-name="T314">de la personne</text:span> humaine » qui est un concept centrale <text:span text:style-name="T314">en</text:span> déontologie moderne. <text:span text:style-name="T314">Elle apparaît sous une forme ou une autre dans la quasi-totalité des codes de déontologie médicaux et paramédicaux, à l’exception remarqué du <text:s/></text:span><text:span text:style-name="T227">code de déontologie d’audioprothèse européen.</text:span></text:p>
      <text:p text:style-name="P400"/>
      <text:p text:style-name="P400"><text:span text:style-name="Emphasis"><text:span text:style-name="T13">« Le médecin, au service de l'individu et de la santé publique, exerce sa mission dans </text:span></text:span><text:span text:style-name="Emphasis"><text:span text:style-name="T16">le respect de la vie humaine, de la personne et de sa dignité</text:span></text:span><text:span text:style-name="Emphasis"><text:span text:style-name="T13">.<text:line-break/>Le respect dû à la personne ne cesse pas de s'imposer après la mort. »</text:span></text:span></text:p>
      <text:p text:style-name="P400"><text:span text:style-name="Emphasis"><text:span text:style-name="T14">Art 2. Code de déontologie médicale</text:span></text:span></text:p>
      <text:p text:style-name="P400"><text:span text:style-name="Emphasis"><text:span text:style-name="T14"/></text:span></text:p>
      <text:p text:style-name="P400"><text:span text:style-name="Emphasis"><text:span text:style-name="T14">« L’infirmier, au service de la personne et de la santé publique, exerce sa mission dans le </text:span></text:span><text:span text:style-name="Emphasis"><text:span text:style-name="T15">respect de la vie humaine</text:span></text:span><text:span text:style-name="Emphasis"><text:span text:style-name="T14">. Il </text:span></text:span><text:span text:style-name="Emphasis"><text:span text:style-name="T15">respecte la dignité </text:span></text:span><text:span text:style-name="Emphasis"><text:span text:style-name="T14">et l’intimité du patient, de sa famille et de ses proches »</text:span></text:span></text:p>
      <text:p text:style-name="P421"><text:span text:style-name="Emphasis"><text:span text:style-name="T163">Art 3. Code de déontologie des infirmiers</text:span></text:span></text:p>
      <text:p text:style-name="P417"/>
      <text:h text:style-name="Heading_20_2" text:outline-level="2"><text:bookmark-start text:name="__RefHeading___Toc6184_2428686149"/>Le respect :<text:bookmark-end text:name="__RefHeading___Toc6184_2428686149"/></text:h>
      <text:p text:style-name="P178"/>
      <text:h text:style-name="P437" text:outline-level="3"><text:bookmark-start text:name="__RefHeading___Toc6440_2468014433"/>Antagoniste : la violence<text:bookmark-end text:name="__RefHeading___Toc6440_2468014433"/></text:h>
      <text:p text:style-name="P179"/>
      <text:p text:style-name="P180">Il est parfois plus facile de comprendre une notion en abordant ses antagonistes, c’est ce que nous allons tenter de faire dans cette partie.</text:p>
      <text:p text:style-name="P180"/>
      <text:p text:style-name="P180">L’opposé du respect est évidement l’irrespect mais cela ne nous dit pas grand-chose sur ce qu’est le respect. Il est peut être plus intéressant de considérer l’opposition entre respect et violence.</text:p>
      <text:p text:style-name="P180">En effet je pense qu’il est assez juste de dire que l<text:span text:style-name="T307">a violence n’est pas l’opposé de la douceur, mais du respect. </text:span>Est ce que l’on peut pour autant dire que là où il y a de la violence, il n’y a pas de respect ?</text:p>
      <text:p text:style-name="P180">En tous les cas, si le respect n’est pas dissout par la violence, il est certainement <text:span text:style-name="T308">bien</text:span> réduit par elle.</text:p>
      <text:p text:style-name="P181">La violence est <text:span text:style-name="T309">une </text:span>notion protéiforme <text:span text:style-name="T309">difficile à définir, mais de manière générale on peut considérer </text:span>la violence comme une <text:span text:style-name="T309">forme de</text:span> contrainte imposée à autrui. Il y a violence, là où il y a violation (de la personne).</text:p>
      <text:p text:style-name="P110"><text:span text:style-name="T309">Être</text:span> violent c’est réduire l’autre au statut de moyen ou au statut d’objet, <text:span text:style-name="T309">lui imposé sa propre volonté</text:span>.</text:p>
      <text:p text:style-name="P109"><text:soft-page-break/>Kant <text:span text:style-name="T266">écrit</text:span>: «Ne traites jamais autrui <text:span text:style-name="T62">simplement </text:span>comme un moyen, mais <text:span text:style-name="T62">toujours en même temps</text:span> comme une fin en soi».</text:p>
      <text:p text:style-name="P111">Respecter autrui c’est <text:span text:style-name="T309">donc </text:span>ne pas réduire <text:span text:style-name="T310">l’Homme </text:span>au statut de moyen, au statut d’objet.</text:p>
      <text:p text:style-name="P111"><text:span text:style-name="T310">A noter <text:s/>qu’il n’est pas interdit d’utiliser autrui comme un moyen, ce qui est interdit c’est d’utiliser autrui </text:span><text:span text:style-name="T63">uniquement</text:span><text:span text:style-name="T310"> comme un moyen.</text:span></text:p>
      <text:p text:style-name="P183">Car cela reviendrait à réduire l’Homme dans sa liberté, or la liberté est le fondement de l’acte morale. </text:p>
      <text:p text:style-name="P111"/>
      <text:p text:style-name="P111"><text:span text:style-name="T310">Vous pourriez me dire que ceci n’est valable que dans un cadre kantien, ce qui serait exact. Cependant la valeur de respect et en particulier de respect de la dignité humaine n’a de sens que dans une lecture kantienne de la déontologie. </text:span><text:s/></text:p>
      <text:p text:style-name="P108"/>
      <text:p text:style-name="P108"/>
      <text:p text:style-name="P108"/>
      <text:h text:style-name="Heading_20_3" text:outline-level="3"><text:bookmark-start text:name="__RefHeading___Toc6442_2468014433"/>S<text:span text:style-name="T306">ynomymes : l’inclination, l’amour, et l’amitié</text:span><text:bookmark-end text:name="__RefHeading___Toc6442_2468014433"/></text:h>
      <text:p text:style-name="P112"/>
      <text:p text:style-name="P177">L’inclination, l’amour, et l’amitié <text:span text:style-name="T5">autorise à traiter l’autre comme une fin. Pour autant il se distingue du respect.</text:span></text:p>
      <text:p text:style-name="P108"/>
      <text:h text:style-name="Heading_20_4" text:outline-level="4"><text:bookmark-start text:name="__RefHeading___Toc6444_2468014433"/>Le respect et l’inclination :<text:bookmark-end text:name="__RefHeading___Toc6444_2468014433"/></text:h>
      <text:p text:style-name="P108"/>
      <text:p text:style-name="P47">« <text:span text:style-name="T5">J’éprouve pour vous comtesse une très forte inclination »</text:span></text:p>
      <text:p text:style-name="P108"/>
      <text:p text:style-name="P112">L’inclination invite au <text:span text:style-name="T267">rapprochement</text:span>, alors qu’il y a dans le respect un<text:span text:style-name="T311">e</text:span> force qui incite à la distance.</text:p>
      <text:p text:style-name="P112">Tenir en respect, c’est tenir à distance. <text:span text:style-name="T311">A l’inverse manquer de respect, c’est abolir une distance symbolique.</text:span></text:p>
      <text:p text:style-name="P48"/>
      <text:p text:style-name="P186"/>
      <text:h text:style-name="Heading_20_4" text:outline-level="4"><text:bookmark-start text:name="__RefHeading___Toc6446_2468014433"/>Le respect et l’amour:<text:bookmark-end text:name="__RefHeading___Toc6446_2468014433"/></text:h>
      <text:p text:style-name="P113"/>
      <text:p text:style-name="P204">Selon Kant, le respect est du à tout <text:span text:style-name="T312">H</text:span>omme <text:span text:style-name="T312">car chaque Homme est habité par la loi morale. Le respect serait donc un sentiment universel.</text:span></text:p>
      <text:p text:style-name="P182"><text:span text:style-name="T213">L’amour ne possède pas ce caractère universel, et de fait ne peut pas être confondu avec le respect. Au contraire, l</text:span>’amour est un sentiment qui hiérarchise, qui exclut.</text:p>
      <text:p text:style-name="P182"><text:soft-page-break/></text:p>
      <text:p text:style-name="P9"><text:span text:style-name="T186">Le </text:span><text:span text:style-name="T187">corollaire</text:span><text:span text:style-name="T186"> de c</text:span><text:span text:style-name="T187">e raisonnement, </text:span><text:span text:style-name="T186">c’est que l’on peut respecter sans aimer, et également aimer sans respecter. Kant précise qu’il y a entre l’amour et le respect une union synthétique et non une union analytique. Dans une union analytique, un </text:span><text:span text:style-name="T188">élément</text:span><text:span text:style-name="T186"> ne peut aller sans l’autre.</text:span></text:p>
      <text:p text:style-name="P115"/>
      <text:p text:style-name="P114">L’amour c’est la célébration d’un être et de sa manière d’être.</text:p>
      <text:p text:style-name="P114">Comme disait Spinoza, « Je suis joyeux à l’idée que tu existes. »</text:p>
      <text:p text:style-name="P116">Le simple faite que tu sois et que tu sois comme tu es, me remplis de joie.</text:p>
      <text:p text:style-name="P116">L’amour rentre en <text:span text:style-name="T267">résonance</text:span> avec notre besoin de légitimer notre être.</text:p>
      <text:p text:style-name="P116">Le respect ne célèbr<text:span text:style-name="T267">e</text:span> pas notre êt<text:span text:style-name="T267">re</text:span>. Le jour où quelqu’un vous aime, il fait beau. Le jour où quelqu’un vous respecte, peut rester un jour <text:span text:style-name="T267">maussade.</text:span></text:p>
      <text:p text:style-name="P116">Cela arrive cependant que des gens qui n’ont pas été respecté depuis longtemps, éprouve une joie le jour, o<text:span text:style-name="T267">ù</text:span> <text:span text:style-name="T267">on</text:span> <text:span text:style-name="T267">les</text:span> respecte<text:span text:style-name="T267">nt</text:span>.</text:p>
      <text:p text:style-name="P116"/>
      <text:p text:style-name="P116"/>
      <text:p text:style-name="P117">Il fut une époque ou l’on demandait au médecin d’aimer son patient. C’était l’époque de <text:span text:style-name="T267">l’hôtel</text:span> dieu, de la charité…</text:p>
      <text:p text:style-name="P117">Aujourd’hui on ne vous demande pas d’aimer votre patient, mais de le respecter.</text:p>
      <text:p text:style-name="P117"/>
      <text:p text:style-name="P117">Le respect a une facilité à l’universelle que l’amour n’a pas.</text:p>
      <text:p text:style-name="P117"/>
      <text:h text:style-name="Heading_20_4" text:outline-level="4"><text:bookmark-start text:name="__RefHeading___Toc6448_2468014433"/>Le respect et l’amitié :<text:bookmark-end text:name="__RefHeading___Toc6448_2468014433"/></text:h>
      <text:p text:style-name="P117"/>
      <text:p text:style-name="P117"><text:span text:style-name="T313">De même que l’amour, l</text:span>’amitié n’a pas <text:span text:style-name="T313">non plus</text:span> cette propension à l’universelle. <text:span text:style-name="T313">L’amitié est un sentiment qui s’exprime dans la rareté.</text:span></text:p>
      <text:p text:style-name="P117"/>
      <text:p text:style-name="P117">Aristote <text:span text:style-name="T313">disait : </text:span><text:span text:style-name="T25">« Si tu as besoins des doigts de plus d’une main pour compter le nombre de tes amis, tu ne sais pas ce qu’est l’amitié »</text:span></text:p>
      <text:p text:style-name="P117"/>
      <text:p text:style-name="P1"><text:span text:style-name="T173">Montaigne sur son ami LaBoétie :</text:span><text:span text:style-name="T159"> </text:span><text:span text:style-name="T164">«</text:span><text:span text:style-name="T165"> </text:span><text:span text:style-name="Emphasis"><text:span text:style-name="T160">Au </text:span></text:span><text:span text:style-name="Emphasis"><text:span text:style-name="T161"> </text:span></text:span><text:span text:style-name="Emphasis"><text:span text:style-name="T160">demeurant, ce que nous appelons d’ordinaire amis et amitiés, ce ne sont que des relations familières nouées par quelque circonstance ou par utilité, et par lesquelles nos âmes sont liées. Dans l’amitié dont je parle, elles s’unissent et se confondent de façon si complète qu’elles effacent et font disparaître la couture qui les a jointes. Si l’on me presse de dire pourquoi je l’aimais, je sens que cela ne peut s’exprimer qu’en répondant : Parce que c’était lui, parce que c’était moi. »</text:span></text:span></text:p>
      <text:p text:style-name="P1"><text:soft-page-break/><text:span text:style-name="Emphasis"><text:span text:style-name="T160"/></text:span></text:p>
      <text:p text:style-name="P10"><text:span text:style-name="Emphasis"><text:span text:style-name="T162">L’amitié effectue l’union synthétique (cf paragraphe précédent) entre amour et respect.</text:span></text:span></text:p>
      <text:p text:style-name="P118"/>
      <text:h text:style-name="Heading_20_3" text:outline-level="3"><text:bookmark-start text:name="__RefHeading___Toc6450_2468014433"/><text:span text:style-name="T268">Le r</text:span>espect et <text:span text:style-name="T268">la</text:span> crainte :<text:bookmark-end text:name="__RefHeading___Toc6450_2468014433"/></text:h>
      <text:p text:style-name="P118"/>
      <text:p text:style-name="P118">la crainte, tout comme le respect, présente une forme de distanciation.</text:p>
      <text:p text:style-name="P184">La crainte émane cependant d’avantage issu de la partie émotionnelle de notre cerveau, alors que le respect est d’avantage issu de la partie rationnelle.</text:p>
      <text:p text:style-name="P119">Dans la crainte, on a affaire à un éloignement subi et émotionnel.</text:p>
      <text:p text:style-name="P119">Dans l<text:span text:style-name="T268">e</text:span> respect, on a affaire à un éloignement choisie et rationnel.</text:p>
      <text:p text:style-name="P119"/>
      <text:p text:style-name="P187">Le respect et l’admiration :</text:p>
      <text:p text:style-name="P119"/>
      <text:p text:style-name="P119"><text:span text:style-name="T268">L</text:span>’admiration est un sentiment qui ne peut pas être universel, qui discrimine, et qui hiérarchise.</text:p>
      <text:p text:style-name="P119"/>
      <text:p text:style-name="P119">Définition <text:span text:style-name="T268">du respect</text:span> <text:span text:style-name="T268">par</text:span> Kant :</text:p>
      <text:p text:style-name="P119"/>
      <text:p text:style-name="P119">Le respect c’est le sentiment moral. Il vient de la raison. Il consiste à ne pas réduire autrui au statut de moyen.</text:p>
      <text:p text:style-name="P119"/>
      <text:p text:style-name="P119">Le respect va à l’autre en tant que personne</text:p>
      <text:p text:style-name="P119">Les autres sentiment s’attache au personnage, aux qualités qui font votre personne.</text:p>
      <text:p text:style-name="P119"/>
      <text:p text:style-name="P119"/>
      <text:p text:style-name="P208">La sollicitude et l’empathie :</text:p>
      <text:p text:style-name="P120"/>
      <text:p text:style-name="P120">La sollicitude de Paul Ricoeur</text:p>
      <text:p text:style-name="P120">L’empathie de Serge Tisseron.</text:p>
      <text:p text:style-name="P120"/>
      <text:p text:style-name="P120">Ces deux sentiments mettent de la chaleur dans la relation de soins. <text:span text:style-name="T268">Malheureusement</text:span>, ils sont <text:span text:style-name="T268">difficilement</text:span> universels.</text:p>
      <text:p text:style-name="P120"/>
      <text:p text:style-name="P120">Dans soi-même comme un autre, Paul <text:span text:style-name="T268">R</text:span>icoeur écrit : <text:span text:style-name="T21">« Je veux donner à la </text:span><text:span text:style-name="T24">sollicitude</text:span><text:span text:style-name="T21"> un statut plus fondamental qu’au froid respect kantien. Le </text:span><text:soft-page-break/><text:span text:style-name="T21">donner de la souffrance de l’autre, </text:span><text:span text:style-name="T24">descelle</text:span><text:span text:style-name="T21"> en nous des sentiments altruistes qui vont </text:span><text:span text:style-name="T24">spontanément</text:span><text:span text:style-name="T21"> vers autrui. Au premier rang </text:span><text:span text:style-name="T24">desquel</text:span><text:span text:style-name="T21"> je veux placer la </text:span><text:span text:style-name="T24">sollicitude</text:span><text:span text:style-name="T21"> »</text:span></text:p>
      <text:p text:style-name="P120"/>
      <text:p text:style-name="P120">Encore faut il que le malade vous donne sa souffrance. Parfois, la souffrance about<text:span text:style-name="T268">it</text:span> à l’agressivité.</text:p>
      <text:p text:style-name="P120"/>
      <text:p text:style-name="P120">Kirikou : « pourquoi karaba la <text:span text:style-name="T268">sorcière</text:span> est aussi méchante ?...Parce qu’elle souffre !</text:p>
      <text:p text:style-name="P120"/>
      <text:p text:style-name="P120">Lorsqu’un patient <text:span text:style-name="T17">me</text:span> débe<text:span text:style-name="T17">cte, comment faire pour le respecter ?</text:span></text:p>
      <text:p text:style-name="P120"/>
      <text:p text:style-name="P121"><text:span text:style-name="T268">La méthode Kantienne :</text:span> <text:span text:style-name="T21">« Pour arriver au respect, pratiquons l’exercice de notre pensée élargie »</text:span></text:p>
      <text:p text:style-name="P45"/>
      <text:p text:style-name="P121"><text:span text:style-name="T268">A</text:span>utrement dit ne pas réduire un être à son « ici » et « maintenant ».</text:p>
      <text:p text:style-name="P121">Envisager ce patient également dans ce qu’il a été, et ce qu’il sera.</text:p>
      <text:p text:style-name="P122"><text:span text:style-name="T268">On peut également u</text:span>tiliser les différentes modes du temps, <text:span text:style-name="T268">comme le conditionnel.</text:span> « Si il n’avait pas <text:span text:style-name="T268">eu une enfance difficille</text:span>… »</text:p>
      <text:p text:style-name="P122">Essayer de prendre un autre point de vue</text:p>
      <text:p text:style-name="P121"/>
      <text:p text:style-name="P121">Emmanuel Schmidt : « il faut <text:span text:style-name="T268">arrêter</text:span> les scènes de ménage, on se dispute pour des riens avec un futur cadavre »</text:p>
      <text:p text:style-name="P121"/>
      <text:p text:style-name="P38"/>
      <text:h text:style-name="Heading_20_2" text:outline-level="2"><text:bookmark-start text:name="__RefHeading___Toc6452_2468014433"/>La dignité :<text:bookmark-end text:name="__RefHeading___Toc6452_2468014433"/></text:h>
      <text:p text:style-name="P31"/>
      <text:p text:style-name="P123">Inspiré par une tradition chrétienne, Les médecins ont longtemps soigné par amour du prochain dans des établissements aux noms évocateurs comme « la pitié », « <text:span text:style-name="T269">l’hôtel</text:span> dieu », …</text:p>
      <text:p text:style-name="P123">De nos jours, en lieu et place du <text:span text:style-name="T269">crucifix</text:span> qui surplombait le lit des malades dans le but de guider la main du médecin se trouve la charte du patient dans laquelle il est question du respect de la dignité de la personne <text:span text:style-name="T269">humaine.</text:span></text:p>
      <text:p text:style-name="P123"/>
      <text:p text:style-name="P123">P<text:span text:style-name="T314">our le</text:span> respect de la dignité de la personne humaine, certains militeront pour l’euthanasie , là ou d’autres <text:span text:style-name="T269">s’efforceront</text:span> d’accompagner le plus longtemps possible la fin de vie d’un patient dans un service de soins <text:soft-page-break/><text:span text:style-name="T269">palliatifs. Avec un concept aussi malléable, il est donc important de bien définir les choses.</text:span></text:p>
      <text:p text:style-name="P123"/>
      <text:p text:style-name="P124">Dans une tradition judéo-chrétienne et kantienne, la dignité est une composante ontologique de l’être humain, autrement dit une valeur intrinsèque, <text:span text:style-name="T269">inaliénable</text:span> de la condition humaine.</text:p>
      <text:p text:style-name="P124"/>
      <text:p text:style-name="P124">Alors qu’elle est contingente dans l’<text:span text:style-name="T314">éthique</text:span> gréco-romaine. </text:p>
      <text:p text:style-name="P124"><text:span text:style-name="T314">En effet, l</text:span>a dignitas représent<text:span text:style-name="T314">e</text:span>, à cette époque, une charge publique que recev<text:span text:style-name="T269">ait</text:span> le citoyen.</text:p>
      <text:p text:style-name="P124"/>
      <text:p text:style-name="P185">Il est vrai que la dignité est parfois considéré comme un privilège.</text:p>
      <text:p text:style-name="P125"><text:span text:style-name="T314">C’est ce que l’on sous entend lorsqu’on dit : </text:span>« Cette personne a été élevée à la dignité de chevalier d’honneur ».</text:p>
      <text:p text:style-name="P124"/>
      <text:p text:style-name="P124"><text:span text:style-name="T315">Mais d</text:span>ans la tradition chrétienne et kantienne, la dignité qui était un privilège devient un bien commun. <text:span text:style-name="T314">L</text:span>a dignité ne peut p<text:span text:style-name="T314">lus</text:span> se perdre.</text:p>
      <text:p text:style-name="P124"/>
      <text:p text:style-name="P124"><text:span text:style-name="T315">Finalement, </text:span>La dignité <text:span text:style-name="T315">peut prendre</text:span> deux sens <text:span text:style-name="T315">majeures</text:span> :</text:p>
      <text:p text:style-name="P124">- <text:span text:style-name="T315">Un </text:span>sens ontologique</text:p>
      <text:p text:style-name="P124">- <text:span text:style-name="T315">Un </text:span>sens postural <text:span text:style-name="T18">(contingente)</text:span></text:p>
      <text:p text:style-name="P273">Et surtout ne se comprend que dans un cadre éthique particulier.</text:p>
      <text:p text:style-name="P272"/>
      <text:p text:style-name="P289">La dignité bourgeoise :</text:p>
      <text:p text:style-name="P289"/>
      <text:p text:style-name="P257">La valeur suprême dans la noblesse n’était pas la dignité mais l’honneur.</text:p>
      <text:p text:style-name="P257"><text:span text:style-name="T26">Et s</text:span>eul les nobles <text:span text:style-name="T26">étaient </text:span>des hommes d’honneurs. <text:span text:style-name="T26">La bourgeoisie ne pouvait espérer une telle distinction que par un beau mariage. Fondamentalement, la morale de la noblesse était une morale aristocratique et arbitraire (tout comme la morale gréco-romaine).</text:span></text:p>
      <text:p text:style-name="P261">La révolution <text:span text:style-name="T318">française</text:span> marque de ce point de vue une rupture <text:span text:style-name="T318">d</text:span>e valeurs, en érigeant la dignité comme nouvelle valeur suprême.</text:p>
      <text:p text:style-name="P261"><text:span text:style-name="T318">L</text:span>’homme fait sa dignité plutôt qu’il la <text:span text:style-name="T318">reçoit.</text:span> Tout le monde <text:span text:style-name="T318">peut</text:span> être digne, mais seul sont digne ceux qui se conduise<text:span text:style-name="T318">nt</text:span> dignement. </text:p>
      <text:p text:style-name="P261"><text:span text:style-name="T318">A la révolution française, on passe donc d’une morale</text:span> aristocratique et <text:span text:style-name="T318">arbitraire prônée par la noblesse à un morale</text:span> aristocratique et universelle <text:span text:style-name="T318">prônée par la bourgeoisie</text:span>.</text:p>
      <text:p text:style-name="P261"/>
      <text:p text:style-name="P261"/>
      <text:p text:style-name="P261"><text:soft-page-break/><text:span text:style-name="T318">La dignité</text:span> bourgeoise <text:span text:style-name="T318">est donc</text:span> :</text:p>
      <text:p text:style-name="P260">- discriminante</text:p>
      <text:p text:style-name="P260">- hiérarchisante</text:p>
      <text:p text:style-name="P260"/>
      <text:p text:style-name="P260"><text:span text:style-name="T27">« Et c'était, en effet, dans le wagon, un éblouissement de couleurs éclatantes. Madame, tout en bleu, en soie bleue des pieds à la tête, portait là-dessus un châle de faux cachemire français, rouge, aveuglant, fulgurant. Fernande soufflait dans une robe écossaise dont le corsage, lacé à toute force par ses compagnes, soulevait sa croulante poitrine en un double dôme toujours agité qui semblait liquide sous l'étoffe.</text:span><text:line-break/><text:span text:style-name="T27">Raphaële, avec une coiffure emplumée simulant un nid plein d'oiseaux, portait une toilette lilas, pailletée d'or, quelque chose d'oriental qui seyait à sa physionomie de Juive. Rosa la Rosse, en jupe rose à larges volants, avait l'air d'une enfant trop grasse, d'une naine obèse ; et les deux Pompes semblaient s'être taillé des accoutrements étranges au milieu de vieux rideaux de fenêtre, ces vieux rideaux à ramages datant de la Restauration.</text:span></text:p>
      <text:p text:style-name="P295">Sitôt qu'elles ne furent plus seules dans le compartiment, ces dames prirent une contenance grave, et se mirent à parler de choses relevées pour donner une bonne opinion d'elles. Mais à Bolbec apparut un monsieur à favoris blonds, avec des bagues et une chaîne en or, qui mit dans le filet sur sa tête plusieurs paquets enveloppés de toile cirée. Il avait un air farceur et bon enfant. Il salua, sourit et demanda avec aisance : "Ces dames changent de garnison ?" Cette question jeta dans le groupe une confusion embarrassée. Madame enfin reprit contenance, et elle répondit sèchement, pour venger l'honneur du corps : "Vous pourriez bien être poli !" Il s'excusa : "Pardon, je voulais dire de monastère." Madame, ne trouvant rien à répliquer, ou jugeant peut-être la rectification suffisante, fit un salut digne en pinçant les lèvres. »</text:p>
      <text:p text:style-name="P262">Maupassant, <text:span text:style-name="T319">l</text:span>a maison <text:span text:style-name="T319">T</text:span>éllier</text:p>
      <text:p text:style-name="P258"/>
      <text:p text:style-name="P258"/>
      <text:p text:style-name="P289">La dignité chrétienne  <text:span text:style-name="T29">(monothéiste)</text:span>:</text:p>
      <text:p text:style-name="P290"/>
      <text:p text:style-name="P238"><text:span text:style-name="T40">«</text:span><text:span text:style-name="T27">Dieu créa l'homme à son image, il le créa à l'image de Dieu, il créa l'homme et la femme. » </text:span></text:p>
      <text:p text:style-name="P238"><text:span text:style-name="T28">Genèse</text:span><text:span text:style-name="T40"> </text:span><text:span text:style-name="T41">1-27</text:span></text:p>
      <text:p text:style-name="P263"/>
      <text:p text:style-name="P263"/>
      <text:p text:style-name="P263"><text:soft-page-break/>De ce fait, la dignité humaine s’établit comme une valeur ontologique de l’homme, de par son origine divine.</text:p>
      <text:p text:style-name="P263">La dignité est une valeur absolu, inaliénable, intrinsèque, universelle.</text:p>
      <text:p text:style-name="P263"><text:span text:style-name="T319">L</text:span>e christianisme est la religion de l’incarnation.</text:p>
      <text:p text:style-name="P263">Lorsque Dieu s’incarne, il se fait pauvre, fragile à travers le christ.</text:p>
      <text:p text:style-name="P240"><text:span text:style-name="T39">Alors que les dieux </text:span><text:span text:style-name="T42">païens</text:span><text:span text:style-name="T39"> s’incarn</text:span><text:span text:style-name="T43">ait habituellement</text:span><text:span text:style-name="T39"> dans les traits de la puissance.</text:span></text:p>
      <text:p text:style-name="P264">Le christ affirme la dignité chez les gens qui semblerait en mériter le moins : les pauvres, les malades,…</text:p>
      <text:p text:style-name="P264"/>
      <text:p text:style-name="P264">L’affirmation chrétienne selon laquelle tous les hommes sont dignes dépend de l’existence d<text:span text:style-name="T319">e</text:span> <text:span text:style-name="T319">D</text:span>ieu, <text:span text:style-name="T319">celui-ci </text:span>nous ayant fait à son image.</text:p>
      <text:p text:style-name="P259"/>
      <text:p text:style-name="P259"/>
      <text:p text:style-name="P289">La dignité kantienne :</text:p>
      <text:p text:style-name="P257"/>
      <text:p text:style-name="P265">« les choses ont un prix, mais l’homme possède une dignité. »</text:p>
      <text:p text:style-name="P276">les fondements de la métaphysique des mœurs, <text:span text:style-name="T317">Kant</text:span></text:p>
      <text:p text:style-name="P276"/>
      <text:p text:style-name="P276"/>
      <text:p text:style-name="P276"/>
      <text:p text:style-name="P266"><text:span text:style-name="T317">La </text:span>Dignité <text:span text:style-name="T317">kantienne</text:span> est sans degré, ni partie. <text:span text:style-name="T317">T</text:span>ous les hommes sont dignes de la même dignité.</text:p>
      <text:p text:style-name="P266"><text:span text:style-name="T317">La dignité humaine ne présuppose pas l’existence de Dieu, ce qui aboutit à une</text:span> <text:span text:style-name="T317">laïcisation</text:span> de dignité, <text:span text:style-name="T317">et également à une</text:span> démocratisation de la dignité.</text:p>
      <text:p text:style-name="P265"/>
      <text:p text:style-name="P265">Chez Kant, on est pas plus ou moins digne. Si vous êtes homme, vous êtes digne. <text:span text:style-name="T317">Cependant </text:span>Kant n’accorde aucune dignité aux animaux.</text:p>
      <text:p text:style-name="P265">Cette dignité humaine découle de la loi morale présente en toute homme.</text:p>
      <text:p text:style-name="P257"/>
      <text:p text:style-name="P289">La dignité relationnelle (hegelienne) :</text:p>
      <text:p text:style-name="P257"/>
      <text:p text:style-name="P267"><text:span text:style-name="T317">Il s’agit içi de montrer </text:span>le rôle fondamental <text:span text:style-name="T317">que joue </text:span>autrui dans <text:span text:style-name="T60">l’accès</text:span> à la dignité. Dans la phénoménologie de l’esprit, Hegel nous dit « si ma dignité n’est pas reconnu par les autres, elle n’est pas reconnu pleinement »</text:p>
      <text:p text:style-name="P267">La dignité <text:span text:style-name="T317">précède</text:span> la reconnaissance, mais la reconnaissance accomplit, <text:span text:style-name="T317">et </text:span>réalise la dignité.</text:p>
      <text:p text:style-name="P267"/>
      <text:p text:style-name="P267"><text:soft-page-break/><text:span text:style-name="T317">D’un autre manière, </text:span>Aristote distingue les être en puissance, <text:span text:style-name="T317">et l</text:span>es être en acte. Dans cette tradition aristotélicienne, on peut considérer que la dignité habite l’homme en puissance, et qu autrui la transforme en acte.</text:p>
      <text:p text:style-name="P267"/>
      <text:p text:style-name="P275">Pour mieux illustrer, cette notion d’être en puissance et d’être en acte, on peut prendre l’exemple d’une graine. La graine représente un être en puissance, là où la fleur représente un être en acte.</text:p>
      <text:p text:style-name="P275"/>
      <text:p text:style-name="P275">La dignité ne peut passer d’un être en puissance à un être en acte que part l’échanges et les interactions sociales.</text:p>
      <text:p text:style-name="P267"><text:s/></text:p>
      <text:p text:style-name="P267"/>
      <text:p text:style-name="P289">La dignité moderne :</text:p>
      <text:p text:style-name="P257"/>
      <text:p text:style-name="P273">La déontologie moderne fait un place immense à la valeur d’autonomie. Le rôle du soignant est de placer le patient en position d’autonomie physique et psychique. </text:p>
      <text:p text:style-name="P269"><text:span text:style-name="T315">Il en découle que l</text:span>a dignité est <text:span text:style-name="T315">vécu comme</text:span> relative <text:span text:style-name="T316">au</text:span> :</text:p>
      <text:p text:style-name="P268">- <text:span text:style-name="T315">D</text:span>egré d’autonomie <text:span text:style-name="T315">de la personne</text:span></text:p>
      <text:p text:style-name="P269">- <text:span text:style-name="T315">D</text:span>egré d’indépendance <text:span text:style-name="T315">de la personne</text:span></text:p>
      <text:p text:style-name="P269">- <text:span text:style-name="T315">D</text:span>egré de <text:span text:style-name="T315">maîtrise de la personne</text:span></text:p>
      <text:p text:style-name="P321">Il est sans doute possible de lier cette vision de la dignité avec une vision cartésienne de l’Homme, en tant que maître et possesseur de la nature.</text:p>
      <text:p text:style-name="P321">Vision dans laquelle ce qui fait de vous un Homme, est votre capacité à contrôler le monde qui vous entoure. Perdait cette faculté, et vous perdez également ce qui vous rend digne. </text:p>
      <text:p text:style-name="P297"/>
      <text:p text:style-name="P297">«Mais, sitôt que j'ai eu acquis quelques notions générales touchant la physique, et que, commençant à les éprouver en diverses difficultés particulières, j'ai remarqué jusques où elles peuvent conduire, et combien elles diffèrent des principes dont on s'est servi jusques à présent, j'ai cru que je ne pouvois les tenir cachées sans pécher grandement contre la loi qui nous oblige à procurer autant qu'il est en nous le bien général de tous les hommes: car elles m'ont fait voir qu'il est possible de parvenir à des connaissances qui soient fort utiles à la vie ; et qu'au lieu de cette philosophie spéculative qu'on enseigne dans les écoles, on en peut trouver une pratique, par laquelle, connoissant la force et les actions du feu, de l'eau, de l'air, des astres, des cieux, et de tous les autres corps qui nous environnent, aussi distinctement que nous connoissons les divers métiers <text:soft-page-break/>de nos artisans, nous les pourrions employer en même façon à tous les usages auxquels ils sont propres, et ainsi <text:span text:style-name="T61">nous rendre comme maîtres et possesseurs de la nature</text:span>. Ce qui n'est pas seulement à désirer pour l'invention d'une infinité d'artifices, qui feroient qu'on jouiroit sans aucune peine des fruits de la terre et de toutes les commodités qui s'y trouvent, mais principalement aussi pour la conservation de la santé, laquelle est sans doute le premier bien et le fondement de tous les autres biens de cette vie ; car même l'esprit dépend si fort du tempérament et de la disposition des organes du corps, que, s'il est possibles de trouver quelque moyen qui rende communément les hommes plus sages et plus habiles qu'ils n'ont été jusques ici, je crois que c'est dans la médecine qu'on doit le chercher. »</text:p>
      <text:p text:style-name="P320">Descartes</text:p>
      <text:p text:style-name="P268"/>
      <text:p text:style-name="P274">D’un certaine manière, cette notion de la dignité ressemble étrangement à celle de dignité bourgeoise.</text:p>
      <text:p text:style-name="P270"/>
      <text:p text:style-name="P274">Finalement ce qui compte ce n’est sans doute pas de savoir si une personne est digne en soi ou non, mais plutôt de se concentrer sur les conditions pour qu’elle le soit.</text:p>
      <text:p text:style-name="P268"/>
      <text:p text:style-name="P32"/>
      <text:h text:style-name="Heading_20_2" text:outline-level="2"><text:bookmark-start text:name="__RefHeading___Toc6033_3933352033"/>Le consentement :<text:bookmark-end text:name="__RefHeading___Toc6033_3933352033"/></text:h>
      <text:p text:style-name="P210"/>
      <text:p text:style-name="P200">Cette partir a été supprimé et sera réécrite par la suite.</text:p>
      <text:p text:style-name="P395"/>
      <text:p text:style-name="P31"/>
      <text:h text:style-name="Heading_20_2" text:outline-level="2"><text:bookmark-start text:name="__RefHeading___Toc6035_3933352033"/>La confiance<text:bookmark-end text:name="__RefHeading___Toc6035_3933352033"/></text:h>
      <text:p text:style-name="P210"/>
      <text:h text:style-name="P436" text:outline-level="3"><text:bookmark-start text:name="__RefHeading___Toc5583_2654796477"/>Une confiance propre à chaque relation<text:bookmark-end text:name="__RefHeading___Toc5583_2654796477"/></text:h>
      <text:p text:style-name="P359"/>
      <text:p text:style-name="P338">L’étymologie du mot confiance signifie « foi en quelque chose, en quelqu’un ». Se fier à, car il s’agit bien de cela : se fier à un autre, à l’inconnu, se confier pleinement. Les arcanes de cette confiance seront propres à chaque relation, implicitement liée aux deux êtres en présence. Il s’agit d’une attitude face à une situation inconnue et aux inconnues multiples voire démultipliées  - non connaissance de l’altérité mise en <text:soft-page-break/>présence, de la demande, de la réponse – de la capacité à croire en l’autre, et de s’en remettre à lui. En ayant cette confiance mutuelle, aucune des deux rationalités ne peut être remise en cause, ni celle du malade venu chercher une aide, ni celle du soignant apportant ses compétences en réponse.</text:p>
      <text:p text:style-name="P338"/>
      <text:p text:style-name="P338">Donner sa confiance au soignant c’est accepter la démarche clinique, permettre à ce même soignant de travailler.</text:p>
      <text:p text:style-name="P338">Accorder sa confiance au malade c’est, entre autre, comprendre sa demande de soins, la respecter. </text:p>
      <text:p text:style-name="P338"/>
      <text:p text:style-name="P338">Demander la confiance du malade sans lui donner la sienne serait pernicieux et délétère à cette relation fragile.</text:p>
      <text:p text:style-name="P338"/>
      <text:p text:style-name="P339">La vulnérabilité de chacun ne peut être niée tant celle du malade, profane qui s’en remet au soignant, que celle du soignant soumis à la difficulté de l’exercice médical <text:span text:style-name="T320">ou paramédical</text:span> et à ses écueils. </text:p>
      <text:p text:style-name="P339">Seule la réciprocité permet de s’engager mutuellement, de s’en remettre à l’autre, de collaborer. </text:p>
      <text:p text:style-name="P339"/>
      <text:p text:style-name="P339">Si ce lien n’est pas réciproque, la relation de soins ne peut être construite et encore moins exister dans sa plénitude. Ne pas faire confiance à celui qui est partie prenante dans cette relation la rendrait à sens unique et perdrait de fait son sens d’échange. </text:p>
      <text:p text:style-name="P339">Deux identités distinctes qui ne se sont pas choisies, deux finalités qui tendent vers le même but mais dont les motivations peuvent être différentes. L’un vient chercher un soin, la guérison, l’autre met à disposition une technicité, un savoir.La confiance s’inscrit comme un postulat bilatéral de bienveillance à l’égard de l’autre, permettant de s’ouvrir à l’autre. </text:p>
      <text:p text:style-name="P339">Si la confiance est nécessaire à l’établissement de la relation, elle n’est pas suffisante. Respect, écoute, attention, honnêteté sont autant d’arcanes non exhaustives qui viennent sceller non seulement la rencontre, mais deviennent éléments majeurs de la relation.</text:p>
      <text:p text:style-name="P338"/>
      <text:p text:style-name="P338"><text:span text:style-name="T56">Si l’on considère que dans l</text:span>es échanges humains, <text:span text:style-name="T56">la forme de l’échange compte autant que son contenu. On peut alors dire que l</text:span>a relation de soins ne se limite pas à l’échange d’un service de soins. Elle <text:span text:style-name="T56">réalise également</text:span> la construction d’un lien entre le soignant et le soigné.</text:p>
      <text:p text:style-name="P338"><text:soft-page-break/>Dans ce cadre, <text:span text:style-name="T55"><text:s/>la confiance se présente, non seulement comme un mode efficient de coordination des transactions économiques mais aussi des relations sociales (Ring, Van De Ven, 1992 et Ring, 1993; Granovetter, 1994, Coriat, Guennif, 1999).</text:span></text:p>
      <text:p text:style-name="P338"/>
      <text:p text:style-name="P338">La confiance prend <text:span text:style-name="T56">particulièrement </text:span>son sens en présence d'incertitudes, telles que l'information imparfaite ou incomplète dont disposent les agents (incertitude qui affecte la relation présente) et la difficulté à produire des anticipations parfaites (incertitude qui concerne la difficulté de prédire les attitudes et comportements futurs des partenaires ainsi que leurs résultats ou effets). </text:p>
      <text:p text:style-name="P217"/>
      <text:p text:style-name="P217"/>
      <text:p text:style-name="P231">1ère définition :</text:p>
      <text:p text:style-name="P231"/>
      <text:p text:style-name="P218">La confiance peut se définir comme la présomption que, en situation <text:span text:style-name="T58">d’incertitude, l’autre partie va, y compris face à des circonstances imprévues, agir en fonction des règles de comportement que nous trouvons acceptables.</text:span></text:p>
      <text:p text:style-name="P231"/>
      <text:p text:style-name="P232">2ème définition :</text:p>
      <text:p text:style-name="P219"/>
      <text:p text:style-name="P219">La confiance peut se définir comme la volonté délibérée d'être vulnérable aux actions d'une autre partie fondée sur l'espérance que celle-ci accomplira une action importante pour la partie qui accorde sa confiance, indépendamment de la capacité de cette dernière à surveiller ou contrôler l'autre partie".</text:p>
      <text:p text:style-name="P219"/>
      <text:p text:style-name="P233">3ème définition :</text:p>
      <text:p text:style-name="P219"/>
      <text:p text:style-name="P219">La confiance désigne une situation dans laquelle pour entreprendre une action, un agent A s'en remet à ce qu'un agent B dit, promet ou fait sans chercher à vérifier ou à contrôler par lui même ce que B dit, promet ou fait </text:p>
      <text:p text:style-name="P217"/>
      <text:p text:style-name="P222">La confiance est rendu nécessaire par les difficultés d’évaluation du service de soins par le patient lui même. <text:span text:style-name="T59">Le patient et son entourage se limite généralement à une évaluation du « care », et laisse de côté les aspects « cure » de la prise en charge.</text:span></text:p>
      <text:p text:style-name="P222"/>
      <text:p text:style-name="P222"><text:soft-page-break/><text:span text:style-name="T321">L</text:span>e soignant, <text:span text:style-name="T57">par son statut d’expert,</text:span> est amené à évaluer lui même la qualité de son service. Ce mécanisme implique un<text:span text:style-name="T59">e</text:span> relation de confiance pour fonctionner <text:span text:style-name="T59">efficacement</text:span>.</text:p>
      <text:p text:style-name="P224"/>
      <text:p text:style-name="P225">La confiance est d’autant plus importante que l’évaluation est :</text:p>
      <text:p text:style-name="P225">- <text:span text:style-name="T321">I</text:span>ncertaine</text:p>
      <text:p text:style-name="P225">- <text:span text:style-name="T321">S</text:span>ubjective</text:p>
      <text:p text:style-name="P225">- <text:span text:style-name="T321">Et </text:span>partiel<text:span text:style-name="T321">le</text:span></text:p>
      <text:p text:style-name="P216"/>
      <text:p text:style-name="P220">En audioprothèse, l’incertitude portera <text:span text:style-name="T59">à la fois sur le service de soins, et sur le produit de soins. Pour faire une liste non exhaustive des sources d’incertitudes, on peut citer :</text:span></text:p>
      <text:p text:style-name="P221">- l’incertitude diagnostique</text:p>
      <text:p text:style-name="P221">- l’incertitude sur le choix et l’efficacité thérapeutique</text:p>
      <text:p text:style-name="P221">- l’incertitude sur la fiabilité du produit</text:p>
      <text:p text:style-name="P221">- <text:span text:style-name="T59">ou encore l’incertitude sur la continuité des soins</text:span></text:p>
      <text:p text:style-name="P221"/>
      <text:p text:style-name="P230">La confiance permet de réduire l’incertitude dans la relation de soins. Elle ne peut cependant se construire que <text:span text:style-name="T322"><text:s/>dans un cadre stabe permettant un sentiment de sécurité et une proximité psychologique, sociale, culturelle, émotionnelle. </text:span></text:p>
      <text:p text:style-name="P223"/>
      <text:p text:style-name="P234"><text:span text:style-name="T44">La confiance </text:span><text:span text:style-name="T45">est </text:span><text:span text:style-name="T44">construite </text:span><text:span text:style-name="T45">au fil de la</text:span><text:span text:style-name="T44"> relation de soins. </text:span><text:span text:style-name="T30">Elle se renforce ou se réduit au fur et à mesure des interactions entre le soignant et le soigné.</text:span></text:p>
      <text:p text:style-name="P236"><text:span text:style-name="T44">O</text:span><text:span text:style-name="T30">n </text:span><text:span text:style-name="T46">peut</text:span><text:span text:style-name="T30"> distingue</text:span><text:span text:style-name="T46">r</text:span><text:span text:style-name="T30"> :</text:span></text:p>
      <text:p text:style-name="P226">- la confiance relationnelle</text:p>
      <text:p text:style-name="P226">- la confiance rationnelle</text:p>
      <text:p text:style-name="P236"><text:span text:style-name="T30">La confiance relationnelle </text:span><text:span text:style-name="T46">s’appuie</text:span><text:span text:style-name="T30"> sur la qualité de la relation humaine tissé avec le patient.</text:span></text:p>
      <text:p text:style-name="P236"><text:span text:style-name="T30">La confiance rationnelle </text:span><text:span text:style-name="T46">s’appuie</text:span><text:span text:style-name="T30"> sur la compétence, et l’expertise du soignant.</text:span></text:p>
      <text:p text:style-name="P227">Ces deux formes de confiances sont particulièrement interdépendante dans un contexte de soins.</text:p>
      <text:p text:style-name="P229"/>
      <text:h text:style-name="Heading_20_3" text:outline-level="3"><text:bookmark-start text:name="__RefHeading___Toc6091_1920768285"/>L<text:span text:style-name="T268">es déterminants de la </text:span>confiance :<text:bookmark-end text:name="__RefHeading___Toc6091_1920768285"/></text:h>
      <text:p text:style-name="P229"/>
      <text:p text:style-name="P229">Les déterminants de la confiance sont:</text:p>
      <text:p text:style-name="P229">-l’attitude et le comportement du soignant</text:p>
      <text:p text:style-name="P229">-l’information fournie</text:p>
      <text:p text:style-name="P229"><text:soft-page-break/></text:p>
      <text:p text:style-name="P227">L’attitude et le comportement du soignant :</text:p>
      <text:p text:style-name="P229"/>
      <text:p text:style-name="P235"><text:span text:style-name="T30">Le forward guidance, </text:span><text:span text:style-name="T54">par exemple,</text:span><text:span text:style-name="T30"> permet au soignant de limiter l’incertitude, tout en </text:span><text:span text:style-name="T45">renforçant</text:span><text:span text:style-name="T30"> la relation de confiance, </text:span><text:span text:style-name="T45">dans la mesure ou il s’applique à remplir ses engagements.</text:span></text:p>
      <text:p text:style-name="P226">Les marques de fiabilité, d’intégrité, d’authenticité <text:span text:style-name="T323">de manière générale</text:span> favorise l’établissement du lien de confiance.</text:p>
      <text:p text:style-name="P226"/>
      <text:p text:style-name="P236"><text:span text:style-name="T30">L’</text:span><text:span text:style-name="T46">information délivrée au patient :</text:span></text:p>
      <text:p text:style-name="P228"/>
      <text:p text:style-name="P228">« la confiance est impossible si l'information est nulle, elle est inutile si l'information est parfaite et totale ». </text:p>
      <text:p text:style-name="P228"/>
      <text:p text:style-name="P227">L’information du patient est :</text:p>
      <text:p text:style-name="P227">- une obligation légale</text:p>
      <text:p text:style-name="P227">- une obligation déontologique</text:p>
      <text:p text:style-name="P227">- Souvent l’expression d’un besoin exprimé par le patient</text:p>
      <text:p text:style-name="P227">- Parfois un élément du processus de guérison (<text:span text:style-name="T323">traitement de l’</text:span>acouphène)</text:p>
      <text:p text:style-name="P227"/>
      <text:p text:style-name="P227">Elle représente une condition d'adhésion, de consentement et de participation des patients au processus de soins. Le consentement du patient constitue, du fait de l'information qu'elle nécessite de délivrer, un moyen de réduire l'asymétrie informationnelle entre les partenaires. Cependant, pour que le patient soit en mesure d'exprimer clairement son consentement encore faut-il qu'on lui fournisse les informations nécessaires.</text:p>
      <text:p text:style-name="P227">Le consentement est une marque de confiance puisque le patient procède à un acte formel d'autorisation qui à priori reflète une certaine confiance.</text:p>
      <text:p text:style-name="P300"/>
      <text:p text:style-name="P300"/>
      <text:p text:style-name="P300">La confiance:</text:p>
      <text:p text:style-name="P300"/>
      <text:p text:style-name="P300">La confiance émerge d'une double origine:</text:p>
      <text:p text:style-name="P300"><text:s text:c="2"/>- émotionnelle</text:p>
      <text:p text:style-name="P300"><text:s text:c="2"/>- rationnelle</text:p>
      <text:p text:style-name="P300">Elle tire sa source <text:span text:style-name="T331">successivement</text:span> entre le pari rationnel et le saut irrationnel.</text:p>
      <text:p text:style-name="P300"/>
      <text:p text:style-name="P300"><text:soft-page-break/>Cette <text:span text:style-name="T331">ambiguïté</text:span> est reflété dans <text:span text:style-name="T331">étymologie</text:span> du mot:</text:p>
      <text:p text:style-name="P300"><text:s text:c="2"/>- Foi, fidélité, confidence</text:p>
      <text:p text:style-name="P300"><text:s text:c="2"/>- Crédit, connaissance</text:p>
      <text:p text:style-name="P300"/>
      <text:p text:style-name="P300">Le saut irrationnel:</text:p>
      <text:p text:style-name="P300"/>
      <text:p text:style-name="P300">Il s'agit du fondement non cognitif de la confiance, elle implique un abandon assez radical à l'autre.</text:p>
      <text:p text:style-name="P300"/>
      <text:p text:style-name="P300">Cette confiance se refuse à chercher à étendre son savoir au <text:span text:style-name="T345">delà</text:span> de la base qui la construite. Elle ne se justifie pas, elle ne s'explique pas.</text:p>
      <text:p text:style-name="P300"/>
      <text:p text:style-name="P300">George Simmel:</text:p>
      <text:p text:style-name="P300">"Celui qui sait tout n'a pas besoin de la confiance, et celui qui ne sait rien ne peut pas faire confiance."</text:p>
      <text:p text:style-name="P300"/>
      <text:p text:style-name="P300">Le revers de cette confiance aveugle est la trahison. La confiance non cognitive est à la fois extrement </text:p>
      <text:p text:style-name="P300">efficace dans capacité à facilité les rapports sociaux, et également extremêment risquée.</text:p>
      <text:p text:style-name="P300"/>
      <text:p text:style-name="P300">La confiance cognitive ou rationnelle:</text:p>
      <text:p text:style-name="P300"/>
      <text:p text:style-name="P300">La confiance rationnelle est un pari raisonnable. Certains diront qu'une confiance rationnelle n'est pas de la confiance.</text:p>
      <text:p text:style-name="P300"/>
      <text:p text:style-name="P300">Je fais confiance car j'ai des garanties que la personne en qui j'ai confiance est digne de confiance.</text:p>
      <text:p text:style-name="P300">Je fais confiance car j'ai des raisons de croire que il est dans l'intérêt de cette</text:p>
      <text:p text:style-name="P300">personne d'être digne de confiance. George ardin parle d'intérêts encapsulés.</text:p>
      <text:p text:style-name="P300"/>
      <text:p text:style-name="P300">Dans la confiance cognitive émerge une forme de coopération.</text:p>
      <text:p text:style-name="P300"/>
      <text:p text:style-name="P300">Le revers de cette forme de confiance est la déception</text:p>
      <text:p text:style-name="P300"/>
      <text:p text:style-name="P300">La bioéthique moderne s'appuye sur la confiance, mais plus spécifiquement sur la confiance rationnelle.</text:p>
      <text:p text:style-name="P300"><text:soft-page-break/></text:p>
      <text:p text:style-name="P300">Critère de la confiance épistémique:</text:p>
      <text:p text:style-name="P300"><text:s text:c="2"/>- La légitimité issue du messagé:</text:p>
      <text:p text:style-name="P300"><text:s text:c="4"/>- issue de la réputation de la personne qui porte la connaissance</text:p>
      <text:p text:style-name="P300"><text:s text:c="4"/>- issue de l'autorité de la personne qui porte la connaissance</text:p>
      <text:p text:style-name="P300"><text:s text:c="2"/>Malheuresement la vérité n'a pas de lien direct avec la vertu</text:p>
      <text:p text:style-name="P300"><text:s text:c="2"/>- La légitimité issue du message:</text:p>
      <text:p text:style-name="P300"><text:s text:c="4"/>- issue du formalisme du contenu (Alain de Roissiere): équation vs anniecdote</text:p>
      <text:p text:style-name="P300"><text:s text:c="4"/>- issue de son apparente neutralité</text:p>
      <text:p text:style-name="P300"><text:s text:c="2"/>- La légitimité issue du contexte:</text:p>
      <text:p text:style-name="P300"><text:s text:c="4"/>- Biais de confirmation</text:p>
      <text:p text:style-name="P300"><text:s text:c="4"/>- Biais d'interprétation</text:p>
      <text:p text:style-name="P300"><text:s text:c="2"/>- La légitimité issue du processus de production de la connaissance:</text:p>
      <text:p text:style-name="P300"><text:s text:c="4"/>- Test statistique, wikipedia (anonymisation, sourcing),...</text:p>
      <text:p text:style-name="P300"/>
      <text:p text:style-name="P300">Au final, l'ensemble de ces critères peut être remis en question. Ce qui réduit</text:p>
      <text:p text:style-name="P300">l'écart entre confiance non cognitive et confiance rationelle.</text:p>
      <text:p text:style-name="P300"/>
      <text:p text:style-name="P300"/>
      <text:h text:style-name="Heading_20_2" text:outline-level="2">La morale à travers l’hypothèse naturaliste :</text:h>
      <text:p text:style-name="Text_20_body"/>
      <text:p text:style-name="Text_20_body"/>
      <text:h text:style-name="P441" text:outline-level="2">L'hypothèse naturaliste:</text:h>
      <text:p text:style-name="P307"/>
      <text:p text:style-name="P479"><text:span text:style-name="T87">L'hypothèse naturaliste </text:span><text:span text:style-name="T96">soutient</text:span><text:span text:style-name="T87"> l'hypothèse selon laquelle nous serions prédisposé à acquérir des comportements moraux.</text:span></text:p>
      <text:p text:style-name="P307">Cette hypothèse ne nient pas <text:span text:style-name="T341">pour autant </text:span>le <text:span text:style-name="T341">rôle</text:span> de la culture, de l'éducation, <text:span text:style-name="T341">et </text:span>des expériences de vie dans la construction psychologique de chaque individu.</text:p>
      <text:p text:style-name="P307"/>
      <text:p text:style-name="P307">A l'inverse l'hypothèse culturaliste défend l'idée selon laquelle les comportements moraux ne sont issues que de l'e<text:span text:style-name="T341">n</text:span>vironnement dans lequel l'individu grandit. Environnement qui englobe la culture, l'éducation,...</text:p>
      <text:p text:style-name="P307"/>
      <text:p text:style-name="P318">Quels sont les arguments en faveurs de l’hypothèse naturaliste de la morale ?</text:p>
      <text:p text:style-name="P307"><text:soft-page-break/></text:p>
      <text:p text:style-name="P307">1-Précocité</text:p>
      <text:p text:style-name="P307"/>
      <text:p text:style-name="P307">L'âge d'apparition des comportements moraux sont une preuve en faveur de l'hypothèse naturaliste.</text:p>
      <text:p text:style-name="P307">Des l'age de 3 ans, les enfants sont capable de justice proportionnelle, dit autrement de récompenser plus ce qui travaille le plus.</text:p>
      <text:p text:style-name="P307">Des l'âge de 12 mois, les enfants sont capable de réagir à des répartitions inégales présentées à travers un spectacle de marionnettes.</text:p>
      <text:p text:style-name="P307">Des l'age de 6-7 mois, les nouveaux nés prefèrent interagir avec une marionnette qui en aide une autre plutot qu'une marionnette qui en embêtent une autre.</text:p>
      <text:p text:style-name="P307"/>
      <text:p text:style-name="P307">2-Régularité</text:p>
      <text:p text:style-name="P307"/>
      <text:p text:style-name="P307">Montaigne vs Rousseau</text:p>
      <text:p text:style-name="P307"/>
      <text:p text:style-name="P307">"Ici on vit de chair humaine; là c'est office de piété de tuer son père en certain âge; ailleurs les <text:span text:style-name="T341">pères</text:span> ordonnent des enfants encore au ventre des mères, ceux qu'ils veulent être nourris et conservés, et ceux qu'ils veulent être abandonnés et tués"</text:p>
      <text:p text:style-name="P307">Montaigne, les essais</text:p>
      <text:p text:style-name="P307"/>
      <text:p text:style-name="P307">"O Montaigne! Sois sincère et vrai, si un philosophe peut l'être, et dis moi s'il est quelque pays sur la Terre où ce soit un crime de garder sa foi, d'être clément, bienfaisant, gén<text:span text:style-name="T341">é</text:span>reux; où l'homme de bien soit méprisable, et le perfide honoré"</text:p>
      <text:p text:style-name="P307">Rousseau</text:p>
      <text:p text:style-name="P307"/>
      <text:p text:style-name="P318">il existe bien évidemment des différences culturelles dans la définition de l’acte moral. Cependant ces variations sont de faible ampleures, et une base commune à toute l’humanité du sens moral peut être défendue. </text:p>
      <text:p text:style-name="P307">Dans les sociétés traditionnelles de chasseur <text:span text:style-name="T341">cueilleur par exemple</text:span>, on retrouve le principe de justice proportionnelle qui partage le butin de la chasse en fonction du mérite.</text:p>
      <text:p text:style-name="P307"/>
      <text:p text:style-name="P307">3-Génétique</text:p>
      <text:p text:style-name="P307"/>
      <text:p text:style-name="P307"><text:soft-page-break/>la base génétique de la psychopathie <text:span text:style-name="T342">est un argument en faveur de l’hypothèse naturaliste. </text:span></text:p>
      <text:p text:style-name="P319">L’absence de sens moral chez les sujets psychopathes résulteraient d’un fonctionnement neurologique défaillant, issue de variations génétiques spécifiques.</text:p>
      <text:p text:style-name="P319"><text:s/></text:p>
      <text:p text:style-name="P307">les études de jumeaux montrent <text:span text:style-name="T342">également</text:span> une tendance similaire d'individus génétiquement proches à avoir des op<text:span text:style-name="T342">i</text:span>nions politiques similaires.</text:p>
      <text:p text:style-name="P319">Des jumeaux séparés à la naissance et ayant vécu dans des contextes socio-culturelles différents montrent tout de même un proximité d’opinions.</text:p>
      <text:p text:style-name="P307"/>
      <text:p text:style-name="P307">4-<text:span text:style-name="T343">Hiérarchie des </text:span>normes</text:p>
      <text:p text:style-name="P307"/>
      <text:p text:style-name="P307">On est capable de faire la distinction entre des norme conventionnelles et des normes morales.</text:p>
      <text:p text:style-name="P307"/>
      <text:p text:style-name="P307">Si vous racontez à un enfant que la maitresse lui a dit qu'il avait le droit d'aller à l'école en pyjama. Il y a de forte chance qu'il soit d'accord pour le faire.</text:p>
      <text:p text:style-name="P307">Si vous racontez à un enfant que la <text:span text:style-name="T343">maîtresse</text:span> lui a dit qu'il avait le droit de frapper ses camarades. Il y a de fortes chances qu'il s'oppose à vous.</text:p>
      <text:p text:style-name="P307"/>
      <text:p text:style-name="P307">La théorie culturaliste ne donne pas à la norme morale un statut particulier. Il s'agit d'une norme sociale comme une autre.</text:p>
      <text:p text:style-name="P307">En d'autres termes, il est <text:span text:style-name="T343">difficile</text:span> d'expliquer ces distinctions entre normes </text:p>
      <text:p text:style-name="P307">conventionnelles et normes morales dans le formalisme culturaliste.</text:p>
      <text:p text:style-name="P307"/>
      <text:p text:style-name="P307">Il existe des modèles de simulation dans lesquelles le caractère morale d'un individu favorise sa capacité de reproduction. Ce sont des arguments en faveur du théorie évolutionniste de la morale.</text:p>
      <text:p text:style-name="P307"/>
      <text:p text:style-name="P307">les critères suivants du jugement morale:</text:p>
      <text:p text:style-name="P307"><text:s text:c="2"/>- Rapidité</text:p>
      <text:p text:style-name="P307"><text:s text:c="2"/>- Automatisme</text:p>
      <text:p text:style-name="P307"><text:s text:c="2"/>- Spécificité</text:p>
      <text:p text:style-name="P307"><text:s text:c="2"/>- Et le caractère inconscient</text:p>
      <text:p text:style-name="P307">permettent d'inscrire la morale dans un théorie modulaire de la cognition.</text:p>
      <text:p text:style-name="P307"/>
      <text:p text:style-name="P307"><text:soft-page-break/>Les philosophes écossais ont <text:span text:style-name="T344">développé</text:span> l'idée d'organe morale dès le XVIII siècle.</text:p>
      <text:p text:style-name="P307"/>
      <text:p text:style-name="P307">Même si il est souvent possible d'avancer des raisons à nos jugements moraux. Elles ne sont pour la plupart que des justifications à posteriori d'un comportement inné. <text:span text:style-name="T343">(Voir l</text:span>e modèle intuitionniste de la morale-Jonathan Haidt<text:span text:style-name="T343">)</text:span></text:p>
      <text:p text:style-name="P340"/>
      <text:p text:style-name="P340"/>
      <text:p text:style-name="P300"/>
      <text:p text:style-name="P300">Dans l'hypothèse naturaliste, le sens moral est <text:span text:style-name="T336">un processus mental</text:span>.</text:p>
      <text:p text:style-name="P300"/>
      <text:p text:style-name="P300">Cette algorithme mental peut être envisagé comme un modèle entrée-sortie:</text:p>
      <text:list xml:id="list1783609052" text:style-name="L14">
        <text:list-item>
          <text:p text:style-name="P461">Entrée : un dilemme morale</text:p>
        </text:list-item>
      </text:list>
      <text:list xml:id="list3005184271" text:style-name="L15">
        <text:list-item>
          <text:p text:style-name="P472"><text:span text:style-name="T93">S</text:span><text:span text:style-name="T87">ortie : un jugement morale</text:span></text:p>
        </text:list-item>
      </text:list>
      <text:p text:style-name="P300"/>
      <text:p text:style-name="P12"><text:span text:style-name="T93">Ce processus</text:span><text:span text:style-name="T87"> moral ne constitue pas à lui seul l'ensemble de nos processus mentaux. Il exi</text:span><text:span text:style-name="T95">s</text:span><text:span text:style-name="T87">te </text:span><text:span text:style-name="T93">autant d’algorithme que de processus mentaux, on peut en citer quelques uns :</text:span></text:p>
      <text:list xml:id="list2081693258" text:style-name="L16">
        <text:list-item>
          <text:p text:style-name="P468">Le processus qui régit la satiété</text:p>
        </text:list-item>
      </text:list>
      <text:list xml:id="list986221154" text:style-name="L17">
        <text:list-item>
          <text:p text:style-name="P473"><text:span text:style-name="T93">C</text:span><text:span text:style-name="T87">elui qui nous permet de communiquer</text:span></text:p>
        </text:list-item>
      </text:list>
      <text:list xml:id="list4234652650" text:style-name="L18">
        <text:list-item>
          <text:p text:style-name="P469">etc.</text:p>
        </text:list-item>
      </text:list>
      <text:p text:style-name="P314">Notre psychisme fonctionne grâce à l’interaction de multiples modules.</text:p>
      <text:p text:style-name="P300"/>
      <text:p text:style-name="P300">Nos comportements sont la synthèse de ces différents algorithmes. Et il est tout à fait possible que certains d'entre eux entrent en contradiction.</text:p>
      <text:p text:style-name="P300">Par exemple, l'algo de la faim va vous pousser à reprendre du <text:span text:style-name="T336">N</text:span>utella, alors que l'algo de la séduction vous incitera à ne pas retourner à la cuisine pour pouvoir rentrer dans votre maillot de bain cet été.</text:p>
      <text:p text:style-name="P300"/>
      <text:p text:style-name="P300">L'algo de la morale peut lui aussi entrer en contradiction avec d'autres processus décisionnels. Parfois, sa sortie n'est pas <text:span text:style-name="T336">sélectionnée</text:span>, ce qui explique que tous nos comportements ne s<text:span text:style-name="T340">oien</text:span>t pas <text:span text:style-name="T340">toujours</text:span> moraux.</text:p>
      <text:p text:style-name="P300"/>
      <text:p text:style-name="P300"><text:span text:style-name="T336">L</text:span>'algo de la morale a également la particularité de pouvoir intégrer des informations sur le monde. Ces informations vont influer le résultat en sortie.</text:p>
      <text:p text:style-name="P300"/>
      <text:p text:style-name="P300">Par exemple:</text:p>
      <text:list xml:id="list2599807271" text:style-name="L19">
        <text:list-item>
          <text:p text:style-name="P462"><text:soft-page-break/>80% des américains pensent que les personnes pauvres le sont parce qu'elles sont paresseuses.</text:p>
        </text:list-item>
        <text:list-item>
          <text:p text:style-name="P474"><text:span text:style-name="T87">20 % des européens pensent la même chose. </text:span><text:span text:style-name="T93">L</text:span><text:span text:style-name="T87">es européens donnent deux fois plus d'argent aux o</text:span><text:span text:style-name="T93">e</text:span><text:span text:style-name="T87">uvres de charités que les américains.</text:span></text:p>
        </text:list-item>
      </text:list>
      <text:p text:style-name="P313">L’hypothèse naturaliste s’accorde avec ces <text:span text:style-name="T340">variations </text:span>en permettant la prise en compte du contexte culturelle.</text:p>
      <text:p text:style-name="P300"/>
      <text:p text:style-name="P300"><text:span text:style-name="T336">L</text:span>e comportement moral peut diverger d'un individu à l'autre soit:</text:p>
      <text:list xml:id="list3393046786" text:style-name="L20">
        <text:list-item>
          <text:p text:style-name="P475"><text:span text:style-name="T93">Parce qu’</text:span><text:span text:style-name="T87">il</text:span><text:span text:style-name="T93">s</text:span><text:span text:style-name="T87"> ne possède</text:span><text:span text:style-name="T93">nt</text:span><text:span text:style-name="T87"> pas les mêmes croyances, et/ou informations sur le monde</text:span></text:p>
        </text:list-item>
        <text:list-item>
          <text:p text:style-name="P475"><text:span text:style-name="T93">P</text:span><text:span text:style-name="T87">arce qu'il</text:span><text:span text:style-name="T93">s</text:span><text:span text:style-name="T87"> ne donne</text:span><text:span text:style-name="T93">nt</text:span><text:span text:style-name="T87"> pas le même poids à leur algo morale </text:span></text:p>
        </text:list-item>
      </text:list>
      <text:p text:style-name="P300"/>
      <text:p text:style-name="P300">On constate donc que l'hypothèse naturaliste permet <text:span text:style-name="T340">donc</text:span> à la fois d'expliquer certains aspect universaliste de la morale, mais également des aspects relativistes.</text:p>
      <text:p text:style-name="P300"/>
      <text:p text:style-name="P300">L'universalisme morale considère la morale comme universelle. <text:span text:style-name="T340">D</text:span>ans sa forme l<text:span text:style-name="T340">a</text:span> plus radical, <text:span text:style-name="T340">l’absolutisme morale considère comme unique <text:s/>et qu’elle s’applique de manière </text:span>identique <text:span text:style-name="T340">pour chaque</text:span> individu, quelque soit sa culture, son éducation, <text:span text:style-name="T340">son âge,...</text:span></text:p>
      <text:p text:style-name="P300"/>
      <text:p text:style-name="P300">Le relativisme morale considère que la morale dépend de critères environnementaux. Dans sa forme la plus radical, elle stipule que la morale n'est qu'une construction sociale. Elle est souvent associée à l'hypothèse culturaliste.</text:p>
      <text:p text:style-name="P300"/>
      <text:p text:style-name="P300"/>
      <text:p text:style-name="P300">La morale a pour particularité de nous faire adopter des comportements coûteux pour nous-même mais bénéfique à l'autre.</text:p>
      <text:p text:style-name="P300"/>
      <text:p text:style-name="P300"><text:span text:style-name="T337">E</text:span>xemple: achat d'une tablette de chocolat équitable, beaucoup plus chère que la tablette classique et pas vraiment meilleure.</text:p>
      <text:p text:style-name="P300"/>
      <text:p text:style-name="P300">Or les comportements coûteux ne peuvent pas être transmis et propager dans la théorie de l'évolution. Comment donc soutenir l'hypothèse naturaliste malgré cela ?</text:p>
      <text:p text:style-name="P305">Le coût d'un comportement moral pourrait être compensé par des bénéfices cachés. </text:p>
      <text:p text:style-name="P305"><text:soft-page-break/></text:p>
      <text:p text:style-name="P305"/>
      <text:p text:style-name="P316">Les comportements pro-sociaux :</text:p>
      <text:p text:style-name="P306"/>
      <text:p text:style-name="P306">Le souci d'équité implique des comportements prosociaux. Les comportements prosociaux regroupent l'ensemble des comportements de souci de l'autre. C'est une intention volontaire <text:span text:style-name="T333">d’aider l’autre, </text:span>pratiquée sans attente de contrepartie. </text:p>
      <text:p text:style-name="P306"><text:span text:style-name="T333">Les comportements pro-sociaux visent</text:span> à aider, soutenir, réconforter, améliorer le bien-être physique, social ou psychologique de l'autre. Il s'agit souvent d'une réponse positive à la souffrance émotionnelle d'autrui, qui passe par l'empathie, puis le don, le partage et la coopération.</text:p>
      <text:p text:style-name="P306">Les comportements prosociaux peuvent être pratiqués même si ceux-ci vont à l'encontre de nos intérêts personnels, ce qui pose de nombreux problème lorsqu'on les place dans de la cadre interprétatif de la biologie évolutionnaire.</text:p>
      <text:p text:style-name="P306">En biologie de l'évolution, la valeur sélective d'un comportement à savoir sa capacité à augmenter le nombre de descendants d'un individu f<text:span text:style-name="T334">ait</text:span> la <text:span text:style-name="T334">pérennité</text:span> de ce comportement à l'échelle de l'espèce. Dis autrement les comportement à valeur sélective négative ont tendance à <text:span text:style-name="T334">disparaître</text:span> au profit des comportements à valeur <text:span text:style-name="T334">sélective</text:span> positi<text:span text:style-name="T334">ve</text:span>.</text:p>
      <text:p text:style-name="P306"/>
      <text:p text:style-name="P306">A première vue, il existe donc un paradoxe entre la présence de comportement prosociaux chez l'Homme, et la thoérie de l'évolution.</text:p>
      <text:p text:style-name="P306"><text:span text:style-name="T334">Mais des e</text:span>xplications possibles pour intégrer les comportements prosociaux à la théorie de l'évolution <text:span text:style-name="T334">existent et mettent toutes en jeu la présence d’avantages cachés.</text:span></text:p>
      <text:p text:style-name="P306"/>
      <text:p text:style-name="P306"/>
      <text:p text:style-name="P305">La sélection de groupe culturelle:</text:p>
      <text:p text:style-name="P300"/>
      <text:p text:style-name="P300">L'adoption d'un comportement morale serait coûteuse pour l'individu, mais bénéfique pour le groupe. La morale permettrait de vivre en société de manière pacifique, par exemple. Ce qui favoriserait la survie du groupe.</text:p>
      <text:p text:style-name="P300"/>
      <text:p text:style-name="P300">Le néodarwinisme a intégré la sélection de groupe au processus de sélection naturelle. Sélection naturelle qui est dans le darwinisme un processus essentiellement individuel.</text:p>
      <text:p text:style-name="P300"/>
      <text:p text:style-name="P300"><text:soft-page-break/>Il est cependant aujourd'hui admis que la sélection de groupe n'existe pas. Plus précisément, elle n'existe pas dans sa définition non-culturelle. A savoir la transmission d'un trait génétique défavorable à l'individu mais favorable au groupe.</text:p>
      <text:p text:style-name="P300">La raison pour laquelle un telle sélection ne peut <text:span text:style-name="T338">existé</text:span> est lié au faite que <text:span text:style-name="T338">apparition</text:span> d'un gêne <text:span text:style-name="T338">égoïste</text:span> dans le groupe suffirait à faire <text:span text:style-name="T338">disparaître</text:span> le gêne altruiste.</text:p>
      <text:p text:style-name="P300"/>
      <text:p text:style-name="P300">Il existe néanmoins une autre forme de sélection de groupe, la sélection de groupe culturelle. Dans ce cas, le trait altruiste n'est pas transmis génétiquement mais par le biais de la culture.</text:p>
      <text:p text:style-name="P300"/>
      <text:p text:style-name="P300">Cette hypothèse implique une morale du sacrifice aux bénéfices du groupe. Mais cette effet ne semble pas retrouvé dans les faits, en tous cas pas de manière aussi marqué qu'attendu.</text:p>
      <text:p text:style-name="P300"/>
      <text:p text:style-name="P300">Exemple: 50% des soldats américains seraient prêt a dénoncer leur frères d'armes si il <text:span text:style-name="T338">commettait</text:span> des exactions contre des civils.</text:p>
      <text:p text:style-name="P300"/>
      <text:p text:style-name="P300">Réciprocité:</text:p>
      <text:p text:style-name="P300"/>
      <text:p text:style-name="P300">Le comportement morale apporterait des bénéfices cachés, non pas au groupe mais à l'individu directement. Un tel comportement augmenterait les chances de l'individu à se faire choisir comme partenaire de coopération.</text:p>
      <text:p text:style-name="P300">Si l'on considère le sens du gout comme un compas alimentaire capable de nous guider dans un univers alimentaire parfois dangereux.</text:p>
      <text:p text:style-name="P300">Le sens moral serait par analogie une carte utile pour nous orienter dans un univers social sélectif.</text:p>
      <text:p text:style-name="P300"/>
      <text:p text:style-name="P300">Théorie continuiste:</text:p>
      <text:p text:style-name="P300"/>
      <text:p text:style-name="P300">Dans cette théorie, la morale ne véhicule pas d'avantage sélectif particulier. Elle n'est qu'un artefact d'autres processus mentaux comme la colère, l'empathie,...</text:p>
      <text:p text:style-name="P300">Et ce sont sur ces processus mentaux que portent la sélection naturelle.</text:p>
      <text:p text:style-name="P300"/>
      <text:p text:style-name="P300">C'est une hypothèse qui a été <text:span text:style-name="T339">développé</text:span> initialement par Darwin lui-même,et défendu aujourd'hui</text:p>
      <text:p text:style-name="P300"><text:soft-page-break/>par des scientifiques Jo<text:span text:style-name="T339">hn</text:span>atan Hayght, ou Dewalle.</text:p>
      <text:p text:style-name="P300"/>
      <text:p text:style-name="P300">Cette théorie a <text:span text:style-name="T339">néanmoins</text:span> du mal à expliquer le fait que l'on peut dans de nombreuse situation</text:p>
      <text:p text:style-name="P300">ressentir de l'empathie sans pour autant y associer un jugement morale.</text:p>
      <text:list xml:id="list2130841350" text:style-name="L21">
        <text:list-item>
          <text:p text:style-name="P463">Homme poignardé dans la rue</text:p>
        </text:list-item>
        <text:list-item>
          <text:p text:style-name="P476"><text:span text:style-name="T87">Homme se tranchant le do</text:span><text:span text:style-name="T94">i</text:span><text:span text:style-name="T87">gt par accident avec un couteau</text:span></text:p>
        </text:list-item>
      </text:list>
      <text:p text:style-name="P300"/>
      <text:p text:style-name="P300">Et on peut faire la même remarque pour d'autres émotions, comme le <text:span text:style-name="T338">dégoût</text:span>, ou la colère,...</text:p>
      <text:p text:style-name="P300"/>
      <text:p text:style-name="P300">Sélection de parentèle:</text:p>
      <text:p text:style-name="P300"/>
      <text:p text:style-name="P300">Certains chercheurs, à l'opposé de toute les explications que nous avons vu <text:span text:style-name="T338">précédemment</text:span>, pense que la morale ne présente aucun bénéfice caché.</text:p>
      <text:p text:style-name="P300">Les comportements moraux se seraient propagés par sélection de parentèle. Une parentèle est un groupe d'individu proche. La famille peut être considérée comme une parentèle.</text:p>
      <text:p text:style-name="P300"/>
      <text:p text:style-name="P300">Dans des sociétés constitués de petit groupe d'individu génétiquement proche, la transmission de comportements moraux peut s'envisager sans faire intervenir de bénéfices cachés.</text:p>
      <text:p text:style-name="P300"/>
      <text:p text:style-name="P300">Cette théorie implique que l'Homme est vécu <text:span text:style-name="T338">suffisamment</text:span> longtemps dans des groupes de petites tailles, ce qui lui aurait permis <text:span text:style-name="T338">d’intégrer</text:span> les comportements moraux à son code génétique. Néanmoins cette hypothèse n'est pas évidente.</text:p>
      <text:p text:style-name="P300"/>
      <text:p text:style-name="P300">De plus, le fait de favoriser ses proches aux détriments d'autres personnes est considéré comme un comportement immorale, c'est ce que l'on apelle le népotisme. Un des caractéristiques de la morale est son caractère impartiale</text:p>
      <text:p text:style-name="P300"/>
      <text:p text:style-name="P304">L'ensemble de ces théories peuvent explorés à l'aide :</text:p>
      <text:list xml:id="list3053864656" text:style-name="L22">
        <text:list-item>
          <text:p text:style-name="P464">De simulation mathématique.</text:p>
        </text:list-item>
        <text:list-item>
          <text:p text:style-name="P464">D'études sur les comportements humains</text:p>
        </text:list-item>
      </text:list>
      <text:p text:style-name="P300">La distinction entre les explications u<text:span text:style-name="T272">l</text:span>times et proximales permet d'associer:</text:p>
      <text:list xml:id="list3334527892" text:style-name="L23">
        <text:list-item>
          <text:p text:style-name="P465">Une logique égoïste au niveau évolutionnaire</text:p>
        </text:list-item>
        <text:list-item>
          <text:p text:style-name="P465"><text:soft-page-break/>Une logique altruiste au niveau individuel</text:p>
        </text:list-item>
      </text:list>
      <text:p text:style-name="P300">Ce qui explique pourquoi pour la plupart d'entre nous, les comportements moraux relève d'avantage de l'intuition que du calcul cynique entre <text:span text:style-name="T338">coûts</text:span> et opportunités.</text:p>
      <text:p text:style-name="P300"/>
      <text:p text:style-name="P327"/>
      <text:p text:style-name="P327"/>
      <text:h text:style-name="P440" text:outline-level="2">L'éthique chez l'animal:</text:h>
      <text:p text:style-name="P306"/>
      <text:p text:style-name="P306"/>
      <text:p text:style-name="P306">La recherche <text:span text:style-name="T332">de</text:span> comportements moraux chez l'animal se penche principalement sur le sens de l'équité, à travers les comportements de partage de nourriture.</text:p>
      <text:p text:style-name="P306"/>
      <text:p text:style-name="P315">On peut distinguer deux grandes types de protocole, soit :</text:p>
      <text:list xml:id="list1999035034" text:style-name="L24">
        <text:list-item>
          <text:p text:style-name="P477"><text:span text:style-name="T87">La totalité de la nourriture est donné à un seul animal. </text:span><text:span text:style-name="T91">O</text:span><text:span text:style-name="T87">n observe </text:span><text:span text:style-name="T91">alors</text:span><text:span text:style-name="T87"> les comportements de partages de cet animal avec ses </text:span><text:span text:style-name="T91">congénères.</text:span></text:p>
        </text:list-item>
        <text:list-item>
          <text:p text:style-name="P477"><text:span text:style-name="T87">La nourriture est partagé </text:span><text:span text:style-name="T91">inéquitablement</text:span><text:span text:style-name="T87"> entre </text:span><text:span text:style-name="T91">deux</text:span><text:span text:style-name="T87"> animaux par l'expérimentateu</text:span><text:span text:style-name="T91">r. O</text:span><text:span text:style-name="T87">n observe </text:span><text:span text:style-name="T91">alors</text:span><text:span text:style-name="T87"> les réactions animales à cette situation </text:span><text:span text:style-name="T91">d’iniquité.</text:span></text:p>
        </text:list-item>
      </text:list>
      <text:p text:style-name="P306"/>
      <text:h text:style-name="P438" text:outline-level="3">Expérience de De Waal et Brosnan:</text:h>
      <text:p text:style-name="P306"/>
      <text:p text:style-name="P306">l'expérience des deux capucins <text:span text:style-name="T332">(De Waal et Brosnan)se déroule de la manière suivante :</text:span> </text:p>
      <text:list xml:id="list580107234" text:style-name="L25">
        <text:list-item>
          <text:p text:style-name="P478"><text:span text:style-name="T87">En échange d'un caillou, le singe </text:span><text:span text:style-name="T91">reçoit</text:span><text:span text:style-name="T87"> de la nourriture.</text:span></text:p>
        </text:list-item>
        <text:list-item>
          <text:p text:style-name="P478"><text:span text:style-name="T87">Dans un cas, le singe </text:span><text:span text:style-name="T91">reçoit</text:span><text:span text:style-name="T87"> un succulent raisin, e</text:span><text:span text:style-name="T91">t </text:span><text:span text:style-name="T87">dans l'autre le singe </text:span><text:span text:style-name="T91">reçoit </text:span><text:span text:style-name="T87">une part de concombre.</text:span></text:p>
        </text:list-item>
      </text:list>
      <text:p text:style-name="P306"/>
      <text:p text:style-name="P13"><text:span text:style-name="T92">Visionnez la vidéo de l’expérience en suivant ce lien</text:span><text:span text:style-name="T87">: https://www.youtube.com/watch?v=meiU6TxysCg</text:span></text:p>
      <text:p text:style-name="P306"/>
      <text:p text:style-name="P306"><text:span text:style-name="T332">On constate que le capucin qui a reçu du concombre, au bout d’un certains temps r</text:span>ejet<text:span text:style-name="T332">te</text:span> <text:span text:style-name="T332">s</text:span>a nourriture.</text:p>
      <text:p text:style-name="P315">Ces résultats peuvent être interprétés de plusieurs manières :</text:p>
      <text:p text:style-name="P315"/>
      <text:p text:style-name="P323">Interprétation A :</text:p>
      <text:p text:style-name="P306"><text:soft-page-break/></text:p>
      <text:p text:style-name="P306">Face à une situation d'injustice, le capucin désavantagé proteste, ce qui implique la présence d'un sens moral chez l'animal, <text:span text:style-name="T332">ou du moins</text:span> chez le capucin.</text:p>
      <text:p text:style-name="P306"/>
      <text:p text:style-name="P323">Interprétation B :</text:p>
      <text:p text:style-name="P323"/>
      <text:p text:style-name="P306"><text:span text:style-name="T333">Le capucin réagit par</text:span> jalousie ou <text:span text:style-name="T333">e</text:span>nvie. Contrairement au sentiment d'injustice, la jalousie est un sentiment égoïste qui s'intégre assez facilement dans la théorie de l'évolution.</text:p>
      <text:p text:style-name="P306"/>
      <text:p text:style-name="P324">Interprétation C :</text:p>
      <text:p text:style-name="P306"/>
      <text:p text:style-name="P306">La réaction du capucin lésé pourrait également être la conséquence d'une attente décue.</text:p>
      <text:p text:style-name="P306">Dans ce cas, la présence d'un congénère avantagé n'a pas d'influence à cette réaction</text:p>
      <text:p text:style-name="P306">L'hypothèse des attentes décues peut être évalué avec le protocole suivant:</text:p>
      <text:p text:style-name="P306">En échange d'un caillou, on dépose un raisin à la vue du capucin mais hors de sa portée. <text:span text:style-name="T333">Et </text:span>On lui donne par contre <text:span text:style-name="T333">une part de</text:span> concombre</text:p>
      <text:p text:style-name="P306">L'expérience a donné des résultats similaires à l'expérience initiale. Ce qui tend à valider l'hypothèse des attentes <text:span text:style-name="T333">déçues.</text:span></text:p>
      <text:p text:style-name="P306"/>
      <text:p text:style-name="P316">L’interprétation A constituerait donc un anthropomorhisme. On projete certaines motivations et émotions humaines sur l'animal, sans pour autant que celui-ci en soit pourvu.</text:p>
      <text:p text:style-name="P306"/>
      <text:p text:style-name="P306"/>
      <text:p text:style-name="P306"><text:span text:style-name="T333">Une autre remarque, l</text:span>'expérience des capucins ne fonctionne que chez les capucins femelles. Les capucins mâles mangent leur concombre sans rechigner. Certains individus au lieu de rejeter le concombre en consomme au contraire d'avantage.</text:p>
      <text:p text:style-name="P306"/>
      <text:p text:style-name="P325">Expérience de Melis et al:</text:p>
      <text:p text:style-name="P306"/>
      <text:p text:style-name="P306"><text:span text:style-name="T335">Dans cette expérience, d</text:span>e la nourriture est placé sur un plateau <text:span text:style-name="T335">et</text:span> pour l'atteindre le chimpanzé doit être aidé par l'un de ses <text:span text:style-name="T335">congénères.</text:span></text:p>
      <text:p text:style-name="P306">Lorsque la nourriture est placé à part égale de part et d'autre du plateau. La coopération est efficace et chaque chimpanzé consomme sa part.</text:p>
      <text:p text:style-name="P306"><text:soft-page-break/>Lorsque la nourriture est placé au centre, la coopération est moins efficace voir inexistante. </text:p>
      <text:p text:style-name="P306"><text:span text:style-name="T335">Dans </text:span>96% des cas, le chimpanzé dominant ne partage pas la nourriture.</text:p>
      <text:p text:style-name="P306"><text:span text:style-name="T335">Même lorsque</text:span> l'on teste des individus avec des code génétique proche, par exemple <text:span text:style-name="T335">la m</text:span>ère et <text:span text:style-name="T335">sa </text:span>progéniture.</text:p>
      <text:p text:style-name="P470">Cette expérience semblerait invalider l’hypothèse de sélection de parentèle (en tous cas chez le chimpanzé).</text:p>
      <text:p text:style-name="P327"/>
      <text:p text:style-name="P327"/>
      <text:p text:style-name="P317">De multiples expériences ont été menées chez l’animal pour y dépister un sens de l’équité. A l’heure actuelle, aucune espèce n’ a pu démontrer un sens de l’équité aussi développé que celui de l’Homme. </text:p>
      <text:p text:style-name="P317">Par exemple, les logiques de partage qui sont rarement observées dans le monde animal apparaissent dès la petite enfance chez l’Homme.</text:p>
      <text:p text:style-name="P317">Ces résultats ont de fortes implications dans la bioéthique sur la recherche animal.</text:p>
      <text:p text:style-name="P327"/>
      <text:p text:style-name="P327"/>
      <text:p text:style-name="P328"/>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Georgia" svg:font-family="Georgia"/>
    <style:font-face style:name="Lohit Devanagari1" svg:font-family="'Lohit Devanagari'"/>
    <style:font-face style:name="Times New Roman" svg:font-family="'Times New Roman'"/>
    <style:font-face style:name="Verdana" svg:font-family="Verdana, sans-serif"/>
    <style:font-face style:name="sans-serif" svg:font-family="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in" loext:contextual-spacing="false" fo:line-height="10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q"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03-04T19:36:58.471077296</meta:creation-date>
    <dc:date>2020-05-02T18:26:34.496977933</dc:date>
    <meta:editing-duration>P2DT10H45M40S</meta:editing-duration>
    <meta:editing-cycles>81</meta:editing-cycles>
    <meta:generator>LibreOffice/6.3.5.2$Linux_X86_64 LibreOffice_project/30$Build-2</meta:generator>
    <meta:document-statistic meta:table-count="0" meta:image-count="0" meta:object-count="0" meta:page-count="78" meta:paragraph-count="1076" meta:word-count="21000" meta:character-count="130035" meta:non-whitespace-character-count="109964"/>
  </office:meta>
</office:document-meta>
</file>